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2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ue" table:style-name="ta1">
        <office:forms form:automatic-focus="false" form:apply-design-mode="false"/>
        <table:shapes>
          <draw:frame draw:z-index="0" draw:style-name="gr1" draw:text-style-name="P1" svg:width="8.2043in" svg:height="3.5413in" svg:x="8.0417in" svg:y="1.2295in">
            <draw:object draw:notify-on-update-of-ranges="true.A2:true.A111 true.I2:true.I2 true.B2:true.B111 true.I3:true.I3 true.C2:true.C111 true.I4:true.I4 true.E2:true.E111 true.I6:true.I6 true.H2:true.H111 true.I5:true.I5 true.G2:true.G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4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query name</text:p>
          </table:table-cell>
          <table:table-cell table:style-name="ce1" office:value-type="string" calcext:value-type="string">
            <text:p>Exhaustive</text:p>
          </table:table-cell>
          <table:table-cell table:style-name="ce1" office:value-type="string" calcext:value-type="string">
            <text:p>Kruskal</text:p>
          </table:table-cell>
          <table:table-cell table:style-name="ce1" office:value-type="string" calcext:value-type="string">
            <text:p>Kruskal Ensemble</text:p>
          </table:table-cell>
          <table:table-cell table:style-name="ce1" office:value-type="string" calcext:value-type="string">
            <text:p>Prim</text:p>
          </table:table-cell>
          <table:table-cell table:style-name="ce1" office:value-type="string" calcext:value-type="string">
            <text:p>Prim Ensemble</text:p>
          </table:table-cell>
          <table:table-cell table:style-name="ce1" office:value-type="string" calcext:value-type="string">
            <text:p>Ensemble MST</text:p>
          </table:table-cell>
          <table:table-cell office:value-type="string" calcext:value-type="string">
            <text:p>GOO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a</text:p>
          </table:table-cell>
          <table:table-cell table:style-name="Default" office:value-type="float" office:value="0.16822" calcext:value-type="float">
            <text:p>0.16822</text:p>
          </table:table-cell>
          <table:table-cell table:style-name="Default" office:value-type="float" office:value="0.17343" calcext:value-type="float">
            <text:p>0.17343</text:p>
          </table:table-cell>
          <table:table-cell table:style-name="Default" office:value-type="float" office:value="0.17675" calcext:value-type="float">
            <text:p>0.17675</text:p>
          </table:table-cell>
          <table:table-cell table:style-name="Default" office:value-type="float" office:value="0.16789" calcext:value-type="float">
            <text:p>0.16789</text:p>
          </table:table-cell>
          <table:table-cell table:style-name="Default" office:value-type="float" office:value="0.20842" calcext:value-type="float">
            <text:p>0.20842</text:p>
          </table:table-cell>
          <table:table-cell office:value-type="float" office:value="0.38517" calcext:value-type="float">
            <text:p>0.38517</text:p>
          </table:table-cell>
          <table:table-cell office:value-type="float" office:value="0.17241" calcext:value-type="float">
            <text:p>0.17241</text:p>
          </table:table-cell>
          <table:table-cell office:value-type="string" calcext:value-type="string">
            <text:p>Exhaustive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1b</text:p>
          </table:table-cell>
          <table:table-cell table:style-name="Default" office:value-type="float" office:value="0.17371" calcext:value-type="float">
            <text:p>0.17371</text:p>
          </table:table-cell>
          <table:table-cell table:style-name="Default" office:value-type="float" office:value="0.17444" calcext:value-type="float">
            <text:p>0.17444</text:p>
          </table:table-cell>
          <table:table-cell table:style-name="Default" office:value-type="float" office:value="0.16899" calcext:value-type="float">
            <text:p>0.16899</text:p>
          </table:table-cell>
          <table:table-cell table:style-name="Default" office:value-type="float" office:value="0.1704" calcext:value-type="float">
            <text:p>0.1704</text:p>
          </table:table-cell>
          <table:table-cell table:style-name="Default" office:value-type="float" office:value="0.17129" calcext:value-type="float">
            <text:p>0.17129</text:p>
          </table:table-cell>
          <table:table-cell office:value-type="float" office:value="0.34028" calcext:value-type="float">
            <text:p>0.34028</text:p>
          </table:table-cell>
          <table:table-cell office:value-type="float" office:value="0.17479" calcext:value-type="float">
            <text:p>0.17479</text:p>
          </table:table-cell>
          <table:table-cell office:value-type="string" calcext:value-type="string">
            <text:p>Kruskal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1c</text:p>
          </table:table-cell>
          <table:table-cell table:style-name="Default" office:value-type="float" office:value="0.16965" calcext:value-type="float">
            <text:p>0.16965</text:p>
          </table:table-cell>
          <table:table-cell table:style-name="Default" office:value-type="float" office:value="0.16915" calcext:value-type="float">
            <text:p>0.16915</text:p>
          </table:table-cell>
          <table:table-cell table:style-name="Default" office:value-type="float" office:value="0.16659" calcext:value-type="float">
            <text:p>0.16659</text:p>
          </table:table-cell>
          <table:table-cell table:style-name="Default" office:value-type="float" office:value="0.16712" calcext:value-type="float">
            <text:p>0.16712</text:p>
          </table:table-cell>
          <table:table-cell table:style-name="Default" office:value-type="float" office:value="0.16596" calcext:value-type="float">
            <text:p>0.16596</text:p>
          </table:table-cell>
          <table:table-cell office:value-type="float" office:value="0.49851" calcext:value-type="float">
            <text:p>0.49851</text:p>
          </table:table-cell>
          <table:table-cell office:value-type="float" office:value="0.17267" calcext:value-type="float">
            <text:p>0.17267</text:p>
          </table:table-cell>
          <table:table-cell office:value-type="string" calcext:value-type="string">
            <text:p>Prim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1d</text:p>
          </table:table-cell>
          <table:table-cell table:style-name="Default" office:value-type="float" office:value="0.16829" calcext:value-type="float">
            <text:p>0.16829</text:p>
          </table:table-cell>
          <table:table-cell table:style-name="Default" office:value-type="float" office:value="0.16855" calcext:value-type="float">
            <text:p>0.16855</text:p>
          </table:table-cell>
          <table:table-cell table:style-name="Default" office:value-type="float" office:value="0.16596" calcext:value-type="float">
            <text:p>0.16596</text:p>
          </table:table-cell>
          <table:table-cell table:style-name="Default" office:value-type="float" office:value="0.16465" calcext:value-type="float">
            <text:p>0.16465</text:p>
          </table:table-cell>
          <table:table-cell table:style-name="Default" office:value-type="float" office:value="0.16033" calcext:value-type="float">
            <text:p>0.16033</text:p>
          </table:table-cell>
          <table:table-cell office:value-type="float" office:value="0.32629" calcext:value-type="float">
            <text:p>0.32629</text:p>
          </table:table-cell>
          <table:table-cell office:value-type="float" office:value="0.16728" calcext:value-type="float">
            <text:p>0.16728</text:p>
          </table:table-cell>
          <table:table-cell office:value-type="string" calcext:value-type="string">
            <text:p>Ensemble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2a</text:p>
          </table:table-cell>
          <table:table-cell table:style-name="Default" office:value-type="float" office:value="0.16596" calcext:value-type="float">
            <text:p>0.16596</text:p>
          </table:table-cell>
          <table:table-cell table:style-name="Default" office:value-type="float" office:value="0.1738" calcext:value-type="float">
            <text:p>0.1738</text:p>
          </table:table-cell>
          <table:table-cell table:style-name="Default" office:value-type="float" office:value="0.16078" calcext:value-type="float">
            <text:p>0.16078</text:p>
          </table:table-cell>
          <table:table-cell table:style-name="Default" office:value-type="float" office:value="0.16387" calcext:value-type="float">
            <text:p>0.16387</text:p>
          </table:table-cell>
          <table:table-cell table:style-name="Default" office:value-type="float" office:value="0.16138" calcext:value-type="float">
            <text:p>0.16138</text:p>
          </table:table-cell>
          <table:table-cell office:value-type="float" office:value="0.32216" calcext:value-type="float">
            <text:p>0.32216</text:p>
          </table:table-cell>
          <table:table-cell office:value-type="float" office:value="0.16782" calcext:value-type="float">
            <text:p>0.16782</text:p>
          </table:table-cell>
          <table:table-cell office:value-type="string" calcext:value-type="string">
            <text:p>GOO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2b</text:p>
          </table:table-cell>
          <table:table-cell table:style-name="Default" office:value-type="float" office:value="0.17676" calcext:value-type="float">
            <text:p>0.17676</text:p>
          </table:table-cell>
          <table:table-cell table:style-name="Default" office:value-type="float" office:value="0.17816" calcext:value-type="float">
            <text:p>0.17816</text:p>
          </table:table-cell>
          <table:table-cell table:style-name="Default" office:value-type="float" office:value="0.17479" calcext:value-type="float">
            <text:p>0.17479</text:p>
          </table:table-cell>
          <table:table-cell table:style-name="Default" office:value-type="float" office:value="0.17541" calcext:value-type="float">
            <text:p>0.17541</text:p>
          </table:table-cell>
          <table:table-cell table:style-name="Default" office:value-type="float" office:value="0.17215" calcext:value-type="float">
            <text:p>0.17215</text:p>
          </table:table-cell>
          <table:table-cell office:value-type="float" office:value="0.34694" calcext:value-type="float">
            <text:p>0.34694</text:p>
          </table:table-cell>
          <table:table-cell office:value-type="float" office:value="0.17458" calcext:value-type="float">
            <text:p>0.1745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c</text:p>
          </table:table-cell>
          <table:table-cell table:style-name="Default" office:value-type="float" office:value="0.16777" calcext:value-type="float">
            <text:p>0.16777</text:p>
          </table:table-cell>
          <table:table-cell table:style-name="Default" office:value-type="float" office:value="0.16978" calcext:value-type="float">
            <text:p>0.16978</text:p>
          </table:table-cell>
          <table:table-cell table:style-name="Default" office:value-type="float" office:value="0.1645" calcext:value-type="float">
            <text:p>0.1645</text:p>
          </table:table-cell>
          <table:table-cell table:style-name="Default" office:value-type="float" office:value="0.16048" calcext:value-type="float">
            <text:p>0.16048</text:p>
          </table:table-cell>
          <table:table-cell table:style-name="Default" office:value-type="float" office:value="0.16384" calcext:value-type="float">
            <text:p>0.16384</text:p>
          </table:table-cell>
          <table:table-cell office:value-type="float" office:value="0.32834" calcext:value-type="float">
            <text:p>0.32834</text:p>
          </table:table-cell>
          <table:table-cell office:value-type="float" office:value="0.16414" calcext:value-type="float">
            <text:p>0.1641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d</text:p>
          </table:table-cell>
          <table:table-cell table:style-name="Default" office:value-type="float" office:value="0.16815" calcext:value-type="float">
            <text:p>0.16815</text:p>
          </table:table-cell>
          <table:table-cell table:style-name="Default" office:value-type="float" office:value="0.1665" calcext:value-type="float">
            <text:p>0.1665</text:p>
          </table:table-cell>
          <table:table-cell table:style-name="Default" office:value-type="float" office:value="0.16139" calcext:value-type="float">
            <text:p>0.16139</text:p>
          </table:table-cell>
          <table:table-cell table:style-name="Default" office:value-type="float" office:value="0.16512" calcext:value-type="float">
            <text:p>0.16512</text:p>
          </table:table-cell>
          <table:table-cell table:style-name="Default" office:value-type="float" office:value="0.1609" calcext:value-type="float">
            <text:p>0.1609</text:p>
          </table:table-cell>
          <table:table-cell office:value-type="float" office:value="0.32229" calcext:value-type="float">
            <text:p>0.32229</text:p>
          </table:table-cell>
          <table:table-cell office:value-type="float" office:value="0.16612" calcext:value-type="float">
            <text:p>0.1661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a</text:p>
          </table:table-cell>
          <table:table-cell table:style-name="Default" office:value-type="float" office:value="0.16953" calcext:value-type="float">
            <text:p>0.16953</text:p>
          </table:table-cell>
          <table:table-cell table:style-name="Default" office:value-type="float" office:value="0.17599" calcext:value-type="float">
            <text:p>0.17599</text:p>
          </table:table-cell>
          <table:table-cell table:style-name="Default" office:value-type="float" office:value="0.16596" calcext:value-type="float">
            <text:p>0.16596</text:p>
          </table:table-cell>
          <table:table-cell table:style-name="Default" office:value-type="float" office:value="0.16813" calcext:value-type="float">
            <text:p>0.16813</text:p>
          </table:table-cell>
          <table:table-cell table:style-name="Default" office:value-type="float" office:value="0.16697" calcext:value-type="float">
            <text:p>0.16697</text:p>
          </table:table-cell>
          <table:table-cell office:value-type="float" office:value="0.33293" calcext:value-type="float">
            <text:p>0.33293</text:p>
          </table:table-cell>
          <table:table-cell office:value-type="float" office:value="0.17315" calcext:value-type="float">
            <text:p>0.1731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b</text:p>
          </table:table-cell>
          <table:table-cell table:style-name="Default" office:value-type="float" office:value="0.16567" calcext:value-type="float">
            <text:p>0.16567</text:p>
          </table:table-cell>
          <table:table-cell table:style-name="Default" office:value-type="float" office:value="0.16853" calcext:value-type="float">
            <text:p>0.16853</text:p>
          </table:table-cell>
          <table:table-cell table:style-name="Default" office:value-type="float" office:value="0.16162" calcext:value-type="float">
            <text:p>0.16162</text:p>
          </table:table-cell>
          <table:table-cell table:style-name="Default" office:value-type="float" office:value="0.16291" calcext:value-type="float">
            <text:p>0.16291</text:p>
          </table:table-cell>
          <table:table-cell table:style-name="Default" office:value-type="float" office:value="0.16049" calcext:value-type="float">
            <text:p>0.16049</text:p>
          </table:table-cell>
          <table:table-cell office:value-type="float" office:value="0.32211" calcext:value-type="float">
            <text:p>0.32211</text:p>
          </table:table-cell>
          <table:table-cell office:value-type="float" office:value="0.16767" calcext:value-type="float">
            <text:p>0.1676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c</text:p>
          </table:table-cell>
          <table:table-cell table:style-name="Default" office:value-type="float" office:value="0.16471" calcext:value-type="float">
            <text:p>0.16471</text:p>
          </table:table-cell>
          <table:table-cell table:style-name="Default" office:value-type="float" office:value="0.16861" calcext:value-type="float">
            <text:p>0.16861</text:p>
          </table:table-cell>
          <table:table-cell table:style-name="Default" office:value-type="float" office:value="0.16189" calcext:value-type="float">
            <text:p>0.16189</text:p>
          </table:table-cell>
          <table:table-cell table:style-name="Default" office:value-type="float" office:value="0.16513" calcext:value-type="float">
            <text:p>0.16513</text:p>
          </table:table-cell>
          <table:table-cell table:style-name="Default" office:value-type="float" office:value="0.15795" calcext:value-type="float">
            <text:p>0.15795</text:p>
          </table:table-cell>
          <table:table-cell office:value-type="float" office:value="0.47779" calcext:value-type="float">
            <text:p>0.47779</text:p>
          </table:table-cell>
          <table:table-cell office:value-type="float" office:value="0.16595" calcext:value-type="float">
            <text:p>0.1659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4a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0.18454" calcext:value-type="float">
            <text:p>0.18454</text:p>
          </table:table-cell>
          <table:table-cell table:style-name="Default" office:value-type="float" office:value="0.17809" calcext:value-type="float">
            <text:p>0.17809</text:p>
          </table:table-cell>
          <table:table-cell table:style-name="Default" office:value-type="float" office:value="0.17034" calcext:value-type="float">
            <text:p>0.17034</text:p>
          </table:table-cell>
          <table:table-cell table:style-name="Default" office:value-type="float" office:value="0.17487" calcext:value-type="float">
            <text:p>0.17487</text:p>
          </table:table-cell>
          <table:table-cell office:value-type="float" office:value="0.35296" calcext:value-type="float">
            <text:p>0.35296</text:p>
          </table:table-cell>
          <table:table-cell office:value-type="float" office:value="0.18142" calcext:value-type="float">
            <text:p>0.1814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4b</text:p>
          </table:table-cell>
          <table:table-cell table:style-name="Default" office:value-type="float" office:value="0.16806" calcext:value-type="float">
            <text:p>0.16806</text:p>
          </table:table-cell>
          <table:table-cell table:style-name="Default" office:value-type="float" office:value="0.16654" calcext:value-type="float">
            <text:p>0.16654</text:p>
          </table:table-cell>
          <table:table-cell table:style-name="Default" office:value-type="float" office:value="0.16885" calcext:value-type="float">
            <text:p>0.16885</text:p>
          </table:table-cell>
          <table:table-cell table:style-name="Default" office:value-type="float" office:value="0.16916" calcext:value-type="float">
            <text:p>0.16916</text:p>
          </table:table-cell>
          <table:table-cell table:style-name="Default" office:value-type="float" office:value="0.19519" calcext:value-type="float">
            <text:p>0.19519</text:p>
          </table:table-cell>
          <table:table-cell office:value-type="float" office:value="0.36404" calcext:value-type="float">
            <text:p>0.36404</text:p>
          </table:table-cell>
          <table:table-cell office:value-type="float" office:value="0.16641" calcext:value-type="float">
            <text:p>0.1664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4c</text:p>
          </table:table-cell>
          <table:table-cell table:style-name="Default" office:value-type="float" office:value="0.1682" calcext:value-type="float">
            <text:p>0.1682</text:p>
          </table:table-cell>
          <table:table-cell table:style-name="Default" office:value-type="float" office:value="0.16353" calcext:value-type="float">
            <text:p>0.16353</text:p>
          </table:table-cell>
          <table:table-cell table:style-name="Default" office:value-type="float" office:value="0.16261" calcext:value-type="float">
            <text:p>0.16261</text:p>
          </table:table-cell>
          <table:table-cell table:style-name="Default" office:value-type="float" office:value="0.16359" calcext:value-type="float">
            <text:p>0.16359</text:p>
          </table:table-cell>
          <table:table-cell table:style-name="Default" office:value-type="float" office:value="0.16056" calcext:value-type="float">
            <text:p>0.16056</text:p>
          </table:table-cell>
          <table:table-cell office:value-type="float" office:value="0.32317" calcext:value-type="float">
            <text:p>0.32317</text:p>
          </table:table-cell>
          <table:table-cell office:value-type="float" office:value="0.1659" calcext:value-type="float">
            <text:p>0.165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5a</text:p>
          </table:table-cell>
          <table:table-cell table:style-name="Default" office:value-type="float" office:value="0.17521" calcext:value-type="float">
            <text:p>0.17521</text:p>
          </table:table-cell>
          <table:table-cell table:style-name="Default" office:value-type="float" office:value="0.17087" calcext:value-type="float">
            <text:p>0.17087</text:p>
          </table:table-cell>
          <table:table-cell table:style-name="Default" office:value-type="float" office:value="0.17617" calcext:value-type="float">
            <text:p>0.17617</text:p>
          </table:table-cell>
          <table:table-cell table:style-name="Default" office:value-type="float" office:value="0.17183" calcext:value-type="float">
            <text:p>0.17183</text:p>
          </table:table-cell>
          <table:table-cell table:style-name="Default" office:value-type="float" office:value="0.17015" calcext:value-type="float">
            <text:p>0.17015</text:p>
          </table:table-cell>
          <table:table-cell office:value-type="float" office:value="0.34632" calcext:value-type="float">
            <text:p>0.34632</text:p>
          </table:table-cell>
          <table:table-cell office:value-type="float" office:value="0.1735" calcext:value-type="float">
            <text:p>0.173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5b</text:p>
          </table:table-cell>
          <table:table-cell table:style-name="Default" office:value-type="float" office:value="0.16852" calcext:value-type="float">
            <text:p>0.16852</text:p>
          </table:table-cell>
          <table:table-cell table:style-name="Default" office:value-type="float" office:value="0.16671" calcext:value-type="float">
            <text:p>0.16671</text:p>
          </table:table-cell>
          <table:table-cell table:style-name="Default" office:value-type="float" office:value="0.16585" calcext:value-type="float">
            <text:p>0.16585</text:p>
          </table:table-cell>
          <table:table-cell table:style-name="Default" office:value-type="float" office:value="0.16218" calcext:value-type="float">
            <text:p>0.16218</text:p>
          </table:table-cell>
          <table:table-cell table:style-name="Default" office:value-type="float" office:value="0.15569" calcext:value-type="float">
            <text:p>0.15569</text:p>
          </table:table-cell>
          <table:table-cell office:value-type="float" office:value="0.47723" calcext:value-type="float">
            <text:p>0.47723</text:p>
          </table:table-cell>
          <table:table-cell office:value-type="float" office:value="0.16831" calcext:value-type="float">
            <text:p>0.1683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5c</text:p>
          </table:table-cell>
          <table:table-cell table:style-name="Default" office:value-type="float" office:value="0.1705" calcext:value-type="float">
            <text:p>0.1705</text:p>
          </table:table-cell>
          <table:table-cell table:style-name="Default" office:value-type="float" office:value="0.16886" calcext:value-type="float">
            <text:p>0.16886</text:p>
          </table:table-cell>
          <table:table-cell table:style-name="Default" office:value-type="float" office:value="0.16927" calcext:value-type="float">
            <text:p>0.16927</text:p>
          </table:table-cell>
          <table:table-cell table:style-name="Default" office:value-type="float" office:value="0.16536" calcext:value-type="float">
            <text:p>0.16536</text:p>
          </table:table-cell>
          <table:table-cell table:style-name="Default" office:value-type="float" office:value="0.1642" calcext:value-type="float">
            <text:p>0.1642</text:p>
          </table:table-cell>
          <table:table-cell office:value-type="float" office:value="0.33347" calcext:value-type="float">
            <text:p>0.33347</text:p>
          </table:table-cell>
          <table:table-cell office:value-type="float" office:value="0.1685" calcext:value-type="float">
            <text:p>0.168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a</text:p>
          </table:table-cell>
          <table:table-cell table:style-name="Default" office:value-type="float" office:value="0.17067" calcext:value-type="float">
            <text:p>0.17067</text:p>
          </table:table-cell>
          <table:table-cell table:style-name="Default" office:value-type="float" office:value="0.17168" calcext:value-type="float">
            <text:p>0.17168</text:p>
          </table:table-cell>
          <table:table-cell table:style-name="Default" office:value-type="float" office:value="0.16877" calcext:value-type="float">
            <text:p>0.16877</text:p>
          </table:table-cell>
          <table:table-cell table:style-name="Default" office:value-type="float" office:value="0.16952" calcext:value-type="float">
            <text:p>0.16952</text:p>
          </table:table-cell>
          <table:table-cell table:style-name="Default" office:value-type="float" office:value="0.16741" calcext:value-type="float">
            <text:p>0.16741</text:p>
          </table:table-cell>
          <table:table-cell office:value-type="float" office:value="0.33618" calcext:value-type="float">
            <text:p>0.33618</text:p>
          </table:table-cell>
          <table:table-cell office:value-type="float" office:value="0.1734" calcext:value-type="float">
            <text:p>0.173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b</text:p>
          </table:table-cell>
          <table:table-cell table:style-name="Default" office:value-type="float" office:value="0.16867" calcext:value-type="float">
            <text:p>0.16867</text:p>
          </table:table-cell>
          <table:table-cell table:style-name="Default" office:value-type="float" office:value="0.16864" calcext:value-type="float">
            <text:p>0.16864</text:p>
          </table:table-cell>
          <table:table-cell table:style-name="Default" office:value-type="float" office:value="0.16717" calcext:value-type="float">
            <text:p>0.16717</text:p>
          </table:table-cell>
          <table:table-cell table:style-name="Default" office:value-type="float" office:value="0.16768" calcext:value-type="float">
            <text:p>0.16768</text:p>
          </table:table-cell>
          <table:table-cell table:style-name="Default" office:value-type="float" office:value="0.16129" calcext:value-type="float">
            <text:p>0.16129</text:p>
          </table:table-cell>
          <table:table-cell office:value-type="float" office:value="0.32846" calcext:value-type="float">
            <text:p>0.32846</text:p>
          </table:table-cell>
          <table:table-cell office:value-type="float" office:value="0.16725" calcext:value-type="float">
            <text:p>0.1672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c</text:p>
          </table:table-cell>
          <table:table-cell table:style-name="Default" office:value-type="float" office:value="0.1677" calcext:value-type="float">
            <text:p>0.1677</text:p>
          </table:table-cell>
          <table:table-cell table:style-name="Default" office:value-type="float" office:value="0.16504" calcext:value-type="float">
            <text:p>0.16504</text:p>
          </table:table-cell>
          <table:table-cell table:style-name="Default" office:value-type="float" office:value="0.16545" calcext:value-type="float">
            <text:p>0.16545</text:p>
          </table:table-cell>
          <table:table-cell table:style-name="Default" office:value-type="float" office:value="0.16745" calcext:value-type="float">
            <text:p>0.16745</text:p>
          </table:table-cell>
          <table:table-cell table:style-name="Default" office:value-type="float" office:value="0.16103" calcext:value-type="float">
            <text:p>0.16103</text:p>
          </table:table-cell>
          <table:table-cell office:value-type="float" office:value="0.32648" calcext:value-type="float">
            <text:p>0.32648</text:p>
          </table:table-cell>
          <table:table-cell office:value-type="float" office:value="0.16725" calcext:value-type="float">
            <text:p>0.1672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d</text:p>
          </table:table-cell>
          <table:table-cell table:style-name="Default" office:value-type="float" office:value="0.17442" calcext:value-type="float">
            <text:p>0.17442</text:p>
          </table:table-cell>
          <table:table-cell table:style-name="Default" office:value-type="float" office:value="0.17403" calcext:value-type="float">
            <text:p>0.17403</text:p>
          </table:table-cell>
          <table:table-cell table:style-name="Default" office:value-type="float" office:value="0.17182" calcext:value-type="float">
            <text:p>0.17182</text:p>
          </table:table-cell>
          <table:table-cell table:style-name="Default" office:value-type="float" office:value="0.17264" calcext:value-type="float">
            <text:p>0.17264</text:p>
          </table:table-cell>
          <table:table-cell table:style-name="Default" office:value-type="float" office:value="0.16109" calcext:value-type="float">
            <text:p>0.16109</text:p>
          </table:table-cell>
          <table:table-cell office:value-type="float" office:value="0.33291" calcext:value-type="float">
            <text:p>0.33291</text:p>
          </table:table-cell>
          <table:table-cell office:value-type="float" office:value="0.17069" calcext:value-type="float">
            <text:p>0.1706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e</text:p>
          </table:table-cell>
          <table:table-cell table:style-name="Default" office:value-type="float" office:value="0.16892" calcext:value-type="float">
            <text:p>0.16892</text:p>
          </table:table-cell>
          <table:table-cell table:style-name="Default" office:value-type="float" office:value="0.1699" calcext:value-type="float">
            <text:p>0.1699</text:p>
          </table:table-cell>
          <table:table-cell table:style-name="Default" office:value-type="float" office:value="0.16348" calcext:value-type="float">
            <text:p>0.16348</text:p>
          </table:table-cell>
          <table:table-cell table:style-name="Default" office:value-type="float" office:value="0.16444" calcext:value-type="float">
            <text:p>0.16444</text:p>
          </table:table-cell>
          <table:table-cell table:style-name="Default" office:value-type="float" office:value="0.15378" calcext:value-type="float">
            <text:p>0.15378</text:p>
          </table:table-cell>
          <table:table-cell office:value-type="float" office:value="0.31726" calcext:value-type="float">
            <text:p>0.31726</text:p>
          </table:table-cell>
          <table:table-cell office:value-type="float" office:value="0.16957" calcext:value-type="float">
            <text:p>0.1695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f</text:p>
          </table:table-cell>
          <table:table-cell table:style-name="Default" office:value-type="float" office:value="0.16706" calcext:value-type="float">
            <text:p>0.16706</text:p>
          </table:table-cell>
          <table:table-cell table:style-name="Default" office:value-type="float" office:value="0.16517" calcext:value-type="float">
            <text:p>0.16517</text:p>
          </table:table-cell>
          <table:table-cell table:style-name="Default" office:value-type="float" office:value="0.16612" calcext:value-type="float">
            <text:p>0.16612</text:p>
          </table:table-cell>
          <table:table-cell table:style-name="Default" office:value-type="float" office:value="0.17069" calcext:value-type="float">
            <text:p>0.17069</text:p>
          </table:table-cell>
          <table:table-cell table:style-name="Default" office:value-type="float" office:value="0.16108" calcext:value-type="float">
            <text:p>0.16108</text:p>
          </table:table-cell>
          <table:table-cell office:value-type="float" office:value="0.3272" calcext:value-type="float">
            <text:p>0.3272</text:p>
          </table:table-cell>
          <table:table-cell office:value-type="float" office:value="0.16649" calcext:value-type="float">
            <text:p>0.1664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a</text:p>
          </table:table-cell>
          <table:table-cell table:style-name="Default" office:value-type="float" office:value="0.20607" calcext:value-type="float">
            <text:p>0.20607</text:p>
          </table:table-cell>
          <table:table-cell table:style-name="Default" office:value-type="float" office:value="0.2117" calcext:value-type="float">
            <text:p>0.2117</text:p>
          </table:table-cell>
          <table:table-cell table:style-name="Default" office:value-type="float" office:value="0.21171" calcext:value-type="float">
            <text:p>0.21171</text:p>
          </table:table-cell>
          <table:table-cell table:style-name="Default" office:value-type="float" office:value="0.20005" calcext:value-type="float">
            <text:p>0.20005</text:p>
          </table:table-cell>
          <table:table-cell table:style-name="Default" office:value-type="float" office:value="0.17896" calcext:value-type="float">
            <text:p>0.17896</text:p>
          </table:table-cell>
          <table:table-cell office:value-type="float" office:value="0.39067" calcext:value-type="float">
            <text:p>0.39067</text:p>
          </table:table-cell>
          <table:table-cell office:value-type="float" office:value="0.21409" calcext:value-type="float">
            <text:p>0.2140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b</text:p>
          </table:table-cell>
          <table:table-cell table:style-name="Default" office:value-type="float" office:value="0.17321" calcext:value-type="float">
            <text:p>0.17321</text:p>
          </table:table-cell>
          <table:table-cell table:style-name="Default" office:value-type="float" office:value="0.15754" calcext:value-type="float">
            <text:p>0.15754</text:p>
          </table:table-cell>
          <table:table-cell table:style-name="Default" office:value-type="float" office:value="0.17309" calcext:value-type="float">
            <text:p>0.17309</text:p>
          </table:table-cell>
          <table:table-cell table:style-name="Default" office:value-type="float" office:value="0.16867" calcext:value-type="float">
            <text:p>0.16867</text:p>
          </table:table-cell>
          <table:table-cell table:style-name="Default" office:value-type="float" office:value="0.16855" calcext:value-type="float">
            <text:p>0.16855</text:p>
          </table:table-cell>
          <table:table-cell office:value-type="float" office:value="0.51019" calcext:value-type="float">
            <text:p>0.51019</text:p>
          </table:table-cell>
          <table:table-cell office:value-type="float" office:value="0.15939" calcext:value-type="float">
            <text:p>0.1593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c</text:p>
          </table:table-cell>
          <table:table-cell table:style-name="Default" office:value-type="float" office:value="0.20133" calcext:value-type="float">
            <text:p>0.20133</text:p>
          </table:table-cell>
          <table:table-cell table:style-name="Default" office:value-type="float" office:value="0.15904" calcext:value-type="float">
            <text:p>0.15904</text:p>
          </table:table-cell>
          <table:table-cell table:style-name="Default" office:value-type="float" office:value="0.16329" calcext:value-type="float">
            <text:p>0.16329</text:p>
          </table:table-cell>
          <table:table-cell table:style-name="Default" office:value-type="float" office:value="0.15514" calcext:value-type="float">
            <text:p>0.15514</text:p>
          </table:table-cell>
          <table:table-cell table:style-name="Default" office:value-type="float" office:value="0.15882" calcext:value-type="float">
            <text:p>0.15882</text:p>
          </table:table-cell>
          <table:table-cell office:value-type="float" office:value="0.32211" calcext:value-type="float">
            <text:p>0.32211</text:p>
          </table:table-cell>
          <table:table-cell office:value-type="float" office:value="0.16002" calcext:value-type="float">
            <text:p>0.1600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d</text:p>
          </table:table-cell>
          <table:table-cell table:style-name="Default" office:value-type="float" office:value="0.19253" calcext:value-type="float">
            <text:p>0.19253</text:p>
          </table:table-cell>
          <table:table-cell table:style-name="Default" office:value-type="float" office:value="0.16627" calcext:value-type="float">
            <text:p>0.16627</text:p>
          </table:table-cell>
          <table:table-cell table:style-name="Default" office:value-type="float" office:value="0.16825" calcext:value-type="float">
            <text:p>0.16825</text:p>
          </table:table-cell>
          <table:table-cell table:style-name="Default" office:value-type="float" office:value="0.16698" calcext:value-type="float">
            <text:p>0.16698</text:p>
          </table:table-cell>
          <table:table-cell table:style-name="Default" office:value-type="float" office:value="0.15999" calcext:value-type="float">
            <text:p>0.15999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16821" calcext:value-type="float">
            <text:p>0.1682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a</text:p>
          </table:table-cell>
          <table:table-cell table:style-name="Default" office:value-type="float" office:value="0.17616" calcext:value-type="float">
            <text:p>0.17616</text:p>
          </table:table-cell>
          <table:table-cell table:style-name="Default" office:value-type="float" office:value="0.16162" calcext:value-type="float">
            <text:p>0.16162</text:p>
          </table:table-cell>
          <table:table-cell table:style-name="Default" office:value-type="float" office:value="0.15996" calcext:value-type="float">
            <text:p>0.15996</text:p>
          </table:table-cell>
          <table:table-cell table:style-name="Default" office:value-type="float" office:value="0.15877" calcext:value-type="float">
            <text:p>0.15877</text:p>
          </table:table-cell>
          <table:table-cell table:style-name="Default" office:value-type="float" office:value="0.15875" calcext:value-type="float">
            <text:p>0.15875</text:p>
          </table:table-cell>
          <table:table-cell office:value-type="float" office:value="0.47746" calcext:value-type="float">
            <text:p>0.47746</text:p>
          </table:table-cell>
          <table:table-cell office:value-type="float" office:value="0.16928" calcext:value-type="float">
            <text:p>0.1692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b</text:p>
          </table:table-cell>
          <table:table-cell table:style-name="Default" office:value-type="float" office:value="0.1698" calcext:value-type="float">
            <text:p>0.1698</text:p>
          </table:table-cell>
          <table:table-cell table:style-name="Default" office:value-type="float" office:value="0.15833" calcext:value-type="float">
            <text:p>0.15833</text:p>
          </table:table-cell>
          <table:table-cell table:style-name="Default" office:value-type="float" office:value="0.16253" calcext:value-type="float">
            <text:p>0.16253</text:p>
          </table:table-cell>
          <table:table-cell table:style-name="Default" office:value-type="float" office:value="0.1572" calcext:value-type="float">
            <text:p>0.1572</text:p>
          </table:table-cell>
          <table:table-cell table:style-name="Default" office:value-type="float" office:value="0.16135" calcext:value-type="float">
            <text:p>0.16135</text:p>
          </table:table-cell>
          <table:table-cell office:value-type="float" office:value="0.32388" calcext:value-type="float">
            <text:p>0.32388</text:p>
          </table:table-cell>
          <table:table-cell office:value-type="float" office:value="0.16389" calcext:value-type="float">
            <text:p>0.1638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c</text:p>
          </table:table-cell>
          <table:table-cell table:style-name="Default" office:value-type="float" office:value="0.20012" calcext:value-type="float">
            <text:p>0.20012</text:p>
          </table:table-cell>
          <table:table-cell table:style-name="Default" office:value-type="float" office:value="0.16878" calcext:value-type="float">
            <text:p>0.16878</text:p>
          </table:table-cell>
          <table:table-cell table:style-name="Default" office:value-type="float" office:value="0.16702" calcext:value-type="float">
            <text:p>0.16702</text:p>
          </table:table-cell>
          <table:table-cell table:style-name="Default" office:value-type="float" office:value="0.16504" calcext:value-type="float">
            <text:p>0.16504</text:p>
          </table:table-cell>
          <table:table-cell table:style-name="Default" office:value-type="float" office:value="0.16846" calcext:value-type="float">
            <text:p>0.16846</text:p>
          </table:table-cell>
          <table:table-cell office:value-type="float" office:value="0.33548" calcext:value-type="float">
            <text:p>0.33548</text:p>
          </table:table-cell>
          <table:table-cell office:value-type="float" office:value="0.16889" calcext:value-type="float">
            <text:p>0.1688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d</text:p>
          </table:table-cell>
          <table:table-cell table:style-name="Default" office:value-type="float" office:value="0.20556" calcext:value-type="float">
            <text:p>0.20556</text:p>
          </table:table-cell>
          <table:table-cell table:style-name="Default" office:value-type="float" office:value="0.16153" calcext:value-type="float">
            <text:p>0.16153</text:p>
          </table:table-cell>
          <table:table-cell table:style-name="Default" office:value-type="float" office:value="0.16048" calcext:value-type="float">
            <text:p>0.16048</text:p>
          </table:table-cell>
          <table:table-cell table:style-name="Default" office:value-type="float" office:value="0.1563" calcext:value-type="float">
            <text:p>0.1563</text:p>
          </table:table-cell>
          <table:table-cell table:style-name="Default" office:value-type="float" office:value="0.15888" calcext:value-type="float">
            <text:p>0.15888</text:p>
          </table:table-cell>
          <table:table-cell office:value-type="float" office:value="0.31936" calcext:value-type="float">
            <text:p>0.31936</text:p>
          </table:table-cell>
          <table:table-cell office:value-type="float" office:value="0.16202" calcext:value-type="float">
            <text:p>0.1620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0a</text:p>
          </table:table-cell>
          <table:table-cell table:style-name="Default" office:value-type="float" office:value="0.16668" calcext:value-type="float">
            <text:p>0.16668</text:p>
          </table:table-cell>
          <table:table-cell table:style-name="Default" office:value-type="float" office:value="0.15683" calcext:value-type="float">
            <text:p>0.15683</text:p>
          </table:table-cell>
          <table:table-cell table:style-name="Default" office:value-type="float" office:value="0.1645" calcext:value-type="float">
            <text:p>0.1645</text:p>
          </table:table-cell>
          <table:table-cell table:style-name="Default" office:value-type="float" office:value="0.15907" calcext:value-type="float">
            <text:p>0.15907</text:p>
          </table:table-cell>
          <table:table-cell table:style-name="Default" office:value-type="float" office:value="0.15471" calcext:value-type="float">
            <text:p>0.15471</text:p>
          </table:table-cell>
          <table:table-cell office:value-type="float" office:value="0.31921" calcext:value-type="float">
            <text:p>0.31921</text:p>
          </table:table-cell>
          <table:table-cell office:value-type="float" office:value="0.16162" calcext:value-type="float">
            <text:p>0.1616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0b</text:p>
          </table:table-cell>
          <table:table-cell table:style-name="Default" office:value-type="float" office:value="0.17533" calcext:value-type="float">
            <text:p>0.17533</text:p>
          </table:table-cell>
          <table:table-cell table:style-name="Default" office:value-type="float" office:value="0.16846" calcext:value-type="float">
            <text:p>0.16846</text:p>
          </table:table-cell>
          <table:table-cell table:style-name="Default" office:value-type="float" office:value="0.16815" calcext:value-type="float">
            <text:p>0.16815</text:p>
          </table:table-cell>
          <table:table-cell table:style-name="Default" office:value-type="float" office:value="0.16822" calcext:value-type="float">
            <text:p>0.16822</text:p>
          </table:table-cell>
          <table:table-cell table:style-name="Default" office:value-type="float" office:value="0.16569" calcext:value-type="float">
            <text:p>0.16569</text:p>
          </table:table-cell>
          <table:table-cell office:value-type="float" office:value="0.33384" calcext:value-type="float">
            <text:p>0.33384</text:p>
          </table:table-cell>
          <table:table-cell office:value-type="float" office:value="0.16483" calcext:value-type="float">
            <text:p>0.1648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0c</text:p>
          </table:table-cell>
          <table:table-cell table:style-name="Default" office:value-type="float" office:value="0.17281" calcext:value-type="float">
            <text:p>0.17281</text:p>
          </table:table-cell>
          <table:table-cell table:style-name="Default" office:value-type="float" office:value="0.15593" calcext:value-type="float">
            <text:p>0.15593</text:p>
          </table:table-cell>
          <table:table-cell table:style-name="Default" office:value-type="float" office:value="0.16267" calcext:value-type="float">
            <text:p>0.16267</text:p>
          </table:table-cell>
          <table:table-cell table:style-name="Default" office:value-type="float" office:value="0.16423" calcext:value-type="float">
            <text:p>0.16423</text:p>
          </table:table-cell>
          <table:table-cell table:style-name="Default" office:value-type="float" office:value="0.15975" calcext:value-type="float">
            <text:p>0.15975</text:p>
          </table:table-cell>
          <table:table-cell office:value-type="float" office:value="0.32242" calcext:value-type="float">
            <text:p>0.32242</text:p>
          </table:table-cell>
          <table:table-cell office:value-type="float" office:value="0.1631" calcext:value-type="float">
            <text:p>0.163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a</text:p>
          </table:table-cell>
          <table:table-cell table:style-name="Default" office:value-type="float" office:value="0.18277" calcext:value-type="float">
            <text:p>0.18277</text:p>
          </table:table-cell>
          <table:table-cell table:style-name="Default" office:value-type="float" office:value="0.16131" calcext:value-type="float">
            <text:p>0.16131</text:p>
          </table:table-cell>
          <table:table-cell table:style-name="Default" office:value-type="float" office:value="0.16421" calcext:value-type="float">
            <text:p>0.16421</text:p>
          </table:table-cell>
          <table:table-cell table:style-name="Default" office:value-type="float" office:value="0.15674" calcext:value-type="float">
            <text:p>0.15674</text:p>
          </table:table-cell>
          <table:table-cell table:style-name="Default" office:value-type="float" office:value="0.15871" calcext:value-type="float">
            <text:p>0.15871</text:p>
          </table:table-cell>
          <table:table-cell office:value-type="float" office:value="0.32292" calcext:value-type="float">
            <text:p>0.32292</text:p>
          </table:table-cell>
          <table:table-cell office:value-type="float" office:value="0.16309" calcext:value-type="float">
            <text:p>0.1630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b</text:p>
          </table:table-cell>
          <table:table-cell table:style-name="Default" office:value-type="float" office:value="0.18006" calcext:value-type="float">
            <text:p>0.18006</text:p>
          </table:table-cell>
          <table:table-cell table:style-name="Default" office:value-type="float" office:value="0.16592" calcext:value-type="float">
            <text:p>0.16592</text:p>
          </table:table-cell>
          <table:table-cell table:style-name="Default" office:value-type="float" office:value="0.16282" calcext:value-type="float">
            <text:p>0.16282</text:p>
          </table:table-cell>
          <table:table-cell table:style-name="Default" office:value-type="float" office:value="0.16643" calcext:value-type="float">
            <text:p>0.16643</text:p>
          </table:table-cell>
          <table:table-cell table:style-name="Default" office:value-type="float" office:value="0.16611" calcext:value-type="float">
            <text:p>0.16611</text:p>
          </table:table-cell>
          <table:table-cell office:value-type="float" office:value="0.32893" calcext:value-type="float">
            <text:p>0.32893</text:p>
          </table:table-cell>
          <table:table-cell office:value-type="float" office:value="0.16935" calcext:value-type="float">
            <text:p>0.1693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c</text:p>
          </table:table-cell>
          <table:table-cell table:style-name="Default" office:value-type="float" office:value="0.17302" calcext:value-type="float">
            <text:p>0.17302</text:p>
          </table:table-cell>
          <table:table-cell table:style-name="Default" office:value-type="float" office:value="0.16258" calcext:value-type="float">
            <text:p>0.16258</text:p>
          </table:table-cell>
          <table:table-cell table:style-name="Default" office:value-type="float" office:value="0.16146" calcext:value-type="float">
            <text:p>0.16146</text:p>
          </table:table-cell>
          <table:table-cell table:style-name="Default" office:value-type="float" office:value="0.16271" calcext:value-type="float">
            <text:p>0.16271</text:p>
          </table:table-cell>
          <table:table-cell table:style-name="Default" office:value-type="float" office:value="0.16426" calcext:value-type="float">
            <text:p>0.16426</text:p>
          </table:table-cell>
          <table:table-cell office:value-type="float" office:value="0.32572" calcext:value-type="float">
            <text:p>0.32572</text:p>
          </table:table-cell>
          <table:table-cell office:value-type="float" office:value="0.16123" calcext:value-type="float">
            <text:p>0.1612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d</text:p>
          </table:table-cell>
          <table:table-cell table:style-name="Default" office:value-type="float" office:value="0.17258" calcext:value-type="float">
            <text:p>0.17258</text:p>
          </table:table-cell>
          <table:table-cell table:style-name="Default" office:value-type="float" office:value="0.18372" calcext:value-type="float">
            <text:p>0.18372</text:p>
          </table:table-cell>
          <table:table-cell table:style-name="Default" office:value-type="float" office:value="0.16252" calcext:value-type="float">
            <text:p>0.16252</text:p>
          </table:table-cell>
          <table:table-cell table:style-name="Default" office:value-type="float" office:value="0.16181" calcext:value-type="float">
            <text:p>0.16181</text:p>
          </table:table-cell>
          <table:table-cell table:style-name="Default" office:value-type="float" office:value="0.15469" calcext:value-type="float">
            <text:p>0.15469</text:p>
          </table:table-cell>
          <table:table-cell office:value-type="float" office:value="0.31721" calcext:value-type="float">
            <text:p>0.31721</text:p>
          </table:table-cell>
          <table:table-cell office:value-type="float" office:value="0.1685" calcext:value-type="float">
            <text:p>0.168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e</text:p>
          </table:table-cell>
          <table:table-cell table:style-name="Default" office:value-type="float" office:value="0.19621" calcext:value-type="float">
            <text:p>0.19621</text:p>
          </table:table-cell>
          <table:table-cell table:style-name="Default" office:value-type="float" office:value="0.18172" calcext:value-type="float">
            <text:p>0.18172</text:p>
          </table:table-cell>
          <table:table-cell table:style-name="Default" office:value-type="float" office:value="0.16614" calcext:value-type="float">
            <text:p>0.16614</text:p>
          </table:table-cell>
          <table:table-cell table:style-name="Default" office:value-type="float" office:value="0.17259" calcext:value-type="float">
            <text:p>0.17259</text:p>
          </table:table-cell>
          <table:table-cell table:style-name="Default" office:value-type="float" office:value="0.16948" calcext:value-type="float">
            <text:p>0.16948</text:p>
          </table:table-cell>
          <table:table-cell office:value-type="float" office:value="0.33562" calcext:value-type="float">
            <text:p>0.33562</text:p>
          </table:table-cell>
          <table:table-cell office:value-type="float" office:value="0.18067" calcext:value-type="float">
            <text:p>0.1806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f</text:p>
          </table:table-cell>
          <table:table-cell table:style-name="Default" office:value-type="float" office:value="0.17793" calcext:value-type="float">
            <text:p>0.17793</text:p>
          </table:table-cell>
          <table:table-cell table:style-name="Default" office:value-type="float" office:value="0.15822" calcext:value-type="float">
            <text:p>0.15822</text:p>
          </table:table-cell>
          <table:table-cell table:style-name="Default" office:value-type="float" office:value="0.15501" calcext:value-type="float">
            <text:p>0.15501</text:p>
          </table:table-cell>
          <table:table-cell table:style-name="Default" office:value-type="float" office:value="0.16483" calcext:value-type="float">
            <text:p>0.16483</text:p>
          </table:table-cell>
          <table:table-cell table:style-name="Default" office:value-type="float" office:value="0.15857" calcext:value-type="float">
            <text:p>0.15857</text:p>
          </table:table-cell>
          <table:table-cell office:value-type="float" office:value="0.31358" calcext:value-type="float">
            <text:p>0.31358</text:p>
          </table:table-cell>
          <table:table-cell office:value-type="float" office:value="0.20012" calcext:value-type="float">
            <text:p>0.2001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8a</text:p>
          </table:table-cell>
          <table:table-cell table:style-name="Default" office:value-type="float" office:value="0.17728" calcext:value-type="float">
            <text:p>0.17728</text:p>
          </table:table-cell>
          <table:table-cell table:style-name="Default" office:value-type="float" office:value="0.16176" calcext:value-type="float">
            <text:p>0.16176</text:p>
          </table:table-cell>
          <table:table-cell table:style-name="Default" office:value-type="float" office:value="0.15991" calcext:value-type="float">
            <text:p>0.15991</text:p>
          </table:table-cell>
          <table:table-cell table:style-name="Default" office:value-type="float" office:value="0.15546" calcext:value-type="float">
            <text:p>0.15546</text:p>
          </table:table-cell>
          <table:table-cell table:style-name="Default" office:value-type="float" office:value="0.16245" calcext:value-type="float">
            <text:p>0.16245</text:p>
          </table:table-cell>
          <table:table-cell office:value-type="float" office:value="0.32236" calcext:value-type="float">
            <text:p>0.32236</text:p>
          </table:table-cell>
          <table:table-cell office:value-type="float" office:value="0.17059" calcext:value-type="float">
            <text:p>0.1705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8b</text:p>
          </table:table-cell>
          <table:table-cell table:style-name="Default" office:value-type="float" office:value="0.18127" calcext:value-type="float">
            <text:p>0.18127</text:p>
          </table:table-cell>
          <table:table-cell table:style-name="Default" office:value-type="float" office:value="0.16924" calcext:value-type="float">
            <text:p>0.16924</text:p>
          </table:table-cell>
          <table:table-cell table:style-name="Default" office:value-type="float" office:value="0.16692" calcext:value-type="float">
            <text:p>0.16692</text:p>
          </table:table-cell>
          <table:table-cell table:style-name="Default" office:value-type="float" office:value="0.16927" calcext:value-type="float">
            <text:p>0.16927</text:p>
          </table:table-cell>
          <table:table-cell table:style-name="Default" office:value-type="float" office:value="0.16806" calcext:value-type="float">
            <text:p>0.16806</text:p>
          </table:table-cell>
          <table:table-cell office:value-type="float" office:value="0.33498" calcext:value-type="float">
            <text:p>0.33498</text:p>
          </table:table-cell>
          <table:table-cell office:value-type="float" office:value="0.1801" calcext:value-type="float">
            <text:p>0.180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8c</text:p>
          </table:table-cell>
          <table:table-cell table:style-name="Default" office:value-type="float" office:value="0.17942" calcext:value-type="float">
            <text:p>0.17942</text:p>
          </table:table-cell>
          <table:table-cell table:style-name="Default" office:value-type="float" office:value="0.15952" calcext:value-type="float">
            <text:p>0.15952</text:p>
          </table:table-cell>
          <table:table-cell table:style-name="Default" office:value-type="float" office:value="0.16372" calcext:value-type="float">
            <text:p>0.16372</text:p>
          </table:table-cell>
          <table:table-cell table:style-name="Default" office:value-type="float" office:value="0.16022" calcext:value-type="float">
            <text:p>0.16022</text:p>
          </table:table-cell>
          <table:table-cell table:style-name="Default" office:value-type="float" office:value="0.16072" calcext:value-type="float">
            <text:p>0.16072</text:p>
          </table:table-cell>
          <table:table-cell office:value-type="float" office:value="0.32444" calcext:value-type="float">
            <text:p>0.32444</text:p>
          </table:table-cell>
          <table:table-cell office:value-type="float" office:value="0.16228" calcext:value-type="float">
            <text:p>0.1622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2a</text:p>
          </table:table-cell>
          <table:table-cell table:style-name="Default" office:value-type="float" office:value="0.16036" calcext:value-type="float">
            <text:p>0.16036</text:p>
          </table:table-cell>
          <table:table-cell table:style-name="Default" office:value-type="float" office:value="0.15876" calcext:value-type="float">
            <text:p>0.15876</text:p>
          </table:table-cell>
          <table:table-cell table:style-name="Default" office:value-type="float" office:value="0.1742" calcext:value-type="float">
            <text:p>0.1742</text:p>
          </table:table-cell>
          <table:table-cell table:style-name="Default" office:value-type="float" office:value="0.1624" calcext:value-type="float">
            <text:p>0.1624</text:p>
          </table:table-cell>
          <table:table-cell table:style-name="Default" office:value-type="float" office:value="0.1593" calcext:value-type="float">
            <text:p>0.1593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16414" calcext:value-type="float">
            <text:p>0.1641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2b</text:p>
          </table:table-cell>
          <table:table-cell table:style-name="Default" office:value-type="float" office:value="0.17882" calcext:value-type="float">
            <text:p>0.17882</text:p>
          </table:table-cell>
          <table:table-cell table:style-name="Default" office:value-type="float" office:value="0.16501" calcext:value-type="float">
            <text:p>0.16501</text:p>
          </table:table-cell>
          <table:table-cell table:style-name="Default" office:value-type="float" office:value="0.16776" calcext:value-type="float">
            <text:p>0.16776</text:p>
          </table:table-cell>
          <table:table-cell table:style-name="Default" office:value-type="float" office:value="0.16968" calcext:value-type="float">
            <text:p>0.16968</text:p>
          </table:table-cell>
          <table:table-cell table:style-name="Default" office:value-type="float" office:value="0.16778" calcext:value-type="float">
            <text:p>0.16778</text:p>
          </table:table-cell>
          <table:table-cell office:value-type="float" office:value="0.33554" calcext:value-type="float">
            <text:p>0.33554</text:p>
          </table:table-cell>
          <table:table-cell office:value-type="float" office:value="0.17135" calcext:value-type="float">
            <text:p>0.1713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7a</text:p>
          </table:table-cell>
          <table:table-cell table:style-name="Default" office:value-type="float" office:value="0.19956" calcext:value-type="float">
            <text:p>0.19956</text:p>
          </table:table-cell>
          <table:table-cell table:style-name="Default" office:value-type="float" office:value="0.1576" calcext:value-type="float">
            <text:p>0.1576</text:p>
          </table:table-cell>
          <table:table-cell table:style-name="Default" office:value-type="float" office:value="0.16154" calcext:value-type="float">
            <text:p>0.16154</text:p>
          </table:table-cell>
          <table:table-cell table:style-name="Default" office:value-type="float" office:value="0.16498" calcext:value-type="float">
            <text:p>0.16498</text:p>
          </table:table-cell>
          <table:table-cell table:style-name="Default" office:value-type="float" office:value="0.15373" calcext:value-type="float">
            <text:p>0.15373</text:p>
          </table:table-cell>
          <table:table-cell office:value-type="float" office:value="0.31527" calcext:value-type="float">
            <text:p>0.31527</text:p>
          </table:table-cell>
          <table:table-cell office:value-type="float" office:value="0.17095" calcext:value-type="float">
            <text:p>0.17095</text:p>
          </table:table-cell>
          <table:table-cell table:style-name="ce7"/>
          <table:table-cell table:number-columns-repeated="8"/>
          <table:table-cell table:style-name="ce7"/>
          <table:table-cell table:number-columns-repeated="8"/>
          <table:table-cell table:style-name="ce7" table:number-columns-repeated="16358"/>
        </table:table-row>
        <table:table-row table:style-name="ro2">
          <table:table-cell table:style-name="Default" office:value-type="string" calcext:value-type="string">
            <text:p>7b</text:p>
          </table:table-cell>
          <table:table-cell table:style-name="Default" office:value-type="float" office:value="0.18485" calcext:value-type="float">
            <text:p>0.18485</text:p>
          </table:table-cell>
          <table:table-cell table:style-name="Default" office:value-type="float" office:value="0.16238" calcext:value-type="float">
            <text:p>0.16238</text:p>
          </table:table-cell>
          <table:table-cell table:style-name="Default" office:value-type="float" office:value="0.16413" calcext:value-type="float">
            <text:p>0.16413</text:p>
          </table:table-cell>
          <table:table-cell table:style-name="Default" office:value-type="float" office:value="0.16659" calcext:value-type="float">
            <text:p>0.16659</text:p>
          </table:table-cell>
          <table:table-cell table:style-name="Default" office:value-type="float" office:value="0.16004" calcext:value-type="float">
            <text:p>0.16004</text:p>
          </table:table-cell>
          <table:table-cell office:value-type="float" office:value="0.32417" calcext:value-type="float">
            <text:p>0.32417</text:p>
          </table:table-cell>
          <table:table-cell office:value-type="float" office:value="0.16637" calcext:value-type="float">
            <text:p>0.1663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7c</text:p>
          </table:table-cell>
          <table:table-cell table:style-name="Default" office:value-type="float" office:value="0.22888" calcext:value-type="float">
            <text:p>0.22888</text:p>
          </table:table-cell>
          <table:table-cell table:style-name="Default" office:value-type="float" office:value="0.17266" calcext:value-type="float">
            <text:p>0.17266</text:p>
          </table:table-cell>
          <table:table-cell table:style-name="Default" office:value-type="float" office:value="0.19133" calcext:value-type="float">
            <text:p>0.19133</text:p>
          </table:table-cell>
          <table:table-cell table:style-name="Default" office:value-type="float" office:value="0.17204" calcext:value-type="float">
            <text:p>0.17204</text:p>
          </table:table-cell>
          <table:table-cell table:style-name="Default" office:value-type="float" office:value="0.16862" calcext:value-type="float">
            <text:p>0.16862</text:p>
          </table:table-cell>
          <table:table-cell office:value-type="float" office:value="0.35995" calcext:value-type="float">
            <text:p>0.35995</text:p>
          </table:table-cell>
          <table:table-cell office:value-type="float" office:value="0.16756" calcext:value-type="float">
            <text:p>0.1675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a</text:p>
          </table:table-cell>
          <table:table-cell table:style-name="Default" office:value-type="float" office:value="0.16871" calcext:value-type="float">
            <text:p>0.16871</text:p>
          </table:table-cell>
          <table:table-cell table:style-name="Default" office:value-type="float" office:value="0.16331" calcext:value-type="float">
            <text:p>0.16331</text:p>
          </table:table-cell>
          <table:table-cell table:style-name="Default" office:value-type="float" office:value="0.17024" calcext:value-type="float">
            <text:p>0.17024</text:p>
          </table:table-cell>
          <table:table-cell table:style-name="Default" office:value-type="float" office:value="0.17652" calcext:value-type="float">
            <text:p>0.17652</text:p>
          </table:table-cell>
          <table:table-cell table:style-name="Default" office:value-type="float" office:value="0.161" calcext:value-type="float">
            <text:p>0.161</text:p>
          </table:table-cell>
          <table:table-cell office:value-type="float" office:value="0.33124" calcext:value-type="float">
            <text:p>0.33124</text:p>
          </table:table-cell>
          <table:table-cell office:value-type="float" office:value="0.16644" calcext:value-type="float">
            <text:p>0.1664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b</text:p>
          </table:table-cell>
          <table:table-cell table:style-name="Default" office:value-type="float" office:value="0.16777" calcext:value-type="float">
            <text:p>0.16777</text:p>
          </table:table-cell>
          <table:table-cell table:style-name="Default" office:value-type="float" office:value="0.15874" calcext:value-type="float">
            <text:p>0.15874</text:p>
          </table:table-cell>
          <table:table-cell table:style-name="Default" office:value-type="float" office:value="0.16158" calcext:value-type="float">
            <text:p>0.16158</text:p>
          </table:table-cell>
          <table:table-cell table:style-name="Default" office:value-type="float" office:value="0.16304" calcext:value-type="float">
            <text:p>0.16304</text:p>
          </table:table-cell>
          <table:table-cell table:style-name="Default" office:value-type="float" office:value="0.1615" calcext:value-type="float">
            <text:p>0.1615</text:p>
          </table:table-cell>
          <table:table-cell office:value-type="float" office:value="0.32308" calcext:value-type="float">
            <text:p>0.32308</text:p>
          </table:table-cell>
          <table:table-cell office:value-type="float" office:value="0.17193" calcext:value-type="float">
            <text:p>0.1719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c</text:p>
          </table:table-cell>
          <table:table-cell table:style-name="Default" office:value-type="float" office:value="0.17893" calcext:value-type="float">
            <text:p>0.17893</text:p>
          </table:table-cell>
          <table:table-cell table:style-name="Default" office:value-type="float" office:value="0.16986" calcext:value-type="float">
            <text:p>0.16986</text:p>
          </table:table-cell>
          <table:table-cell table:style-name="Default" office:value-type="float" office:value="0.16389" calcext:value-type="float">
            <text:p>0.16389</text:p>
          </table:table-cell>
          <table:table-cell table:style-name="Default" office:value-type="float" office:value="0.17391" calcext:value-type="float">
            <text:p>0.17391</text:p>
          </table:table-cell>
          <table:table-cell table:style-name="Default" office:value-type="float" office:value="0.17023" calcext:value-type="float">
            <text:p>0.17023</text:p>
          </table:table-cell>
          <table:table-cell office:value-type="float" office:value="0.50435" calcext:value-type="float">
            <text:p>0.50435</text:p>
          </table:table-cell>
          <table:table-cell office:value-type="float" office:value="0.16665" calcext:value-type="float">
            <text:p>0.1666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d</text:p>
          </table:table-cell>
          <table:table-cell table:style-name="Default" office:value-type="float" office:value="0.17747" calcext:value-type="float">
            <text:p>0.17747</text:p>
          </table:table-cell>
          <table:table-cell table:style-name="Default" office:value-type="float" office:value="0.18904" calcext:value-type="float">
            <text:p>0.18904</text:p>
          </table:table-cell>
          <table:table-cell table:style-name="Default" office:value-type="float" office:value="0.17153" calcext:value-type="float">
            <text:p>0.17153</text:p>
          </table:table-cell>
          <table:table-cell table:style-name="Default" office:value-type="float" office:value="0.18382" calcext:value-type="float">
            <text:p>0.18382</text:p>
          </table:table-cell>
          <table:table-cell table:style-name="Default" office:value-type="float" office:value="0.15741" calcext:value-type="float">
            <text:p>0.15741</text:p>
          </table:table-cell>
          <table:table-cell office:value-type="float" office:value="0.32894" calcext:value-type="float">
            <text:p>0.32894</text:p>
          </table:table-cell>
          <table:table-cell office:value-type="float" office:value="0.16775" calcext:value-type="float">
            <text:p>0.1677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2a</text:p>
          </table:table-cell>
          <table:table-cell table:style-name="Default" office:value-type="float" office:value="0.19295" calcext:value-type="float">
            <text:p>0.19295</text:p>
          </table:table-cell>
          <table:table-cell table:style-name="Default" office:value-type="float" office:value="0.16666" calcext:value-type="float">
            <text:p>0.16666</text:p>
          </table:table-cell>
          <table:table-cell table:style-name="Default" office:value-type="float" office:value="0.16039" calcext:value-type="float">
            <text:p>0.16039</text:p>
          </table:table-cell>
          <table:table-cell table:style-name="Default" office:value-type="float" office:value="0.18303" calcext:value-type="float">
            <text:p>0.18303</text:p>
          </table:table-cell>
          <table:table-cell table:style-name="Default" office:value-type="float" office:value="0.16174" calcext:value-type="float">
            <text:p>0.16174</text:p>
          </table:table-cell>
          <table:table-cell office:value-type="float" office:value="0.32213" calcext:value-type="float">
            <text:p>0.32213</text:p>
          </table:table-cell>
          <table:table-cell office:value-type="float" office:value="0.16589" calcext:value-type="float">
            <text:p>0.1658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2b</text:p>
          </table:table-cell>
          <table:table-cell table:style-name="Default" office:value-type="float" office:value="0.20437" calcext:value-type="float">
            <text:p>0.20437</text:p>
          </table:table-cell>
          <table:table-cell table:style-name="Default" office:value-type="float" office:value="0.15781" calcext:value-type="float">
            <text:p>0.15781</text:p>
          </table:table-cell>
          <table:table-cell table:style-name="Default" office:value-type="float" office:value="0.16902" calcext:value-type="float">
            <text:p>0.16902</text:p>
          </table:table-cell>
          <table:table-cell table:style-name="Default" office:value-type="float" office:value="0.15989" calcext:value-type="float">
            <text:p>0.15989</text:p>
          </table:table-cell>
          <table:table-cell table:style-name="Default" office:value-type="float" office:value="0.16126" calcext:value-type="float">
            <text:p>0.16126</text:p>
          </table:table-cell>
          <table:table-cell office:value-type="float" office:value="0.33028" calcext:value-type="float">
            <text:p>0.33028</text:p>
          </table:table-cell>
          <table:table-cell office:value-type="float" office:value="0.16468" calcext:value-type="float">
            <text:p>0.1646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2c</text:p>
          </table:table-cell>
          <table:table-cell table:style-name="Default" office:value-type="float" office:value="0.18587" calcext:value-type="float">
            <text:p>0.18587</text:p>
          </table:table-cell>
          <table:table-cell table:style-name="Default" office:value-type="float" office:value="0.16739" calcext:value-type="float">
            <text:p>0.16739</text:p>
          </table:table-cell>
          <table:table-cell table:style-name="Default" office:value-type="float" office:value="0.16151" calcext:value-type="float">
            <text:p>0.16151</text:p>
          </table:table-cell>
          <table:table-cell table:style-name="Default" office:value-type="float" office:value="0.16658" calcext:value-type="float">
            <text:p>0.16658</text:p>
          </table:table-cell>
          <table:table-cell table:style-name="Default" office:value-type="float" office:value="0.16721" calcext:value-type="float">
            <text:p>0.16721</text:p>
          </table:table-cell>
          <table:table-cell office:value-type="float" office:value="0.49593" calcext:value-type="float">
            <text:p>0.49593</text:p>
          </table:table-cell>
          <table:table-cell office:value-type="float" office:value="0.16864" calcext:value-type="float">
            <text:p>0.1686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a</text:p>
          </table:table-cell>
          <table:table-cell table:style-name="Default" office:value-type="float" office:value="0.25585" calcext:value-type="float">
            <text:p>0.25585</text:p>
          </table:table-cell>
          <table:table-cell table:style-name="Default" office:value-type="float" office:value="0.15698" calcext:value-type="float">
            <text:p>0.15698</text:p>
          </table:table-cell>
          <table:table-cell table:style-name="Default" office:value-type="float" office:value="0.16105" calcext:value-type="float">
            <text:p>0.16105</text:p>
          </table:table-cell>
          <table:table-cell table:style-name="Default" office:value-type="float" office:value="0.15906" calcext:value-type="float">
            <text:p>0.15906</text:p>
          </table:table-cell>
          <table:table-cell table:style-name="Default" office:value-type="float" office:value="0.16425" calcext:value-type="float">
            <text:p>0.1642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15993" calcext:value-type="float">
            <text:p>0.1599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b</text:p>
          </table:table-cell>
          <table:table-cell table:style-name="Default" office:value-type="float" office:value="0.18422" calcext:value-type="float">
            <text:p>0.18422</text:p>
          </table:table-cell>
          <table:table-cell table:style-name="Default" office:value-type="float" office:value="0.15793" calcext:value-type="float">
            <text:p>0.15793</text:p>
          </table:table-cell>
          <table:table-cell table:style-name="Default" office:value-type="float" office:value="0.17011" calcext:value-type="float">
            <text:p>0.17011</text:p>
          </table:table-cell>
          <table:table-cell table:style-name="Default" office:value-type="float" office:value="0.16048" calcext:value-type="float">
            <text:p>0.16048</text:p>
          </table:table-cell>
          <table:table-cell table:style-name="Default" office:value-type="float" office:value="0.15858" calcext:value-type="float">
            <text:p>0.15858</text:p>
          </table:table-cell>
          <table:table-cell office:value-type="float" office:value="0.32869" calcext:value-type="float">
            <text:p>0.32869</text:p>
          </table:table-cell>
          <table:table-cell office:value-type="float" office:value="0.16462" calcext:value-type="float">
            <text:p>0.1646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c</text:p>
          </table:table-cell>
          <table:table-cell table:style-name="Default" office:value-type="float" office:value="0.18034" calcext:value-type="float">
            <text:p>0.18034</text:p>
          </table:table-cell>
          <table:table-cell table:style-name="Default" office:value-type="float" office:value="0.16275" calcext:value-type="float">
            <text:p>0.16275</text:p>
          </table:table-cell>
          <table:table-cell table:style-name="Default" office:value-type="float" office:value="0.16252" calcext:value-type="float">
            <text:p>0.16252</text:p>
          </table:table-cell>
          <table:table-cell table:style-name="Default" office:value-type="float" office:value="0.16578" calcext:value-type="float">
            <text:p>0.16578</text:p>
          </table:table-cell>
          <table:table-cell table:style-name="Default" office:value-type="float" office:value="0.16034" calcext:value-type="float">
            <text:p>0.16034</text:p>
          </table:table-cell>
          <table:table-cell office:value-type="float" office:value="0.32286" calcext:value-type="float">
            <text:p>0.32286</text:p>
          </table:table-cell>
          <table:table-cell office:value-type="float" office:value="0.17494" calcext:value-type="float">
            <text:p>0.1749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d</text:p>
          </table:table-cell>
          <table:table-cell table:style-name="Default" office:value-type="float" office:value="0.83738" calcext:value-type="float">
            <text:p>0.83738</text:p>
          </table:table-cell>
          <table:table-cell table:style-name="Default" office:value-type="float" office:value="0.16593" calcext:value-type="float">
            <text:p>0.16593</text:p>
          </table:table-cell>
          <table:table-cell table:style-name="Default" office:value-type="float" office:value="0.16524" calcext:value-type="float">
            <text:p>0.16524</text:p>
          </table:table-cell>
          <table:table-cell table:style-name="Default" office:value-type="float" office:value="0.16091" calcext:value-type="float">
            <text:p>0.16091</text:p>
          </table:table-cell>
          <table:table-cell table:style-name="Default" office:value-type="float" office:value="0.151" calcext:value-type="float">
            <text:p>0.151</text:p>
          </table:table-cell>
          <table:table-cell office:value-type="float" office:value="0.31624" calcext:value-type="float">
            <text:p>0.31624</text:p>
          </table:table-cell>
          <table:table-cell office:value-type="float" office:value="0.16995" calcext:value-type="float">
            <text:p>0.1699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4a</text:p>
          </table:table-cell>
          <table:table-cell table:style-name="Default" office:value-type="float" office:value="0.16966" calcext:value-type="float">
            <text:p>0.16966</text:p>
          </table:table-cell>
          <table:table-cell table:style-name="Default" office:value-type="float" office:value="0.16014" calcext:value-type="float">
            <text:p>0.16014</text:p>
          </table:table-cell>
          <table:table-cell table:style-name="Default" office:value-type="float" office:value="0.15798" calcext:value-type="float">
            <text:p>0.15798</text:p>
          </table:table-cell>
          <table:table-cell table:style-name="Default" office:value-type="float" office:value="0.15457" calcext:value-type="float">
            <text:p>0.15457</text:p>
          </table:table-cell>
          <table:table-cell table:style-name="Default" office:value-type="float" office:value="0.15254" calcext:value-type="float">
            <text:p>0.15254</text:p>
          </table:table-cell>
          <table:table-cell office:value-type="float" office:value="0.46306" calcext:value-type="float">
            <text:p>0.46306</text:p>
          </table:table-cell>
          <table:table-cell office:value-type="float" office:value="0.16739" calcext:value-type="float">
            <text:p>0.1673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4b</text:p>
          </table:table-cell>
          <table:table-cell table:style-name="Default" office:value-type="float" office:value="0.17853" calcext:value-type="float">
            <text:p>0.17853</text:p>
          </table:table-cell>
          <table:table-cell table:style-name="Default" office:value-type="float" office:value="0.16126" calcext:value-type="float">
            <text:p>0.16126</text:p>
          </table:table-cell>
          <table:table-cell table:style-name="Default" office:value-type="float" office:value="0.16335" calcext:value-type="float">
            <text:p>0.16335</text:p>
          </table:table-cell>
          <table:table-cell table:style-name="Default" office:value-type="float" office:value="0.16815" calcext:value-type="float">
            <text:p>0.16815</text:p>
          </table:table-cell>
          <table:table-cell table:style-name="Default" office:value-type="float" office:value="0.1692" calcext:value-type="float">
            <text:p>0.1692</text:p>
          </table:table-cell>
          <table:table-cell office:value-type="float" office:value="0.50175" calcext:value-type="float">
            <text:p>0.50175</text:p>
          </table:table-cell>
          <table:table-cell office:value-type="float" office:value="0.17031" calcext:value-type="float">
            <text:p>0.1703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4c</text:p>
          </table:table-cell>
          <table:table-cell table:style-name="Default" office:value-type="float" office:value="0.18579" calcext:value-type="float">
            <text:p>0.18579</text:p>
          </table:table-cell>
          <table:table-cell table:style-name="Default" office:value-type="float" office:value="0.16012" calcext:value-type="float">
            <text:p>0.16012</text:p>
          </table:table-cell>
          <table:table-cell table:style-name="Default" office:value-type="float" office:value="0.16856" calcext:value-type="float">
            <text:p>0.16856</text:p>
          </table:table-cell>
          <table:table-cell table:style-name="Default" office:value-type="float" office:value="0.16114" calcext:value-type="float">
            <text:p>0.16114</text:p>
          </table:table-cell>
          <table:table-cell table:style-name="Default" office:value-type="float" office:value="0.17036" calcext:value-type="float">
            <text:p>0.17036</text:p>
          </table:table-cell>
          <table:table-cell office:value-type="float" office:value="0.50928" calcext:value-type="float">
            <text:p>0.50928</text:p>
          </table:table-cell>
          <table:table-cell office:value-type="float" office:value="0.1659" calcext:value-type="float">
            <text:p>0.165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a</text:p>
          </table:table-cell>
          <table:table-cell table:style-name="Default" office:value-type="float" office:value="0.45726" calcext:value-type="float">
            <text:p>0.45726</text:p>
          </table:table-cell>
          <table:table-cell table:style-name="Default" office:value-type="float" office:value="0.16085" calcext:value-type="float">
            <text:p>0.16085</text:p>
          </table:table-cell>
          <table:table-cell table:style-name="Default" office:value-type="float" office:value="0.16398" calcext:value-type="float">
            <text:p>0.16398</text:p>
          </table:table-cell>
          <table:table-cell table:style-name="Default" office:value-type="float" office:value="0.16048" calcext:value-type="float">
            <text:p>0.16048</text:p>
          </table:table-cell>
          <table:table-cell table:style-name="Default" office:value-type="float" office:value="0.17156" calcext:value-type="float">
            <text:p>0.17156</text:p>
          </table:table-cell>
          <table:table-cell office:value-type="float" office:value="0.33554" calcext:value-type="float">
            <text:p>0.33554</text:p>
          </table:table-cell>
          <table:table-cell office:value-type="float" office:value="0.16605" calcext:value-type="float">
            <text:p>0.1660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b</text:p>
          </table:table-cell>
          <table:table-cell table:style-name="Default" office:value-type="float" office:value="0.48463" calcext:value-type="float">
            <text:p>0.48463</text:p>
          </table:table-cell>
          <table:table-cell table:style-name="Default" office:value-type="float" office:value="0.16397" calcext:value-type="float">
            <text:p>0.16397</text:p>
          </table:table-cell>
          <table:table-cell table:style-name="Default" office:value-type="float" office:value="0.17158" calcext:value-type="float">
            <text:p>0.17158</text:p>
          </table:table-cell>
          <table:table-cell table:style-name="Default" office:value-type="float" office:value="0.1709" calcext:value-type="float">
            <text:p>0.1709</text:p>
          </table:table-cell>
          <table:table-cell table:style-name="Default" office:value-type="float" office:value="0.17201" calcext:value-type="float">
            <text:p>0.17201</text:p>
          </table:table-cell>
          <table:table-cell office:value-type="float" office:value="0.34359" calcext:value-type="float">
            <text:p>0.34359</text:p>
          </table:table-cell>
          <table:table-cell office:value-type="float" office:value="0.17093" calcext:value-type="float">
            <text:p>0.1709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c</text:p>
          </table:table-cell>
          <table:table-cell table:style-name="Default" office:value-type="float" office:value="0.21284" calcext:value-type="float">
            <text:p>0.21284</text:p>
          </table:table-cell>
          <table:table-cell table:style-name="Default" office:value-type="float" office:value="0.16237" calcext:value-type="float">
            <text:p>0.16237</text:p>
          </table:table-cell>
          <table:table-cell table:style-name="Default" office:value-type="float" office:value="0.17155" calcext:value-type="float">
            <text:p>0.17155</text:p>
          </table:table-cell>
          <table:table-cell table:style-name="Default" office:value-type="float" office:value="0.15922" calcext:value-type="float">
            <text:p>0.15922</text:p>
          </table:table-cell>
          <table:table-cell table:style-name="Default" office:value-type="float" office:value="0.1698" calcext:value-type="float">
            <text:p>0.1698</text:p>
          </table:table-cell>
          <table:table-cell office:value-type="float" office:value="0.34135" calcext:value-type="float">
            <text:p>0.34135</text:p>
          </table:table-cell>
          <table:table-cell office:value-type="float" office:value="0.16578" calcext:value-type="float">
            <text:p>0.1657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d</text:p>
          </table:table-cell>
          <table:table-cell table:style-name="Default" office:value-type="float" office:value="0.18373" calcext:value-type="float">
            <text:p>0.18373</text:p>
          </table:table-cell>
          <table:table-cell table:style-name="Default" office:value-type="float" office:value="0.15727" calcext:value-type="float">
            <text:p>0.15727</text:p>
          </table:table-cell>
          <table:table-cell table:style-name="Default" office:value-type="float" office:value="0.17188" calcext:value-type="float">
            <text:p>0.17188</text:p>
          </table:table-cell>
          <table:table-cell table:style-name="Default" office:value-type="float" office:value="0.15753" calcext:value-type="float">
            <text:p>0.15753</text:p>
          </table:table-cell>
          <table:table-cell table:style-name="Default" office:value-type="float" office:value="0.16784" calcext:value-type="float">
            <text:p>0.16784</text:p>
          </table:table-cell>
          <table:table-cell office:value-type="float" office:value="0.33972" calcext:value-type="float">
            <text:p>0.33972</text:p>
          </table:table-cell>
          <table:table-cell office:value-type="float" office:value="0.16719" calcext:value-type="float">
            <text:p>0.1671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a</text:p>
          </table:table-cell>
          <table:table-cell table:style-name="Default" office:value-type="float" office:value="0.185" calcext:value-type="float">
            <text:p>0.185</text:p>
          </table:table-cell>
          <table:table-cell table:style-name="Default" office:value-type="float" office:value="0.16189" calcext:value-type="float">
            <text:p>0.16189</text:p>
          </table:table-cell>
          <table:table-cell table:style-name="Default" office:value-type="float" office:value="0.17003" calcext:value-type="float">
            <text:p>0.17003</text:p>
          </table:table-cell>
          <table:table-cell table:style-name="Default" office:value-type="float" office:value="0.1611" calcext:value-type="float">
            <text:p>0.1611</text:p>
          </table:table-cell>
          <table:table-cell table:style-name="Default" office:value-type="float" office:value="0.17426" calcext:value-type="float">
            <text:p>0.17426</text:p>
          </table:table-cell>
          <table:table-cell office:value-type="float" office:value="0.34429" calcext:value-type="float">
            <text:p>0.34429</text:p>
          </table:table-cell>
          <table:table-cell office:value-type="float" office:value="0.17146" calcext:value-type="float">
            <text:p>0.1714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b</text:p>
          </table:table-cell>
          <table:table-cell table:style-name="Default" office:value-type="float" office:value="0.34796" calcext:value-type="float">
            <text:p>0.34796</text:p>
          </table:table-cell>
          <table:table-cell table:style-name="Default" office:value-type="float" office:value="0.15736" calcext:value-type="float">
            <text:p>0.15736</text:p>
          </table:table-cell>
          <table:table-cell table:style-name="Default" office:value-type="float" office:value="0.16972" calcext:value-type="float">
            <text:p>0.16972</text:p>
          </table:table-cell>
          <table:table-cell table:style-name="Default" office:value-type="float" office:value="0.15568" calcext:value-type="float">
            <text:p>0.15568</text:p>
          </table:table-cell>
          <table:table-cell table:style-name="Default" office:value-type="float" office:value="0.17056" calcext:value-type="float">
            <text:p>0.17056</text:p>
          </table:table-cell>
          <table:table-cell office:value-type="float" office:value="0.34028" calcext:value-type="float">
            <text:p>0.34028</text:p>
          </table:table-cell>
          <table:table-cell office:value-type="float" office:value="0.16173" calcext:value-type="float">
            <text:p>0.1617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c</text:p>
          </table:table-cell>
          <table:table-cell table:style-name="Default" office:value-type="float" office:value="0.18566" calcext:value-type="float">
            <text:p>0.18566</text:p>
          </table:table-cell>
          <table:table-cell table:style-name="Default" office:value-type="float" office:value="0.1596" calcext:value-type="float">
            <text:p>0.1596</text:p>
          </table:table-cell>
          <table:table-cell table:style-name="Default" office:value-type="float" office:value="0.16685" calcext:value-type="float">
            <text:p>0.16685</text:p>
          </table:table-cell>
          <table:table-cell table:style-name="Default" office:value-type="float" office:value="0.15906" calcext:value-type="float">
            <text:p>0.15906</text:p>
          </table:table-cell>
          <table:table-cell table:style-name="Default" office:value-type="float" office:value="0.16938" calcext:value-type="float">
            <text:p>0.16938</text:p>
          </table:table-cell>
          <table:table-cell office:value-type="float" office:value="0.33623" calcext:value-type="float">
            <text:p>0.33623</text:p>
          </table:table-cell>
          <table:table-cell office:value-type="float" office:value="0.1624" calcext:value-type="float">
            <text:p>0.162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d</text:p>
          </table:table-cell>
          <table:table-cell table:style-name="Default" office:value-type="float" office:value="0.18504" calcext:value-type="float">
            <text:p>0.18504</text:p>
          </table:table-cell>
          <table:table-cell table:style-name="Default" office:value-type="float" office:value="0.16764" calcext:value-type="float">
            <text:p>0.16764</text:p>
          </table:table-cell>
          <table:table-cell table:style-name="Default" office:value-type="float" office:value="0.16513" calcext:value-type="float">
            <text:p>0.16513</text:p>
          </table:table-cell>
          <table:table-cell table:style-name="Default" office:value-type="float" office:value="0.1597" calcext:value-type="float">
            <text:p>0.1597</text:p>
          </table:table-cell>
          <table:table-cell table:style-name="Default" office:value-type="float" office:value="0.17531" calcext:value-type="float">
            <text:p>0.17531</text:p>
          </table:table-cell>
          <table:table-cell office:value-type="float" office:value="0.34044" calcext:value-type="float">
            <text:p>0.34044</text:p>
          </table:table-cell>
          <table:table-cell office:value-type="float" office:value="0.16537" calcext:value-type="float">
            <text:p>0.1653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a</text:p>
          </table:table-cell>
          <table:table-cell table:style-name="Default" office:value-type="float" office:value="0.47724" calcext:value-type="float">
            <text:p>0.47724</text:p>
          </table:table-cell>
          <table:table-cell table:style-name="Default" office:value-type="float" office:value="0.1631" calcext:value-type="float">
            <text:p>0.1631</text:p>
          </table:table-cell>
          <table:table-cell table:style-name="Default" office:value-type="float" office:value="0.17138" calcext:value-type="float">
            <text:p>0.17138</text:p>
          </table:table-cell>
          <table:table-cell table:style-name="Default" office:value-type="float" office:value="0.16179" calcext:value-type="float">
            <text:p>0.16179</text:p>
          </table:table-cell>
          <table:table-cell table:style-name="Default" office:value-type="float" office:value="0.16922" calcext:value-type="float">
            <text:p>0.16922</text:p>
          </table:table-cell>
          <table:table-cell office:value-type="float" office:value="0.50982" calcext:value-type="float">
            <text:p>0.50982</text:p>
          </table:table-cell>
          <table:table-cell office:value-type="float" office:value="0.16433" calcext:value-type="float">
            <text:p>0.1643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b</text:p>
          </table:table-cell>
          <table:table-cell table:style-name="Default" office:value-type="float" office:value="0.32844" calcext:value-type="float">
            <text:p>0.32844</text:p>
          </table:table-cell>
          <table:table-cell table:style-name="Default" office:value-type="float" office:value="0.15947" calcext:value-type="float">
            <text:p>0.15947</text:p>
          </table:table-cell>
          <table:table-cell table:style-name="Default" office:value-type="float" office:value="0.17277" calcext:value-type="float">
            <text:p>0.17277</text:p>
          </table:table-cell>
          <table:table-cell table:style-name="Default" office:value-type="float" office:value="0.16042" calcext:value-type="float">
            <text:p>0.16042</text:p>
          </table:table-cell>
          <table:table-cell table:style-name="Default" office:value-type="float" office:value="0.1644" calcext:value-type="float">
            <text:p>0.1644</text:p>
          </table:table-cell>
          <table:table-cell office:value-type="float" office:value="0.50157" calcext:value-type="float">
            <text:p>0.50157</text:p>
          </table:table-cell>
          <table:table-cell office:value-type="float" office:value="0.16462" calcext:value-type="float">
            <text:p>0.1646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c</text:p>
          </table:table-cell>
          <table:table-cell table:style-name="Default" office:value-type="float" office:value="0.77182" calcext:value-type="float">
            <text:p>0.77182</text:p>
          </table:table-cell>
          <table:table-cell table:style-name="Default" office:value-type="float" office:value="0.16605" calcext:value-type="float">
            <text:p>0.16605</text:p>
          </table:table-cell>
          <table:table-cell table:style-name="Default" office:value-type="float" office:value="0.17493" calcext:value-type="float">
            <text:p>0.17493</text:p>
          </table:table-cell>
          <table:table-cell table:style-name="Default" office:value-type="float" office:value="0.16299" calcext:value-type="float">
            <text:p>0.16299</text:p>
          </table:table-cell>
          <table:table-cell table:style-name="Default" office:value-type="float" office:value="0.17136" calcext:value-type="float">
            <text:p>0.17136</text:p>
          </table:table-cell>
          <table:table-cell office:value-type="float" office:value="0.51765" calcext:value-type="float">
            <text:p>0.51765</text:p>
          </table:table-cell>
          <table:table-cell office:value-type="float" office:value="0.16952" calcext:value-type="float">
            <text:p>0.1695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d</text:p>
          </table:table-cell>
          <table:table-cell table:style-name="Default" office:value-type="float" office:value="4.55864" calcext:value-type="float">
            <text:p>4.55864</text:p>
          </table:table-cell>
          <table:table-cell table:style-name="Default" office:value-type="float" office:value="0.15766" calcext:value-type="float">
            <text:p>0.15766</text:p>
          </table:table-cell>
          <table:table-cell table:style-name="Default" office:value-type="float" office:value="0.17047" calcext:value-type="float">
            <text:p>0.17047</text:p>
          </table:table-cell>
          <table:table-cell table:style-name="Default" office:value-type="float" office:value="0.16001" calcext:value-type="float">
            <text:p>0.16001</text:p>
          </table:table-cell>
          <table:table-cell table:style-name="Default" office:value-type="float" office:value="0.16992" calcext:value-type="float">
            <text:p>0.16992</text:p>
          </table:table-cell>
          <table:table-cell office:value-type="float" office:value="0.34039" calcext:value-type="float">
            <text:p>0.34039</text:p>
          </table:table-cell>
          <table:table-cell office:value-type="float" office:value="0.16477" calcext:value-type="float">
            <text:p>0.1647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0a</text:p>
          </table:table-cell>
          <table:table-cell table:style-name="Default" office:value-type="float" office:value="0.60679" calcext:value-type="float">
            <text:p>0.60679</text:p>
          </table:table-cell>
          <table:table-cell table:style-name="Default" office:value-type="float" office:value="0.16223" calcext:value-type="float">
            <text:p>0.16223</text:p>
          </table:table-cell>
          <table:table-cell table:style-name="Default" office:value-type="float" office:value="0.17454" calcext:value-type="float">
            <text:p>0.17454</text:p>
          </table:table-cell>
          <table:table-cell table:style-name="Default" office:value-type="float" office:value="0.1679" calcext:value-type="float">
            <text:p>0.1679</text:p>
          </table:table-cell>
          <table:table-cell table:style-name="Default" office:value-type="float" office:value="0.16742" calcext:value-type="float">
            <text:p>0.16742</text:p>
          </table:table-cell>
          <table:table-cell office:value-type="float" office:value="0.34196" calcext:value-type="float">
            <text:p>0.34196</text:p>
          </table:table-cell>
          <table:table-cell office:value-type="float" office:value="0.16524" calcext:value-type="float">
            <text:p>0.1652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0b</text:p>
          </table:table-cell>
          <table:table-cell table:style-name="Default" office:value-type="float" office:value="0.52251" calcext:value-type="float">
            <text:p>0.52251</text:p>
          </table:table-cell>
          <table:table-cell table:style-name="Default" office:value-type="float" office:value="0.1666" calcext:value-type="float">
            <text:p>0.1666</text:p>
          </table:table-cell>
          <table:table-cell table:style-name="Default" office:value-type="float" office:value="0.16722" calcext:value-type="float">
            <text:p>0.16722</text:p>
          </table:table-cell>
          <table:table-cell table:style-name="Default" office:value-type="float" office:value="0.16488" calcext:value-type="float">
            <text:p>0.16488</text:p>
          </table:table-cell>
          <table:table-cell table:style-name="Default" office:value-type="float" office:value="0.17155" calcext:value-type="float">
            <text:p>0.17155</text:p>
          </table:table-cell>
          <table:table-cell office:value-type="float" office:value="0.33877" calcext:value-type="float">
            <text:p>0.33877</text:p>
          </table:table-cell>
          <table:table-cell office:value-type="float" office:value="0.19674" calcext:value-type="float">
            <text:p>0.1967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0c</text:p>
          </table:table-cell>
          <table:table-cell table:style-name="Default" office:value-type="float" office:value="0.54933" calcext:value-type="float">
            <text:p>0.54933</text:p>
          </table:table-cell>
          <table:table-cell table:style-name="Default" office:value-type="float" office:value="0.16136" calcext:value-type="float">
            <text:p>0.16136</text:p>
          </table:table-cell>
          <table:table-cell table:style-name="Default" office:value-type="float" office:value="0.16603" calcext:value-type="float">
            <text:p>0.16603</text:p>
          </table:table-cell>
          <table:table-cell table:style-name="Default" office:value-type="float" office:value="0.16171" calcext:value-type="float">
            <text:p>0.16171</text:p>
          </table:table-cell>
          <table:table-cell table:style-name="Default" office:value-type="float" office:value="0.16982" calcext:value-type="float">
            <text:p>0.16982</text:p>
          </table:table-cell>
          <table:table-cell office:value-type="float" office:value="0.33585" calcext:value-type="float">
            <text:p>0.33585</text:p>
          </table:table-cell>
          <table:table-cell office:value-type="float" office:value="0.17609" calcext:value-type="float">
            <text:p>0.1760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1a</text:p>
          </table:table-cell>
          <table:table-cell table:style-name="Default" office:value-type="float" office:value="0.21425" calcext:value-type="float">
            <text:p>0.21425</text:p>
          </table:table-cell>
          <table:table-cell table:style-name="Default" office:value-type="float" office:value="0.1638" calcext:value-type="float">
            <text:p>0.1638</text:p>
          </table:table-cell>
          <table:table-cell table:style-name="Default" office:value-type="float" office:value="0.16878" calcext:value-type="float">
            <text:p>0.16878</text:p>
          </table:table-cell>
          <table:table-cell table:style-name="Default" office:value-type="float" office:value="0.1629" calcext:value-type="float">
            <text:p>0.1629</text:p>
          </table:table-cell>
          <table:table-cell table:style-name="Default" office:value-type="float" office:value="0.17048" calcext:value-type="float">
            <text:p>0.17048</text:p>
          </table:table-cell>
          <table:table-cell office:value-type="float" office:value="0.33926" calcext:value-type="float">
            <text:p>0.33926</text:p>
          </table:table-cell>
          <table:table-cell office:value-type="float" office:value="0.16363" calcext:value-type="float">
            <text:p>0.1636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1b</text:p>
          </table:table-cell>
          <table:table-cell table:style-name="Default" office:value-type="float" office:value="0.19866" calcext:value-type="float">
            <text:p>0.19866</text:p>
          </table:table-cell>
          <table:table-cell table:style-name="Default" office:value-type="float" office:value="0.1602" calcext:value-type="float">
            <text:p>0.1602</text:p>
          </table:table-cell>
          <table:table-cell table:style-name="Default" office:value-type="float" office:value="0.16705" calcext:value-type="float">
            <text:p>0.16705</text:p>
          </table:table-cell>
          <table:table-cell table:style-name="Default" office:value-type="float" office:value="0.16528" calcext:value-type="float">
            <text:p>0.16528</text:p>
          </table:table-cell>
          <table:table-cell table:style-name="Default" office:value-type="float" office:value="0.17445" calcext:value-type="float">
            <text:p>0.17445</text:p>
          </table:table-cell>
          <table:table-cell office:value-type="float" office:value="0.51595" calcext:value-type="float">
            <text:p>0.51595</text:p>
          </table:table-cell>
          <table:table-cell office:value-type="float" office:value="0.17199" calcext:value-type="float">
            <text:p>0.1719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1c</text:p>
          </table:table-cell>
          <table:table-cell table:style-name="Default" office:value-type="float" office:value="0.20496" calcext:value-type="float">
            <text:p>0.20496</text:p>
          </table:table-cell>
          <table:table-cell table:style-name="Default" office:value-type="float" office:value="0.15538" calcext:value-type="float">
            <text:p>0.15538</text:p>
          </table:table-cell>
          <table:table-cell table:style-name="Default" office:value-type="float" office:value="0.1699" calcext:value-type="float">
            <text:p>0.1699</text:p>
          </table:table-cell>
          <table:table-cell table:style-name="Default" office:value-type="float" office:value="0.16119" calcext:value-type="float">
            <text:p>0.16119</text:p>
          </table:table-cell>
          <table:table-cell table:style-name="Default" office:value-type="float" office:value="0.16968" calcext:value-type="float">
            <text:p>0.16968</text:p>
          </table:table-cell>
          <table:table-cell office:value-type="float" office:value="0.33958" calcext:value-type="float">
            <text:p>0.33958</text:p>
          </table:table-cell>
          <table:table-cell office:value-type="float" office:value="0.16808" calcext:value-type="float">
            <text:p>0.1680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a</text:p>
          </table:table-cell>
          <table:table-cell table:style-name="Default" office:value-type="float" office:value="1.26299" calcext:value-type="float">
            <text:p>1.26299</text:p>
          </table:table-cell>
          <table:table-cell table:style-name="Default" office:value-type="float" office:value="0.15898" calcext:value-type="float">
            <text:p>0.15898</text:p>
          </table:table-cell>
          <table:table-cell table:style-name="Default" office:value-type="float" office:value="0.1797" calcext:value-type="float">
            <text:p>0.1797</text:p>
          </table:table-cell>
          <table:table-cell table:style-name="Default" office:value-type="float" office:value="0.16091" calcext:value-type="float">
            <text:p>0.16091</text:p>
          </table:table-cell>
          <table:table-cell table:style-name="Default" office:value-type="float" office:value="0.16651" calcext:value-type="float">
            <text:p>0.16651</text:p>
          </table:table-cell>
          <table:table-cell office:value-type="float" office:value="0.51272" calcext:value-type="float">
            <text:p>0.51272</text:p>
          </table:table-cell>
          <table:table-cell office:value-type="float" office:value="0.1652" calcext:value-type="float">
            <text:p>0.165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b</text:p>
          </table:table-cell>
          <table:table-cell table:style-name="Default" office:value-type="float" office:value="2.20603" calcext:value-type="float">
            <text:p>2.20603</text:p>
          </table:table-cell>
          <table:table-cell table:style-name="Default" office:value-type="float" office:value="0.16124" calcext:value-type="float">
            <text:p>0.16124</text:p>
          </table:table-cell>
          <table:table-cell table:style-name="Default" office:value-type="float" office:value="0.16998" calcext:value-type="float">
            <text:p>0.16998</text:p>
          </table:table-cell>
          <table:table-cell table:style-name="Default" office:value-type="float" office:value="0.16272" calcext:value-type="float">
            <text:p>0.16272</text:p>
          </table:table-cell>
          <table:table-cell table:style-name="Default" office:value-type="float" office:value="0.17179" calcext:value-type="float">
            <text:p>0.17179</text:p>
          </table:table-cell>
          <table:table-cell office:value-type="float" office:value="0.51356" calcext:value-type="float">
            <text:p>0.51356</text:p>
          </table:table-cell>
          <table:table-cell office:value-type="float" office:value="0.17101" calcext:value-type="float">
            <text:p>0.1710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c</text:p>
          </table:table-cell>
          <table:table-cell table:style-name="Default" office:value-type="float" office:value="1.22881" calcext:value-type="float">
            <text:p>1.22881</text:p>
          </table:table-cell>
          <table:table-cell table:style-name="Default" office:value-type="float" office:value="0.15806" calcext:value-type="float">
            <text:p>0.15806</text:p>
          </table:table-cell>
          <table:table-cell table:style-name="Default" office:value-type="float" office:value="0.17203" calcext:value-type="float">
            <text:p>0.17203</text:p>
          </table:table-cell>
          <table:table-cell table:style-name="Default" office:value-type="float" office:value="0.16233" calcext:value-type="float">
            <text:p>0.16233</text:p>
          </table:table-cell>
          <table:table-cell table:style-name="Default" office:value-type="float" office:value="0.17083" calcext:value-type="float">
            <text:p>0.17083</text:p>
          </table:table-cell>
          <table:table-cell office:value-type="float" office:value="0.34286" calcext:value-type="float">
            <text:p>0.34286</text:p>
          </table:table-cell>
          <table:table-cell office:value-type="float" office:value="0.1651" calcext:value-type="float">
            <text:p>0.165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d</text:p>
          </table:table-cell>
          <table:table-cell table:style-name="Default" office:value-type="float" office:value="1.21129" calcext:value-type="float">
            <text:p>1.21129</text:p>
          </table:table-cell>
          <table:table-cell table:style-name="Default" office:value-type="float" office:value="0.15784" calcext:value-type="float">
            <text:p>0.15784</text:p>
          </table:table-cell>
          <table:table-cell table:style-name="Default" office:value-type="float" office:value="0.19594" calcext:value-type="float">
            <text:p>0.19594</text:p>
          </table:table-cell>
          <table:table-cell table:style-name="Default" office:value-type="float" office:value="0.163" calcext:value-type="float">
            <text:p>0.163</text:p>
          </table:table-cell>
          <table:table-cell table:style-name="Default" office:value-type="float" office:value="0.17008" calcext:value-type="float">
            <text:p>0.17008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17098" calcext:value-type="float">
            <text:p>0.1709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3a</text:p>
          </table:table-cell>
          <table:table-cell table:style-name="Default" office:value-type="float" office:value="2.4552" calcext:value-type="float">
            <text:p>2.4552</text:p>
          </table:table-cell>
          <table:table-cell table:style-name="Default" office:value-type="float" office:value="0.16706" calcext:value-type="float">
            <text:p>0.16706</text:p>
          </table:table-cell>
          <table:table-cell table:style-name="Default" office:value-type="float" office:value="0.18862" calcext:value-type="float">
            <text:p>0.18862</text:p>
          </table:table-cell>
          <table:table-cell table:style-name="Default" office:value-type="float" office:value="0.25781" calcext:value-type="float">
            <text:p>0.25781</text:p>
          </table:table-cell>
          <table:table-cell table:style-name="Default" office:value-type="float" office:value="0.17539" calcext:value-type="float">
            <text:p>0.17539</text:p>
          </table:table-cell>
          <table:table-cell office:value-type="float" office:value="0.36401" calcext:value-type="float">
            <text:p>0.36401</text:p>
          </table:table-cell>
          <table:table-cell office:value-type="float" office:value="0.18377" calcext:value-type="float">
            <text:p>0.1837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3b</text:p>
          </table:table-cell>
          <table:table-cell table:style-name="Default" office:value-type="float" office:value="2.36257" calcext:value-type="float">
            <text:p>2.36257</text:p>
          </table:table-cell>
          <table:table-cell table:style-name="Default" office:value-type="float" office:value="0.15963" calcext:value-type="float">
            <text:p>0.15963</text:p>
          </table:table-cell>
          <table:table-cell table:style-name="Default" office:value-type="float" office:value="0.17356" calcext:value-type="float">
            <text:p>0.17356</text:p>
          </table:table-cell>
          <table:table-cell table:style-name="Default" office:value-type="float" office:value="0.16774" calcext:value-type="float">
            <text:p>0.16774</text:p>
          </table:table-cell>
          <table:table-cell table:style-name="Default" office:value-type="float" office:value="0.16831" calcext:value-type="float">
            <text:p>0.16831</text:p>
          </table:table-cell>
          <table:table-cell office:value-type="float" office:value="0.34187" calcext:value-type="float">
            <text:p>0.34187</text:p>
          </table:table-cell>
          <table:table-cell office:value-type="float" office:value="0.18275" calcext:value-type="float">
            <text:p>0.1827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3c</text:p>
          </table:table-cell>
          <table:table-cell table:style-name="Default" office:value-type="float" office:value="2.65045" calcext:value-type="float">
            <text:p>2.65045</text:p>
          </table:table-cell>
          <table:table-cell table:style-name="Default" office:value-type="float" office:value="0.15663" calcext:value-type="float">
            <text:p>0.15663</text:p>
          </table:table-cell>
          <table:table-cell table:style-name="Default" office:value-type="float" office:value="0.17985" calcext:value-type="float">
            <text:p>0.17985</text:p>
          </table:table-cell>
          <table:table-cell table:style-name="Default" office:value-type="float" office:value="0.16923" calcext:value-type="float">
            <text:p>0.16923</text:p>
          </table:table-cell>
          <table:table-cell table:style-name="Default" office:value-type="float" office:value="0.16873" calcext:value-type="float">
            <text:p>0.16873</text:p>
          </table:table-cell>
          <table:table-cell office:value-type="float" office:value="0.34858" calcext:value-type="float">
            <text:p>0.34858</text:p>
          </table:table-cell>
          <table:table-cell office:value-type="float" office:value="0.17815" calcext:value-type="float">
            <text:p>0.1781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4a</text:p>
          </table:table-cell>
          <table:table-cell table:style-name="Default" office:value-type="float" office:value="5.33669" calcext:value-type="float">
            <text:p>5.33669</text:p>
          </table:table-cell>
          <table:table-cell table:style-name="Default" office:value-type="float" office:value="0.16279" calcext:value-type="float">
            <text:p>0.16279</text:p>
          </table:table-cell>
          <table:table-cell table:style-name="Default" office:value-type="float" office:value="0.18163" calcext:value-type="float">
            <text:p>0.18163</text:p>
          </table:table-cell>
          <table:table-cell table:style-name="Default" office:value-type="float" office:value="0.17528" calcext:value-type="float">
            <text:p>0.17528</text:p>
          </table:table-cell>
          <table:table-cell table:style-name="Default" office:value-type="float" office:value="0.17671" calcext:value-type="float">
            <text:p>0.17671</text:p>
          </table:table-cell>
          <table:table-cell office:value-type="float" office:value="0.53505" calcext:value-type="float">
            <text:p>0.53505</text:p>
          </table:table-cell>
          <table:table-cell office:value-type="float" office:value="0.17194" calcext:value-type="float">
            <text:p>0.1719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4b</text:p>
          </table:table-cell>
          <table:table-cell table:style-name="Default" office:value-type="float" office:value="4.36981" calcext:value-type="float">
            <text:p>4.36981</text:p>
          </table:table-cell>
          <table:table-cell table:style-name="Default" office:value-type="float" office:value="0.16856" calcext:value-type="float">
            <text:p>0.16856</text:p>
          </table:table-cell>
          <table:table-cell table:style-name="Default" office:value-type="float" office:value="0.17947" calcext:value-type="float">
            <text:p>0.17947</text:p>
          </table:table-cell>
          <table:table-cell table:style-name="Default" office:value-type="float" office:value="0.23386" calcext:value-type="float">
            <text:p>0.23386</text:p>
          </table:table-cell>
          <table:table-cell table:style-name="Default" office:value-type="float" office:value="0.17314" calcext:value-type="float">
            <text:p>0.17314</text:p>
          </table:table-cell>
          <table:table-cell office:value-type="float" office:value="0.52575" calcext:value-type="float">
            <text:p>0.52575</text:p>
          </table:table-cell>
          <table:table-cell office:value-type="float" office:value="0.16535" calcext:value-type="float">
            <text:p>0.1653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5a</text:p>
          </table:table-cell>
          <table:table-cell table:style-name="Default" office:value-type="float" office:value="0.55055" calcext:value-type="float">
            <text:p>0.55055</text:p>
          </table:table-cell>
          <table:table-cell table:style-name="Default" office:value-type="float" office:value="0.18321" calcext:value-type="float">
            <text:p>0.18321</text:p>
          </table:table-cell>
          <table:table-cell table:style-name="Default" office:value-type="float" office:value="0.17452" calcext:value-type="float">
            <text:p>0.17452</text:p>
          </table:table-cell>
          <table:table-cell table:style-name="Default" office:value-type="float" office:value="0.16607" calcext:value-type="float">
            <text:p>0.16607</text:p>
          </table:table-cell>
          <table:table-cell table:style-name="Default" office:value-type="float" office:value="0.21032" calcext:value-type="float">
            <text:p>0.21032</text:p>
          </table:table-cell>
          <table:table-cell office:value-type="float" office:value="0.38484" calcext:value-type="float">
            <text:p>0.38484</text:p>
          </table:table-cell>
          <table:table-cell office:value-type="float" office:value="0.16825" calcext:value-type="float">
            <text:p>0.1682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5b</text:p>
          </table:table-cell>
          <table:table-cell table:style-name="Default" office:value-type="float" office:value="0.46825" calcext:value-type="float">
            <text:p>0.46825</text:p>
          </table:table-cell>
          <table:table-cell table:style-name="Default" office:value-type="float" office:value="0.16751" calcext:value-type="float">
            <text:p>0.16751</text:p>
          </table:table-cell>
          <table:table-cell table:style-name="Default" office:value-type="float" office:value="0.16253" calcext:value-type="float">
            <text:p>0.16253</text:p>
          </table:table-cell>
          <table:table-cell table:style-name="Default" office:value-type="float" office:value="0.16721" calcext:value-type="float">
            <text:p>0.16721</text:p>
          </table:table-cell>
          <table:table-cell table:style-name="Default" office:value-type="float" office:value="0.16558" calcext:value-type="float">
            <text:p>0.16558</text:p>
          </table:table-cell>
          <table:table-cell office:value-type="float" office:value="0.49369" calcext:value-type="float">
            <text:p>0.49369</text:p>
          </table:table-cell>
          <table:table-cell office:value-type="float" office:value="0.16912" calcext:value-type="float">
            <text:p>0.1691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5c</text:p>
          </table:table-cell>
          <table:table-cell table:style-name="Default" office:value-type="float" office:value="0.75983" calcext:value-type="float">
            <text:p>0.75983</text:p>
          </table:table-cell>
          <table:table-cell table:style-name="Default" office:value-type="float" office:value="0.16074" calcext:value-type="float">
            <text:p>0.16074</text:p>
          </table:table-cell>
          <table:table-cell table:style-name="Default" office:value-type="float" office:value="0.17034" calcext:value-type="float">
            <text:p>0.17034</text:p>
          </table:table-cell>
          <table:table-cell table:style-name="Default" office:value-type="float" office:value="0.16429" calcext:value-type="float">
            <text:p>0.16429</text:p>
          </table:table-cell>
          <table:table-cell table:style-name="Default" office:value-type="float" office:value="0.15722" calcext:value-type="float">
            <text:p>0.15722</text:p>
          </table:table-cell>
          <table:table-cell office:value-type="float" office:value="0.32756" calcext:value-type="float">
            <text:p>0.32756</text:p>
          </table:table-cell>
          <table:table-cell office:value-type="float" office:value="0.16026" calcext:value-type="float">
            <text:p>0.1602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6a</text:p>
          </table:table-cell>
          <table:table-cell table:style-name="Default" office:value-type="float" office:value="4.11958" calcext:value-type="float">
            <text:p>4.11958</text:p>
          </table:table-cell>
          <table:table-cell table:style-name="Default" office:value-type="float" office:value="0.1581" calcext:value-type="float">
            <text:p>0.1581</text:p>
          </table:table-cell>
          <table:table-cell table:style-name="Default" office:value-type="float" office:value="0.1815" calcext:value-type="float">
            <text:p>0.1815</text:p>
          </table:table-cell>
          <table:table-cell table:style-name="Default" office:value-type="float" office:value="0.16195" calcext:value-type="float">
            <text:p>0.16195</text:p>
          </table:table-cell>
          <table:table-cell table:style-name="Default" office:value-type="float" office:value="0.16009" calcext:value-type="float">
            <text:p>0.16009</text:p>
          </table:table-cell>
          <table:table-cell office:value-type="float" office:value="0.50168" calcext:value-type="float">
            <text:p>0.50168</text:p>
          </table:table-cell>
          <table:table-cell office:value-type="float" office:value="0.16587" calcext:value-type="float">
            <text:p>0.1658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6b</text:p>
          </table:table-cell>
          <table:table-cell table:style-name="Default" office:value-type="float" office:value="2.94853" calcext:value-type="float">
            <text:p>2.94853</text:p>
          </table:table-cell>
          <table:table-cell table:style-name="Default" office:value-type="float" office:value="0.16637" calcext:value-type="float">
            <text:p>0.16637</text:p>
          </table:table-cell>
          <table:table-cell table:style-name="Default" office:value-type="float" office:value="0.17263" calcext:value-type="float">
            <text:p>0.17263</text:p>
          </table:table-cell>
          <table:table-cell table:style-name="Default" office:value-type="float" office:value="0.16631" calcext:value-type="float">
            <text:p>0.16631</text:p>
          </table:table-cell>
          <table:table-cell table:style-name="Default" office:value-type="float" office:value="0.16322" calcext:value-type="float">
            <text:p>0.16322</text:p>
          </table:table-cell>
          <table:table-cell office:value-type="float" office:value="0.49907" calcext:value-type="float">
            <text:p>0.49907</text:p>
          </table:table-cell>
          <table:table-cell office:value-type="float" office:value="0.17232" calcext:value-type="float">
            <text:p>0.1723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6c</text:p>
          </table:table-cell>
          <table:table-cell table:style-name="Default" office:value-type="float" office:value="18.23245" calcext:value-type="float">
            <text:p>18.23245</text:p>
          </table:table-cell>
          <table:table-cell table:style-name="Default" office:value-type="float" office:value="0.16126" calcext:value-type="float">
            <text:p>0.16126</text:p>
          </table:table-cell>
          <table:table-cell table:style-name="Default" office:value-type="float" office:value="0.17474" calcext:value-type="float">
            <text:p>0.17474</text:p>
          </table:table-cell>
          <table:table-cell table:style-name="Default" office:value-type="float" office:value="0.16376" calcext:value-type="float">
            <text:p>0.16376</text:p>
          </table:table-cell>
          <table:table-cell table:style-name="Default" office:value-type="float" office:value="0.16285" calcext:value-type="float">
            <text:p>0.16285</text:p>
          </table:table-cell>
          <table:table-cell office:value-type="float" office:value="0.33759" calcext:value-type="float">
            <text:p>0.33759</text:p>
          </table:table-cell>
          <table:table-cell office:value-type="float" office:value="0.16544" calcext:value-type="float">
            <text:p>0.1654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3a</text:p>
          </table:table-cell>
          <table:table-cell table:style-name="Default" office:value-type="float" office:value="10.76656" calcext:value-type="float">
            <text:p>10.76656</text:p>
          </table:table-cell>
          <table:table-cell table:style-name="Default" office:value-type="float" office:value="0.1572" calcext:value-type="float">
            <text:p>0.1572</text:p>
          </table:table-cell>
          <table:table-cell table:style-name="Default" office:value-type="float" office:value="0.1883" calcext:value-type="float">
            <text:p>0.1883</text:p>
          </table:table-cell>
          <table:table-cell table:style-name="Default" office:value-type="float" office:value="0.16112" calcext:value-type="float">
            <text:p>0.16112</text:p>
          </table:table-cell>
          <table:table-cell table:style-name="Default" office:value-type="float" office:value="0.17005" calcext:value-type="float">
            <text:p>0.17005</text:p>
          </table:table-cell>
          <table:table-cell office:value-type="float" office:value="0.35835" calcext:value-type="float">
            <text:p>0.35835</text:p>
          </table:table-cell>
          <table:table-cell office:value-type="float" office:value="0.16381" calcext:value-type="float">
            <text:p>0.1638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3b</text:p>
          </table:table-cell>
          <table:table-cell table:style-name="Default" office:value-type="float" office:value="1.08051" calcext:value-type="float">
            <text:p>1.08051</text:p>
          </table:table-cell>
          <table:table-cell table:style-name="Default" office:value-type="float" office:value="0.16706" calcext:value-type="float">
            <text:p>0.16706</text:p>
          </table:table-cell>
          <table:table-cell table:style-name="Default" office:value-type="float" office:value="0.17859" calcext:value-type="float">
            <text:p>0.17859</text:p>
          </table:table-cell>
          <table:table-cell table:style-name="Default" office:value-type="float" office:value="0.16843" calcext:value-type="float">
            <text:p>0.16843</text:p>
          </table:table-cell>
          <table:table-cell table:style-name="Default" office:value-type="float" office:value="0.17194" calcext:value-type="float">
            <text:p>0.17194</text:p>
          </table:table-cell>
          <table:table-cell office:value-type="float" office:value="0.35053" calcext:value-type="float">
            <text:p>0.35053</text:p>
          </table:table-cell>
          <table:table-cell office:value-type="float" office:value="0.17262" calcext:value-type="float">
            <text:p>0.1726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3c</text:p>
          </table:table-cell>
          <table:table-cell table:style-name="Default" office:value-type="float" office:value="6.62238" calcext:value-type="float">
            <text:p>6.62238</text:p>
          </table:table-cell>
          <table:table-cell table:style-name="Default" office:value-type="float" office:value="0.1578" calcext:value-type="float">
            <text:p>0.1578</text:p>
          </table:table-cell>
          <table:table-cell table:style-name="Default" office:value-type="float" office:value="0.17787" calcext:value-type="float">
            <text:p>0.17787</text:p>
          </table:table-cell>
          <table:table-cell table:style-name="Default" office:value-type="float" office:value="0.16524" calcext:value-type="float">
            <text:p>0.16524</text:p>
          </table:table-cell>
          <table:table-cell table:style-name="Default" office:value-type="float" office:value="0.17208" calcext:value-type="float">
            <text:p>0.17208</text:p>
          </table:table-cell>
          <table:table-cell office:value-type="float" office:value="0.34995" calcext:value-type="float">
            <text:p>0.34995</text:p>
          </table:table-cell>
          <table:table-cell office:value-type="float" office:value="0.16662" calcext:value-type="float">
            <text:p>0.1666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7a</text:p>
          </table:table-cell>
          <table:table-cell table:style-name="Default" office:value-type="float" office:value="9.66198" calcext:value-type="float">
            <text:p>9.66198</text:p>
          </table:table-cell>
          <table:table-cell table:style-name="Default" office:value-type="float" office:value="0.16205" calcext:value-type="float">
            <text:p>0.16205</text:p>
          </table:table-cell>
          <table:table-cell table:style-name="Default" office:value-type="float" office:value="0.18504" calcext:value-type="float">
            <text:p>0.18504</text:p>
          </table:table-cell>
          <table:table-cell table:style-name="Default" office:value-type="float" office:value="0.1647" calcext:value-type="float">
            <text:p>0.1647</text:p>
          </table:table-cell>
          <table:table-cell table:style-name="Default" office:value-type="float" office:value="0.17309" calcext:value-type="float">
            <text:p>0.17309</text:p>
          </table:table-cell>
          <table:table-cell office:value-type="float" office:value="0.35813" calcext:value-type="float">
            <text:p>0.35813</text:p>
          </table:table-cell>
          <table:table-cell office:value-type="float" office:value="0.16644" calcext:value-type="float">
            <text:p>0.16644</text:p>
          </table:table-cell>
          <table:table-cell table:style-name="ce7"/>
          <table:table-cell table:number-columns-repeated="8"/>
          <table:table-cell table:style-name="ce7"/>
          <table:table-cell table:number-columns-repeated="8"/>
          <table:table-cell table:style-name="ce7" table:number-columns-repeated="16358"/>
        </table:table-row>
        <table:table-row table:style-name="ro2">
          <table:table-cell table:style-name="Default" office:value-type="string" calcext:value-type="string">
            <text:p>27b</text:p>
          </table:table-cell>
          <table:table-cell table:style-name="Default" office:value-type="float" office:value="3.14877" calcext:value-type="float">
            <text:p>3.14877</text:p>
          </table:table-cell>
          <table:table-cell table:style-name="Default" office:value-type="float" office:value="0.16433" calcext:value-type="float">
            <text:p>0.16433</text:p>
          </table:table-cell>
          <table:table-cell table:style-name="Default" office:value-type="float" office:value="0.18062" calcext:value-type="float">
            <text:p>0.18062</text:p>
          </table:table-cell>
          <table:table-cell table:style-name="Default" office:value-type="float" office:value="0.16152" calcext:value-type="float">
            <text:p>0.16152</text:p>
          </table:table-cell>
          <table:table-cell table:style-name="Default" office:value-type="float" office:value="0.17544" calcext:value-type="float">
            <text:p>0.17544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1713" calcext:value-type="float">
            <text:p>0.171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7c</text:p>
          </table:table-cell>
          <table:table-cell table:style-name="Default" office:value-type="float" office:value="9.67728" calcext:value-type="float">
            <text:p>9.67728</text:p>
          </table:table-cell>
          <table:table-cell table:style-name="Default" office:value-type="float" office:value="0.16159" calcext:value-type="float">
            <text:p>0.16159</text:p>
          </table:table-cell>
          <table:table-cell table:style-name="Default" office:value-type="float" office:value="0.18098" calcext:value-type="float">
            <text:p>0.18098</text:p>
          </table:table-cell>
          <table:table-cell table:style-name="Default" office:value-type="float" office:value="0.16472" calcext:value-type="float">
            <text:p>0.16472</text:p>
          </table:table-cell>
          <table:table-cell table:style-name="Default" office:value-type="float" office:value="0.17057" calcext:value-type="float">
            <text:p>0.17057</text:p>
          </table:table-cell>
          <table:table-cell office:value-type="float" office:value="0.35155" calcext:value-type="float">
            <text:p>0.35155</text:p>
          </table:table-cell>
          <table:table-cell office:value-type="float" office:value="0.16171" calcext:value-type="float">
            <text:p>0.1617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8a</text:p>
          </table:table-cell>
          <table:table-cell table:style-name="Default" office:value-type="float" office:value="2651.27791" calcext:value-type="float">
            <text:p>2651.27791</text:p>
          </table:table-cell>
          <table:table-cell table:style-name="Default" office:value-type="float" office:value="0.16132" calcext:value-type="float">
            <text:p>0.16132</text:p>
          </table:table-cell>
          <table:table-cell table:style-name="Default" office:value-type="float" office:value="0.19286" calcext:value-type="float">
            <text:p>0.19286</text:p>
          </table:table-cell>
          <table:table-cell table:style-name="Default" office:value-type="float" office:value="0.1565" calcext:value-type="float">
            <text:p>0.1565</text:p>
          </table:table-cell>
          <table:table-cell table:style-name="Default" office:value-type="float" office:value="0.16218" calcext:value-type="float">
            <text:p>0.16218</text:p>
          </table:table-cell>
          <table:table-cell office:value-type="float" office:value="0.51722" calcext:value-type="float">
            <text:p>0.51722</text:p>
          </table:table-cell>
          <table:table-cell office:value-type="float" office:value="0.16415" calcext:value-type="float">
            <text:p>0.1641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8b</text:p>
          </table:table-cell>
          <table:table-cell table:style-name="Default" office:value-type="float" office:value="882.5276" calcext:value-type="float">
            <text:p>882.5276</text:p>
          </table:table-cell>
          <table:table-cell table:style-name="Default" office:value-type="float" office:value="0.16396" calcext:value-type="float">
            <text:p>0.16396</text:p>
          </table:table-cell>
          <table:table-cell table:style-name="Default" office:value-type="float" office:value="0.18471" calcext:value-type="float">
            <text:p>0.18471</text:p>
          </table:table-cell>
          <table:table-cell table:style-name="Default" office:value-type="float" office:value="0.16217" calcext:value-type="float">
            <text:p>0.16217</text:p>
          </table:table-cell>
          <table:table-cell table:style-name="Default" office:value-type="float" office:value="0.17034" calcext:value-type="float">
            <text:p>0.17034</text:p>
          </table:table-cell>
          <table:table-cell office:value-type="float" office:value="0.52539" calcext:value-type="float">
            <text:p>0.52539</text:p>
          </table:table-cell>
          <table:table-cell office:value-type="float" office:value="0.17056" calcext:value-type="float">
            <text:p>0.1705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8c</text:p>
          </table:table-cell>
          <table:table-cell table:style-name="Default" office:value-type="float" office:value="24.9946" calcext:value-type="float">
            <text:p>24.9946</text:p>
          </table:table-cell>
          <table:table-cell table:style-name="Default" office:value-type="float" office:value="0.15716" calcext:value-type="float">
            <text:p>0.15716</text:p>
          </table:table-cell>
          <table:table-cell table:style-name="Default" office:value-type="float" office:value="0.18747" calcext:value-type="float">
            <text:p>0.18747</text:p>
          </table:table-cell>
          <table:table-cell table:style-name="Default" office:value-type="float" office:value="0.15457" calcext:value-type="float">
            <text:p>0.15457</text:p>
          </table:table-cell>
          <table:table-cell table:style-name="Default" office:value-type="float" office:value="0.17069" calcext:value-type="float">
            <text:p>0.17069</text:p>
          </table:table-cell>
          <table:table-cell office:value-type="float" office:value="0.35816" calcext:value-type="float">
            <text:p>0.35816</text:p>
          </table:table-cell>
          <table:table-cell office:value-type="float" office:value="0.16501" calcext:value-type="float">
            <text:p>0.1650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0a</text:p>
          </table:table-cell>
          <table:table-cell table:style-name="Default" office:value-type="float" office:value="133.51818" calcext:value-type="float">
            <text:p>133.51818</text:p>
          </table:table-cell>
          <table:table-cell table:style-name="Default" office:value-type="float" office:value="0.16247" calcext:value-type="float">
            <text:p>0.16247</text:p>
          </table:table-cell>
          <table:table-cell table:style-name="Default" office:value-type="float" office:value="0.19051" calcext:value-type="float">
            <text:p>0.19051</text:p>
          </table:table-cell>
          <table:table-cell table:style-name="Default" office:value-type="float" office:value="0.15858" calcext:value-type="float">
            <text:p>0.15858</text:p>
          </table:table-cell>
          <table:table-cell table:style-name="Default" office:value-type="float" office:value="0.16684" calcext:value-type="float">
            <text:p>0.16684</text:p>
          </table:table-cell>
          <table:table-cell office:value-type="float" office:value="0.52419" calcext:value-type="float">
            <text:p>0.52419</text:p>
          </table:table-cell>
          <table:table-cell office:value-type="float" office:value="0.16449" calcext:value-type="float">
            <text:p>0.1644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0b</text:p>
          </table:table-cell>
          <table:table-cell table:style-name="Default" office:value-type="float" office:value="77.16089" calcext:value-type="float">
            <text:p>77.16089</text:p>
          </table:table-cell>
          <table:table-cell table:style-name="Default" office:value-type="float" office:value="0.16577" calcext:value-type="float">
            <text:p>0.16577</text:p>
          </table:table-cell>
          <table:table-cell table:style-name="Default" office:value-type="float" office:value="0.18005" calcext:value-type="float">
            <text:p>0.18005</text:p>
          </table:table-cell>
          <table:table-cell table:style-name="Default" office:value-type="float" office:value="0.16329" calcext:value-type="float">
            <text:p>0.16329</text:p>
          </table:table-cell>
          <table:table-cell table:style-name="Default" office:value-type="float" office:value="0.17917" calcext:value-type="float">
            <text:p>0.17917</text:p>
          </table:table-cell>
          <table:table-cell office:value-type="float" office:value="0.53839" calcext:value-type="float">
            <text:p>0.53839</text:p>
          </table:table-cell>
          <table:table-cell office:value-type="float" office:value="0.17165" calcext:value-type="float">
            <text:p>0.1716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0c</text:p>
          </table:table-cell>
          <table:table-cell table:style-name="Default" office:value-type="float" office:value="325.10186" calcext:value-type="float">
            <text:p>325.10186</text:p>
          </table:table-cell>
          <table:table-cell table:style-name="Default" office:value-type="float" office:value="0.16179" calcext:value-type="float">
            <text:p>0.16179</text:p>
          </table:table-cell>
          <table:table-cell table:style-name="Default" office:value-type="float" office:value="0.17822" calcext:value-type="float">
            <text:p>0.17822</text:p>
          </table:table-cell>
          <table:table-cell table:style-name="Default" office:value-type="float" office:value="0.15577" calcext:value-type="float">
            <text:p>0.15577</text:p>
          </table:table-cell>
          <table:table-cell table:style-name="Default" office:value-type="float" office:value="0.1686" calcext:value-type="float">
            <text:p>0.1686</text:p>
          </table:table-cell>
          <table:table-cell office:value-type="float" office:value="0.34682" calcext:value-type="float">
            <text:p>0.34682</text:p>
          </table:table-cell>
          <table:table-cell office:value-type="float" office:value="0.16551" calcext:value-type="float">
            <text:p>0.1655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1a</text:p>
          </table:table-cell>
          <table:table-cell table:style-name="Default" office:value-type="float" office:value="14.82985" calcext:value-type="float">
            <text:p>14.82985</text:p>
          </table:table-cell>
          <table:table-cell table:style-name="Default" office:value-type="float" office:value="0.16055" calcext:value-type="float">
            <text:p>0.16055</text:p>
          </table:table-cell>
          <table:table-cell table:style-name="Default" office:value-type="float" office:value="0.18105" calcext:value-type="float">
            <text:p>0.18105</text:p>
          </table:table-cell>
          <table:table-cell table:style-name="Default" office:value-type="float" office:value="0.15728" calcext:value-type="float">
            <text:p>0.15728</text:p>
          </table:table-cell>
          <table:table-cell table:style-name="Default" office:value-type="float" office:value="0.17768" calcext:value-type="float">
            <text:p>0.17768</text:p>
          </table:table-cell>
          <table:table-cell office:value-type="float" office:value="0.35873" calcext:value-type="float">
            <text:p>0.35873</text:p>
          </table:table-cell>
          <table:table-cell office:value-type="float" office:value="0.16595" calcext:value-type="float">
            <text:p>0.1659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1b</text:p>
          </table:table-cell>
          <table:table-cell table:style-name="Default" office:value-type="float" office:value="17.10101" calcext:value-type="float">
            <text:p>17.10101</text:p>
          </table:table-cell>
          <table:table-cell table:style-name="Default" office:value-type="float" office:value="0.16402" calcext:value-type="float">
            <text:p>0.16402</text:p>
          </table:table-cell>
          <table:table-cell table:style-name="Default" office:value-type="float" office:value="0.17024" calcext:value-type="float">
            <text:p>0.17024</text:p>
          </table:table-cell>
          <table:table-cell table:style-name="Default" office:value-type="float" office:value="0.16299" calcext:value-type="float">
            <text:p>0.16299</text:p>
          </table:table-cell>
          <table:table-cell table:style-name="Default" office:value-type="float" office:value="0.17588" calcext:value-type="float">
            <text:p>0.17588</text:p>
          </table:table-cell>
          <table:table-cell office:value-type="float" office:value="0.522" calcext:value-type="float">
            <text:p>0.522</text:p>
          </table:table-cell>
          <table:table-cell office:value-type="float" office:value="0.17087" calcext:value-type="float">
            <text:p>0.1708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1c</text:p>
          </table:table-cell>
          <table:table-cell table:style-name="Default" office:value-type="float" office:value="21.5369" calcext:value-type="float">
            <text:p>21.5369</text:p>
          </table:table-cell>
          <table:table-cell table:style-name="Default" office:value-type="float" office:value="0.15872" calcext:value-type="float">
            <text:p>0.15872</text:p>
          </table:table-cell>
          <table:table-cell table:style-name="Default" office:value-type="float" office:value="0.1742" calcext:value-type="float">
            <text:p>0.1742</text:p>
          </table:table-cell>
          <table:table-cell table:style-name="Default" office:value-type="float" office:value="0.15629" calcext:value-type="float">
            <text:p>0.15629</text:p>
          </table:table-cell>
          <table:table-cell table:style-name="Default" office:value-type="float" office:value="0.17011" calcext:value-type="float">
            <text:p>0.17011</text:p>
          </table:table-cell>
          <table:table-cell office:value-type="float" office:value="0.34431" calcext:value-type="float">
            <text:p>0.34431</text:p>
          </table:table-cell>
          <table:table-cell office:value-type="float" office:value="0.15917" calcext:value-type="float">
            <text:p>0.15917</text:p>
          </table:table-cell>
          <table:table-cell table:number-columns-repeated="16376"/>
        </table:table-row>
        <table:table-row table:style-name="ro2" table:number-rows-repeated="2">
          <table:table-cell table:style-name="Default"/>
          <table:table-cell table:style-name="ce1" table:number-columns-repeated="5"/>
          <table:table-cell table:number-columns-repeated="16378"/>
        </table:table-row>
        <table:table-row table:style-name="ro2">
          <table:table-cell table:style-name="ce1" table:number-columns-repeated="6"/>
          <table:table-cell table:number-columns-repeated="16378"/>
        </table:table-row>
        <table:table-row table:style-name="ro2" table:number-rows-repeated="885">
          <table:table-cell table:number-columns-repeated="1638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6378"/>
        </table:table-row>
      </table:table>
      <table:table table:name="estimate" table:style-name="ta1">
        <office:forms form:automatic-focus="false" form:apply-design-mode="false"/>
        <table:shapes>
          <draw:frame draw:z-index="0" draw:style-name="gr1" draw:text-style-name="P1" svg:width="8.2043in" svg:height="3.5413in" svg:x="8.0417in" svg:y="1.2366in">
            <draw:object draw:notify-on-update-of-ranges="estimate.A2:estimate.A111 estimate.I2:estimate.I2 estimate.B2:estimate.B111 estimate.I3:estimate.I3 estimate.C2:estimate.C111 estimate.I4:estimate.I4 estimate.E2:estimate.E111 estimate.I6:estimate.I6 estimate.H2:estimate.H111 estimate.I5:estimate.I5 estimate.G2:estimate.G1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4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query name</text:p>
          </table:table-cell>
          <table:table-cell table:style-name="ce1" office:value-type="string" calcext:value-type="string">
            <text:p>Exhaustive</text:p>
          </table:table-cell>
          <table:table-cell table:style-name="ce1" office:value-type="string" calcext:value-type="string">
            <text:p>Kruskal</text:p>
          </table:table-cell>
          <table:table-cell table:style-name="ce1" office:value-type="string" calcext:value-type="string">
            <text:p>Kruskal Ensemble</text:p>
          </table:table-cell>
          <table:table-cell table:style-name="ce1" office:value-type="string" calcext:value-type="string">
            <text:p>Prim</text:p>
          </table:table-cell>
          <table:table-cell table:style-name="ce1" office:value-type="string" calcext:value-type="string">
            <text:p>Prim Ensemble</text:p>
          </table:table-cell>
          <table:table-cell table:style-name="ce1" office:value-type="string" calcext:value-type="string">
            <text:p>Ensemble MST</text:p>
          </table:table-cell>
          <table:table-cell office:value-type="string" calcext:value-type="string">
            <text:p>GOO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a</text:p>
          </table:table-cell>
          <table:table-cell table:style-name="Default" office:value-type="float" office:value="0.17842" calcext:value-type="float">
            <text:p>0.17842</text:p>
          </table:table-cell>
          <table:table-cell table:style-name="Default" office:value-type="float" office:value="0.17026" calcext:value-type="float">
            <text:p>0.17026</text:p>
          </table:table-cell>
          <table:table-cell table:style-name="Default" office:value-type="float" office:value="0.18067" calcext:value-type="float">
            <text:p>0.18067</text:p>
          </table:table-cell>
          <table:table-cell table:style-name="Default" office:value-type="float" office:value="0.17683" calcext:value-type="float">
            <text:p>0.17683</text:p>
          </table:table-cell>
          <table:table-cell table:style-name="Default" office:value-type="float" office:value="0.17111" calcext:value-type="float">
            <text:p>0.17111</text:p>
          </table:table-cell>
          <table:table-cell office:value-type="float" office:value="0.35178" calcext:value-type="float">
            <text:p>0.35178</text:p>
          </table:table-cell>
          <table:table-cell office:value-type="float" office:value="0.17644" calcext:value-type="float">
            <text:p>0.17644</text:p>
          </table:table-cell>
          <table:table-cell office:value-type="string" calcext:value-type="string">
            <text:p>Exhaustive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1b</text:p>
          </table:table-cell>
          <table:table-cell table:style-name="Default" office:value-type="float" office:value="0.17543" calcext:value-type="float">
            <text:p>0.17543</text:p>
          </table:table-cell>
          <table:table-cell table:style-name="Default" office:value-type="float" office:value="0.17309" calcext:value-type="float">
            <text:p>0.17309</text:p>
          </table:table-cell>
          <table:table-cell table:style-name="Default" office:value-type="float" office:value="0.19366" calcext:value-type="float">
            <text:p>0.19366</text:p>
          </table:table-cell>
          <table:table-cell table:style-name="Default" office:value-type="float" office:value="0.1734" calcext:value-type="float">
            <text:p>0.1734</text:p>
          </table:table-cell>
          <table:table-cell table:style-name="Default" office:value-type="float" office:value="0.17354" calcext:value-type="float">
            <text:p>0.17354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16963" calcext:value-type="float">
            <text:p>0.16963</text:p>
          </table:table-cell>
          <table:table-cell office:value-type="string" calcext:value-type="string">
            <text:p>Kruskal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1c</text:p>
          </table:table-cell>
          <table:table-cell table:style-name="Default" office:value-type="float" office:value="0.17623" calcext:value-type="float">
            <text:p>0.17623</text:p>
          </table:table-cell>
          <table:table-cell table:style-name="Default" office:value-type="float" office:value="0.17207" calcext:value-type="float">
            <text:p>0.17207</text:p>
          </table:table-cell>
          <table:table-cell table:style-name="Default" office:value-type="float" office:value="0.16839" calcext:value-type="float">
            <text:p>0.16839</text:p>
          </table:table-cell>
          <table:table-cell table:style-name="Default" office:value-type="float" office:value="0.16954" calcext:value-type="float">
            <text:p>0.16954</text:p>
          </table:table-cell>
          <table:table-cell table:style-name="Default" office:value-type="float" office:value="0.17119" calcext:value-type="float">
            <text:p>0.17119</text:p>
          </table:table-cell>
          <table:table-cell office:value-type="float" office:value="0.33958" calcext:value-type="float">
            <text:p>0.33958</text:p>
          </table:table-cell>
          <table:table-cell office:value-type="float" office:value="0.16821" calcext:value-type="float">
            <text:p>0.16821</text:p>
          </table:table-cell>
          <table:table-cell office:value-type="string" calcext:value-type="string">
            <text:p>Prim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1d</text:p>
          </table:table-cell>
          <table:table-cell table:style-name="Default" office:value-type="float" office:value="0.15473" calcext:value-type="float">
            <text:p>0.15473</text:p>
          </table:table-cell>
          <table:table-cell table:style-name="Default" office:value-type="float" office:value="0.16763" calcext:value-type="float">
            <text:p>0.16763</text:p>
          </table:table-cell>
          <table:table-cell table:style-name="Default" office:value-type="float" office:value="0.163" calcext:value-type="float">
            <text:p>0.163</text:p>
          </table:table-cell>
          <table:table-cell table:style-name="Default" office:value-type="float" office:value="0.16464" calcext:value-type="float">
            <text:p>0.16464</text:p>
          </table:table-cell>
          <table:table-cell table:style-name="Default" office:value-type="float" office:value="0.16364" calcext:value-type="float">
            <text:p>0.16364</text:p>
          </table:table-cell>
          <table:table-cell office:value-type="float" office:value="0.32664" calcext:value-type="float">
            <text:p>0.32664</text:p>
          </table:table-cell>
          <table:table-cell office:value-type="float" office:value="0.16378" calcext:value-type="float">
            <text:p>0.16378</text:p>
          </table:table-cell>
          <table:table-cell office:value-type="string" calcext:value-type="string">
            <text:p>Ensemble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2a</text:p>
          </table:table-cell>
          <table:table-cell table:style-name="Default" office:value-type="float" office:value="0.15405" calcext:value-type="float">
            <text:p>0.15405</text:p>
          </table:table-cell>
          <table:table-cell table:style-name="Default" office:value-type="float" office:value="0.16685" calcext:value-type="float">
            <text:p>0.16685</text:p>
          </table:table-cell>
          <table:table-cell table:style-name="Default" office:value-type="float" office:value="0.16363" calcext:value-type="float">
            <text:p>0.16363</text:p>
          </table:table-cell>
          <table:table-cell table:style-name="Default" office:value-type="float" office:value="0.16436" calcext:value-type="float">
            <text:p>0.16436</text:p>
          </table:table-cell>
          <table:table-cell table:style-name="Default" office:value-type="float" office:value="0.16753" calcext:value-type="float">
            <text:p>0.16753</text:p>
          </table:table-cell>
          <table:table-cell office:value-type="float" office:value="0.33116" calcext:value-type="float">
            <text:p>0.33116</text:p>
          </table:table-cell>
          <table:table-cell office:value-type="float" office:value="0.16109" calcext:value-type="float">
            <text:p>0.16109</text:p>
          </table:table-cell>
          <table:table-cell office:value-type="string" calcext:value-type="string">
            <text:p>GOO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2b</text:p>
          </table:table-cell>
          <table:table-cell table:style-name="Default" office:value-type="float" office:value="0.16051" calcext:value-type="float">
            <text:p>0.16051</text:p>
          </table:table-cell>
          <table:table-cell table:style-name="Default" office:value-type="float" office:value="0.17672" calcext:value-type="float">
            <text:p>0.17672</text:p>
          </table:table-cell>
          <table:table-cell table:style-name="Default" office:value-type="float" office:value="0.16561" calcext:value-type="float">
            <text:p>0.16561</text:p>
          </table:table-cell>
          <table:table-cell table:style-name="Default" office:value-type="float" office:value="0.18464" calcext:value-type="float">
            <text:p>0.18464</text:p>
          </table:table-cell>
          <table:table-cell table:style-name="Default" office:value-type="float" office:value="0.17624" calcext:value-type="float">
            <text:p>0.17624</text:p>
          </table:table-cell>
          <table:table-cell office:value-type="float" office:value="0.34185" calcext:value-type="float">
            <text:p>0.34185</text:p>
          </table:table-cell>
          <table:table-cell office:value-type="float" office:value="0.1742" calcext:value-type="float">
            <text:p>0.174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c</text:p>
          </table:table-cell>
          <table:table-cell table:style-name="Default" office:value-type="float" office:value="0.15182" calcext:value-type="float">
            <text:p>0.15182</text:p>
          </table:table-cell>
          <table:table-cell table:style-name="Default" office:value-type="float" office:value="0.16079" calcext:value-type="float">
            <text:p>0.16079</text:p>
          </table:table-cell>
          <table:table-cell table:style-name="Default" office:value-type="float" office:value="0.15815" calcext:value-type="float">
            <text:p>0.15815</text:p>
          </table:table-cell>
          <table:table-cell table:style-name="Default" office:value-type="float" office:value="0.16816" calcext:value-type="float">
            <text:p>0.16816</text:p>
          </table:table-cell>
          <table:table-cell table:style-name="Default" office:value-type="float" office:value="0.16697" calcext:value-type="float">
            <text:p>0.16697</text:p>
          </table:table-cell>
          <table:table-cell office:value-type="float" office:value="0.32512" calcext:value-type="float">
            <text:p>0.32512</text:p>
          </table:table-cell>
          <table:table-cell office:value-type="float" office:value="0.16199" calcext:value-type="float">
            <text:p>0.1619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d</text:p>
          </table:table-cell>
          <table:table-cell table:style-name="Default" office:value-type="float" office:value="0.16809" calcext:value-type="float">
            <text:p>0.16809</text:p>
          </table:table-cell>
          <table:table-cell table:style-name="Default" office:value-type="float" office:value="0.1646" calcext:value-type="float">
            <text:p>0.1646</text:p>
          </table:table-cell>
          <table:table-cell table:style-name="Default" office:value-type="float" office:value="0.1633" calcext:value-type="float">
            <text:p>0.1633</text:p>
          </table:table-cell>
          <table:table-cell table:style-name="Default" office:value-type="float" office:value="0.16939" calcext:value-type="float">
            <text:p>0.16939</text:p>
          </table:table-cell>
          <table:table-cell table:style-name="Default" office:value-type="float" office:value="0.16403" calcext:value-type="float">
            <text:p>0.16403</text:p>
          </table:table-cell>
          <table:table-cell office:value-type="float" office:value="0.32733" calcext:value-type="float">
            <text:p>0.32733</text:p>
          </table:table-cell>
          <table:table-cell office:value-type="float" office:value="0.16141" calcext:value-type="float">
            <text:p>0.1614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a</text:p>
          </table:table-cell>
          <table:table-cell table:style-name="Default" office:value-type="float" office:value="0.15746" calcext:value-type="float">
            <text:p>0.15746</text:p>
          </table:table-cell>
          <table:table-cell table:style-name="Default" office:value-type="float" office:value="0.17489" calcext:value-type="float">
            <text:p>0.17489</text:p>
          </table:table-cell>
          <table:table-cell table:style-name="Default" office:value-type="float" office:value="0.1726" calcext:value-type="float">
            <text:p>0.1726</text:p>
          </table:table-cell>
          <table:table-cell table:style-name="Default" office:value-type="float" office:value="0.17254" calcext:value-type="float">
            <text:p>0.17254</text:p>
          </table:table-cell>
          <table:table-cell table:style-name="Default" office:value-type="float" office:value="0.17498" calcext:value-type="float">
            <text:p>0.17498</text:p>
          </table:table-cell>
          <table:table-cell office:value-type="float" office:value="0.34758" calcext:value-type="float">
            <text:p>0.34758</text:p>
          </table:table-cell>
          <table:table-cell office:value-type="float" office:value="0.17238" calcext:value-type="float">
            <text:p>0.1723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b</text:p>
          </table:table-cell>
          <table:table-cell table:style-name="Default" office:value-type="float" office:value="0.15072" calcext:value-type="float">
            <text:p>0.15072</text:p>
          </table:table-cell>
          <table:table-cell table:style-name="Default" office:value-type="float" office:value="0.16731" calcext:value-type="float">
            <text:p>0.16731</text:p>
          </table:table-cell>
          <table:table-cell table:style-name="Default" office:value-type="float" office:value="0.16389" calcext:value-type="float">
            <text:p>0.16389</text:p>
          </table:table-cell>
          <table:table-cell table:style-name="Default" office:value-type="float" office:value="0.16578" calcext:value-type="float">
            <text:p>0.16578</text:p>
          </table:table-cell>
          <table:table-cell table:style-name="Default" office:value-type="float" office:value="0.16278" calcext:value-type="float">
            <text:p>0.16278</text:p>
          </table:table-cell>
          <table:table-cell office:value-type="float" office:value="0.32667" calcext:value-type="float">
            <text:p>0.32667</text:p>
          </table:table-cell>
          <table:table-cell office:value-type="float" office:value="0.16177" calcext:value-type="float">
            <text:p>0.1617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c</text:p>
          </table:table-cell>
          <table:table-cell table:style-name="Default" office:value-type="float" office:value="0.1511" calcext:value-type="float">
            <text:p>0.1511</text:p>
          </table:table-cell>
          <table:table-cell table:style-name="Default" office:value-type="float" office:value="0.1648" calcext:value-type="float">
            <text:p>0.1648</text:p>
          </table:table-cell>
          <table:table-cell table:style-name="Default" office:value-type="float" office:value="0.16312" calcext:value-type="float">
            <text:p>0.16312</text:p>
          </table:table-cell>
          <table:table-cell table:style-name="Default" office:value-type="float" office:value="0.16724" calcext:value-type="float">
            <text:p>0.16724</text:p>
          </table:table-cell>
          <table:table-cell table:style-name="Default" office:value-type="float" office:value="0.16685" calcext:value-type="float">
            <text:p>0.16685</text:p>
          </table:table-cell>
          <table:table-cell office:value-type="float" office:value="0.32997" calcext:value-type="float">
            <text:p>0.32997</text:p>
          </table:table-cell>
          <table:table-cell office:value-type="float" office:value="0.16032" calcext:value-type="float">
            <text:p>0.1603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4a</text:p>
          </table:table-cell>
          <table:table-cell table:style-name="Default" office:value-type="float" office:value="0.15652" calcext:value-type="float">
            <text:p>0.15652</text:p>
          </table:table-cell>
          <table:table-cell table:style-name="Default" office:value-type="float" office:value="0.18148" calcext:value-type="float">
            <text:p>0.18148</text:p>
          </table:table-cell>
          <table:table-cell table:style-name="Default" office:value-type="float" office:value="0.16671" calcext:value-type="float">
            <text:p>0.16671</text:p>
          </table:table-cell>
          <table:table-cell table:style-name="Default" office:value-type="float" office:value="0.17961" calcext:value-type="float">
            <text:p>0.17961</text:p>
          </table:table-cell>
          <table:table-cell table:style-name="Default" office:value-type="float" office:value="0.18238" calcext:value-type="float">
            <text:p>0.18238</text:p>
          </table:table-cell>
          <table:table-cell office:value-type="float" office:value="0.34909" calcext:value-type="float">
            <text:p>0.34909</text:p>
          </table:table-cell>
          <table:table-cell office:value-type="float" office:value="0.17604" calcext:value-type="float">
            <text:p>0.1760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4b</text:p>
          </table:table-cell>
          <table:table-cell table:style-name="Default" office:value-type="float" office:value="0.16877" calcext:value-type="float">
            <text:p>0.16877</text:p>
          </table:table-cell>
          <table:table-cell table:style-name="Default" office:value-type="float" office:value="0.19902" calcext:value-type="float">
            <text:p>0.19902</text:p>
          </table:table-cell>
          <table:table-cell table:style-name="Default" office:value-type="float" office:value="0.16363" calcext:value-type="float">
            <text:p>0.16363</text:p>
          </table:table-cell>
          <table:table-cell table:style-name="Default" office:value-type="float" office:value="0.16997" calcext:value-type="float">
            <text:p>0.16997</text:p>
          </table:table-cell>
          <table:table-cell table:style-name="Default" office:value-type="float" office:value="0.16876" calcext:value-type="float">
            <text:p>0.16876</text:p>
          </table:table-cell>
          <table:table-cell office:value-type="float" office:value="0.33239" calcext:value-type="float">
            <text:p>0.33239</text:p>
          </table:table-cell>
          <table:table-cell office:value-type="float" office:value="0.16456" calcext:value-type="float">
            <text:p>0.1645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4c</text:p>
          </table:table-cell>
          <table:table-cell table:style-name="Default" office:value-type="float" office:value="0.15216" calcext:value-type="float">
            <text:p>0.15216</text:p>
          </table:table-cell>
          <table:table-cell table:style-name="Default" office:value-type="float" office:value="0.1573" calcext:value-type="float">
            <text:p>0.1573</text:p>
          </table:table-cell>
          <table:table-cell table:style-name="Default" office:value-type="float" office:value="0.16435" calcext:value-type="float">
            <text:p>0.16435</text:p>
          </table:table-cell>
          <table:table-cell table:style-name="Default" office:value-type="float" office:value="0.17102" calcext:value-type="float">
            <text:p>0.17102</text:p>
          </table:table-cell>
          <table:table-cell table:style-name="Default" office:value-type="float" office:value="0.16763" calcext:value-type="float">
            <text:p>0.16763</text:p>
          </table:table-cell>
          <table:table-cell office:value-type="float" office:value="0.33198" calcext:value-type="float">
            <text:p>0.33198</text:p>
          </table:table-cell>
          <table:table-cell office:value-type="float" office:value="0.16513" calcext:value-type="float">
            <text:p>0.1651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5a</text:p>
          </table:table-cell>
          <table:table-cell table:style-name="Default" office:value-type="float" office:value="0.15542" calcext:value-type="float">
            <text:p>0.15542</text:p>
          </table:table-cell>
          <table:table-cell table:style-name="Default" office:value-type="float" office:value="0.16592" calcext:value-type="float">
            <text:p>0.16592</text:p>
          </table:table-cell>
          <table:table-cell table:style-name="Default" office:value-type="float" office:value="0.16731" calcext:value-type="float">
            <text:p>0.16731</text:p>
          </table:table-cell>
          <table:table-cell table:style-name="Default" office:value-type="float" office:value="0.17512" calcext:value-type="float">
            <text:p>0.17512</text:p>
          </table:table-cell>
          <table:table-cell table:style-name="Default" office:value-type="float" office:value="0.16653" calcext:value-type="float">
            <text:p>0.16653</text:p>
          </table:table-cell>
          <table:table-cell office:value-type="float" office:value="0.33384" calcext:value-type="float">
            <text:p>0.33384</text:p>
          </table:table-cell>
          <table:table-cell office:value-type="float" office:value="0.17027" calcext:value-type="float">
            <text:p>0.1702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5b</text:p>
          </table:table-cell>
          <table:table-cell table:style-name="Default" office:value-type="float" office:value="0.14952" calcext:value-type="float">
            <text:p>0.14952</text:p>
          </table:table-cell>
          <table:table-cell table:style-name="Default" office:value-type="float" office:value="0.15919" calcext:value-type="float">
            <text:p>0.15919</text:p>
          </table:table-cell>
          <table:table-cell table:style-name="Default" office:value-type="float" office:value="0.15895" calcext:value-type="float">
            <text:p>0.15895</text:p>
          </table:table-cell>
          <table:table-cell table:style-name="Default" office:value-type="float" office:value="0.16714" calcext:value-type="float">
            <text:p>0.16714</text:p>
          </table:table-cell>
          <table:table-cell table:style-name="Default" office:value-type="float" office:value="0.16966" calcext:value-type="float">
            <text:p>0.16966</text:p>
          </table:table-cell>
          <table:table-cell office:value-type="float" office:value="0.32861" calcext:value-type="float">
            <text:p>0.32861</text:p>
          </table:table-cell>
          <table:table-cell office:value-type="float" office:value="0.16336" calcext:value-type="float">
            <text:p>0.1633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5c</text:p>
          </table:table-cell>
          <table:table-cell table:style-name="Default" office:value-type="float" office:value="0.15496" calcext:value-type="float">
            <text:p>0.15496</text:p>
          </table:table-cell>
          <table:table-cell table:style-name="Default" office:value-type="float" office:value="0.15599" calcext:value-type="float">
            <text:p>0.15599</text:p>
          </table:table-cell>
          <table:table-cell table:style-name="Default" office:value-type="float" office:value="0.16352" calcext:value-type="float">
            <text:p>0.16352</text:p>
          </table:table-cell>
          <table:table-cell table:style-name="Default" office:value-type="float" office:value="0.16883" calcext:value-type="float">
            <text:p>0.16883</text:p>
          </table:table-cell>
          <table:table-cell table:style-name="Default" office:value-type="float" office:value="0.16978" calcext:value-type="float">
            <text:p>0.1697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61" calcext:value-type="float">
            <text:p>0.1666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a</text:p>
          </table:table-cell>
          <table:table-cell table:style-name="Default" office:value-type="float" office:value="0.16853" calcext:value-type="float">
            <text:p>0.16853</text:p>
          </table:table-cell>
          <table:table-cell table:style-name="Default" office:value-type="float" office:value="0.16571" calcext:value-type="float">
            <text:p>0.16571</text:p>
          </table:table-cell>
          <table:table-cell table:style-name="Default" office:value-type="float" office:value="0.16502" calcext:value-type="float">
            <text:p>0.16502</text:p>
          </table:table-cell>
          <table:table-cell table:style-name="Default" office:value-type="float" office:value="0.1726" calcext:value-type="float">
            <text:p>0.1726</text:p>
          </table:table-cell>
          <table:table-cell table:style-name="Default" office:value-type="float" office:value="0.17457" calcext:value-type="float">
            <text:p>0.17457</text:p>
          </table:table-cell>
          <table:table-cell office:value-type="float" office:value="0.33959" calcext:value-type="float">
            <text:p>0.33959</text:p>
          </table:table-cell>
          <table:table-cell office:value-type="float" office:value="0.16951" calcext:value-type="float">
            <text:p>0.1695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b</text:p>
          </table:table-cell>
          <table:table-cell table:style-name="Default" office:value-type="float" office:value="0.15157" calcext:value-type="float">
            <text:p>0.15157</text:p>
          </table:table-cell>
          <table:table-cell table:style-name="Default" office:value-type="float" office:value="0.15856" calcext:value-type="float">
            <text:p>0.15856</text:p>
          </table:table-cell>
          <table:table-cell table:style-name="Default" office:value-type="float" office:value="0.16349" calcext:value-type="float">
            <text:p>0.16349</text:p>
          </table:table-cell>
          <table:table-cell table:style-name="Default" office:value-type="float" office:value="0.16845" calcext:value-type="float">
            <text:p>0.16845</text:p>
          </table:table-cell>
          <table:table-cell table:style-name="Default" office:value-type="float" office:value="0.16947" calcext:value-type="float">
            <text:p>0.16947</text:p>
          </table:table-cell>
          <table:table-cell office:value-type="float" office:value="0.33296" calcext:value-type="float">
            <text:p>0.33296</text:p>
          </table:table-cell>
          <table:table-cell office:value-type="float" office:value="0.16658" calcext:value-type="float">
            <text:p>0.1665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c</text:p>
          </table:table-cell>
          <table:table-cell table:style-name="Default" office:value-type="float" office:value="0.15103" calcext:value-type="float">
            <text:p>0.15103</text:p>
          </table:table-cell>
          <table:table-cell table:style-name="Default" office:value-type="float" office:value="0.15922" calcext:value-type="float">
            <text:p>0.15922</text:p>
          </table:table-cell>
          <table:table-cell table:style-name="Default" office:value-type="float" office:value="0.15902" calcext:value-type="float">
            <text:p>0.15902</text:p>
          </table:table-cell>
          <table:table-cell table:style-name="Default" office:value-type="float" office:value="0.17008" calcext:value-type="float">
            <text:p>0.17008</text:p>
          </table:table-cell>
          <table:table-cell table:style-name="Default" office:value-type="float" office:value="0.17265" calcext:value-type="float">
            <text:p>0.17265</text:p>
          </table:table-cell>
          <table:table-cell office:value-type="float" office:value="0.33167" calcext:value-type="float">
            <text:p>0.33167</text:p>
          </table:table-cell>
          <table:table-cell office:value-type="float" office:value="0.16666" calcext:value-type="float">
            <text:p>0.1666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d</text:p>
          </table:table-cell>
          <table:table-cell table:style-name="Default" office:value-type="float" office:value="0.15501" calcext:value-type="float">
            <text:p>0.15501</text:p>
          </table:table-cell>
          <table:table-cell table:style-name="Default" office:value-type="float" office:value="0.16544" calcext:value-type="float">
            <text:p>0.16544</text:p>
          </table:table-cell>
          <table:table-cell table:style-name="Default" office:value-type="float" office:value="0.16357" calcext:value-type="float">
            <text:p>0.16357</text:p>
          </table:table-cell>
          <table:table-cell table:style-name="Default" office:value-type="float" office:value="0.1746" calcext:value-type="float">
            <text:p>0.1746</text:p>
          </table:table-cell>
          <table:table-cell table:style-name="Default" office:value-type="float" office:value="0.17463" calcext:value-type="float">
            <text:p>0.1746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7209" calcext:value-type="float">
            <text:p>0.1720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e</text:p>
          </table:table-cell>
          <table:table-cell table:style-name="Default" office:value-type="float" office:value="0.16514" calcext:value-type="float">
            <text:p>0.16514</text:p>
          </table:table-cell>
          <table:table-cell table:style-name="Default" office:value-type="float" office:value="0.15814" calcext:value-type="float">
            <text:p>0.15814</text:p>
          </table:table-cell>
          <table:table-cell table:style-name="Default" office:value-type="float" office:value="0.16095" calcext:value-type="float">
            <text:p>0.16095</text:p>
          </table:table-cell>
          <table:table-cell table:style-name="Default" office:value-type="float" office:value="0.16941" calcext:value-type="float">
            <text:p>0.16941</text:p>
          </table:table-cell>
          <table:table-cell table:style-name="Default" office:value-type="float" office:value="0.16825" calcext:value-type="float">
            <text:p>0.16825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16436" calcext:value-type="float">
            <text:p>0.1643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f</text:p>
          </table:table-cell>
          <table:table-cell table:style-name="Default" office:value-type="float" office:value="0.15768" calcext:value-type="float">
            <text:p>0.15768</text:p>
          </table:table-cell>
          <table:table-cell table:style-name="Default" office:value-type="float" office:value="0.15986" calcext:value-type="float">
            <text:p>0.15986</text:p>
          </table:table-cell>
          <table:table-cell table:style-name="Default" office:value-type="float" office:value="0.16158" calcext:value-type="float">
            <text:p>0.16158</text:p>
          </table:table-cell>
          <table:table-cell table:style-name="Default" office:value-type="float" office:value="0.17213" calcext:value-type="float">
            <text:p>0.17213</text:p>
          </table:table-cell>
          <table:table-cell table:style-name="Default" office:value-type="float" office:value="0.16608" calcext:value-type="float">
            <text:p>0.16608</text:p>
          </table:table-cell>
          <table:table-cell office:value-type="float" office:value="0.32766" calcext:value-type="float">
            <text:p>0.32766</text:p>
          </table:table-cell>
          <table:table-cell office:value-type="float" office:value="0.16497" calcext:value-type="float">
            <text:p>0.1649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a</text:p>
          </table:table-cell>
          <table:table-cell table:style-name="Default" office:value-type="float" office:value="0.16251" calcext:value-type="float">
            <text:p>0.16251</text:p>
          </table:table-cell>
          <table:table-cell table:style-name="Default" office:value-type="float" office:value="0.16635" calcext:value-type="float">
            <text:p>0.16635</text:p>
          </table:table-cell>
          <table:table-cell table:style-name="Default" office:value-type="float" office:value="0.17976" calcext:value-type="float">
            <text:p>0.17976</text:p>
          </table:table-cell>
          <table:table-cell table:style-name="Default" office:value-type="float" office:value="0.21173" calcext:value-type="float">
            <text:p>0.21173</text:p>
          </table:table-cell>
          <table:table-cell table:style-name="Default" office:value-type="float" office:value="0.21827" calcext:value-type="float">
            <text:p>0.21827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20201" calcext:value-type="float">
            <text:p>0.2020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b</text:p>
          </table:table-cell>
          <table:table-cell table:style-name="Default" office:value-type="float" office:value="0.15933" calcext:value-type="float">
            <text:p>0.15933</text:p>
          </table:table-cell>
          <table:table-cell table:style-name="Default" office:value-type="float" office:value="0.16231" calcext:value-type="float">
            <text:p>0.16231</text:p>
          </table:table-cell>
          <table:table-cell table:style-name="Default" office:value-type="float" office:value="0.16712" calcext:value-type="float">
            <text:p>0.16712</text:p>
          </table:table-cell>
          <table:table-cell table:style-name="Default" office:value-type="float" office:value="0.16173" calcext:value-type="float">
            <text:p>0.16173</text:p>
          </table:table-cell>
          <table:table-cell table:style-name="Default" office:value-type="float" office:value="0.16701" calcext:value-type="float">
            <text:p>0.16701</text:p>
          </table:table-cell>
          <table:table-cell office:value-type="float" office:value="0.33413" calcext:value-type="float">
            <text:p>0.33413</text:p>
          </table:table-cell>
          <table:table-cell office:value-type="float" office:value="0.16806" calcext:value-type="float">
            <text:p>0.1680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c</text:p>
          </table:table-cell>
          <table:table-cell table:style-name="Default" office:value-type="float" office:value="0.1912" calcext:value-type="float">
            <text:p>0.1912</text:p>
          </table:table-cell>
          <table:table-cell table:style-name="Default" office:value-type="float" office:value="0.15867" calcext:value-type="float">
            <text:p>0.15867</text:p>
          </table:table-cell>
          <table:table-cell table:style-name="Default" office:value-type="float" office:value="0.16833" calcext:value-type="float">
            <text:p>0.16833</text:p>
          </table:table-cell>
          <table:table-cell table:style-name="Default" office:value-type="float" office:value="0.15838" calcext:value-type="float">
            <text:p>0.15838</text:p>
          </table:table-cell>
          <table:table-cell table:style-name="Default" office:value-type="float" office:value="0.20262" calcext:value-type="float">
            <text:p>0.20262</text:p>
          </table:table-cell>
          <table:table-cell office:value-type="float" office:value="0.37095" calcext:value-type="float">
            <text:p>0.37095</text:p>
          </table:table-cell>
          <table:table-cell office:value-type="float" office:value="0.17429" calcext:value-type="float">
            <text:p>0.1742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d</text:p>
          </table:table-cell>
          <table:table-cell table:style-name="Default" office:value-type="float" office:value="0.18148" calcext:value-type="float">
            <text:p>0.18148</text:p>
          </table:table-cell>
          <table:table-cell table:style-name="Default" office:value-type="float" office:value="0.16565" calcext:value-type="float">
            <text:p>0.16565</text:p>
          </table:table-cell>
          <table:table-cell table:style-name="Default" office:value-type="float" office:value="0.17507" calcext:value-type="float">
            <text:p>0.17507</text:p>
          </table:table-cell>
          <table:table-cell table:style-name="Default" office:value-type="float" office:value="0.16533" calcext:value-type="float">
            <text:p>0.16533</text:p>
          </table:table-cell>
          <table:table-cell table:style-name="Default" office:value-type="float" office:value="0.18719" calcext:value-type="float">
            <text:p>0.18719</text:p>
          </table:table-cell>
          <table:table-cell office:value-type="float" office:value="0.36226" calcext:value-type="float">
            <text:p>0.36226</text:p>
          </table:table-cell>
          <table:table-cell office:value-type="float" office:value="0.18472" calcext:value-type="float">
            <text:p>0.1847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a</text:p>
          </table:table-cell>
          <table:table-cell table:style-name="Default" office:value-type="float" office:value="0.18367" calcext:value-type="float">
            <text:p>0.18367</text:p>
          </table:table-cell>
          <table:table-cell table:style-name="Default" office:value-type="float" office:value="0.15938" calcext:value-type="float">
            <text:p>0.15938</text:p>
          </table:table-cell>
          <table:table-cell table:style-name="Default" office:value-type="float" office:value="0.16933" calcext:value-type="float">
            <text:p>0.16933</text:p>
          </table:table-cell>
          <table:table-cell table:style-name="Default" office:value-type="float" office:value="0.16163" calcext:value-type="float">
            <text:p>0.16163</text:p>
          </table:table-cell>
          <table:table-cell table:style-name="Default" office:value-type="float" office:value="0.16137" calcext:value-type="float">
            <text:p>0.16137</text:p>
          </table:table-cell>
          <table:table-cell office:value-type="float" office:value="0.49207" calcext:value-type="float">
            <text:p>0.49207</text:p>
          </table:table-cell>
          <table:table-cell office:value-type="float" office:value="0.15968" calcext:value-type="float">
            <text:p>0.1596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b</text:p>
          </table:table-cell>
          <table:table-cell table:style-name="Default" office:value-type="float" office:value="0.18017" calcext:value-type="float">
            <text:p>0.18017</text:p>
          </table:table-cell>
          <table:table-cell table:style-name="Default" office:value-type="float" office:value="0.15421" calcext:value-type="float">
            <text:p>0.15421</text:p>
          </table:table-cell>
          <table:table-cell table:style-name="Default" office:value-type="float" office:value="0.1907" calcext:value-type="float">
            <text:p>0.1907</text:p>
          </table:table-cell>
          <table:table-cell table:style-name="Default" office:value-type="float" office:value="0.15963" calcext:value-type="float">
            <text:p>0.15963</text:p>
          </table:table-cell>
          <table:table-cell table:style-name="Default" office:value-type="float" office:value="0.16382" calcext:value-type="float">
            <text:p>0.16382</text:p>
          </table:table-cell>
          <table:table-cell office:value-type="float" office:value="0.51834" calcext:value-type="float">
            <text:p>0.51834</text:p>
          </table:table-cell>
          <table:table-cell office:value-type="float" office:value="0.15811" calcext:value-type="float">
            <text:p>0.1581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c</text:p>
          </table:table-cell>
          <table:table-cell table:style-name="Default" office:value-type="float" office:value="0.17318" calcext:value-type="float">
            <text:p>0.17318</text:p>
          </table:table-cell>
          <table:table-cell table:style-name="Default" office:value-type="float" office:value="0.1622" calcext:value-type="float">
            <text:p>0.1622</text:p>
          </table:table-cell>
          <table:table-cell table:style-name="Default" office:value-type="float" office:value="0.17686" calcext:value-type="float">
            <text:p>0.17686</text:p>
          </table:table-cell>
          <table:table-cell table:style-name="Default" office:value-type="float" office:value="0.16576" calcext:value-type="float">
            <text:p>0.16576</text:p>
          </table:table-cell>
          <table:table-cell table:style-name="Default" office:value-type="float" office:value="0.16091" calcext:value-type="float">
            <text:p>0.16091</text:p>
          </table:table-cell>
          <table:table-cell office:value-type="float" office:value="0.33777" calcext:value-type="float">
            <text:p>0.33777</text:p>
          </table:table-cell>
          <table:table-cell office:value-type="float" office:value="0.16758" calcext:value-type="float">
            <text:p>0.1675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d</text:p>
          </table:table-cell>
          <table:table-cell table:style-name="Default" office:value-type="float" office:value="0.17535" calcext:value-type="float">
            <text:p>0.17535</text:p>
          </table:table-cell>
          <table:table-cell table:style-name="Default" office:value-type="float" office:value="0.15635" calcext:value-type="float">
            <text:p>0.15635</text:p>
          </table:table-cell>
          <table:table-cell table:style-name="Default" office:value-type="float" office:value="0.17244" calcext:value-type="float">
            <text:p>0.17244</text:p>
          </table:table-cell>
          <table:table-cell table:style-name="Default" office:value-type="float" office:value="0.16097" calcext:value-type="float">
            <text:p>0.16097</text:p>
          </table:table-cell>
          <table:table-cell table:style-name="Default" office:value-type="float" office:value="0.15954" calcext:value-type="float">
            <text:p>0.15954</text:p>
          </table:table-cell>
          <table:table-cell office:value-type="float" office:value="0.33198" calcext:value-type="float">
            <text:p>0.33198</text:p>
          </table:table-cell>
          <table:table-cell office:value-type="float" office:value="0.15681" calcext:value-type="float">
            <text:p>0.1568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0a</text:p>
          </table:table-cell>
          <table:table-cell table:style-name="Default" office:value-type="float" office:value="0.16647" calcext:value-type="float">
            <text:p>0.16647</text:p>
          </table:table-cell>
          <table:table-cell table:style-name="Default" office:value-type="float" office:value="0.15565" calcext:value-type="float">
            <text:p>0.15565</text:p>
          </table:table-cell>
          <table:table-cell table:style-name="Default" office:value-type="float" office:value="0.17371" calcext:value-type="float">
            <text:p>0.17371</text:p>
          </table:table-cell>
          <table:table-cell table:style-name="Default" office:value-type="float" office:value="0.15542" calcext:value-type="float">
            <text:p>0.15542</text:p>
          </table:table-cell>
          <table:table-cell table:style-name="Default" office:value-type="float" office:value="0.15509" calcext:value-type="float">
            <text:p>0.15509</text:p>
          </table:table-cell>
          <table:table-cell office:value-type="float" office:value="0.3288" calcext:value-type="float">
            <text:p>0.3288</text:p>
          </table:table-cell>
          <table:table-cell office:value-type="float" office:value="0.15819" calcext:value-type="float">
            <text:p>0.1581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0b</text:p>
          </table:table-cell>
          <table:table-cell table:style-name="Default" office:value-type="float" office:value="0.15977" calcext:value-type="float">
            <text:p>0.15977</text:p>
          </table:table-cell>
          <table:table-cell table:style-name="Default" office:value-type="float" office:value="0.1649" calcext:value-type="float">
            <text:p>0.1649</text:p>
          </table:table-cell>
          <table:table-cell table:style-name="Default" office:value-type="float" office:value="0.1772" calcext:value-type="float">
            <text:p>0.1772</text:p>
          </table:table-cell>
          <table:table-cell table:style-name="Default" office:value-type="float" office:value="0.16475" calcext:value-type="float">
            <text:p>0.16475</text:p>
          </table:table-cell>
          <table:table-cell table:style-name="Default" office:value-type="float" office:value="0.1623" calcext:value-type="float">
            <text:p>0.1623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16543" calcext:value-type="float">
            <text:p>0.1654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0c</text:p>
          </table:table-cell>
          <table:table-cell table:style-name="Default" office:value-type="float" office:value="0.15531" calcext:value-type="float">
            <text:p>0.15531</text:p>
          </table:table-cell>
          <table:table-cell table:style-name="Default" office:value-type="float" office:value="0.1579" calcext:value-type="float">
            <text:p>0.1579</text:p>
          </table:table-cell>
          <table:table-cell table:style-name="Default" office:value-type="float" office:value="0.17176" calcext:value-type="float">
            <text:p>0.17176</text:p>
          </table:table-cell>
          <table:table-cell table:style-name="Default" office:value-type="float" office:value="0.1592" calcext:value-type="float">
            <text:p>0.1592</text:p>
          </table:table-cell>
          <table:table-cell table:style-name="Default" office:value-type="float" office:value="0.17298" calcext:value-type="float">
            <text:p>0.17298</text:p>
          </table:table-cell>
          <table:table-cell office:value-type="float" office:value="0.34474" calcext:value-type="float">
            <text:p>0.34474</text:p>
          </table:table-cell>
          <table:table-cell office:value-type="float" office:value="0.15679" calcext:value-type="float">
            <text:p>0.1567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a</text:p>
          </table:table-cell>
          <table:table-cell table:style-name="Default" office:value-type="float" office:value="0.17052" calcext:value-type="float">
            <text:p>0.17052</text:p>
          </table:table-cell>
          <table:table-cell table:style-name="Default" office:value-type="float" office:value="0.15519" calcext:value-type="float">
            <text:p>0.15519</text:p>
          </table:table-cell>
          <table:table-cell table:style-name="Default" office:value-type="float" office:value="0.17147" calcext:value-type="float">
            <text:p>0.17147</text:p>
          </table:table-cell>
          <table:table-cell table:style-name="Default" office:value-type="float" office:value="0.16133" calcext:value-type="float">
            <text:p>0.16133</text:p>
          </table:table-cell>
          <table:table-cell table:style-name="Default" office:value-type="float" office:value="0.16294" calcext:value-type="float">
            <text:p>0.16294</text:p>
          </table:table-cell>
          <table:table-cell office:value-type="float" office:value="0.33441" calcext:value-type="float">
            <text:p>0.33441</text:p>
          </table:table-cell>
          <table:table-cell office:value-type="float" office:value="0.15901" calcext:value-type="float">
            <text:p>0.1590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b</text:p>
          </table:table-cell>
          <table:table-cell table:style-name="Default" office:value-type="float" office:value="0.16755" calcext:value-type="float">
            <text:p>0.16755</text:p>
          </table:table-cell>
          <table:table-cell table:style-name="Default" office:value-type="float" office:value="0.1696" calcext:value-type="float">
            <text:p>0.1696</text:p>
          </table:table-cell>
          <table:table-cell table:style-name="Default" office:value-type="float" office:value="0.17478" calcext:value-type="float">
            <text:p>0.17478</text:p>
          </table:table-cell>
          <table:table-cell table:style-name="Default" office:value-type="float" office:value="0.16636" calcext:value-type="float">
            <text:p>0.16636</text:p>
          </table:table-cell>
          <table:table-cell table:style-name="Default" office:value-type="float" office:value="0.17124" calcext:value-type="float">
            <text:p>0.17124</text:p>
          </table:table-cell>
          <table:table-cell office:value-type="float" office:value="0.34602" calcext:value-type="float">
            <text:p>0.34602</text:p>
          </table:table-cell>
          <table:table-cell office:value-type="float" office:value="0.16125" calcext:value-type="float">
            <text:p>0.1612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c</text:p>
          </table:table-cell>
          <table:table-cell table:style-name="Default" office:value-type="float" office:value="0.16242" calcext:value-type="float">
            <text:p>0.16242</text:p>
          </table:table-cell>
          <table:table-cell table:style-name="Default" office:value-type="float" office:value="0.15911" calcext:value-type="float">
            <text:p>0.15911</text:p>
          </table:table-cell>
          <table:table-cell table:style-name="Default" office:value-type="float" office:value="0.16839" calcext:value-type="float">
            <text:p>0.16839</text:p>
          </table:table-cell>
          <table:table-cell table:style-name="Default" office:value-type="float" office:value="0.16265" calcext:value-type="float">
            <text:p>0.16265</text:p>
          </table:table-cell>
          <table:table-cell table:style-name="Default" office:value-type="float" office:value="0.16334" calcext:value-type="float">
            <text:p>0.16334</text:p>
          </table:table-cell>
          <table:table-cell office:value-type="float" office:value="0.33173" calcext:value-type="float">
            <text:p>0.33173</text:p>
          </table:table-cell>
          <table:table-cell office:value-type="float" office:value="0.16059" calcext:value-type="float">
            <text:p>0.1605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d</text:p>
          </table:table-cell>
          <table:table-cell table:style-name="Default" office:value-type="float" office:value="0.1702" calcext:value-type="float">
            <text:p>0.1702</text:p>
          </table:table-cell>
          <table:table-cell table:style-name="Default" office:value-type="float" office:value="0.16044" calcext:value-type="float">
            <text:p>0.16044</text:p>
          </table:table-cell>
          <table:table-cell table:style-name="Default" office:value-type="float" office:value="0.1689" calcext:value-type="float">
            <text:p>0.1689</text:p>
          </table:table-cell>
          <table:table-cell table:style-name="Default" office:value-type="float" office:value="0.15685" calcext:value-type="float">
            <text:p>0.15685</text:p>
          </table:table-cell>
          <table:table-cell table:style-name="Default" office:value-type="float" office:value="0.16759" calcext:value-type="float">
            <text:p>0.16759</text:p>
          </table:table-cell>
          <table:table-cell office:value-type="float" office:value="0.33649" calcext:value-type="float">
            <text:p>0.33649</text:p>
          </table:table-cell>
          <table:table-cell office:value-type="float" office:value="0.15873" calcext:value-type="float">
            <text:p>0.1587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e</text:p>
          </table:table-cell>
          <table:table-cell table:style-name="Default" office:value-type="float" office:value="0.16851" calcext:value-type="float">
            <text:p>0.16851</text:p>
          </table:table-cell>
          <table:table-cell table:style-name="Default" office:value-type="float" office:value="0.16349" calcext:value-type="float">
            <text:p>0.16349</text:p>
          </table:table-cell>
          <table:table-cell table:style-name="Default" office:value-type="float" office:value="0.17292" calcext:value-type="float">
            <text:p>0.17292</text:p>
          </table:table-cell>
          <table:table-cell table:style-name="Default" office:value-type="float" office:value="0.16895" calcext:value-type="float">
            <text:p>0.16895</text:p>
          </table:table-cell>
          <table:table-cell table:style-name="Default" office:value-type="float" office:value="0.16707" calcext:value-type="float">
            <text:p>0.16707</text:p>
          </table:table-cell>
          <table:table-cell office:value-type="float" office:value="0.33999" calcext:value-type="float">
            <text:p>0.33999</text:p>
          </table:table-cell>
          <table:table-cell office:value-type="float" office:value="0.1666" calcext:value-type="float">
            <text:p>0.166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f</text:p>
          </table:table-cell>
          <table:table-cell table:style-name="Default" office:value-type="float" office:value="0.17133" calcext:value-type="float">
            <text:p>0.17133</text:p>
          </table:table-cell>
          <table:table-cell table:style-name="Default" office:value-type="float" office:value="0.15829" calcext:value-type="float">
            <text:p>0.15829</text:p>
          </table:table-cell>
          <table:table-cell table:style-name="Default" office:value-type="float" office:value="0.17009" calcext:value-type="float">
            <text:p>0.17009</text:p>
          </table:table-cell>
          <table:table-cell table:style-name="Default" office:value-type="float" office:value="0.16184" calcext:value-type="float">
            <text:p>0.16184</text:p>
          </table:table-cell>
          <table:table-cell table:style-name="Default" office:value-type="float" office:value="0.16447" calcext:value-type="float">
            <text:p>0.16447</text:p>
          </table:table-cell>
          <table:table-cell office:value-type="float" office:value="0.33456" calcext:value-type="float">
            <text:p>0.33456</text:p>
          </table:table-cell>
          <table:table-cell office:value-type="float" office:value="0.15578" calcext:value-type="float">
            <text:p>0.1557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8a</text:p>
          </table:table-cell>
          <table:table-cell table:style-name="Default" office:value-type="float" office:value="0.16808" calcext:value-type="float">
            <text:p>0.16808</text:p>
          </table:table-cell>
          <table:table-cell table:style-name="Default" office:value-type="float" office:value="0.15818" calcext:value-type="float">
            <text:p>0.15818</text:p>
          </table:table-cell>
          <table:table-cell table:style-name="Default" office:value-type="float" office:value="0.16695" calcext:value-type="float">
            <text:p>0.16695</text:p>
          </table:table-cell>
          <table:table-cell table:style-name="Default" office:value-type="float" office:value="0.15679" calcext:value-type="float">
            <text:p>0.15679</text:p>
          </table:table-cell>
          <table:table-cell table:style-name="Default" office:value-type="float" office:value="0.16618" calcext:value-type="float">
            <text:p>0.16618</text:p>
          </table:table-cell>
          <table:table-cell office:value-type="float" office:value="0.33313" calcext:value-type="float">
            <text:p>0.33313</text:p>
          </table:table-cell>
          <table:table-cell office:value-type="float" office:value="0.15836" calcext:value-type="float">
            <text:p>0.1583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8b</text:p>
          </table:table-cell>
          <table:table-cell table:style-name="Default" office:value-type="float" office:value="0.18018" calcext:value-type="float">
            <text:p>0.18018</text:p>
          </table:table-cell>
          <table:table-cell table:style-name="Default" office:value-type="float" office:value="0.16597" calcext:value-type="float">
            <text:p>0.16597</text:p>
          </table:table-cell>
          <table:table-cell table:style-name="Default" office:value-type="float" office:value="0.17473" calcext:value-type="float">
            <text:p>0.17473</text:p>
          </table:table-cell>
          <table:table-cell table:style-name="Default" office:value-type="float" office:value="0.16652" calcext:value-type="float">
            <text:p>0.16652</text:p>
          </table:table-cell>
          <table:table-cell table:style-name="Default" office:value-type="float" office:value="0.16842" calcext:value-type="float">
            <text:p>0.16842</text:p>
          </table:table-cell>
          <table:table-cell office:value-type="float" office:value="0.51157" calcext:value-type="float">
            <text:p>0.51157</text:p>
          </table:table-cell>
          <table:table-cell office:value-type="float" office:value="0.16227" calcext:value-type="float">
            <text:p>0.1622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8c</text:p>
          </table:table-cell>
          <table:table-cell table:style-name="Default" office:value-type="float" office:value="0.16729" calcext:value-type="float">
            <text:p>0.16729</text:p>
          </table:table-cell>
          <table:table-cell table:style-name="Default" office:value-type="float" office:value="0.15628" calcext:value-type="float">
            <text:p>0.15628</text:p>
          </table:table-cell>
          <table:table-cell table:style-name="Default" office:value-type="float" office:value="0.16993" calcext:value-type="float">
            <text:p>0.16993</text:p>
          </table:table-cell>
          <table:table-cell table:style-name="Default" office:value-type="float" office:value="0.16098" calcext:value-type="float">
            <text:p>0.16098</text:p>
          </table:table-cell>
          <table:table-cell table:style-name="Default" office:value-type="float" office:value="0.16833" calcext:value-type="float">
            <text:p>0.16833</text:p>
          </table:table-cell>
          <table:table-cell office:value-type="float" office:value="0.33826" calcext:value-type="float">
            <text:p>0.33826</text:p>
          </table:table-cell>
          <table:table-cell office:value-type="float" office:value="0.15848" calcext:value-type="float">
            <text:p>0.1584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2a</text:p>
          </table:table-cell>
          <table:table-cell table:style-name="Default" office:value-type="float" office:value="0.16709" calcext:value-type="float">
            <text:p>0.16709</text:p>
          </table:table-cell>
          <table:table-cell table:style-name="Default" office:value-type="float" office:value="0.15928" calcext:value-type="float">
            <text:p>0.15928</text:p>
          </table:table-cell>
          <table:table-cell table:style-name="Default" office:value-type="float" office:value="0.16594" calcext:value-type="float">
            <text:p>0.16594</text:p>
          </table:table-cell>
          <table:table-cell table:style-name="Default" office:value-type="float" office:value="0.16071" calcext:value-type="float">
            <text:p>0.16071</text:p>
          </table:table-cell>
          <table:table-cell table:style-name="Default" office:value-type="float" office:value="0.16593" calcext:value-type="float">
            <text:p>0.16593</text:p>
          </table:table-cell>
          <table:table-cell office:value-type="float" office:value="0.33187" calcext:value-type="float">
            <text:p>0.33187</text:p>
          </table:table-cell>
          <table:table-cell office:value-type="float" office:value="0.15752" calcext:value-type="float">
            <text:p>0.1575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2b</text:p>
          </table:table-cell>
          <table:table-cell table:style-name="Default" office:value-type="float" office:value="0.16279" calcext:value-type="float">
            <text:p>0.16279</text:p>
          </table:table-cell>
          <table:table-cell table:style-name="Default" office:value-type="float" office:value="0.16631" calcext:value-type="float">
            <text:p>0.16631</text:p>
          </table:table-cell>
          <table:table-cell table:style-name="Default" office:value-type="float" office:value="0.17308" calcext:value-type="float">
            <text:p>0.17308</text:p>
          </table:table-cell>
          <table:table-cell table:style-name="Default" office:value-type="float" office:value="0.16407" calcext:value-type="float">
            <text:p>0.16407</text:p>
          </table:table-cell>
          <table:table-cell table:style-name="Default" office:value-type="float" office:value="0.17371" calcext:value-type="float">
            <text:p>0.17371</text:p>
          </table:table-cell>
          <table:table-cell office:value-type="float" office:value="0.34679" calcext:value-type="float">
            <text:p>0.34679</text:p>
          </table:table-cell>
          <table:table-cell office:value-type="float" office:value="0.16325" calcext:value-type="float">
            <text:p>0.1632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7a</text:p>
          </table:table-cell>
          <table:table-cell table:style-name="Default" office:value-type="float" office:value="0.17885" calcext:value-type="float">
            <text:p>0.17885</text:p>
          </table:table-cell>
          <table:table-cell table:style-name="Default" office:value-type="float" office:value="0.15812" calcext:value-type="float">
            <text:p>0.15812</text:p>
          </table:table-cell>
          <table:table-cell table:style-name="Default" office:value-type="float" office:value="0.16845" calcext:value-type="float">
            <text:p>0.16845</text:p>
          </table:table-cell>
          <table:table-cell table:style-name="Default" office:value-type="float" office:value="0.16192" calcext:value-type="float">
            <text:p>0.16192</text:p>
          </table:table-cell>
          <table:table-cell table:style-name="Default" office:value-type="float" office:value="0.16789" calcext:value-type="float">
            <text:p>0.16789</text:p>
          </table:table-cell>
          <table:table-cell office:value-type="float" office:value="0.33634" calcext:value-type="float">
            <text:p>0.33634</text:p>
          </table:table-cell>
          <table:table-cell office:value-type="float" office:value="0.15839" calcext:value-type="float">
            <text:p>0.15839</text:p>
          </table:table-cell>
          <table:table-cell table:style-name="ce7"/>
          <table:table-cell table:number-columns-repeated="8"/>
          <table:table-cell table:style-name="ce7"/>
          <table:table-cell table:number-columns-repeated="8"/>
          <table:table-cell table:style-name="ce7" table:number-columns-repeated="16358"/>
        </table:table-row>
        <table:table-row table:style-name="ro2">
          <table:table-cell table:style-name="Default" office:value-type="string" calcext:value-type="string">
            <text:p>7b</text:p>
          </table:table-cell>
          <table:table-cell table:style-name="Default" office:value-type="float" office:value="0.16993" calcext:value-type="float">
            <text:p>0.16993</text:p>
          </table:table-cell>
          <table:table-cell table:style-name="Default" office:value-type="float" office:value="0.16051" calcext:value-type="float">
            <text:p>0.16051</text:p>
          </table:table-cell>
          <table:table-cell table:style-name="Default" office:value-type="float" office:value="0.17284" calcext:value-type="float">
            <text:p>0.17284</text:p>
          </table:table-cell>
          <table:table-cell table:style-name="Default" office:value-type="float" office:value="0.15763" calcext:value-type="float">
            <text:p>0.15763</text:p>
          </table:table-cell>
          <table:table-cell table:style-name="Default" office:value-type="float" office:value="0.1617" calcext:value-type="float">
            <text:p>0.1617</text:p>
          </table:table-cell>
          <table:table-cell office:value-type="float" office:value="0.33454" calcext:value-type="float">
            <text:p>0.33454</text:p>
          </table:table-cell>
          <table:table-cell office:value-type="float" office:value="0.15918" calcext:value-type="float">
            <text:p>0.1591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7c</text:p>
          </table:table-cell>
          <table:table-cell table:style-name="Default" office:value-type="float" office:value="0.18432" calcext:value-type="float">
            <text:p>0.18432</text:p>
          </table:table-cell>
          <table:table-cell table:style-name="Default" office:value-type="float" office:value="0.17869" calcext:value-type="float">
            <text:p>0.17869</text:p>
          </table:table-cell>
          <table:table-cell table:style-name="Default" office:value-type="float" office:value="0.18673" calcext:value-type="float">
            <text:p>0.18673</text:p>
          </table:table-cell>
          <table:table-cell table:style-name="Default" office:value-type="float" office:value="0.16943" calcext:value-type="float">
            <text:p>0.16943</text:p>
          </table:table-cell>
          <table:table-cell table:style-name="Default" office:value-type="float" office:value="0.17238" calcext:value-type="float">
            <text:p>0.17238</text:p>
          </table:table-cell>
          <table:table-cell office:value-type="float" office:value="0.35911" calcext:value-type="float">
            <text:p>0.35911</text:p>
          </table:table-cell>
          <table:table-cell office:value-type="float" office:value="0.16652" calcext:value-type="float">
            <text:p>0.1665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a</text:p>
          </table:table-cell>
          <table:table-cell table:style-name="Default" office:value-type="float" office:value="0.16577" calcext:value-type="float">
            <text:p>0.16577</text:p>
          </table:table-cell>
          <table:table-cell table:style-name="Default" office:value-type="float" office:value="0.18285" calcext:value-type="float">
            <text:p>0.18285</text:p>
          </table:table-cell>
          <table:table-cell table:style-name="Default" office:value-type="float" office:value="0.16804" calcext:value-type="float">
            <text:p>0.16804</text:p>
          </table:table-cell>
          <table:table-cell table:style-name="Default" office:value-type="float" office:value="0.15671" calcext:value-type="float">
            <text:p>0.15671</text:p>
          </table:table-cell>
          <table:table-cell table:style-name="Default" office:value-type="float" office:value="0.17093" calcext:value-type="float">
            <text:p>0.17093</text:p>
          </table:table-cell>
          <table:table-cell office:value-type="float" office:value="0.33897" calcext:value-type="float">
            <text:p>0.33897</text:p>
          </table:table-cell>
          <table:table-cell office:value-type="float" office:value="0.1647" calcext:value-type="float">
            <text:p>0.164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b</text:p>
          </table:table-cell>
          <table:table-cell table:style-name="Default" office:value-type="float" office:value="0.16469" calcext:value-type="float">
            <text:p>0.16469</text:p>
          </table:table-cell>
          <table:table-cell table:style-name="Default" office:value-type="float" office:value="0.15695" calcext:value-type="float">
            <text:p>0.15695</text:p>
          </table:table-cell>
          <table:table-cell table:style-name="Default" office:value-type="float" office:value="0.16947" calcext:value-type="float">
            <text:p>0.16947</text:p>
          </table:table-cell>
          <table:table-cell table:style-name="Default" office:value-type="float" office:value="0.16109" calcext:value-type="float">
            <text:p>0.16109</text:p>
          </table:table-cell>
          <table:table-cell table:style-name="Default" office:value-type="float" office:value="0.17133" calcext:value-type="float">
            <text:p>0.17133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15786" calcext:value-type="float">
            <text:p>0.1578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c</text:p>
          </table:table-cell>
          <table:table-cell table:style-name="Default" office:value-type="float" office:value="0.17801" calcext:value-type="float">
            <text:p>0.17801</text:p>
          </table:table-cell>
          <table:table-cell table:style-name="Default" office:value-type="float" office:value="0.1644" calcext:value-type="float">
            <text:p>0.1644</text:p>
          </table:table-cell>
          <table:table-cell table:style-name="Default" office:value-type="float" office:value="0.17719" calcext:value-type="float">
            <text:p>0.17719</text:p>
          </table:table-cell>
          <table:table-cell table:style-name="Default" office:value-type="float" office:value="0.16893" calcext:value-type="float">
            <text:p>0.16893</text:p>
          </table:table-cell>
          <table:table-cell table:style-name="Default" office:value-type="float" office:value="0.18421" calcext:value-type="float">
            <text:p>0.1842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16527" calcext:value-type="float">
            <text:p>0.1652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d</text:p>
          </table:table-cell>
          <table:table-cell table:style-name="Default" office:value-type="float" office:value="0.17024" calcext:value-type="float">
            <text:p>0.17024</text:p>
          </table:table-cell>
          <table:table-cell table:style-name="Default" office:value-type="float" office:value="0.1553" calcext:value-type="float">
            <text:p>0.1553</text:p>
          </table:table-cell>
          <table:table-cell table:style-name="Default" office:value-type="float" office:value="0.1694" calcext:value-type="float">
            <text:p>0.1694</text:p>
          </table:table-cell>
          <table:table-cell table:style-name="Default" office:value-type="float" office:value="0.16265" calcext:value-type="float">
            <text:p>0.16265</text:p>
          </table:table-cell>
          <table:table-cell table:style-name="Default" office:value-type="float" office:value="0.17074" calcext:value-type="float">
            <text:p>0.17074</text:p>
          </table:table-cell>
          <table:table-cell office:value-type="float" office:value="0.34014" calcext:value-type="float">
            <text:p>0.34014</text:p>
          </table:table-cell>
          <table:table-cell office:value-type="float" office:value="0.15792" calcext:value-type="float">
            <text:p>0.1579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2a</text:p>
          </table:table-cell>
          <table:table-cell table:style-name="Default" office:value-type="float" office:value="0.17283" calcext:value-type="float">
            <text:p>0.17283</text:p>
          </table:table-cell>
          <table:table-cell table:style-name="Default" office:value-type="float" office:value="0.1657" calcext:value-type="float">
            <text:p>0.1657</text:p>
          </table:table-cell>
          <table:table-cell table:style-name="Default" office:value-type="float" office:value="0.17058" calcext:value-type="float">
            <text:p>0.17058</text:p>
          </table:table-cell>
          <table:table-cell table:style-name="Default" office:value-type="float" office:value="0.16424" calcext:value-type="float">
            <text:p>0.16424</text:p>
          </table:table-cell>
          <table:table-cell table:style-name="Default" office:value-type="float" office:value="0.19858" calcext:value-type="float">
            <text:p>0.19858</text:p>
          </table:table-cell>
          <table:table-cell office:value-type="float" office:value="0.36916" calcext:value-type="float">
            <text:p>0.36916</text:p>
          </table:table-cell>
          <table:table-cell office:value-type="float" office:value="0.15692" calcext:value-type="float">
            <text:p>0.1569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2b</text:p>
          </table:table-cell>
          <table:table-cell table:style-name="Default" office:value-type="float" office:value="0.1657" calcext:value-type="float">
            <text:p>0.1657</text:p>
          </table:table-cell>
          <table:table-cell table:style-name="Default" office:value-type="float" office:value="0.168" calcext:value-type="float">
            <text:p>0.168</text:p>
          </table:table-cell>
          <table:table-cell table:style-name="Default" office:value-type="float" office:value="0.17477" calcext:value-type="float">
            <text:p>0.17477</text:p>
          </table:table-cell>
          <table:table-cell table:style-name="Default" office:value-type="float" office:value="0.16477" calcext:value-type="float">
            <text:p>0.16477</text:p>
          </table:table-cell>
          <table:table-cell table:style-name="Default" office:value-type="float" office:value="0.16413" calcext:value-type="float">
            <text:p>0.16413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15628" calcext:value-type="float">
            <text:p>0.1562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2c</text:p>
          </table:table-cell>
          <table:table-cell table:style-name="Default" office:value-type="float" office:value="0.17779" calcext:value-type="float">
            <text:p>0.17779</text:p>
          </table:table-cell>
          <table:table-cell table:style-name="Default" office:value-type="float" office:value="0.19089" calcext:value-type="float">
            <text:p>0.19089</text:p>
          </table:table-cell>
          <table:table-cell table:style-name="Default" office:value-type="float" office:value="0.16702" calcext:value-type="float">
            <text:p>0.16702</text:p>
          </table:table-cell>
          <table:table-cell table:style-name="Default" office:value-type="float" office:value="0.16561" calcext:value-type="float">
            <text:p>0.16561</text:p>
          </table:table-cell>
          <table:table-cell table:style-name="Default" office:value-type="float" office:value="0.16921" calcext:value-type="float">
            <text:p>0.16921</text:p>
          </table:table-cell>
          <table:table-cell office:value-type="float" office:value="0.33623" calcext:value-type="float">
            <text:p>0.33623</text:p>
          </table:table-cell>
          <table:table-cell office:value-type="float" office:value="0.16611" calcext:value-type="float">
            <text:p>0.1661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a</text:p>
          </table:table-cell>
          <table:table-cell table:style-name="Default" office:value-type="float" office:value="0.16869" calcext:value-type="float">
            <text:p>0.16869</text:p>
          </table:table-cell>
          <table:table-cell table:style-name="Default" office:value-type="float" office:value="0.18476" calcext:value-type="float">
            <text:p>0.18476</text:p>
          </table:table-cell>
          <table:table-cell table:style-name="Default" office:value-type="float" office:value="0.1692" calcext:value-type="float">
            <text:p>0.1692</text:p>
          </table:table-cell>
          <table:table-cell table:style-name="Default" office:value-type="float" office:value="0.1614" calcext:value-type="float">
            <text:p>0.1614</text:p>
          </table:table-cell>
          <table:table-cell table:style-name="Default" office:value-type="float" office:value="0.15786" calcext:value-type="float">
            <text:p>0.15786</text:p>
          </table:table-cell>
          <table:table-cell office:value-type="float" office:value="0.32706" calcext:value-type="float">
            <text:p>0.32706</text:p>
          </table:table-cell>
          <table:table-cell office:value-type="float" office:value="0.15956" calcext:value-type="float">
            <text:p>0.1595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b</text:p>
          </table:table-cell>
          <table:table-cell table:style-name="Default" office:value-type="float" office:value="0.18247" calcext:value-type="float">
            <text:p>0.18247</text:p>
          </table:table-cell>
          <table:table-cell table:style-name="Default" office:value-type="float" office:value="0.19119" calcext:value-type="float">
            <text:p>0.19119</text:p>
          </table:table-cell>
          <table:table-cell table:style-name="Default" office:value-type="float" office:value="0.17723" calcext:value-type="float">
            <text:p>0.17723</text:p>
          </table:table-cell>
          <table:table-cell table:style-name="Default" office:value-type="float" office:value="0.16275" calcext:value-type="float">
            <text:p>0.16275</text:p>
          </table:table-cell>
          <table:table-cell table:style-name="Default" office:value-type="float" office:value="0.161" calcext:value-type="float">
            <text:p>0.161</text:p>
          </table:table-cell>
          <table:table-cell office:value-type="float" office:value="0.33823" calcext:value-type="float">
            <text:p>0.33823</text:p>
          </table:table-cell>
          <table:table-cell office:value-type="float" office:value="0.15958" calcext:value-type="float">
            <text:p>0.1595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c</text:p>
          </table:table-cell>
          <table:table-cell table:style-name="Default" office:value-type="float" office:value="0.18569" calcext:value-type="float">
            <text:p>0.18569</text:p>
          </table:table-cell>
          <table:table-cell table:style-name="Default" office:value-type="float" office:value="0.18639" calcext:value-type="float">
            <text:p>0.18639</text:p>
          </table:table-cell>
          <table:table-cell table:style-name="Default" office:value-type="float" office:value="0.16837" calcext:value-type="float">
            <text:p>0.16837</text:p>
          </table:table-cell>
          <table:table-cell table:style-name="Default" office:value-type="float" office:value="0.16219" calcext:value-type="float">
            <text:p>0.16219</text:p>
          </table:table-cell>
          <table:table-cell table:style-name="Default" office:value-type="float" office:value="0.17118" calcext:value-type="float">
            <text:p>0.17118</text:p>
          </table:table-cell>
          <table:table-cell office:value-type="float" office:value="0.33955" calcext:value-type="float">
            <text:p>0.33955</text:p>
          </table:table-cell>
          <table:table-cell office:value-type="float" office:value="0.16642" calcext:value-type="float">
            <text:p>0.1664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d</text:p>
          </table:table-cell>
          <table:table-cell table:style-name="Default" office:value-type="float" office:value="0.19252" calcext:value-type="float">
            <text:p>0.19252</text:p>
          </table:table-cell>
          <table:table-cell table:style-name="Default" office:value-type="float" office:value="0.16734" calcext:value-type="float">
            <text:p>0.16734</text:p>
          </table:table-cell>
          <table:table-cell table:style-name="Default" office:value-type="float" office:value="0.17111" calcext:value-type="float">
            <text:p>0.17111</text:p>
          </table:table-cell>
          <table:table-cell table:style-name="Default" office:value-type="float" office:value="0.16311" calcext:value-type="float">
            <text:p>0.16311</text:p>
          </table:table-cell>
          <table:table-cell table:style-name="Default" office:value-type="float" office:value="0.16644" calcext:value-type="float">
            <text:p>0.16644</text:p>
          </table:table-cell>
          <table:table-cell office:value-type="float" office:value="0.33755" calcext:value-type="float">
            <text:p>0.33755</text:p>
          </table:table-cell>
          <table:table-cell office:value-type="float" office:value="0.15665" calcext:value-type="float">
            <text:p>0.1566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4a</text:p>
          </table:table-cell>
          <table:table-cell table:style-name="Default" office:value-type="float" office:value="0.17269" calcext:value-type="float">
            <text:p>0.17269</text:p>
          </table:table-cell>
          <table:table-cell table:style-name="Default" office:value-type="float" office:value="0.16767" calcext:value-type="float">
            <text:p>0.16767</text:p>
          </table:table-cell>
          <table:table-cell table:style-name="Default" office:value-type="float" office:value="0.17067" calcext:value-type="float">
            <text:p>0.17067</text:p>
          </table:table-cell>
          <table:table-cell table:style-name="Default" office:value-type="float" office:value="0.16376" calcext:value-type="float">
            <text:p>0.16376</text:p>
          </table:table-cell>
          <table:table-cell table:style-name="Default" office:value-type="float" office:value="0.16821" calcext:value-type="float">
            <text:p>0.16821</text:p>
          </table:table-cell>
          <table:table-cell office:value-type="float" office:value="0.33888" calcext:value-type="float">
            <text:p>0.33888</text:p>
          </table:table-cell>
          <table:table-cell office:value-type="float" office:value="0.15693" calcext:value-type="float">
            <text:p>0.1569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4b</text:p>
          </table:table-cell>
          <table:table-cell table:style-name="Default" office:value-type="float" office:value="0.1828" calcext:value-type="float">
            <text:p>0.1828</text:p>
          </table:table-cell>
          <table:table-cell table:style-name="Default" office:value-type="float" office:value="0.16621" calcext:value-type="float">
            <text:p>0.16621</text:p>
          </table:table-cell>
          <table:table-cell table:style-name="Default" office:value-type="float" office:value="0.17343" calcext:value-type="float">
            <text:p>0.17343</text:p>
          </table:table-cell>
          <table:table-cell table:style-name="Default" office:value-type="float" office:value="0.20352" calcext:value-type="float">
            <text:p>0.20352</text:p>
          </table:table-cell>
          <table:table-cell table:style-name="Default" office:value-type="float" office:value="0.16908" calcext:value-type="float">
            <text:p>0.16908</text:p>
          </table:table-cell>
          <table:table-cell office:value-type="float" office:value="0.34251" calcext:value-type="float">
            <text:p>0.34251</text:p>
          </table:table-cell>
          <table:table-cell office:value-type="float" office:value="0.16423" calcext:value-type="float">
            <text:p>0.1642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4c</text:p>
          </table:table-cell>
          <table:table-cell table:style-name="Default" office:value-type="float" office:value="0.19065" calcext:value-type="float">
            <text:p>0.19065</text:p>
          </table:table-cell>
          <table:table-cell table:style-name="Default" office:value-type="float" office:value="0.15964" calcext:value-type="float">
            <text:p>0.15964</text:p>
          </table:table-cell>
          <table:table-cell table:style-name="Default" office:value-type="float" office:value="0.17057" calcext:value-type="float">
            <text:p>0.17057</text:p>
          </table:table-cell>
          <table:table-cell table:style-name="Default" office:value-type="float" office:value="0.16409" calcext:value-type="float">
            <text:p>0.16409</text:p>
          </table:table-cell>
          <table:table-cell table:style-name="Default" office:value-type="float" office:value="0.18349" calcext:value-type="float">
            <text:p>0.18349</text:p>
          </table:table-cell>
          <table:table-cell office:value-type="float" office:value="0.35406" calcext:value-type="float">
            <text:p>0.35406</text:p>
          </table:table-cell>
          <table:table-cell office:value-type="float" office:value="0.15884" calcext:value-type="float">
            <text:p>0.1588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a</text:p>
          </table:table-cell>
          <table:table-cell table:style-name="Default" office:value-type="float" office:value="0.39796" calcext:value-type="float">
            <text:p>0.39796</text:p>
          </table:table-cell>
          <table:table-cell table:style-name="Default" office:value-type="float" office:value="0.16364" calcext:value-type="float">
            <text:p>0.16364</text:p>
          </table:table-cell>
          <table:table-cell table:style-name="Default" office:value-type="float" office:value="0.17156" calcext:value-type="float">
            <text:p>0.17156</text:p>
          </table:table-cell>
          <table:table-cell table:style-name="Default" office:value-type="float" office:value="0.15801" calcext:value-type="float">
            <text:p>0.15801</text:p>
          </table:table-cell>
          <table:table-cell table:style-name="Default" office:value-type="float" office:value="0.20017" calcext:value-type="float">
            <text:p>0.20017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16189" calcext:value-type="float">
            <text:p>0.1618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b</text:p>
          </table:table-cell>
          <table:table-cell table:style-name="Default" office:value-type="float" office:value="0.46057" calcext:value-type="float">
            <text:p>0.46057</text:p>
          </table:table-cell>
          <table:table-cell table:style-name="Default" office:value-type="float" office:value="0.16652" calcext:value-type="float">
            <text:p>0.16652</text:p>
          </table:table-cell>
          <table:table-cell table:style-name="Default" office:value-type="float" office:value="0.17685" calcext:value-type="float">
            <text:p>0.17685</text:p>
          </table:table-cell>
          <table:table-cell table:style-name="Default" office:value-type="float" office:value="0.16494" calcext:value-type="float">
            <text:p>0.16494</text:p>
          </table:table-cell>
          <table:table-cell table:style-name="Default" office:value-type="float" office:value="0.17435" calcext:value-type="float">
            <text:p>0.17435</text:p>
          </table:table-cell>
          <table:table-cell office:value-type="float" office:value="0.52555" calcext:value-type="float">
            <text:p>0.52555</text:p>
          </table:table-cell>
          <table:table-cell office:value-type="float" office:value="0.18505" calcext:value-type="float">
            <text:p>0.1850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c</text:p>
          </table:table-cell>
          <table:table-cell table:style-name="Default" office:value-type="float" office:value="0.20828" calcext:value-type="float">
            <text:p>0.20828</text:p>
          </table:table-cell>
          <table:table-cell table:style-name="Default" office:value-type="float" office:value="0.16686" calcext:value-type="float">
            <text:p>0.16686</text:p>
          </table:table-cell>
          <table:table-cell table:style-name="Default" office:value-type="float" office:value="0.17188" calcext:value-type="float">
            <text:p>0.17188</text:p>
          </table:table-cell>
          <table:table-cell table:style-name="Default" office:value-type="float" office:value="0.15688" calcext:value-type="float">
            <text:p>0.15688</text:p>
          </table:table-cell>
          <table:table-cell table:style-name="Default" office:value-type="float" office:value="0.16743" calcext:value-type="float">
            <text:p>0.16743</text:p>
          </table:table-cell>
          <table:table-cell office:value-type="float" office:value="0.33931" calcext:value-type="float">
            <text:p>0.33931</text:p>
          </table:table-cell>
          <table:table-cell office:value-type="float" office:value="0.18656" calcext:value-type="float">
            <text:p>0.1865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d</text:p>
          </table:table-cell>
          <table:table-cell table:style-name="Default" office:value-type="float" office:value="0.22079" calcext:value-type="float">
            <text:p>0.22079</text:p>
          </table:table-cell>
          <table:table-cell table:style-name="Default" office:value-type="float" office:value="0.16161" calcext:value-type="float">
            <text:p>0.16161</text:p>
          </table:table-cell>
          <table:table-cell table:style-name="Default" office:value-type="float" office:value="0.17443" calcext:value-type="float">
            <text:p>0.17443</text:p>
          </table:table-cell>
          <table:table-cell table:style-name="Default" office:value-type="float" office:value="0.15818" calcext:value-type="float">
            <text:p>0.15818</text:p>
          </table:table-cell>
          <table:table-cell table:style-name="Default" office:value-type="float" office:value="0.16924" calcext:value-type="float">
            <text:p>0.16924</text:p>
          </table:table-cell>
          <table:table-cell office:value-type="float" office:value="0.34367" calcext:value-type="float">
            <text:p>0.34367</text:p>
          </table:table-cell>
          <table:table-cell office:value-type="float" office:value="0.15715" calcext:value-type="float">
            <text:p>0.1571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a</text:p>
          </table:table-cell>
          <table:table-cell table:style-name="Default" office:value-type="float" office:value="0.17176" calcext:value-type="float">
            <text:p>0.17176</text:p>
          </table:table-cell>
          <table:table-cell table:style-name="Default" office:value-type="float" office:value="0.16038" calcext:value-type="float">
            <text:p>0.16038</text:p>
          </table:table-cell>
          <table:table-cell table:style-name="Default" office:value-type="float" office:value="0.17454" calcext:value-type="float">
            <text:p>0.17454</text:p>
          </table:table-cell>
          <table:table-cell table:style-name="Default" office:value-type="float" office:value="0.16401" calcext:value-type="float">
            <text:p>0.16401</text:p>
          </table:table-cell>
          <table:table-cell table:style-name="Default" office:value-type="float" office:value="0.17239" calcext:value-type="float">
            <text:p>0.17239</text:p>
          </table:table-cell>
          <table:table-cell office:value-type="float" office:value="0.34693" calcext:value-type="float">
            <text:p>0.34693</text:p>
          </table:table-cell>
          <table:table-cell office:value-type="float" office:value="0.16017" calcext:value-type="float">
            <text:p>0.1601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b</text:p>
          </table:table-cell>
          <table:table-cell table:style-name="Default" office:value-type="float" office:value="0.17445" calcext:value-type="float">
            <text:p>0.17445</text:p>
          </table:table-cell>
          <table:table-cell table:style-name="Default" office:value-type="float" office:value="0.16563" calcext:value-type="float">
            <text:p>0.16563</text:p>
          </table:table-cell>
          <table:table-cell table:style-name="Default" office:value-type="float" office:value="0.17005" calcext:value-type="float">
            <text:p>0.17005</text:p>
          </table:table-cell>
          <table:table-cell table:style-name="Default" office:value-type="float" office:value="0.15863" calcext:value-type="float">
            <text:p>0.15863</text:p>
          </table:table-cell>
          <table:table-cell table:style-name="Default" office:value-type="float" office:value="0.16781" calcext:value-type="float">
            <text:p>0.16781</text:p>
          </table:table-cell>
          <table:table-cell office:value-type="float" office:value="0.33786" calcext:value-type="float">
            <text:p>0.33786</text:p>
          </table:table-cell>
          <table:table-cell office:value-type="float" office:value="0.1555" calcext:value-type="float">
            <text:p>0.155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c</text:p>
          </table:table-cell>
          <table:table-cell table:style-name="Default" office:value-type="float" office:value="0.1696" calcext:value-type="float">
            <text:p>0.1696</text:p>
          </table:table-cell>
          <table:table-cell table:style-name="Default" office:value-type="float" office:value="0.1637" calcext:value-type="float">
            <text:p>0.1637</text:p>
          </table:table-cell>
          <table:table-cell table:style-name="Default" office:value-type="float" office:value="0.17248" calcext:value-type="float">
            <text:p>0.17248</text:p>
          </table:table-cell>
          <table:table-cell table:style-name="Default" office:value-type="float" office:value="0.16132" calcext:value-type="float">
            <text:p>0.16132</text:p>
          </table:table-cell>
          <table:table-cell table:style-name="Default" office:value-type="float" office:value="0.1673" calcext:value-type="float">
            <text:p>0.1673</text:p>
          </table:table-cell>
          <table:table-cell office:value-type="float" office:value="0.33978" calcext:value-type="float">
            <text:p>0.33978</text:p>
          </table:table-cell>
          <table:table-cell office:value-type="float" office:value="0.15941" calcext:value-type="float">
            <text:p>0.1594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d</text:p>
          </table:table-cell>
          <table:table-cell table:style-name="Default" office:value-type="float" office:value="0.17834" calcext:value-type="float">
            <text:p>0.17834</text:p>
          </table:table-cell>
          <table:table-cell table:style-name="Default" office:value-type="float" office:value="0.17113" calcext:value-type="float">
            <text:p>0.17113</text:p>
          </table:table-cell>
          <table:table-cell table:style-name="Default" office:value-type="float" office:value="0.17578" calcext:value-type="float">
            <text:p>0.17578</text:p>
          </table:table-cell>
          <table:table-cell table:style-name="Default" office:value-type="float" office:value="0.16497" calcext:value-type="float">
            <text:p>0.16497</text:p>
          </table:table-cell>
          <table:table-cell table:style-name="Default" office:value-type="float" office:value="0.17125" calcext:value-type="float">
            <text:p>0.17125</text:p>
          </table:table-cell>
          <table:table-cell office:value-type="float" office:value="0.34703" calcext:value-type="float">
            <text:p>0.34703</text:p>
          </table:table-cell>
          <table:table-cell office:value-type="float" office:value="0.16191" calcext:value-type="float">
            <text:p>0.1619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a</text:p>
          </table:table-cell>
          <table:table-cell table:style-name="Default" office:value-type="float" office:value="0.2459" calcext:value-type="float">
            <text:p>0.2459</text:p>
          </table:table-cell>
          <table:table-cell table:style-name="Default" office:value-type="float" office:value="0.15717" calcext:value-type="float">
            <text:p>0.15717</text:p>
          </table:table-cell>
          <table:table-cell table:style-name="Default" office:value-type="float" office:value="0.17378" calcext:value-type="float">
            <text:p>0.17378</text:p>
          </table:table-cell>
          <table:table-cell table:style-name="Default" office:value-type="float" office:value="0.16008" calcext:value-type="float">
            <text:p>0.16008</text:p>
          </table:table-cell>
          <table:table-cell table:style-name="Default" office:value-type="float" office:value="0.16423" calcext:value-type="float">
            <text:p>0.16423</text:p>
          </table:table-cell>
          <table:table-cell office:value-type="float" office:value="0.50224" calcext:value-type="float">
            <text:p>0.50224</text:p>
          </table:table-cell>
          <table:table-cell office:value-type="float" office:value="0.15361" calcext:value-type="float">
            <text:p>0.1536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b</text:p>
          </table:table-cell>
          <table:table-cell table:style-name="Default" office:value-type="float" office:value="3.3084" calcext:value-type="float">
            <text:p>3.3084</text:p>
          </table:table-cell>
          <table:table-cell table:style-name="Default" office:value-type="float" office:value="0.16329" calcext:value-type="float">
            <text:p>0.16329</text:p>
          </table:table-cell>
          <table:table-cell table:style-name="Default" office:value-type="float" office:value="0.17416" calcext:value-type="float">
            <text:p>0.17416</text:p>
          </table:table-cell>
          <table:table-cell table:style-name="Default" office:value-type="float" office:value="0.15881" calcext:value-type="float">
            <text:p>0.15881</text:p>
          </table:table-cell>
          <table:table-cell table:style-name="Default" office:value-type="float" office:value="0.16935" calcext:value-type="float">
            <text:p>0.16935</text:p>
          </table:table-cell>
          <table:table-cell office:value-type="float" office:value="0.51286" calcext:value-type="float">
            <text:p>0.51286</text:p>
          </table:table-cell>
          <table:table-cell office:value-type="float" office:value="0.15563" calcext:value-type="float">
            <text:p>0.1556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c</text:p>
          </table:table-cell>
          <table:table-cell table:style-name="Default" office:value-type="float" office:value="0.24189" calcext:value-type="float">
            <text:p>0.24189</text:p>
          </table:table-cell>
          <table:table-cell table:style-name="Default" office:value-type="float" office:value="0.17203" calcext:value-type="float">
            <text:p>0.17203</text:p>
          </table:table-cell>
          <table:table-cell table:style-name="Default" office:value-type="float" office:value="0.17968" calcext:value-type="float">
            <text:p>0.17968</text:p>
          </table:table-cell>
          <table:table-cell table:style-name="Default" office:value-type="float" office:value="0.1622" calcext:value-type="float">
            <text:p>0.1622</text:p>
          </table:table-cell>
          <table:table-cell table:style-name="Default" office:value-type="float" office:value="0.17199" calcext:value-type="float">
            <text:p>0.17199</text:p>
          </table:table-cell>
          <table:table-cell office:value-type="float" office:value="0.35167" calcext:value-type="float">
            <text:p>0.35167</text:p>
          </table:table-cell>
          <table:table-cell office:value-type="float" office:value="0.1647" calcext:value-type="float">
            <text:p>0.164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d</text:p>
          </table:table-cell>
          <table:table-cell table:style-name="Default" office:value-type="float" office:value="0.30512" calcext:value-type="float">
            <text:p>0.30512</text:p>
          </table:table-cell>
          <table:table-cell table:style-name="Default" office:value-type="float" office:value="0.16548" calcext:value-type="float">
            <text:p>0.16548</text:p>
          </table:table-cell>
          <table:table-cell table:style-name="Default" office:value-type="float" office:value="0.17413" calcext:value-type="float">
            <text:p>0.17413</text:p>
          </table:table-cell>
          <table:table-cell table:style-name="Default" office:value-type="float" office:value="0.16298" calcext:value-type="float">
            <text:p>0.16298</text:p>
          </table:table-cell>
          <table:table-cell table:style-name="Default" office:value-type="float" office:value="0.16001" calcext:value-type="float">
            <text:p>0.16001</text:p>
          </table:table-cell>
          <table:table-cell office:value-type="float" office:value="0.33414" calcext:value-type="float">
            <text:p>0.33414</text:p>
          </table:table-cell>
          <table:table-cell office:value-type="float" office:value="0.16053" calcext:value-type="float">
            <text:p>0.1605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0a</text:p>
          </table:table-cell>
          <table:table-cell table:style-name="Default" office:value-type="float" office:value="0.19489" calcext:value-type="float">
            <text:p>0.19489</text:p>
          </table:table-cell>
          <table:table-cell table:style-name="Default" office:value-type="float" office:value="0.16536" calcext:value-type="float">
            <text:p>0.16536</text:p>
          </table:table-cell>
          <table:table-cell table:style-name="Default" office:value-type="float" office:value="0.17938" calcext:value-type="float">
            <text:p>0.17938</text:p>
          </table:table-cell>
          <table:table-cell table:style-name="Default" office:value-type="float" office:value="0.16129" calcext:value-type="float">
            <text:p>0.16129</text:p>
          </table:table-cell>
          <table:table-cell table:style-name="Default" office:value-type="float" office:value="0.16533" calcext:value-type="float">
            <text:p>0.16533</text:p>
          </table:table-cell>
          <table:table-cell office:value-type="float" office:value="0.34471" calcext:value-type="float">
            <text:p>0.34471</text:p>
          </table:table-cell>
          <table:table-cell office:value-type="float" office:value="0.16328" calcext:value-type="float">
            <text:p>0.1632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0b</text:p>
          </table:table-cell>
          <table:table-cell table:style-name="Default" office:value-type="float" office:value="0.21467" calcext:value-type="float">
            <text:p>0.21467</text:p>
          </table:table-cell>
          <table:table-cell table:style-name="Default" office:value-type="float" office:value="0.16882" calcext:value-type="float">
            <text:p>0.16882</text:p>
          </table:table-cell>
          <table:table-cell table:style-name="Default" office:value-type="float" office:value="0.1706" calcext:value-type="float">
            <text:p>0.1706</text:p>
          </table:table-cell>
          <table:table-cell table:style-name="Default" office:value-type="float" office:value="0.16632" calcext:value-type="float">
            <text:p>0.16632</text:p>
          </table:table-cell>
          <table:table-cell table:style-name="Default" office:value-type="float" office:value="0.16964" calcext:value-type="float">
            <text:p>0.16964</text:p>
          </table:table-cell>
          <table:table-cell office:value-type="float" office:value="0.34024" calcext:value-type="float">
            <text:p>0.34024</text:p>
          </table:table-cell>
          <table:table-cell office:value-type="float" office:value="0.162" calcext:value-type="float">
            <text:p>0.16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0c</text:p>
          </table:table-cell>
          <table:table-cell table:style-name="Default" office:value-type="float" office:value="0.20494" calcext:value-type="float">
            <text:p>0.20494</text:p>
          </table:table-cell>
          <table:table-cell table:style-name="Default" office:value-type="float" office:value="0.16301" calcext:value-type="float">
            <text:p>0.16301</text:p>
          </table:table-cell>
          <table:table-cell table:style-name="Default" office:value-type="float" office:value="0.17384" calcext:value-type="float">
            <text:p>0.17384</text:p>
          </table:table-cell>
          <table:table-cell table:style-name="Default" office:value-type="float" office:value="0.15805" calcext:value-type="float">
            <text:p>0.15805</text:p>
          </table:table-cell>
          <table:table-cell table:style-name="Default" office:value-type="float" office:value="0.16261" calcext:value-type="float">
            <text:p>0.16261</text:p>
          </table:table-cell>
          <table:table-cell office:value-type="float" office:value="0.33645" calcext:value-type="float">
            <text:p>0.33645</text:p>
          </table:table-cell>
          <table:table-cell office:value-type="float" office:value="0.15629" calcext:value-type="float">
            <text:p>0.1562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1a</text:p>
          </table:table-cell>
          <table:table-cell table:style-name="Default" office:value-type="float" office:value="0.17212" calcext:value-type="float">
            <text:p>0.17212</text:p>
          </table:table-cell>
          <table:table-cell table:style-name="Default" office:value-type="float" office:value="0.15745" calcext:value-type="float">
            <text:p>0.15745</text:p>
          </table:table-cell>
          <table:table-cell table:style-name="Default" office:value-type="float" office:value="0.18085" calcext:value-type="float">
            <text:p>0.18085</text:p>
          </table:table-cell>
          <table:table-cell table:style-name="Default" office:value-type="float" office:value="0.16249" calcext:value-type="float">
            <text:p>0.16249</text:p>
          </table:table-cell>
          <table:table-cell table:style-name="Default" office:value-type="float" office:value="0.1652" calcext:value-type="float">
            <text:p>0.1652</text:p>
          </table:table-cell>
          <table:table-cell office:value-type="float" office:value="0.34605" calcext:value-type="float">
            <text:p>0.34605</text:p>
          </table:table-cell>
          <table:table-cell office:value-type="float" office:value="0.16073" calcext:value-type="float">
            <text:p>0.1607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1b</text:p>
          </table:table-cell>
          <table:table-cell table:style-name="Default" office:value-type="float" office:value="0.18454" calcext:value-type="float">
            <text:p>0.18454</text:p>
          </table:table-cell>
          <table:table-cell table:style-name="Default" office:value-type="float" office:value="0.1685" calcext:value-type="float">
            <text:p>0.1685</text:p>
          </table:table-cell>
          <table:table-cell table:style-name="Default" office:value-type="float" office:value="0.17173" calcext:value-type="float">
            <text:p>0.17173</text:p>
          </table:table-cell>
          <table:table-cell table:style-name="Default" office:value-type="float" office:value="0.16763" calcext:value-type="float">
            <text:p>0.16763</text:p>
          </table:table-cell>
          <table:table-cell table:style-name="Default" office:value-type="float" office:value="0.17143" calcext:value-type="float">
            <text:p>0.17143</text:p>
          </table:table-cell>
          <table:table-cell office:value-type="float" office:value="0.34316" calcext:value-type="float">
            <text:p>0.34316</text:p>
          </table:table-cell>
          <table:table-cell office:value-type="float" office:value="0.1654" calcext:value-type="float">
            <text:p>0.165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1c</text:p>
          </table:table-cell>
          <table:table-cell table:style-name="Default" office:value-type="float" office:value="0.19596" calcext:value-type="float">
            <text:p>0.19596</text:p>
          </table:table-cell>
          <table:table-cell table:style-name="Default" office:value-type="float" office:value="0.16669" calcext:value-type="float">
            <text:p>0.16669</text:p>
          </table:table-cell>
          <table:table-cell table:style-name="Default" office:value-type="float" office:value="0.17484" calcext:value-type="float">
            <text:p>0.17484</text:p>
          </table:table-cell>
          <table:table-cell table:style-name="Default" office:value-type="float" office:value="0.1646" calcext:value-type="float">
            <text:p>0.1646</text:p>
          </table:table-cell>
          <table:table-cell table:style-name="Default" office:value-type="float" office:value="0.16501" calcext:value-type="float">
            <text:p>0.16501</text:p>
          </table:table-cell>
          <table:table-cell office:value-type="float" office:value="0.33985" calcext:value-type="float">
            <text:p>0.33985</text:p>
          </table:table-cell>
          <table:table-cell office:value-type="float" office:value="0.17279" calcext:value-type="float">
            <text:p>0.1727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a</text:p>
          </table:table-cell>
          <table:table-cell table:style-name="Default" office:value-type="float" office:value="0.47946" calcext:value-type="float">
            <text:p>0.47946</text:p>
          </table:table-cell>
          <table:table-cell table:style-name="Default" office:value-type="float" office:value="0.16157" calcext:value-type="float">
            <text:p>0.16157</text:p>
          </table:table-cell>
          <table:table-cell table:style-name="Default" office:value-type="float" office:value="0.18203" calcext:value-type="float">
            <text:p>0.18203</text:p>
          </table:table-cell>
          <table:table-cell table:style-name="Default" office:value-type="float" office:value="0.15782" calcext:value-type="float">
            <text:p>0.15782</text:p>
          </table:table-cell>
          <table:table-cell table:style-name="Default" office:value-type="float" office:value="0.16813" calcext:value-type="float">
            <text:p>0.16813</text:p>
          </table:table-cell>
          <table:table-cell office:value-type="float" office:value="0.35016" calcext:value-type="float">
            <text:p>0.35016</text:p>
          </table:table-cell>
          <table:table-cell office:value-type="float" office:value="0.15175" calcext:value-type="float">
            <text:p>0.1517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b</text:p>
          </table:table-cell>
          <table:table-cell table:style-name="Default" office:value-type="float" office:value="0.52237" calcext:value-type="float">
            <text:p>0.52237</text:p>
          </table:table-cell>
          <table:table-cell table:style-name="Default" office:value-type="float" office:value="0.17019" calcext:value-type="float">
            <text:p>0.17019</text:p>
          </table:table-cell>
          <table:table-cell table:style-name="Default" office:value-type="float" office:value="0.18232" calcext:value-type="float">
            <text:p>0.18232</text:p>
          </table:table-cell>
          <table:table-cell table:style-name="Default" office:value-type="float" office:value="0.16759" calcext:value-type="float">
            <text:p>0.16759</text:p>
          </table:table-cell>
          <table:table-cell table:style-name="Default" office:value-type="float" office:value="0.17258" calcext:value-type="float">
            <text:p>0.1725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16416" calcext:value-type="float">
            <text:p>0.1641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c</text:p>
          </table:table-cell>
          <table:table-cell table:style-name="Default" office:value-type="float" office:value="8.81909" calcext:value-type="float">
            <text:p>8.81909</text:p>
          </table:table-cell>
          <table:table-cell table:style-name="Default" office:value-type="float" office:value="0.16673" calcext:value-type="float">
            <text:p>0.16673</text:p>
          </table:table-cell>
          <table:table-cell table:style-name="Default" office:value-type="float" office:value="0.1778" calcext:value-type="float">
            <text:p>0.1778</text:p>
          </table:table-cell>
          <table:table-cell table:style-name="Default" office:value-type="float" office:value="0.15895" calcext:value-type="float">
            <text:p>0.15895</text:p>
          </table:table-cell>
          <table:table-cell table:style-name="Default" office:value-type="float" office:value="0.16819" calcext:value-type="float">
            <text:p>0.16819</text:p>
          </table:table-cell>
          <table:table-cell office:value-type="float" office:value="0.34599" calcext:value-type="float">
            <text:p>0.34599</text:p>
          </table:table-cell>
          <table:table-cell office:value-type="float" office:value="0.15644" calcext:value-type="float">
            <text:p>0.1564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d</text:p>
          </table:table-cell>
          <table:table-cell table:style-name="Default" office:value-type="float" office:value="4.85212" calcext:value-type="float">
            <text:p>4.85212</text:p>
          </table:table-cell>
          <table:table-cell table:style-name="Default" office:value-type="float" office:value="0.16439" calcext:value-type="float">
            <text:p>0.16439</text:p>
          </table:table-cell>
          <table:table-cell table:style-name="Default" office:value-type="float" office:value="0.18613" calcext:value-type="float">
            <text:p>0.18613</text:p>
          </table:table-cell>
          <table:table-cell table:style-name="Default" office:value-type="float" office:value="0.16187" calcext:value-type="float">
            <text:p>0.16187</text:p>
          </table:table-cell>
          <table:table-cell table:style-name="Default" office:value-type="float" office:value="0.16483" calcext:value-type="float">
            <text:p>0.16483</text:p>
          </table:table-cell>
          <table:table-cell office:value-type="float" office:value="0.35096" calcext:value-type="float">
            <text:p>0.35096</text:p>
          </table:table-cell>
          <table:table-cell office:value-type="float" office:value="0.16043" calcext:value-type="float">
            <text:p>0.1604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3a</text:p>
          </table:table-cell>
          <table:table-cell table:style-name="Default" office:value-type="float" office:value="1.1805" calcext:value-type="float">
            <text:p>1.1805</text:p>
          </table:table-cell>
          <table:table-cell table:style-name="Default" office:value-type="float" office:value="0.20468" calcext:value-type="float">
            <text:p>0.20468</text:p>
          </table:table-cell>
          <table:table-cell table:style-name="Default" office:value-type="float" office:value="0.17826" calcext:value-type="float">
            <text:p>0.17826</text:p>
          </table:table-cell>
          <table:table-cell table:style-name="Default" office:value-type="float" office:value="0.16688" calcext:value-type="float">
            <text:p>0.16688</text:p>
          </table:table-cell>
          <table:table-cell table:style-name="Default" office:value-type="float" office:value="0.17165" calcext:value-type="float">
            <text:p>0.17165</text:p>
          </table:table-cell>
          <table:table-cell office:value-type="float" office:value="0.34991" calcext:value-type="float">
            <text:p>0.34991</text:p>
          </table:table-cell>
          <table:table-cell office:value-type="float" office:value="0.15861" calcext:value-type="float">
            <text:p>0.1586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3b</text:p>
          </table:table-cell>
          <table:table-cell table:style-name="Default" office:value-type="float" office:value="1.35129" calcext:value-type="float">
            <text:p>1.35129</text:p>
          </table:table-cell>
          <table:table-cell table:style-name="Default" office:value-type="float" office:value="0.17468" calcext:value-type="float">
            <text:p>0.17468</text:p>
          </table:table-cell>
          <table:table-cell table:style-name="Default" office:value-type="float" office:value="0.17759" calcext:value-type="float">
            <text:p>0.17759</text:p>
          </table:table-cell>
          <table:table-cell table:style-name="Default" office:value-type="float" office:value="0.16097" calcext:value-type="float">
            <text:p>0.16097</text:p>
          </table:table-cell>
          <table:table-cell table:style-name="Default" office:value-type="float" office:value="0.16456" calcext:value-type="float">
            <text:p>0.16456</text:p>
          </table:table-cell>
          <table:table-cell office:value-type="float" office:value="0.34215" calcext:value-type="float">
            <text:p>0.34215</text:p>
          </table:table-cell>
          <table:table-cell office:value-type="float" office:value="0.15531" calcext:value-type="float">
            <text:p>0.1553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3c</text:p>
          </table:table-cell>
          <table:table-cell table:style-name="Default" office:value-type="float" office:value="1.28031" calcext:value-type="float">
            <text:p>1.28031</text:p>
          </table:table-cell>
          <table:table-cell table:style-name="Default" office:value-type="float" office:value="0.16012" calcext:value-type="float">
            <text:p>0.16012</text:p>
          </table:table-cell>
          <table:table-cell table:style-name="Default" office:value-type="float" office:value="0.1832" calcext:value-type="float">
            <text:p>0.1832</text:p>
          </table:table-cell>
          <table:table-cell table:style-name="Default" office:value-type="float" office:value="0.16198" calcext:value-type="float">
            <text:p>0.16198</text:p>
          </table:table-cell>
          <table:table-cell table:style-name="Default" office:value-type="float" office:value="0.16358" calcext:value-type="float">
            <text:p>0.16358</text:p>
          </table:table-cell>
          <table:table-cell office:value-type="float" office:value="0.34678" calcext:value-type="float">
            <text:p>0.34678</text:p>
          </table:table-cell>
          <table:table-cell office:value-type="float" office:value="0.15713" calcext:value-type="float">
            <text:p>0.1571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4a</text:p>
          </table:table-cell>
          <table:table-cell table:style-name="Default" office:value-type="float" office:value="7.83259" calcext:value-type="float">
            <text:p>7.83259</text:p>
          </table:table-cell>
          <table:table-cell table:style-name="Default" office:value-type="float" office:value="0.16594" calcext:value-type="float">
            <text:p>0.16594</text:p>
          </table:table-cell>
          <table:table-cell table:style-name="Default" office:value-type="float" office:value="0.18563" calcext:value-type="float">
            <text:p>0.18563</text:p>
          </table:table-cell>
          <table:table-cell table:style-name="Default" office:value-type="float" office:value="0.16647" calcext:value-type="float">
            <text:p>0.16647</text:p>
          </table:table-cell>
          <table:table-cell table:style-name="Default" office:value-type="float" office:value="0.1741" calcext:value-type="float">
            <text:p>0.1741</text:p>
          </table:table-cell>
          <table:table-cell office:value-type="float" office:value="0.53383" calcext:value-type="float">
            <text:p>0.53383</text:p>
          </table:table-cell>
          <table:table-cell office:value-type="float" office:value="0.16328" calcext:value-type="float">
            <text:p>0.1632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4b</text:p>
          </table:table-cell>
          <table:table-cell table:style-name="Default" office:value-type="float" office:value="135.93358" calcext:value-type="float">
            <text:p>135.93358</text:p>
          </table:table-cell>
          <table:table-cell table:style-name="Default" office:value-type="float" office:value="0.16055" calcext:value-type="float">
            <text:p>0.16055</text:p>
          </table:table-cell>
          <table:table-cell table:style-name="Default" office:value-type="float" office:value="0.18474" calcext:value-type="float">
            <text:p>0.18474</text:p>
          </table:table-cell>
          <table:table-cell table:style-name="Default" office:value-type="float" office:value="0.16067" calcext:value-type="float">
            <text:p>0.16067</text:p>
          </table:table-cell>
          <table:table-cell table:style-name="Default" office:value-type="float" office:value="0.16914" calcext:value-type="float">
            <text:p>0.16914</text:p>
          </table:table-cell>
          <table:table-cell office:value-type="float" office:value="0.35388" calcext:value-type="float">
            <text:p>0.35388</text:p>
          </table:table-cell>
          <table:table-cell office:value-type="float" office:value="0.16194" calcext:value-type="float">
            <text:p>0.1619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5a</text:p>
          </table:table-cell>
          <table:table-cell table:style-name="Default" office:value-type="float" office:value="0.23709" calcext:value-type="float">
            <text:p>0.23709</text:p>
          </table:table-cell>
          <table:table-cell table:style-name="Default" office:value-type="float" office:value="0.16433" calcext:value-type="float">
            <text:p>0.16433</text:p>
          </table:table-cell>
          <table:table-cell table:style-name="Default" office:value-type="float" office:value="0.1777" calcext:value-type="float">
            <text:p>0.1777</text:p>
          </table:table-cell>
          <table:table-cell table:style-name="Default" office:value-type="float" office:value="0.16256" calcext:value-type="float">
            <text:p>0.16256</text:p>
          </table:table-cell>
          <table:table-cell table:style-name="Default" office:value-type="float" office:value="0.1668" calcext:value-type="float">
            <text:p>0.1668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5722" calcext:value-type="float">
            <text:p>0.1572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5b</text:p>
          </table:table-cell>
          <table:table-cell table:style-name="Default" office:value-type="float" office:value="0.5361" calcext:value-type="float">
            <text:p>0.5361</text:p>
          </table:table-cell>
          <table:table-cell table:style-name="Default" office:value-type="float" office:value="0.16387" calcext:value-type="float">
            <text:p>0.16387</text:p>
          </table:table-cell>
          <table:table-cell table:style-name="Default" office:value-type="float" office:value="0.17368" calcext:value-type="float">
            <text:p>0.17368</text:p>
          </table:table-cell>
          <table:table-cell table:style-name="Default" office:value-type="float" office:value="0.16901" calcext:value-type="float">
            <text:p>0.16901</text:p>
          </table:table-cell>
          <table:table-cell table:style-name="Default" office:value-type="float" office:value="0.17118" calcext:value-type="float">
            <text:p>0.17118</text:p>
          </table:table-cell>
          <table:table-cell office:value-type="float" office:value="0.51604" calcext:value-type="float">
            <text:p>0.51604</text:p>
          </table:table-cell>
          <table:table-cell office:value-type="float" office:value="0.16123" calcext:value-type="float">
            <text:p>0.1612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5c</text:p>
          </table:table-cell>
          <table:table-cell table:style-name="Default" office:value-type="float" office:value="0.23249" calcext:value-type="float">
            <text:p>0.23249</text:p>
          </table:table-cell>
          <table:table-cell table:style-name="Default" office:value-type="float" office:value="0.15708" calcext:value-type="float">
            <text:p>0.15708</text:p>
          </table:table-cell>
          <table:table-cell table:style-name="Default" office:value-type="float" office:value="0.17158" calcext:value-type="float">
            <text:p>0.17158</text:p>
          </table:table-cell>
          <table:table-cell table:style-name="Default" office:value-type="float" office:value="0.17033" calcext:value-type="float">
            <text:p>0.17033</text:p>
          </table:table-cell>
          <table:table-cell table:style-name="Default" office:value-type="float" office:value="0.16446" calcext:value-type="float">
            <text:p>0.16446</text:p>
          </table:table-cell>
          <table:table-cell office:value-type="float" office:value="0.33604" calcext:value-type="float">
            <text:p>0.33604</text:p>
          </table:table-cell>
          <table:table-cell office:value-type="float" office:value="0.1558" calcext:value-type="float">
            <text:p>0.155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6a</text:p>
          </table:table-cell>
          <table:table-cell table:style-name="Default" office:value-type="float" office:value="2.43444" calcext:value-type="float">
            <text:p>2.43444</text:p>
          </table:table-cell>
          <table:table-cell table:style-name="Default" office:value-type="float" office:value="0.16482" calcext:value-type="float">
            <text:p>0.16482</text:p>
          </table:table-cell>
          <table:table-cell table:style-name="Default" office:value-type="float" office:value="0.21207" calcext:value-type="float">
            <text:p>0.21207</text:p>
          </table:table-cell>
          <table:table-cell table:style-name="Default" office:value-type="float" office:value="0.16202" calcext:value-type="float">
            <text:p>0.16202</text:p>
          </table:table-cell>
          <table:table-cell table:style-name="Default" office:value-type="float" office:value="0.16933" calcext:value-type="float">
            <text:p>0.16933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15736" calcext:value-type="float">
            <text:p>0.1573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6b</text:p>
          </table:table-cell>
          <table:table-cell table:style-name="Default" office:value-type="float" office:value="3.30901" calcext:value-type="float">
            <text:p>3.30901</text:p>
          </table:table-cell>
          <table:table-cell table:style-name="Default" office:value-type="float" office:value="0.16921" calcext:value-type="float">
            <text:p>0.16921</text:p>
          </table:table-cell>
          <table:table-cell table:style-name="Default" office:value-type="float" office:value="0.17657" calcext:value-type="float">
            <text:p>0.17657</text:p>
          </table:table-cell>
          <table:table-cell table:style-name="Default" office:value-type="float" office:value="0.1645" calcext:value-type="float">
            <text:p>0.1645</text:p>
          </table:table-cell>
          <table:table-cell table:style-name="Default" office:value-type="float" office:value="0.17266" calcext:value-type="float">
            <text:p>0.17266</text:p>
          </table:table-cell>
          <table:table-cell office:value-type="float" office:value="0.34923" calcext:value-type="float">
            <text:p>0.34923</text:p>
          </table:table-cell>
          <table:table-cell office:value-type="float" office:value="0.16932" calcext:value-type="float">
            <text:p>0.1693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6c</text:p>
          </table:table-cell>
          <table:table-cell table:style-name="Default" office:value-type="float" office:value="0.63466" calcext:value-type="float">
            <text:p>0.63466</text:p>
          </table:table-cell>
          <table:table-cell table:style-name="Default" office:value-type="float" office:value="0.16386" calcext:value-type="float">
            <text:p>0.16386</text:p>
          </table:table-cell>
          <table:table-cell table:style-name="Default" office:value-type="float" office:value="0.17131" calcext:value-type="float">
            <text:p>0.17131</text:p>
          </table:table-cell>
          <table:table-cell table:style-name="Default" office:value-type="float" office:value="0.16085" calcext:value-type="float">
            <text:p>0.16085</text:p>
          </table:table-cell>
          <table:table-cell table:style-name="Default" office:value-type="float" office:value="0.16173" calcext:value-type="float">
            <text:p>0.16173</text:p>
          </table:table-cell>
          <table:table-cell office:value-type="float" office:value="0.33304" calcext:value-type="float">
            <text:p>0.33304</text:p>
          </table:table-cell>
          <table:table-cell office:value-type="float" office:value="0.16589" calcext:value-type="float">
            <text:p>0.1658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3a</text:p>
          </table:table-cell>
          <table:table-cell table:style-name="Default" office:value-type="float" office:value="0.80756" calcext:value-type="float">
            <text:p>0.80756</text:p>
          </table:table-cell>
          <table:table-cell table:style-name="Default" office:value-type="float" office:value="0.15896" calcext:value-type="float">
            <text:p>0.15896</text:p>
          </table:table-cell>
          <table:table-cell table:style-name="Default" office:value-type="float" office:value="0.18832" calcext:value-type="float">
            <text:p>0.18832</text:p>
          </table:table-cell>
          <table:table-cell table:style-name="Default" office:value-type="float" office:value="0.16138" calcext:value-type="float">
            <text:p>0.16138</text:p>
          </table:table-cell>
          <table:table-cell table:style-name="Default" office:value-type="float" office:value="0.16946" calcext:value-type="float">
            <text:p>0.16946</text:p>
          </table:table-cell>
          <table:table-cell office:value-type="float" office:value="0.52724" calcext:value-type="float">
            <text:p>0.52724</text:p>
          </table:table-cell>
          <table:table-cell office:value-type="float" office:value="0.15864" calcext:value-type="float">
            <text:p>0.1586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3b</text:p>
          </table:table-cell>
          <table:table-cell table:style-name="Default" office:value-type="float" office:value="4.09534" calcext:value-type="float">
            <text:p>4.09534</text:p>
          </table:table-cell>
          <table:table-cell table:style-name="Default" office:value-type="float" office:value="0.177" calcext:value-type="float">
            <text:p>0.177</text:p>
          </table:table-cell>
          <table:table-cell table:style-name="Default" office:value-type="float" office:value="0.20714" calcext:value-type="float">
            <text:p>0.20714</text:p>
          </table:table-cell>
          <table:table-cell table:style-name="Default" office:value-type="float" office:value="0.17151" calcext:value-type="float">
            <text:p>0.17151</text:p>
          </table:table-cell>
          <table:table-cell table:style-name="Default" office:value-type="float" office:value="0.17292" calcext:value-type="float">
            <text:p>0.17292</text:p>
          </table:table-cell>
          <table:table-cell office:value-type="float" office:value="0.55298" calcext:value-type="float">
            <text:p>0.55298</text:p>
          </table:table-cell>
          <table:table-cell office:value-type="float" office:value="0.16403" calcext:value-type="float">
            <text:p>0.1640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3c</text:p>
          </table:table-cell>
          <table:table-cell table:style-name="Default" office:value-type="float" office:value="0.44231" calcext:value-type="float">
            <text:p>0.44231</text:p>
          </table:table-cell>
          <table:table-cell table:style-name="Default" office:value-type="float" office:value="0.16507" calcext:value-type="float">
            <text:p>0.16507</text:p>
          </table:table-cell>
          <table:table-cell table:style-name="Default" office:value-type="float" office:value="0.18766" calcext:value-type="float">
            <text:p>0.18766</text:p>
          </table:table-cell>
          <table:table-cell table:style-name="Default" office:value-type="float" office:value="0.19537" calcext:value-type="float">
            <text:p>0.19537</text:p>
          </table:table-cell>
          <table:table-cell table:style-name="Default" office:value-type="float" office:value="0.17613" calcext:value-type="float">
            <text:p>0.17613</text:p>
          </table:table-cell>
          <table:table-cell office:value-type="float" office:value="0.53992" calcext:value-type="float">
            <text:p>0.53992</text:p>
          </table:table-cell>
          <table:table-cell office:value-type="float" office:value="0.15615" calcext:value-type="float">
            <text:p>0.1561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7a</text:p>
          </table:table-cell>
          <table:table-cell table:style-name="Default" office:value-type="float" office:value="1.9298" calcext:value-type="float">
            <text:p>1.9298</text:p>
          </table:table-cell>
          <table:table-cell table:style-name="Default" office:value-type="float" office:value="0.16604" calcext:value-type="float">
            <text:p>0.16604</text:p>
          </table:table-cell>
          <table:table-cell table:style-name="Default" office:value-type="float" office:value="0.18445" calcext:value-type="float">
            <text:p>0.18445</text:p>
          </table:table-cell>
          <table:table-cell table:style-name="Default" office:value-type="float" office:value="0.17782" calcext:value-type="float">
            <text:p>0.17782</text:p>
          </table:table-cell>
          <table:table-cell table:style-name="Default" office:value-type="float" office:value="0.24843" calcext:value-type="float">
            <text:p>0.24843</text:p>
          </table:table-cell>
          <table:table-cell office:value-type="float" office:value="0.43288" calcext:value-type="float">
            <text:p>0.43288</text:p>
          </table:table-cell>
          <table:table-cell office:value-type="float" office:value="0.15497" calcext:value-type="float">
            <text:p>0.15497</text:p>
          </table:table-cell>
          <table:table-cell table:style-name="ce7"/>
          <table:table-cell table:number-columns-repeated="8"/>
          <table:table-cell table:style-name="ce7"/>
          <table:table-cell table:number-columns-repeated="8"/>
          <table:table-cell table:style-name="ce7" table:number-columns-repeated="16358"/>
        </table:table-row>
        <table:table-row table:style-name="ro2">
          <table:table-cell table:style-name="Default" office:value-type="string" calcext:value-type="string">
            <text:p>27b</text:p>
          </table:table-cell>
          <table:table-cell table:style-name="Default" office:value-type="float" office:value="1.66034" calcext:value-type="float">
            <text:p>1.66034</text:p>
          </table:table-cell>
          <table:table-cell table:style-name="Default" office:value-type="float" office:value="0.16871" calcext:value-type="float">
            <text:p>0.16871</text:p>
          </table:table-cell>
          <table:table-cell table:style-name="Default" office:value-type="float" office:value="0.17768" calcext:value-type="float">
            <text:p>0.17768</text:p>
          </table:table-cell>
          <table:table-cell table:style-name="Default" office:value-type="float" office:value="0.16628" calcext:value-type="float">
            <text:p>0.16628</text:p>
          </table:table-cell>
          <table:table-cell table:style-name="Default" office:value-type="float" office:value="0.17157" calcext:value-type="float">
            <text:p>0.17157</text:p>
          </table:table-cell>
          <table:table-cell office:value-type="float" office:value="0.52082" calcext:value-type="float">
            <text:p>0.52082</text:p>
          </table:table-cell>
          <table:table-cell office:value-type="float" office:value="0.16116" calcext:value-type="float">
            <text:p>0.1611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7c</text:p>
          </table:table-cell>
          <table:table-cell table:style-name="Default" office:value-type="float" office:value="1.81178" calcext:value-type="float">
            <text:p>1.81178</text:p>
          </table:table-cell>
          <table:table-cell table:style-name="Default" office:value-type="float" office:value="0.15248" calcext:value-type="float">
            <text:p>0.15248</text:p>
          </table:table-cell>
          <table:table-cell table:style-name="Default" office:value-type="float" office:value="0.18244" calcext:value-type="float">
            <text:p>0.18244</text:p>
          </table:table-cell>
          <table:table-cell table:style-name="Default" office:value-type="float" office:value="0.16063" calcext:value-type="float">
            <text:p>0.16063</text:p>
          </table:table-cell>
          <table:table-cell table:style-name="Default" office:value-type="float" office:value="0.16597" calcext:value-type="float">
            <text:p>0.16597</text:p>
          </table:table-cell>
          <table:table-cell office:value-type="float" office:value="0.34841" calcext:value-type="float">
            <text:p>0.34841</text:p>
          </table:table-cell>
          <table:table-cell office:value-type="float" office:value="0.15744" calcext:value-type="float">
            <text:p>0.1574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8a</text:p>
          </table:table-cell>
          <table:table-cell table:style-name="Default" office:value-type="float" office:value="5509.73913" calcext:value-type="float">
            <text:p>5509.73913</text:p>
          </table:table-cell>
          <table:table-cell table:style-name="Default" office:value-type="float" office:value="0.16845" calcext:value-type="float">
            <text:p>0.16845</text:p>
          </table:table-cell>
          <table:table-cell table:style-name="Default" office:value-type="float" office:value="0.19689" calcext:value-type="float">
            <text:p>0.19689</text:p>
          </table:table-cell>
          <table:table-cell table:style-name="Default" office:value-type="float" office:value="0.15941" calcext:value-type="float">
            <text:p>0.15941</text:p>
          </table:table-cell>
          <table:table-cell table:style-name="Default" office:value-type="float" office:value="0.17139" calcext:value-type="float">
            <text:p>0.17139</text:p>
          </table:table-cell>
          <table:table-cell office:value-type="float" office:value="0.36828" calcext:value-type="float">
            <text:p>0.36828</text:p>
          </table:table-cell>
          <table:table-cell office:value-type="float" office:value="0.17925" calcext:value-type="float">
            <text:p>0.1792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8b</text:p>
          </table:table-cell>
          <table:table-cell table:style-name="Default" office:value-type="float" office:value="1550.27421" calcext:value-type="float">
            <text:p>1550.27421</text:p>
          </table:table-cell>
          <table:table-cell table:style-name="Default" office:value-type="float" office:value="0.1682" calcext:value-type="float">
            <text:p>0.1682</text:p>
          </table:table-cell>
          <table:table-cell table:style-name="Default" office:value-type="float" office:value="0.18973" calcext:value-type="float">
            <text:p>0.18973</text:p>
          </table:table-cell>
          <table:table-cell table:style-name="Default" office:value-type="float" office:value="0.16575" calcext:value-type="float">
            <text:p>0.16575</text:p>
          </table:table-cell>
          <table:table-cell table:style-name="Default" office:value-type="float" office:value="0.17683" calcext:value-type="float">
            <text:p>0.17683</text:p>
          </table:table-cell>
          <table:table-cell office:value-type="float" office:value="0.36656" calcext:value-type="float">
            <text:p>0.36656</text:p>
          </table:table-cell>
          <table:table-cell office:value-type="float" office:value="0.17943" calcext:value-type="float">
            <text:p>0.1794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8c</text:p>
          </table:table-cell>
          <table:table-cell table:style-name="Default" office:value-type="float" office:value="16930.06084" calcext:value-type="float">
            <text:p>16930.06084</text:p>
          </table:table-cell>
          <table:table-cell table:style-name="Default" office:value-type="float" office:value="0.16319" calcext:value-type="float">
            <text:p>0.16319</text:p>
          </table:table-cell>
          <table:table-cell table:style-name="Default" office:value-type="float" office:value="0.18874" calcext:value-type="float">
            <text:p>0.18874</text:p>
          </table:table-cell>
          <table:table-cell table:style-name="Default" office:value-type="float" office:value="0.16039" calcext:value-type="float">
            <text:p>0.16039</text:p>
          </table:table-cell>
          <table:table-cell table:style-name="Default" office:value-type="float" office:value="0.24661" calcext:value-type="float">
            <text:p>0.24661</text:p>
          </table:table-cell>
          <table:table-cell office:value-type="float" office:value="0.43535" calcext:value-type="float">
            <text:p>0.43535</text:p>
          </table:table-cell>
          <table:table-cell office:value-type="float" office:value="0.15606" calcext:value-type="float">
            <text:p>0.1560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0a</text:p>
          </table:table-cell>
          <table:table-cell table:style-name="Default" office:value-type="float" office:value="4.72133" calcext:value-type="float">
            <text:p>4.72133</text:p>
          </table:table-cell>
          <table:table-cell table:style-name="Default" office:value-type="float" office:value="0.16385" calcext:value-type="float">
            <text:p>0.16385</text:p>
          </table:table-cell>
          <table:table-cell table:style-name="Default" office:value-type="float" office:value="0.1838" calcext:value-type="float">
            <text:p>0.1838</text:p>
          </table:table-cell>
          <table:table-cell table:style-name="Default" office:value-type="float" office:value="0.15687" calcext:value-type="float">
            <text:p>0.15687</text:p>
          </table:table-cell>
          <table:table-cell table:style-name="Default" office:value-type="float" office:value="0.16548" calcext:value-type="float">
            <text:p>0.16548</text:p>
          </table:table-cell>
          <table:table-cell office:value-type="float" office:value="0.34928" calcext:value-type="float">
            <text:p>0.34928</text:p>
          </table:table-cell>
          <table:table-cell office:value-type="float" office:value="0.15544" calcext:value-type="float">
            <text:p>0.1554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0b</text:p>
          </table:table-cell>
          <table:table-cell table:style-name="Default" office:value-type="float" office:value="231.63785" calcext:value-type="float">
            <text:p>231.63785</text:p>
          </table:table-cell>
          <table:table-cell table:style-name="Default" office:value-type="float" office:value="0.16275" calcext:value-type="float">
            <text:p>0.16275</text:p>
          </table:table-cell>
          <table:table-cell table:style-name="Default" office:value-type="float" office:value="0.18072" calcext:value-type="float">
            <text:p>0.18072</text:p>
          </table:table-cell>
          <table:table-cell table:style-name="Default" office:value-type="float" office:value="0.16553" calcext:value-type="float">
            <text:p>0.16553</text:p>
          </table:table-cell>
          <table:table-cell table:style-name="Default" office:value-type="float" office:value="0.16711" calcext:value-type="float">
            <text:p>0.16711</text:p>
          </table:table-cell>
          <table:table-cell office:value-type="float" office:value="0.51494" calcext:value-type="float">
            <text:p>0.51494</text:p>
          </table:table-cell>
          <table:table-cell office:value-type="float" office:value="0.16428" calcext:value-type="float">
            <text:p>0.1642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0c</text:p>
          </table:table-cell>
          <table:table-cell table:style-name="Default" office:value-type="float" office:value="3.26669" calcext:value-type="float">
            <text:p>3.26669</text:p>
          </table:table-cell>
          <table:table-cell table:style-name="Default" office:value-type="float" office:value="0.16058" calcext:value-type="float">
            <text:p>0.16058</text:p>
          </table:table-cell>
          <table:table-cell table:style-name="Default" office:value-type="float" office:value="0.17875" calcext:value-type="float">
            <text:p>0.17875</text:p>
          </table:table-cell>
          <table:table-cell table:style-name="Default" office:value-type="float" office:value="0.16176" calcext:value-type="float">
            <text:p>0.16176</text:p>
          </table:table-cell>
          <table:table-cell table:style-name="Default" office:value-type="float" office:value="0.16542" calcext:value-type="float">
            <text:p>0.16542</text:p>
          </table:table-cell>
          <table:table-cell office:value-type="float" office:value="0.34417" calcext:value-type="float">
            <text:p>0.34417</text:p>
          </table:table-cell>
          <table:table-cell office:value-type="float" office:value="0.16102" calcext:value-type="float">
            <text:p>0.1610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1a</text:p>
          </table:table-cell>
          <table:table-cell table:style-name="Default" office:value-type="float" office:value="0.81495" calcext:value-type="float">
            <text:p>0.81495</text:p>
          </table:table-cell>
          <table:table-cell table:style-name="Default" office:value-type="float" office:value="0.16314" calcext:value-type="float">
            <text:p>0.16314</text:p>
          </table:table-cell>
          <table:table-cell table:style-name="Default" office:value-type="float" office:value="0.18421" calcext:value-type="float">
            <text:p>0.18421</text:p>
          </table:table-cell>
          <table:table-cell table:style-name="Default" office:value-type="float" office:value="0.15698" calcext:value-type="float">
            <text:p>0.15698</text:p>
          </table:table-cell>
          <table:table-cell table:style-name="Default" office:value-type="float" office:value="0.16201" calcext:value-type="float">
            <text:p>0.16201</text:p>
          </table:table-cell>
          <table:table-cell office:value-type="float" office:value="0.34622" calcext:value-type="float">
            <text:p>0.34622</text:p>
          </table:table-cell>
          <table:table-cell office:value-type="float" office:value="0.15887" calcext:value-type="float">
            <text:p>0.1588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1b</text:p>
          </table:table-cell>
          <table:table-cell table:style-name="Default" office:value-type="float" office:value="90.46114" calcext:value-type="float">
            <text:p>90.46114</text:p>
          </table:table-cell>
          <table:table-cell table:style-name="Default" office:value-type="float" office:value="0.16876" calcext:value-type="float">
            <text:p>0.16876</text:p>
          </table:table-cell>
          <table:table-cell table:style-name="Default" office:value-type="float" office:value="0.17982" calcext:value-type="float">
            <text:p>0.17982</text:p>
          </table:table-cell>
          <table:table-cell table:style-name="Default" office:value-type="float" office:value="0.1689" calcext:value-type="float">
            <text:p>0.1689</text:p>
          </table:table-cell>
          <table:table-cell table:style-name="Default" office:value-type="float" office:value="0.16897" calcext:value-type="float">
            <text:p>0.16897</text:p>
          </table:table-cell>
          <table:table-cell office:value-type="float" office:value="0.34879" calcext:value-type="float">
            <text:p>0.34879</text:p>
          </table:table-cell>
          <table:table-cell office:value-type="float" office:value="0.16546" calcext:value-type="float">
            <text:p>0.1654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1c</text:p>
          </table:table-cell>
          <table:table-cell table:style-name="Default" office:value-type="float" office:value="0.98846" calcext:value-type="float">
            <text:p>0.98846</text:p>
          </table:table-cell>
          <table:table-cell table:style-name="Default" office:value-type="float" office:value="0.1688" calcext:value-type="float">
            <text:p>0.1688</text:p>
          </table:table-cell>
          <table:table-cell table:style-name="Default" office:value-type="float" office:value="0.17657" calcext:value-type="float">
            <text:p>0.17657</text:p>
          </table:table-cell>
          <table:table-cell table:style-name="Default" office:value-type="float" office:value="0.1583" calcext:value-type="float">
            <text:p>0.1583</text:p>
          </table:table-cell>
          <table:table-cell table:style-name="Default" office:value-type="float" office:value="0.16305" calcext:value-type="float">
            <text:p>0.16305</text:p>
          </table:table-cell>
          <table:table-cell office:value-type="float" office:value="0.33962" calcext:value-type="float">
            <text:p>0.33962</text:p>
          </table:table-cell>
          <table:table-cell office:value-type="float" office:value="0.15684" calcext:value-type="float">
            <text:p>0.15684</text:p>
          </table:table-cell>
          <table:table-cell table:number-columns-repeated="16376"/>
        </table:table-row>
        <table:table-row table:style-name="ro2" table:number-rows-repeated="2">
          <table:table-cell table:style-name="Default"/>
          <table:table-cell table:style-name="ce1" table:number-columns-repeated="5"/>
          <table:table-cell table:number-columns-repeated="16378"/>
        </table:table-row>
        <table:table-row table:style-name="ro2">
          <table:table-cell table:style-name="ce1" table:number-columns-repeated="6"/>
          <table:table-cell table:number-columns-repeated="16378"/>
        </table:table-row>
        <table:table-row table:style-name="ro2" table:number-rows-repeated="885">
          <table:table-cell table:number-columns-repeated="1638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 number:title="User-defined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0" number:title="User-defined">
      <number:scientific-number number:decimal-places="0" number:min-decimal-places="0" number:min-integer-digits="1" number:min-exponent-digits="2" number:exponent-interval="1" number:forced-exponent-sign="true"/>
      <number:text>.</number:text>
    </number:number-style>
    <number:number-style style:name="N129" number:title="User-defined">
      <number:scientific-number number:decimal-places="0" number:min-decimal-places="0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4:41:31.225231028</meta:creation-date>
    <dc:date>2023-07-03T20:32:54.519172541</dc:date>
    <meta:editing-duration>PT5H36M21S</meta:editing-duration>
    <meta:editing-cycles>53</meta:editing-cycles>
    <meta:generator>LibreOffice/7.5.0.3$MacOSX_X86_64 LibreOffice_project/c21113d003cd3efa8c53188764377a8272d9d6de</meta:generator>
    <meta:document-statistic meta:table-count="2" meta:cell-count="1786" meta:object-count="2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1" chart:origin="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top"/>
      <style:graphic-properties draw:stroke-dash="Dot" svg:stroke-width="0.08cm" svg:stroke-color="#bf819e" draw:fill-color="#bf819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-dash="Dash"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4cm" svg:height="8.996cm" xlink:href=".." xlink:type="simple" chart:class="chart:line" chart:style-name="ch1">
        <chart:legend chart:legend-position="end" svg:x="1.258cm" svg:y="0.293cm" style:legend-expansion="custom" svg:width="3.093cm" svg:height="2.281cm" style:legend-expansion-aspect-ratio="1.35598421744849" chart:style-name="ch2"/>
        <chart:plot-area chart:style-name="ch3" table:cell-range-address="true.A2:true.C111 true.I2:true.I5 true.E2:true.E111 true.I6:true.I6 true.G2:true.H111" chart:data-source-has-labels="both" svg:x="0.429cm" svg:y="0.174cm" svg:width="20.266cm" svg:height="8.102cm">
          <chart:coordinate-region svg:x="1.156cm" svg:y="0.174cm" svg:width="19.539cm" svg:height="7.874cm"/>
          <chart:axis chart:dimension="x" chart:name="primary-x" chart:style-name="ch4" chartooo:axis-type="auto">
            <chartooo:date-scale/>
            <chart:title svg:x="9.907cm" svg:y="8.375cm" chart:style-name="ch5">
              <text:p>join size</text:p>
            </chart:title>
            <chart:categories table:cell-range-address="true.A2:true.A111"/>
          </chart:axis>
          <chart:axis chart:dimension="y" chart:name="primary-y" chart:style-name="ch6">
            <chart:title svg:x="-0.091cm" svg:y="6.521cm" chart:style-name="ch7">
              <text:p>optimization time (ms)</text:p>
            </chart:title>
            <chart:grid chart:style-name="ch8" chart:class="major"/>
          </chart:axis>
          <chart:series chart:style-name="ch9" chart:values-cell-range-address="true.B2:true.B111" chart:label-cell-address="true.I2:true.I2" chart:class="chart:line">
            <chart:data-point chart:repeated="110"/>
          </chart:series>
          <chart:series chart:style-name="ch10" chart:values-cell-range-address="true.C2:true.C111" chart:label-cell-address="true.I3:true.I3" chart:class="chart:line">
            <chart:data-point chart:repeated="110"/>
          </chart:series>
          <chart:series chart:style-name="ch11" chart:values-cell-range-address="true.E2:true.E111" chart:label-cell-address="true.I4:true.I4" chart:class="chart:line">
            <chart:data-point chart:repeated="110"/>
          </chart:series>
          <chart:series chart:style-name="ch12" chart:values-cell-range-address="true.H2:true.H111" chart:label-cell-address="true.I6:true.I6" chart:class="chart:line">
            <chart:data-point chart:repeated="110"/>
          </chart:series>
          <chart:series chart:style-name="ch13" chart:values-cell-range-address="true.G2:true.G111" chart:label-cell-address="true.I5:true.I5" chart:class="chart:line">
            <chart:data-point chart:repeated="1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haustive</text:p>
                <draw:g>
                  <svg:desc>true.I2:true.I2</svg:desc>
                </draw:g>
              </table:table-cell>
              <table:table-cell office:value-type="string">
                <text:p>Kruskal</text:p>
                <draw:g>
                  <svg:desc>true.I3:true.I3</svg:desc>
                </draw:g>
              </table:table-cell>
              <table:table-cell office:value-type="string">
                <text:p>Prim</text:p>
                <draw:g>
                  <svg:desc>true.I4:true.I4</svg:desc>
                </draw:g>
              </table:table-cell>
              <table:table-cell office:value-type="string">
                <text:p>GOO</text:p>
                <draw:g>
                  <svg:desc>true.I6:true.I6</svg:desc>
                </draw:g>
              </table:table-cell>
              <table:table-cell office:value-type="string">
                <text:p>Ensemble</text:p>
                <draw:g>
                  <svg:desc>true.I5:true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true.A2:true.A111</svg:desc>
                </draw:g>
              </table:table-cell>
              <table:table-cell office:value-type="float" office:value="0.16822">
                <text:p>0.16822</text:p>
                <draw:g>
                  <svg:desc>true.B2:true.B111</svg:desc>
                </draw:g>
              </table:table-cell>
              <table:table-cell office:value-type="float" office:value="0.17343">
                <text:p>0.17343</text:p>
                <draw:g>
                  <svg:desc>true.C2:true.C111</svg:desc>
                </draw:g>
              </table:table-cell>
              <table:table-cell office:value-type="float" office:value="0.16789">
                <text:p>0.16789</text:p>
                <draw:g>
                  <svg:desc>true.E2:true.E111</svg:desc>
                </draw:g>
              </table:table-cell>
              <table:table-cell office:value-type="float" office:value="0.17241">
                <text:p>0.17241</text:p>
                <draw:g>
                  <svg:desc>true.H2:true.H111</svg:desc>
                </draw:g>
              </table:table-cell>
              <table:table-cell office:value-type="float" office:value="0.38517">
                <text:p>0.38517</text:p>
                <draw:g>
                  <svg:desc>true.G2:true.G1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0.17371">
                <text:p>0.17371</text:p>
              </table:table-cell>
              <table:table-cell office:value-type="float" office:value="0.17444">
                <text:p>0.17444</text:p>
              </table:table-cell>
              <table:table-cell office:value-type="float" office:value="0.1704">
                <text:p>0.1704</text:p>
              </table:table-cell>
              <table:table-cell office:value-type="float" office:value="0.17479">
                <text:p>0.17479</text:p>
              </table:table-cell>
              <table:table-cell office:value-type="float" office:value="0.34028">
                <text:p>0.34028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0.16965">
                <text:p>0.16965</text:p>
              </table:table-cell>
              <table:table-cell office:value-type="float" office:value="0.16915">
                <text:p>0.16915</text:p>
              </table:table-cell>
              <table:table-cell office:value-type="float" office:value="0.16712">
                <text:p>0.16712</text:p>
              </table:table-cell>
              <table:table-cell office:value-type="float" office:value="0.17267">
                <text:p>0.17267</text:p>
              </table:table-cell>
              <table:table-cell office:value-type="float" office:value="0.49851">
                <text:p>0.49851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0.16829">
                <text:p>0.16829</text:p>
              </table:table-cell>
              <table:table-cell office:value-type="float" office:value="0.16855">
                <text:p>0.16855</text:p>
              </table:table-cell>
              <table:table-cell office:value-type="float" office:value="0.16465">
                <text:p>0.16465</text:p>
              </table:table-cell>
              <table:table-cell office:value-type="float" office:value="0.16728">
                <text:p>0.16728</text:p>
              </table:table-cell>
              <table:table-cell office:value-type="float" office:value="0.32629">
                <text:p>0.32629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0.16596">
                <text:p>0.16596</text:p>
              </table:table-cell>
              <table:table-cell office:value-type="float" office:value="0.1738">
                <text:p>0.1738</text:p>
              </table:table-cell>
              <table:table-cell office:value-type="float" office:value="0.16387">
                <text:p>0.16387</text:p>
              </table:table-cell>
              <table:table-cell office:value-type="float" office:value="0.16782">
                <text:p>0.16782</text:p>
              </table:table-cell>
              <table:table-cell office:value-type="float" office:value="0.32216">
                <text:p>0.3221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0.17676">
                <text:p>0.17676</text:p>
              </table:table-cell>
              <table:table-cell office:value-type="float" office:value="0.17816">
                <text:p>0.17816</text:p>
              </table:table-cell>
              <table:table-cell office:value-type="float" office:value="0.17541">
                <text:p>0.17541</text:p>
              </table:table-cell>
              <table:table-cell office:value-type="float" office:value="0.17458">
                <text:p>0.17458</text:p>
              </table:table-cell>
              <table:table-cell office:value-type="float" office:value="0.34694">
                <text:p>0.34694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0.16777">
                <text:p>0.16777</text:p>
              </table:table-cell>
              <table:table-cell office:value-type="float" office:value="0.16978">
                <text:p>0.16978</text:p>
              </table:table-cell>
              <table:table-cell office:value-type="float" office:value="0.16048">
                <text:p>0.16048</text:p>
              </table:table-cell>
              <table:table-cell office:value-type="float" office:value="0.16414">
                <text:p>0.16414</text:p>
              </table:table-cell>
              <table:table-cell office:value-type="float" office:value="0.32834">
                <text:p>0.32834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0.16815">
                <text:p>0.16815</text:p>
              </table:table-cell>
              <table:table-cell office:value-type="float" office:value="0.1665">
                <text:p>0.1665</text:p>
              </table:table-cell>
              <table:table-cell office:value-type="float" office:value="0.16512">
                <text:p>0.16512</text:p>
              </table:table-cell>
              <table:table-cell office:value-type="float" office:value="0.16612">
                <text:p>0.16612</text:p>
              </table:table-cell>
              <table:table-cell office:value-type="float" office:value="0.32229">
                <text:p>0.32229</text:p>
              </table:table-cell>
            </table:table-row>
            <table:table-row>
              <table:table-cell office:value-type="string">
                <text:p>3a</text:p>
              </table:table-cell>
              <table:table-cell office:value-type="float" office:value="0.16953">
                <text:p>0.16953</text:p>
              </table:table-cell>
              <table:table-cell office:value-type="float" office:value="0.17599">
                <text:p>0.17599</text:p>
              </table:table-cell>
              <table:table-cell office:value-type="float" office:value="0.16813">
                <text:p>0.16813</text:p>
              </table:table-cell>
              <table:table-cell office:value-type="float" office:value="0.17315">
                <text:p>0.17315</text:p>
              </table:table-cell>
              <table:table-cell office:value-type="float" office:value="0.33293">
                <text:p>0.3329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0.16567">
                <text:p>0.16567</text:p>
              </table:table-cell>
              <table:table-cell office:value-type="float" office:value="0.16853">
                <text:p>0.16853</text:p>
              </table:table-cell>
              <table:table-cell office:value-type="float" office:value="0.16291">
                <text:p>0.16291</text:p>
              </table:table-cell>
              <table:table-cell office:value-type="float" office:value="0.16767">
                <text:p>0.16767</text:p>
              </table:table-cell>
              <table:table-cell office:value-type="float" office:value="0.32211">
                <text:p>0.32211</text:p>
              </table:table-cell>
            </table:table-row>
            <table:table-row>
              <table:table-cell office:value-type="string">
                <text:p>3c</text:p>
              </table:table-cell>
              <table:table-cell office:value-type="float" office:value="0.16471">
                <text:p>0.16471</text:p>
              </table:table-cell>
              <table:table-cell office:value-type="float" office:value="0.16861">
                <text:p>0.16861</text:p>
              </table:table-cell>
              <table:table-cell office:value-type="float" office:value="0.16513">
                <text:p>0.16513</text:p>
              </table:table-cell>
              <table:table-cell office:value-type="float" office:value="0.16595">
                <text:p>0.16595</text:p>
              </table:table-cell>
              <table:table-cell office:value-type="float" office:value="0.47779">
                <text:p>0.47779</text:p>
              </table:table-cell>
            </table:table-row>
            <table:table-row>
              <table:table-cell office:value-type="string">
                <text:p>4a</text:p>
              </table:table-cell>
              <table:table-cell office:value-type="float" office:value="0.18">
                <text:p>0.18</text:p>
              </table:table-cell>
              <table:table-cell office:value-type="float" office:value="0.18454">
                <text:p>0.18454</text:p>
              </table:table-cell>
              <table:table-cell office:value-type="float" office:value="0.17034">
                <text:p>0.17034</text:p>
              </table:table-cell>
              <table:table-cell office:value-type="float" office:value="0.18142">
                <text:p>0.18142</text:p>
              </table:table-cell>
              <table:table-cell office:value-type="float" office:value="0.35296">
                <text:p>0.35296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0.16806">
                <text:p>0.16806</text:p>
              </table:table-cell>
              <table:table-cell office:value-type="float" office:value="0.16654">
                <text:p>0.16654</text:p>
              </table:table-cell>
              <table:table-cell office:value-type="float" office:value="0.16916">
                <text:p>0.16916</text:p>
              </table:table-cell>
              <table:table-cell office:value-type="float" office:value="0.16641">
                <text:p>0.16641</text:p>
              </table:table-cell>
              <table:table-cell office:value-type="float" office:value="0.36404">
                <text:p>0.36404</text:p>
              </table:table-cell>
            </table:table-row>
            <table:table-row>
              <table:table-cell office:value-type="string">
                <text:p>4c</text:p>
              </table:table-cell>
              <table:table-cell office:value-type="float" office:value="0.1682">
                <text:p>0.1682</text:p>
              </table:table-cell>
              <table:table-cell office:value-type="float" office:value="0.16353">
                <text:p>0.16353</text:p>
              </table:table-cell>
              <table:table-cell office:value-type="float" office:value="0.16359">
                <text:p>0.16359</text:p>
              </table:table-cell>
              <table:table-cell office:value-type="float" office:value="0.1659">
                <text:p>0.1659</text:p>
              </table:table-cell>
              <table:table-cell office:value-type="float" office:value="0.32317">
                <text:p>0.32317</text:p>
              </table:table-cell>
            </table:table-row>
            <table:table-row>
              <table:table-cell office:value-type="string">
                <text:p>5a</text:p>
              </table:table-cell>
              <table:table-cell office:value-type="float" office:value="0.17521">
                <text:p>0.17521</text:p>
              </table:table-cell>
              <table:table-cell office:value-type="float" office:value="0.17087">
                <text:p>0.17087</text:p>
              </table:table-cell>
              <table:table-cell office:value-type="float" office:value="0.17183">
                <text:p>0.17183</text:p>
              </table:table-cell>
              <table:table-cell office:value-type="float" office:value="0.1735">
                <text:p>0.1735</text:p>
              </table:table-cell>
              <table:table-cell office:value-type="float" office:value="0.34632">
                <text:p>0.34632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0.16852">
                <text:p>0.16852</text:p>
              </table:table-cell>
              <table:table-cell office:value-type="float" office:value="0.16671">
                <text:p>0.16671</text:p>
              </table:table-cell>
              <table:table-cell office:value-type="float" office:value="0.16218">
                <text:p>0.16218</text:p>
              </table:table-cell>
              <table:table-cell office:value-type="float" office:value="0.16831">
                <text:p>0.16831</text:p>
              </table:table-cell>
              <table:table-cell office:value-type="float" office:value="0.47723">
                <text:p>0.47723</text:p>
              </table:table-cell>
            </table:table-row>
            <table:table-row>
              <table:table-cell office:value-type="string">
                <text:p>5c</text:p>
              </table:table-cell>
              <table:table-cell office:value-type="float" office:value="0.1705">
                <text:p>0.1705</text:p>
              </table:table-cell>
              <table:table-cell office:value-type="float" office:value="0.16886">
                <text:p>0.16886</text:p>
              </table:table-cell>
              <table:table-cell office:value-type="float" office:value="0.16536">
                <text:p>0.16536</text:p>
              </table:table-cell>
              <table:table-cell office:value-type="float" office:value="0.1685">
                <text:p>0.1685</text:p>
              </table:table-cell>
              <table:table-cell office:value-type="float" office:value="0.33347">
                <text:p>0.33347</text:p>
              </table:table-cell>
            </table:table-row>
            <table:table-row>
              <table:table-cell office:value-type="string">
                <text:p>6a</text:p>
              </table:table-cell>
              <table:table-cell office:value-type="float" office:value="0.17067">
                <text:p>0.17067</text:p>
              </table:table-cell>
              <table:table-cell office:value-type="float" office:value="0.17168">
                <text:p>0.17168</text:p>
              </table:table-cell>
              <table:table-cell office:value-type="float" office:value="0.16952">
                <text:p>0.16952</text:p>
              </table:table-cell>
              <table:table-cell office:value-type="float" office:value="0.1734">
                <text:p>0.1734</text:p>
              </table:table-cell>
              <table:table-cell office:value-type="float" office:value="0.33618">
                <text:p>0.33618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0.16867">
                <text:p>0.16867</text:p>
              </table:table-cell>
              <table:table-cell office:value-type="float" office:value="0.16864">
                <text:p>0.16864</text:p>
              </table:table-cell>
              <table:table-cell office:value-type="float" office:value="0.16768">
                <text:p>0.16768</text:p>
              </table:table-cell>
              <table:table-cell office:value-type="float" office:value="0.16725">
                <text:p>0.16725</text:p>
              </table:table-cell>
              <table:table-cell office:value-type="float" office:value="0.32846">
                <text:p>0.32846</text:p>
              </table:table-cell>
            </table:table-row>
            <table:table-row>
              <table:table-cell office:value-type="string">
                <text:p>6c</text:p>
              </table:table-cell>
              <table:table-cell office:value-type="float" office:value="0.1677">
                <text:p>0.1677</text:p>
              </table:table-cell>
              <table:table-cell office:value-type="float" office:value="0.16504">
                <text:p>0.16504</text:p>
              </table:table-cell>
              <table:table-cell office:value-type="float" office:value="0.16745">
                <text:p>0.16745</text:p>
              </table:table-cell>
              <table:table-cell office:value-type="float" office:value="0.16725">
                <text:p>0.16725</text:p>
              </table:table-cell>
              <table:table-cell office:value-type="float" office:value="0.32648">
                <text:p>0.32648</text:p>
              </table:table-cell>
            </table:table-row>
            <table:table-row>
              <table:table-cell office:value-type="string">
                <text:p>6d</text:p>
              </table:table-cell>
              <table:table-cell office:value-type="float" office:value="0.17442">
                <text:p>0.17442</text:p>
              </table:table-cell>
              <table:table-cell office:value-type="float" office:value="0.17403">
                <text:p>0.17403</text:p>
              </table:table-cell>
              <table:table-cell office:value-type="float" office:value="0.17264">
                <text:p>0.17264</text:p>
              </table:table-cell>
              <table:table-cell office:value-type="float" office:value="0.17069">
                <text:p>0.17069</text:p>
              </table:table-cell>
              <table:table-cell office:value-type="float" office:value="0.33291">
                <text:p>0.33291</text:p>
              </table:table-cell>
            </table:table-row>
            <table:table-row>
              <table:table-cell office:value-type="string">
                <text:p>6e</text:p>
              </table:table-cell>
              <table:table-cell office:value-type="float" office:value="0.16892">
                <text:p>0.16892</text:p>
              </table:table-cell>
              <table:table-cell office:value-type="float" office:value="0.1699">
                <text:p>0.1699</text:p>
              </table:table-cell>
              <table:table-cell office:value-type="float" office:value="0.16444">
                <text:p>0.16444</text:p>
              </table:table-cell>
              <table:table-cell office:value-type="float" office:value="0.16957">
                <text:p>0.16957</text:p>
              </table:table-cell>
              <table:table-cell office:value-type="float" office:value="0.31726">
                <text:p>0.31726</text:p>
              </table:table-cell>
            </table:table-row>
            <table:table-row>
              <table:table-cell office:value-type="string">
                <text:p>6f</text:p>
              </table:table-cell>
              <table:table-cell office:value-type="float" office:value="0.16706">
                <text:p>0.16706</text:p>
              </table:table-cell>
              <table:table-cell office:value-type="float" office:value="0.16517">
                <text:p>0.16517</text:p>
              </table:table-cell>
              <table:table-cell office:value-type="float" office:value="0.17069">
                <text:p>0.17069</text:p>
              </table:table-cell>
              <table:table-cell office:value-type="float" office:value="0.16649">
                <text:p>0.16649</text:p>
              </table:table-cell>
              <table:table-cell office:value-type="float" office:value="0.3272">
                <text:p>0.3272</text:p>
              </table:table-cell>
            </table:table-row>
            <table:table-row>
              <table:table-cell office:value-type="string">
                <text:p>8a</text:p>
              </table:table-cell>
              <table:table-cell office:value-type="float" office:value="0.20607">
                <text:p>0.20607</text:p>
              </table:table-cell>
              <table:table-cell office:value-type="float" office:value="0.2117">
                <text:p>0.2117</text:p>
              </table:table-cell>
              <table:table-cell office:value-type="float" office:value="0.20005">
                <text:p>0.20005</text:p>
              </table:table-cell>
              <table:table-cell office:value-type="float" office:value="0.21409">
                <text:p>0.21409</text:p>
              </table:table-cell>
              <table:table-cell office:value-type="float" office:value="0.39067">
                <text:p>0.3906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0.17321">
                <text:p>0.17321</text:p>
              </table:table-cell>
              <table:table-cell office:value-type="float" office:value="0.15754">
                <text:p>0.15754</text:p>
              </table:table-cell>
              <table:table-cell office:value-type="float" office:value="0.16867">
                <text:p>0.16867</text:p>
              </table:table-cell>
              <table:table-cell office:value-type="float" office:value="0.15939">
                <text:p>0.15939</text:p>
              </table:table-cell>
              <table:table-cell office:value-type="float" office:value="0.51019">
                <text:p>0.51019</text:p>
              </table:table-cell>
            </table:table-row>
            <table:table-row>
              <table:table-cell office:value-type="string">
                <text:p>8c</text:p>
              </table:table-cell>
              <table:table-cell office:value-type="float" office:value="0.20133">
                <text:p>0.20133</text:p>
              </table:table-cell>
              <table:table-cell office:value-type="float" office:value="0.15904">
                <text:p>0.15904</text:p>
              </table:table-cell>
              <table:table-cell office:value-type="float" office:value="0.15514">
                <text:p>0.15514</text:p>
              </table:table-cell>
              <table:table-cell office:value-type="float" office:value="0.16002">
                <text:p>0.16002</text:p>
              </table:table-cell>
              <table:table-cell office:value-type="float" office:value="0.32211">
                <text:p>0.32211</text:p>
              </table:table-cell>
            </table:table-row>
            <table:table-row>
              <table:table-cell office:value-type="string">
                <text:p>8d</text:p>
              </table:table-cell>
              <table:table-cell office:value-type="float" office:value="0.19253">
                <text:p>0.19253</text:p>
              </table:table-cell>
              <table:table-cell office:value-type="float" office:value="0.16627">
                <text:p>0.16627</text:p>
              </table:table-cell>
              <table:table-cell office:value-type="float" office:value="0.16698">
                <text:p>0.16698</text:p>
              </table:table-cell>
              <table:table-cell office:value-type="float" office:value="0.16821">
                <text:p>0.16821</text:p>
              </table:table-cell>
              <table:table-cell office:value-type="float" office:value="0.32824">
                <text:p>0.32824</text:p>
              </table:table-cell>
            </table:table-row>
            <table:table-row>
              <table:table-cell office:value-type="string">
                <text:p>9a</text:p>
              </table:table-cell>
              <table:table-cell office:value-type="float" office:value="0.17616">
                <text:p>0.17616</text:p>
              </table:table-cell>
              <table:table-cell office:value-type="float" office:value="0.16162">
                <text:p>0.16162</text:p>
              </table:table-cell>
              <table:table-cell office:value-type="float" office:value="0.15877">
                <text:p>0.15877</text:p>
              </table:table-cell>
              <table:table-cell office:value-type="float" office:value="0.16928">
                <text:p>0.16928</text:p>
              </table:table-cell>
              <table:table-cell office:value-type="float" office:value="0.47746">
                <text:p>0.47746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0.1698">
                <text:p>0.1698</text:p>
              </table:table-cell>
              <table:table-cell office:value-type="float" office:value="0.15833">
                <text:p>0.15833</text:p>
              </table:table-cell>
              <table:table-cell office:value-type="float" office:value="0.1572">
                <text:p>0.1572</text:p>
              </table:table-cell>
              <table:table-cell office:value-type="float" office:value="0.16389">
                <text:p>0.16389</text:p>
              </table:table-cell>
              <table:table-cell office:value-type="float" office:value="0.32388">
                <text:p>0.32388</text:p>
              </table:table-cell>
            </table:table-row>
            <table:table-row>
              <table:table-cell office:value-type="string">
                <text:p>9c</text:p>
              </table:table-cell>
              <table:table-cell office:value-type="float" office:value="0.20012">
                <text:p>0.20012</text:p>
              </table:table-cell>
              <table:table-cell office:value-type="float" office:value="0.16878">
                <text:p>0.16878</text:p>
              </table:table-cell>
              <table:table-cell office:value-type="float" office:value="0.16504">
                <text:p>0.16504</text:p>
              </table:table-cell>
              <table:table-cell office:value-type="float" office:value="0.16889">
                <text:p>0.16889</text:p>
              </table:table-cell>
              <table:table-cell office:value-type="float" office:value="0.33548">
                <text:p>0.33548</text:p>
              </table:table-cell>
            </table:table-row>
            <table:table-row>
              <table:table-cell office:value-type="string">
                <text:p>9d</text:p>
              </table:table-cell>
              <table:table-cell office:value-type="float" office:value="0.20556">
                <text:p>0.20556</text:p>
              </table:table-cell>
              <table:table-cell office:value-type="float" office:value="0.16153">
                <text:p>0.16153</text:p>
              </table:table-cell>
              <table:table-cell office:value-type="float" office:value="0.1563">
                <text:p>0.1563</text:p>
              </table:table-cell>
              <table:table-cell office:value-type="float" office:value="0.16202">
                <text:p>0.16202</text:p>
              </table:table-cell>
              <table:table-cell office:value-type="float" office:value="0.31936">
                <text:p>0.31936</text:p>
              </table:table-cell>
            </table:table-row>
            <table:table-row>
              <table:table-cell office:value-type="string">
                <text:p>10a</text:p>
              </table:table-cell>
              <table:table-cell office:value-type="float" office:value="0.16668">
                <text:p>0.16668</text:p>
              </table:table-cell>
              <table:table-cell office:value-type="float" office:value="0.15683">
                <text:p>0.15683</text:p>
              </table:table-cell>
              <table:table-cell office:value-type="float" office:value="0.15907">
                <text:p>0.15907</text:p>
              </table:table-cell>
              <table:table-cell office:value-type="float" office:value="0.16162">
                <text:p>0.16162</text:p>
              </table:table-cell>
              <table:table-cell office:value-type="float" office:value="0.31921">
                <text:p>0.31921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0.17533">
                <text:p>0.17533</text:p>
              </table:table-cell>
              <table:table-cell office:value-type="float" office:value="0.16846">
                <text:p>0.16846</text:p>
              </table:table-cell>
              <table:table-cell office:value-type="float" office:value="0.16822">
                <text:p>0.16822</text:p>
              </table:table-cell>
              <table:table-cell office:value-type="float" office:value="0.16483">
                <text:p>0.16483</text:p>
              </table:table-cell>
              <table:table-cell office:value-type="float" office:value="0.33384">
                <text:p>0.33384</text:p>
              </table:table-cell>
            </table:table-row>
            <table:table-row>
              <table:table-cell office:value-type="string">
                <text:p>10c</text:p>
              </table:table-cell>
              <table:table-cell office:value-type="float" office:value="0.17281">
                <text:p>0.17281</text:p>
              </table:table-cell>
              <table:table-cell office:value-type="float" office:value="0.15593">
                <text:p>0.15593</text:p>
              </table:table-cell>
              <table:table-cell office:value-type="float" office:value="0.16423">
                <text:p>0.16423</text:p>
              </table:table-cell>
              <table:table-cell office:value-type="float" office:value="0.1631">
                <text:p>0.1631</text:p>
              </table:table-cell>
              <table:table-cell office:value-type="float" office:value="0.32242">
                <text:p>0.32242</text:p>
              </table:table-cell>
            </table:table-row>
            <table:table-row>
              <table:table-cell office:value-type="string">
                <text:p>17a</text:p>
              </table:table-cell>
              <table:table-cell office:value-type="float" office:value="0.18277">
                <text:p>0.18277</text:p>
              </table:table-cell>
              <table:table-cell office:value-type="float" office:value="0.16131">
                <text:p>0.16131</text:p>
              </table:table-cell>
              <table:table-cell office:value-type="float" office:value="0.15674">
                <text:p>0.15674</text:p>
              </table:table-cell>
              <table:table-cell office:value-type="float" office:value="0.16309">
                <text:p>0.16309</text:p>
              </table:table-cell>
              <table:table-cell office:value-type="float" office:value="0.32292">
                <text:p>0.32292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0.18006">
                <text:p>0.18006</text:p>
              </table:table-cell>
              <table:table-cell office:value-type="float" office:value="0.16592">
                <text:p>0.16592</text:p>
              </table:table-cell>
              <table:table-cell office:value-type="float" office:value="0.16643">
                <text:p>0.16643</text:p>
              </table:table-cell>
              <table:table-cell office:value-type="float" office:value="0.16935">
                <text:p>0.16935</text:p>
              </table:table-cell>
              <table:table-cell office:value-type="float" office:value="0.32893">
                <text:p>0.32893</text:p>
              </table:table-cell>
            </table:table-row>
            <table:table-row>
              <table:table-cell office:value-type="string">
                <text:p>17c</text:p>
              </table:table-cell>
              <table:table-cell office:value-type="float" office:value="0.17302">
                <text:p>0.17302</text:p>
              </table:table-cell>
              <table:table-cell office:value-type="float" office:value="0.16258">
                <text:p>0.16258</text:p>
              </table:table-cell>
              <table:table-cell office:value-type="float" office:value="0.16271">
                <text:p>0.16271</text:p>
              </table:table-cell>
              <table:table-cell office:value-type="float" office:value="0.16123">
                <text:p>0.16123</text:p>
              </table:table-cell>
              <table:table-cell office:value-type="float" office:value="0.32572">
                <text:p>0.32572</text:p>
              </table:table-cell>
            </table:table-row>
            <table:table-row>
              <table:table-cell office:value-type="string">
                <text:p>17d</text:p>
              </table:table-cell>
              <table:table-cell office:value-type="float" office:value="0.17258">
                <text:p>0.17258</text:p>
              </table:table-cell>
              <table:table-cell office:value-type="float" office:value="0.18372">
                <text:p>0.18372</text:p>
              </table:table-cell>
              <table:table-cell office:value-type="float" office:value="0.16181">
                <text:p>0.16181</text:p>
              </table:table-cell>
              <table:table-cell office:value-type="float" office:value="0.1685">
                <text:p>0.1685</text:p>
              </table:table-cell>
              <table:table-cell office:value-type="float" office:value="0.31721">
                <text:p>0.31721</text:p>
              </table:table-cell>
            </table:table-row>
            <table:table-row>
              <table:table-cell office:value-type="string">
                <text:p>17e</text:p>
              </table:table-cell>
              <table:table-cell office:value-type="float" office:value="0.19621">
                <text:p>0.19621</text:p>
              </table:table-cell>
              <table:table-cell office:value-type="float" office:value="0.18172">
                <text:p>0.18172</text:p>
              </table:table-cell>
              <table:table-cell office:value-type="float" office:value="0.17259">
                <text:p>0.17259</text:p>
              </table:table-cell>
              <table:table-cell office:value-type="float" office:value="0.18067">
                <text:p>0.18067</text:p>
              </table:table-cell>
              <table:table-cell office:value-type="float" office:value="0.33562">
                <text:p>0.33562</text:p>
              </table:table-cell>
            </table:table-row>
            <table:table-row>
              <table:table-cell office:value-type="string">
                <text:p>17f</text:p>
              </table:table-cell>
              <table:table-cell office:value-type="float" office:value="0.17793">
                <text:p>0.17793</text:p>
              </table:table-cell>
              <table:table-cell office:value-type="float" office:value="0.15822">
                <text:p>0.15822</text:p>
              </table:table-cell>
              <table:table-cell office:value-type="float" office:value="0.16483">
                <text:p>0.16483</text:p>
              </table:table-cell>
              <table:table-cell office:value-type="float" office:value="0.20012">
                <text:p>0.20012</text:p>
              </table:table-cell>
              <table:table-cell office:value-type="float" office:value="0.31358">
                <text:p>0.31358</text:p>
              </table:table-cell>
            </table:table-row>
            <table:table-row>
              <table:table-cell office:value-type="string">
                <text:p>18a</text:p>
              </table:table-cell>
              <table:table-cell office:value-type="float" office:value="0.17728">
                <text:p>0.17728</text:p>
              </table:table-cell>
              <table:table-cell office:value-type="float" office:value="0.16176">
                <text:p>0.16176</text:p>
              </table:table-cell>
              <table:table-cell office:value-type="float" office:value="0.15546">
                <text:p>0.15546</text:p>
              </table:table-cell>
              <table:table-cell office:value-type="float" office:value="0.17059">
                <text:p>0.17059</text:p>
              </table:table-cell>
              <table:table-cell office:value-type="float" office:value="0.32236">
                <text:p>0.32236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0.18127">
                <text:p>0.18127</text:p>
              </table:table-cell>
              <table:table-cell office:value-type="float" office:value="0.16924">
                <text:p>0.16924</text:p>
              </table:table-cell>
              <table:table-cell office:value-type="float" office:value="0.16927">
                <text:p>0.16927</text:p>
              </table:table-cell>
              <table:table-cell office:value-type="float" office:value="0.1801">
                <text:p>0.1801</text:p>
              </table:table-cell>
              <table:table-cell office:value-type="float" office:value="0.33498">
                <text:p>0.33498</text:p>
              </table:table-cell>
            </table:table-row>
            <table:table-row>
              <table:table-cell office:value-type="string">
                <text:p>18c</text:p>
              </table:table-cell>
              <table:table-cell office:value-type="float" office:value="0.17942">
                <text:p>0.17942</text:p>
              </table:table-cell>
              <table:table-cell office:value-type="float" office:value="0.15952">
                <text:p>0.15952</text:p>
              </table:table-cell>
              <table:table-cell office:value-type="float" office:value="0.16022">
                <text:p>0.16022</text:p>
              </table:table-cell>
              <table:table-cell office:value-type="float" office:value="0.16228">
                <text:p>0.16228</text:p>
              </table:table-cell>
              <table:table-cell office:value-type="float" office:value="0.32444">
                <text:p>0.32444</text:p>
              </table:table-cell>
            </table:table-row>
            <table:table-row>
              <table:table-cell office:value-type="string">
                <text:p>32a</text:p>
              </table:table-cell>
              <table:table-cell office:value-type="float" office:value="0.16036">
                <text:p>0.16036</text:p>
              </table:table-cell>
              <table:table-cell office:value-type="float" office:value="0.15876">
                <text:p>0.15876</text:p>
              </table:table-cell>
              <table:table-cell office:value-type="float" office:value="0.1624">
                <text:p>0.1624</text:p>
              </table:table-cell>
              <table:table-cell office:value-type="float" office:value="0.16414">
                <text:p>0.16414</text:p>
              </table:table-cell>
              <table:table-cell office:value-type="float" office:value="0.3335">
                <text:p>0.3335</text:p>
              </table:table-cell>
            </table:table-row>
            <table:table-row>
              <table:table-cell office:value-type="string">
                <text:p>32b</text:p>
              </table:table-cell>
              <table:table-cell office:value-type="float" office:value="0.17882">
                <text:p>0.17882</text:p>
              </table:table-cell>
              <table:table-cell office:value-type="float" office:value="0.16501">
                <text:p>0.16501</text:p>
              </table:table-cell>
              <table:table-cell office:value-type="float" office:value="0.16968">
                <text:p>0.16968</text:p>
              </table:table-cell>
              <table:table-cell office:value-type="float" office:value="0.17135">
                <text:p>0.17135</text:p>
              </table:table-cell>
              <table:table-cell office:value-type="float" office:value="0.33554">
                <text:p>0.33554</text:p>
              </table:table-cell>
            </table:table-row>
            <table:table-row>
              <table:table-cell office:value-type="string">
                <text:p>7a</text:p>
              </table:table-cell>
              <table:table-cell office:value-type="float" office:value="0.19956">
                <text:p>0.19956</text:p>
              </table:table-cell>
              <table:table-cell office:value-type="float" office:value="0.1576">
                <text:p>0.1576</text:p>
              </table:table-cell>
              <table:table-cell office:value-type="float" office:value="0.16498">
                <text:p>0.16498</text:p>
              </table:table-cell>
              <table:table-cell office:value-type="float" office:value="0.17095">
                <text:p>0.17095</text:p>
              </table:table-cell>
              <table:table-cell office:value-type="float" office:value="0.31527">
                <text:p>0.3152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0.18485">
                <text:p>0.18485</text:p>
              </table:table-cell>
              <table:table-cell office:value-type="float" office:value="0.16238">
                <text:p>0.16238</text:p>
              </table:table-cell>
              <table:table-cell office:value-type="float" office:value="0.16659">
                <text:p>0.16659</text:p>
              </table:table-cell>
              <table:table-cell office:value-type="float" office:value="0.16637">
                <text:p>0.16637</text:p>
              </table:table-cell>
              <table:table-cell office:value-type="float" office:value="0.32417">
                <text:p>0.32417</text:p>
              </table:table-cell>
            </table:table-row>
            <table:table-row>
              <table:table-cell office:value-type="string">
                <text:p>7c</text:p>
              </table:table-cell>
              <table:table-cell office:value-type="float" office:value="0.22888">
                <text:p>0.22888</text:p>
              </table:table-cell>
              <table:table-cell office:value-type="float" office:value="0.17266">
                <text:p>0.17266</text:p>
              </table:table-cell>
              <table:table-cell office:value-type="float" office:value="0.17204">
                <text:p>0.17204</text:p>
              </table:table-cell>
              <table:table-cell office:value-type="float" office:value="0.16756">
                <text:p>0.16756</text:p>
              </table:table-cell>
              <table:table-cell office:value-type="float" office:value="0.35995">
                <text:p>0.35995</text:p>
              </table:table-cell>
            </table:table-row>
            <table:table-row>
              <table:table-cell office:value-type="string">
                <text:p>11a</text:p>
              </table:table-cell>
              <table:table-cell office:value-type="float" office:value="0.16871">
                <text:p>0.16871</text:p>
              </table:table-cell>
              <table:table-cell office:value-type="float" office:value="0.16331">
                <text:p>0.16331</text:p>
              </table:table-cell>
              <table:table-cell office:value-type="float" office:value="0.17652">
                <text:p>0.17652</text:p>
              </table:table-cell>
              <table:table-cell office:value-type="float" office:value="0.16644">
                <text:p>0.16644</text:p>
              </table:table-cell>
              <table:table-cell office:value-type="float" office:value="0.33124">
                <text:p>0.33124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0.16777">
                <text:p>0.16777</text:p>
              </table:table-cell>
              <table:table-cell office:value-type="float" office:value="0.15874">
                <text:p>0.15874</text:p>
              </table:table-cell>
              <table:table-cell office:value-type="float" office:value="0.16304">
                <text:p>0.16304</text:p>
              </table:table-cell>
              <table:table-cell office:value-type="float" office:value="0.17193">
                <text:p>0.17193</text:p>
              </table:table-cell>
              <table:table-cell office:value-type="float" office:value="0.32308">
                <text:p>0.32308</text:p>
              </table:table-cell>
            </table:table-row>
            <table:table-row>
              <table:table-cell office:value-type="string">
                <text:p>11c</text:p>
              </table:table-cell>
              <table:table-cell office:value-type="float" office:value="0.17893">
                <text:p>0.17893</text:p>
              </table:table-cell>
              <table:table-cell office:value-type="float" office:value="0.16986">
                <text:p>0.16986</text:p>
              </table:table-cell>
              <table:table-cell office:value-type="float" office:value="0.17391">
                <text:p>0.17391</text:p>
              </table:table-cell>
              <table:table-cell office:value-type="float" office:value="0.16665">
                <text:p>0.16665</text:p>
              </table:table-cell>
              <table:table-cell office:value-type="float" office:value="0.50435">
                <text:p>0.50435</text:p>
              </table:table-cell>
            </table:table-row>
            <table:table-row>
              <table:table-cell office:value-type="string">
                <text:p>11d</text:p>
              </table:table-cell>
              <table:table-cell office:value-type="float" office:value="0.17747">
                <text:p>0.17747</text:p>
              </table:table-cell>
              <table:table-cell office:value-type="float" office:value="0.18904">
                <text:p>0.18904</text:p>
              </table:table-cell>
              <table:table-cell office:value-type="float" office:value="0.18382">
                <text:p>0.18382</text:p>
              </table:table-cell>
              <table:table-cell office:value-type="float" office:value="0.16775">
                <text:p>0.16775</text:p>
              </table:table-cell>
              <table:table-cell office:value-type="float" office:value="0.32894">
                <text:p>0.32894</text:p>
              </table:table-cell>
            </table:table-row>
            <table:table-row>
              <table:table-cell office:value-type="string">
                <text:p>12a</text:p>
              </table:table-cell>
              <table:table-cell office:value-type="float" office:value="0.19295">
                <text:p>0.19295</text:p>
              </table:table-cell>
              <table:table-cell office:value-type="float" office:value="0.16666">
                <text:p>0.16666</text:p>
              </table:table-cell>
              <table:table-cell office:value-type="float" office:value="0.18303">
                <text:p>0.18303</text:p>
              </table:table-cell>
              <table:table-cell office:value-type="float" office:value="0.16589">
                <text:p>0.16589</text:p>
              </table:table-cell>
              <table:table-cell office:value-type="float" office:value="0.32213">
                <text:p>0.3221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0.20437">
                <text:p>0.20437</text:p>
              </table:table-cell>
              <table:table-cell office:value-type="float" office:value="0.15781">
                <text:p>0.15781</text:p>
              </table:table-cell>
              <table:table-cell office:value-type="float" office:value="0.15989">
                <text:p>0.15989</text:p>
              </table:table-cell>
              <table:table-cell office:value-type="float" office:value="0.16468">
                <text:p>0.16468</text:p>
              </table:table-cell>
              <table:table-cell office:value-type="float" office:value="0.33028">
                <text:p>0.33028</text:p>
              </table:table-cell>
            </table:table-row>
            <table:table-row>
              <table:table-cell office:value-type="string">
                <text:p>12c</text:p>
              </table:table-cell>
              <table:table-cell office:value-type="float" office:value="0.18587">
                <text:p>0.18587</text:p>
              </table:table-cell>
              <table:table-cell office:value-type="float" office:value="0.16739">
                <text:p>0.16739</text:p>
              </table:table-cell>
              <table:table-cell office:value-type="float" office:value="0.16658">
                <text:p>0.16658</text:p>
              </table:table-cell>
              <table:table-cell office:value-type="float" office:value="0.16864">
                <text:p>0.16864</text:p>
              </table:table-cell>
              <table:table-cell office:value-type="float" office:value="0.49593">
                <text:p>0.49593</text:p>
              </table:table-cell>
            </table:table-row>
            <table:table-row>
              <table:table-cell office:value-type="string">
                <text:p>13a</text:p>
              </table:table-cell>
              <table:table-cell office:value-type="float" office:value="0.25585">
                <text:p>0.25585</text:p>
              </table:table-cell>
              <table:table-cell office:value-type="float" office:value="0.15698">
                <text:p>0.15698</text:p>
              </table:table-cell>
              <table:table-cell office:value-type="float" office:value="0.15906">
                <text:p>0.15906</text:p>
              </table:table-cell>
              <table:table-cell office:value-type="float" office:value="0.15993">
                <text:p>0.15993</text:p>
              </table:table-cell>
              <table:table-cell office:value-type="float" office:value="0.3253">
                <text:p>0.3253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0.18422">
                <text:p>0.18422</text:p>
              </table:table-cell>
              <table:table-cell office:value-type="float" office:value="0.15793">
                <text:p>0.15793</text:p>
              </table:table-cell>
              <table:table-cell office:value-type="float" office:value="0.16048">
                <text:p>0.16048</text:p>
              </table:table-cell>
              <table:table-cell office:value-type="float" office:value="0.16462">
                <text:p>0.16462</text:p>
              </table:table-cell>
              <table:table-cell office:value-type="float" office:value="0.32869">
                <text:p>0.32869</text:p>
              </table:table-cell>
            </table:table-row>
            <table:table-row>
              <table:table-cell office:value-type="string">
                <text:p>13c</text:p>
              </table:table-cell>
              <table:table-cell office:value-type="float" office:value="0.18034">
                <text:p>0.18034</text:p>
              </table:table-cell>
              <table:table-cell office:value-type="float" office:value="0.16275">
                <text:p>0.16275</text:p>
              </table:table-cell>
              <table:table-cell office:value-type="float" office:value="0.16578">
                <text:p>0.16578</text:p>
              </table:table-cell>
              <table:table-cell office:value-type="float" office:value="0.17494">
                <text:p>0.17494</text:p>
              </table:table-cell>
              <table:table-cell office:value-type="float" office:value="0.32286">
                <text:p>0.32286</text:p>
              </table:table-cell>
            </table:table-row>
            <table:table-row>
              <table:table-cell office:value-type="string">
                <text:p>13d</text:p>
              </table:table-cell>
              <table:table-cell office:value-type="float" office:value="0.83738">
                <text:p>0.83738</text:p>
              </table:table-cell>
              <table:table-cell office:value-type="float" office:value="0.16593">
                <text:p>0.16593</text:p>
              </table:table-cell>
              <table:table-cell office:value-type="float" office:value="0.16091">
                <text:p>0.16091</text:p>
              </table:table-cell>
              <table:table-cell office:value-type="float" office:value="0.16995">
                <text:p>0.16995</text:p>
              </table:table-cell>
              <table:table-cell office:value-type="float" office:value="0.31624">
                <text:p>0.31624</text:p>
              </table:table-cell>
            </table:table-row>
            <table:table-row>
              <table:table-cell office:value-type="string">
                <text:p>14a</text:p>
              </table:table-cell>
              <table:table-cell office:value-type="float" office:value="0.16966">
                <text:p>0.16966</text:p>
              </table:table-cell>
              <table:table-cell office:value-type="float" office:value="0.16014">
                <text:p>0.16014</text:p>
              </table:table-cell>
              <table:table-cell office:value-type="float" office:value="0.15457">
                <text:p>0.15457</text:p>
              </table:table-cell>
              <table:table-cell office:value-type="float" office:value="0.16739">
                <text:p>0.16739</text:p>
              </table:table-cell>
              <table:table-cell office:value-type="float" office:value="0.46306">
                <text:p>0.46306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0.17853">
                <text:p>0.17853</text:p>
              </table:table-cell>
              <table:table-cell office:value-type="float" office:value="0.16126">
                <text:p>0.16126</text:p>
              </table:table-cell>
              <table:table-cell office:value-type="float" office:value="0.16815">
                <text:p>0.16815</text:p>
              </table:table-cell>
              <table:table-cell office:value-type="float" office:value="0.17031">
                <text:p>0.17031</text:p>
              </table:table-cell>
              <table:table-cell office:value-type="float" office:value="0.50175">
                <text:p>0.50175</text:p>
              </table:table-cell>
            </table:table-row>
            <table:table-row>
              <table:table-cell office:value-type="string">
                <text:p>14c</text:p>
              </table:table-cell>
              <table:table-cell office:value-type="float" office:value="0.18579">
                <text:p>0.18579</text:p>
              </table:table-cell>
              <table:table-cell office:value-type="float" office:value="0.16012">
                <text:p>0.16012</text:p>
              </table:table-cell>
              <table:table-cell office:value-type="float" office:value="0.16114">
                <text:p>0.16114</text:p>
              </table:table-cell>
              <table:table-cell office:value-type="float" office:value="0.1659">
                <text:p>0.1659</text:p>
              </table:table-cell>
              <table:table-cell office:value-type="float" office:value="0.50928">
                <text:p>0.50928</text:p>
              </table:table-cell>
            </table:table-row>
            <table:table-row>
              <table:table-cell office:value-type="string">
                <text:p>15a</text:p>
              </table:table-cell>
              <table:table-cell office:value-type="float" office:value="0.45726">
                <text:p>0.45726</text:p>
              </table:table-cell>
              <table:table-cell office:value-type="float" office:value="0.16085">
                <text:p>0.16085</text:p>
              </table:table-cell>
              <table:table-cell office:value-type="float" office:value="0.16048">
                <text:p>0.16048</text:p>
              </table:table-cell>
              <table:table-cell office:value-type="float" office:value="0.16605">
                <text:p>0.16605</text:p>
              </table:table-cell>
              <table:table-cell office:value-type="float" office:value="0.33554">
                <text:p>0.33554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0.48463">
                <text:p>0.48463</text:p>
              </table:table-cell>
              <table:table-cell office:value-type="float" office:value="0.16397">
                <text:p>0.16397</text:p>
              </table:table-cell>
              <table:table-cell office:value-type="float" office:value="0.1709">
                <text:p>0.1709</text:p>
              </table:table-cell>
              <table:table-cell office:value-type="float" office:value="0.17093">
                <text:p>0.17093</text:p>
              </table:table-cell>
              <table:table-cell office:value-type="float" office:value="0.34359">
                <text:p>0.34359</text:p>
              </table:table-cell>
            </table:table-row>
            <table:table-row>
              <table:table-cell office:value-type="string">
                <text:p>15c</text:p>
              </table:table-cell>
              <table:table-cell office:value-type="float" office:value="0.21284">
                <text:p>0.21284</text:p>
              </table:table-cell>
              <table:table-cell office:value-type="float" office:value="0.16237">
                <text:p>0.16237</text:p>
              </table:table-cell>
              <table:table-cell office:value-type="float" office:value="0.15922">
                <text:p>0.15922</text:p>
              </table:table-cell>
              <table:table-cell office:value-type="float" office:value="0.16578">
                <text:p>0.16578</text:p>
              </table:table-cell>
              <table:table-cell office:value-type="float" office:value="0.34135">
                <text:p>0.34135</text:p>
              </table:table-cell>
            </table:table-row>
            <table:table-row>
              <table:table-cell office:value-type="string">
                <text:p>15d</text:p>
              </table:table-cell>
              <table:table-cell office:value-type="float" office:value="0.18373">
                <text:p>0.18373</text:p>
              </table:table-cell>
              <table:table-cell office:value-type="float" office:value="0.15727">
                <text:p>0.15727</text:p>
              </table:table-cell>
              <table:table-cell office:value-type="float" office:value="0.15753">
                <text:p>0.15753</text:p>
              </table:table-cell>
              <table:table-cell office:value-type="float" office:value="0.16719">
                <text:p>0.16719</text:p>
              </table:table-cell>
              <table:table-cell office:value-type="float" office:value="0.33972">
                <text:p>0.33972</text:p>
              </table:table-cell>
            </table:table-row>
            <table:table-row>
              <table:table-cell office:value-type="string">
                <text:p>16a</text:p>
              </table:table-cell>
              <table:table-cell office:value-type="float" office:value="0.185">
                <text:p>0.185</text:p>
              </table:table-cell>
              <table:table-cell office:value-type="float" office:value="0.16189">
                <text:p>0.16189</text:p>
              </table:table-cell>
              <table:table-cell office:value-type="float" office:value="0.1611">
                <text:p>0.1611</text:p>
              </table:table-cell>
              <table:table-cell office:value-type="float" office:value="0.17146">
                <text:p>0.17146</text:p>
              </table:table-cell>
              <table:table-cell office:value-type="float" office:value="0.34429">
                <text:p>0.34429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0.34796">
                <text:p>0.34796</text:p>
              </table:table-cell>
              <table:table-cell office:value-type="float" office:value="0.15736">
                <text:p>0.15736</text:p>
              </table:table-cell>
              <table:table-cell office:value-type="float" office:value="0.15568">
                <text:p>0.15568</text:p>
              </table:table-cell>
              <table:table-cell office:value-type="float" office:value="0.16173">
                <text:p>0.16173</text:p>
              </table:table-cell>
              <table:table-cell office:value-type="float" office:value="0.34028">
                <text:p>0.34028</text:p>
              </table:table-cell>
            </table:table-row>
            <table:table-row>
              <table:table-cell office:value-type="string">
                <text:p>16c</text:p>
              </table:table-cell>
              <table:table-cell office:value-type="float" office:value="0.18566">
                <text:p>0.18566</text:p>
              </table:table-cell>
              <table:table-cell office:value-type="float" office:value="0.1596">
                <text:p>0.1596</text:p>
              </table:table-cell>
              <table:table-cell office:value-type="float" office:value="0.15906">
                <text:p>0.15906</text:p>
              </table:table-cell>
              <table:table-cell office:value-type="float" office:value="0.1624">
                <text:p>0.1624</text:p>
              </table:table-cell>
              <table:table-cell office:value-type="float" office:value="0.33623">
                <text:p>0.33623</text:p>
              </table:table-cell>
            </table:table-row>
            <table:table-row>
              <table:table-cell office:value-type="string">
                <text:p>16d</text:p>
              </table:table-cell>
              <table:table-cell office:value-type="float" office:value="0.18504">
                <text:p>0.18504</text:p>
              </table:table-cell>
              <table:table-cell office:value-type="float" office:value="0.16764">
                <text:p>0.16764</text:p>
              </table:table-cell>
              <table:table-cell office:value-type="float" office:value="0.1597">
                <text:p>0.1597</text:p>
              </table:table-cell>
              <table:table-cell office:value-type="float" office:value="0.16537">
                <text:p>0.16537</text:p>
              </table:table-cell>
              <table:table-cell office:value-type="float" office:value="0.34044">
                <text:p>0.34044</text:p>
              </table:table-cell>
            </table:table-row>
            <table:table-row>
              <table:table-cell office:value-type="string">
                <text:p>19a</text:p>
              </table:table-cell>
              <table:table-cell office:value-type="float" office:value="0.47724">
                <text:p>0.47724</text:p>
              </table:table-cell>
              <table:table-cell office:value-type="float" office:value="0.1631">
                <text:p>0.1631</text:p>
              </table:table-cell>
              <table:table-cell office:value-type="float" office:value="0.16179">
                <text:p>0.16179</text:p>
              </table:table-cell>
              <table:table-cell office:value-type="float" office:value="0.16433">
                <text:p>0.16433</text:p>
              </table:table-cell>
              <table:table-cell office:value-type="float" office:value="0.50982">
                <text:p>0.50982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0.32844">
                <text:p>0.32844</text:p>
              </table:table-cell>
              <table:table-cell office:value-type="float" office:value="0.15947">
                <text:p>0.15947</text:p>
              </table:table-cell>
              <table:table-cell office:value-type="float" office:value="0.16042">
                <text:p>0.16042</text:p>
              </table:table-cell>
              <table:table-cell office:value-type="float" office:value="0.16462">
                <text:p>0.16462</text:p>
              </table:table-cell>
              <table:table-cell office:value-type="float" office:value="0.50157">
                <text:p>0.50157</text:p>
              </table:table-cell>
            </table:table-row>
            <table:table-row>
              <table:table-cell office:value-type="string">
                <text:p>19c</text:p>
              </table:table-cell>
              <table:table-cell office:value-type="float" office:value="0.77182">
                <text:p>0.77182</text:p>
              </table:table-cell>
              <table:table-cell office:value-type="float" office:value="0.16605">
                <text:p>0.16605</text:p>
              </table:table-cell>
              <table:table-cell office:value-type="float" office:value="0.16299">
                <text:p>0.16299</text:p>
              </table:table-cell>
              <table:table-cell office:value-type="float" office:value="0.16952">
                <text:p>0.16952</text:p>
              </table:table-cell>
              <table:table-cell office:value-type="float" office:value="0.51765">
                <text:p>0.51765</text:p>
              </table:table-cell>
            </table:table-row>
            <table:table-row>
              <table:table-cell office:value-type="string">
                <text:p>19d</text:p>
              </table:table-cell>
              <table:table-cell office:value-type="float" office:value="4.55864">
                <text:p>4.55864</text:p>
              </table:table-cell>
              <table:table-cell office:value-type="float" office:value="0.15766">
                <text:p>0.15766</text:p>
              </table:table-cell>
              <table:table-cell office:value-type="float" office:value="0.16001">
                <text:p>0.16001</text:p>
              </table:table-cell>
              <table:table-cell office:value-type="float" office:value="0.16477">
                <text:p>0.16477</text:p>
              </table:table-cell>
              <table:table-cell office:value-type="float" office:value="0.34039">
                <text:p>0.34039</text:p>
              </table:table-cell>
            </table:table-row>
            <table:table-row>
              <table:table-cell office:value-type="string">
                <text:p>20a</text:p>
              </table:table-cell>
              <table:table-cell office:value-type="float" office:value="0.60679">
                <text:p>0.60679</text:p>
              </table:table-cell>
              <table:table-cell office:value-type="float" office:value="0.16223">
                <text:p>0.16223</text:p>
              </table:table-cell>
              <table:table-cell office:value-type="float" office:value="0.1679">
                <text:p>0.1679</text:p>
              </table:table-cell>
              <table:table-cell office:value-type="float" office:value="0.16524">
                <text:p>0.16524</text:p>
              </table:table-cell>
              <table:table-cell office:value-type="float" office:value="0.34196">
                <text:p>0.34196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0.52251">
                <text:p>0.52251</text:p>
              </table:table-cell>
              <table:table-cell office:value-type="float" office:value="0.1666">
                <text:p>0.1666</text:p>
              </table:table-cell>
              <table:table-cell office:value-type="float" office:value="0.16488">
                <text:p>0.16488</text:p>
              </table:table-cell>
              <table:table-cell office:value-type="float" office:value="0.19674">
                <text:p>0.19674</text:p>
              </table:table-cell>
              <table:table-cell office:value-type="float" office:value="0.33877">
                <text:p>0.33877</text:p>
              </table:table-cell>
            </table:table-row>
            <table:table-row>
              <table:table-cell office:value-type="string">
                <text:p>20c</text:p>
              </table:table-cell>
              <table:table-cell office:value-type="float" office:value="0.54933">
                <text:p>0.54933</text:p>
              </table:table-cell>
              <table:table-cell office:value-type="float" office:value="0.16136">
                <text:p>0.16136</text:p>
              </table:table-cell>
              <table:table-cell office:value-type="float" office:value="0.16171">
                <text:p>0.16171</text:p>
              </table:table-cell>
              <table:table-cell office:value-type="float" office:value="0.17609">
                <text:p>0.17609</text:p>
              </table:table-cell>
              <table:table-cell office:value-type="float" office:value="0.33585">
                <text:p>0.33585</text:p>
              </table:table-cell>
            </table:table-row>
            <table:table-row>
              <table:table-cell office:value-type="string">
                <text:p>21a</text:p>
              </table:table-cell>
              <table:table-cell office:value-type="float" office:value="0.21425">
                <text:p>0.21425</text:p>
              </table:table-cell>
              <table:table-cell office:value-type="float" office:value="0.1638">
                <text:p>0.1638</text:p>
              </table:table-cell>
              <table:table-cell office:value-type="float" office:value="0.1629">
                <text:p>0.1629</text:p>
              </table:table-cell>
              <table:table-cell office:value-type="float" office:value="0.16363">
                <text:p>0.16363</text:p>
              </table:table-cell>
              <table:table-cell office:value-type="float" office:value="0.33926">
                <text:p>0.33926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0.19866">
                <text:p>0.19866</text:p>
              </table:table-cell>
              <table:table-cell office:value-type="float" office:value="0.1602">
                <text:p>0.1602</text:p>
              </table:table-cell>
              <table:table-cell office:value-type="float" office:value="0.16528">
                <text:p>0.16528</text:p>
              </table:table-cell>
              <table:table-cell office:value-type="float" office:value="0.17199">
                <text:p>0.17199</text:p>
              </table:table-cell>
              <table:table-cell office:value-type="float" office:value="0.51595">
                <text:p>0.51595</text:p>
              </table:table-cell>
            </table:table-row>
            <table:table-row>
              <table:table-cell office:value-type="string">
                <text:p>21c</text:p>
              </table:table-cell>
              <table:table-cell office:value-type="float" office:value="0.20496">
                <text:p>0.20496</text:p>
              </table:table-cell>
              <table:table-cell office:value-type="float" office:value="0.15538">
                <text:p>0.15538</text:p>
              </table:table-cell>
              <table:table-cell office:value-type="float" office:value="0.16119">
                <text:p>0.16119</text:p>
              </table:table-cell>
              <table:table-cell office:value-type="float" office:value="0.16808">
                <text:p>0.16808</text:p>
              </table:table-cell>
              <table:table-cell office:value-type="float" office:value="0.33958">
                <text:p>0.33958</text:p>
              </table:table-cell>
            </table:table-row>
            <table:table-row>
              <table:table-cell office:value-type="string">
                <text:p>22a</text:p>
              </table:table-cell>
              <table:table-cell office:value-type="float" office:value="1.26299">
                <text:p>1.26299</text:p>
              </table:table-cell>
              <table:table-cell office:value-type="float" office:value="0.15898">
                <text:p>0.15898</text:p>
              </table:table-cell>
              <table:table-cell office:value-type="float" office:value="0.16091">
                <text:p>0.16091</text:p>
              </table:table-cell>
              <table:table-cell office:value-type="float" office:value="0.1652">
                <text:p>0.1652</text:p>
              </table:table-cell>
              <table:table-cell office:value-type="float" office:value="0.51272">
                <text:p>0.51272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2.20603">
                <text:p>2.20603</text:p>
              </table:table-cell>
              <table:table-cell office:value-type="float" office:value="0.16124">
                <text:p>0.16124</text:p>
              </table:table-cell>
              <table:table-cell office:value-type="float" office:value="0.16272">
                <text:p>0.16272</text:p>
              </table:table-cell>
              <table:table-cell office:value-type="float" office:value="0.17101">
                <text:p>0.17101</text:p>
              </table:table-cell>
              <table:table-cell office:value-type="float" office:value="0.51356">
                <text:p>0.51356</text:p>
              </table:table-cell>
            </table:table-row>
            <table:table-row>
              <table:table-cell office:value-type="string">
                <text:p>22c</text:p>
              </table:table-cell>
              <table:table-cell office:value-type="float" office:value="1.22881">
                <text:p>1.22881</text:p>
              </table:table-cell>
              <table:table-cell office:value-type="float" office:value="0.15806">
                <text:p>0.15806</text:p>
              </table:table-cell>
              <table:table-cell office:value-type="float" office:value="0.16233">
                <text:p>0.16233</text:p>
              </table:table-cell>
              <table:table-cell office:value-type="float" office:value="0.1651">
                <text:p>0.1651</text:p>
              </table:table-cell>
              <table:table-cell office:value-type="float" office:value="0.34286">
                <text:p>0.34286</text:p>
              </table:table-cell>
            </table:table-row>
            <table:table-row>
              <table:table-cell office:value-type="string">
                <text:p>22d</text:p>
              </table:table-cell>
              <table:table-cell office:value-type="float" office:value="1.21129">
                <text:p>1.21129</text:p>
              </table:table-cell>
              <table:table-cell office:value-type="float" office:value="0.15784">
                <text:p>0.15784</text:p>
              </table:table-cell>
              <table:table-cell office:value-type="float" office:value="0.163">
                <text:p>0.163</text:p>
              </table:table-cell>
              <table:table-cell office:value-type="float" office:value="0.17098">
                <text:p>0.17098</text:p>
              </table:table-cell>
              <table:table-cell office:value-type="float" office:value="0.5361">
                <text:p>0.5361</text:p>
              </table:table-cell>
            </table:table-row>
            <table:table-row>
              <table:table-cell office:value-type="string">
                <text:p>23a</text:p>
              </table:table-cell>
              <table:table-cell office:value-type="float" office:value="2.4552">
                <text:p>2.4552</text:p>
              </table:table-cell>
              <table:table-cell office:value-type="float" office:value="0.16706">
                <text:p>0.16706</text:p>
              </table:table-cell>
              <table:table-cell office:value-type="float" office:value="0.25781">
                <text:p>0.25781</text:p>
              </table:table-cell>
              <table:table-cell office:value-type="float" office:value="0.18377">
                <text:p>0.18377</text:p>
              </table:table-cell>
              <table:table-cell office:value-type="float" office:value="0.36401">
                <text:p>0.36401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2.36257">
                <text:p>2.36257</text:p>
              </table:table-cell>
              <table:table-cell office:value-type="float" office:value="0.15963">
                <text:p>0.15963</text:p>
              </table:table-cell>
              <table:table-cell office:value-type="float" office:value="0.16774">
                <text:p>0.16774</text:p>
              </table:table-cell>
              <table:table-cell office:value-type="float" office:value="0.18275">
                <text:p>0.18275</text:p>
              </table:table-cell>
              <table:table-cell office:value-type="float" office:value="0.34187">
                <text:p>0.34187</text:p>
              </table:table-cell>
            </table:table-row>
            <table:table-row>
              <table:table-cell office:value-type="string">
                <text:p>23c</text:p>
              </table:table-cell>
              <table:table-cell office:value-type="float" office:value="2.65045">
                <text:p>2.65045</text:p>
              </table:table-cell>
              <table:table-cell office:value-type="float" office:value="0.15663">
                <text:p>0.15663</text:p>
              </table:table-cell>
              <table:table-cell office:value-type="float" office:value="0.16923">
                <text:p>0.16923</text:p>
              </table:table-cell>
              <table:table-cell office:value-type="float" office:value="0.17815">
                <text:p>0.17815</text:p>
              </table:table-cell>
              <table:table-cell office:value-type="float" office:value="0.34858">
                <text:p>0.34858</text:p>
              </table:table-cell>
            </table:table-row>
            <table:table-row>
              <table:table-cell office:value-type="string">
                <text:p>24a</text:p>
              </table:table-cell>
              <table:table-cell office:value-type="float" office:value="5.33669">
                <text:p>5.33669</text:p>
              </table:table-cell>
              <table:table-cell office:value-type="float" office:value="0.16279">
                <text:p>0.16279</text:p>
              </table:table-cell>
              <table:table-cell office:value-type="float" office:value="0.17528">
                <text:p>0.17528</text:p>
              </table:table-cell>
              <table:table-cell office:value-type="float" office:value="0.17194">
                <text:p>0.17194</text:p>
              </table:table-cell>
              <table:table-cell office:value-type="float" office:value="0.53505">
                <text:p>0.53505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4.36981">
                <text:p>4.36981</text:p>
              </table:table-cell>
              <table:table-cell office:value-type="float" office:value="0.16856">
                <text:p>0.16856</text:p>
              </table:table-cell>
              <table:table-cell office:value-type="float" office:value="0.23386">
                <text:p>0.23386</text:p>
              </table:table-cell>
              <table:table-cell office:value-type="float" office:value="0.16535">
                <text:p>0.16535</text:p>
              </table:table-cell>
              <table:table-cell office:value-type="float" office:value="0.52575">
                <text:p>0.52575</text:p>
              </table:table-cell>
            </table:table-row>
            <table:table-row>
              <table:table-cell office:value-type="string">
                <text:p>25a</text:p>
              </table:table-cell>
              <table:table-cell office:value-type="float" office:value="0.55055">
                <text:p>0.55055</text:p>
              </table:table-cell>
              <table:table-cell office:value-type="float" office:value="0.18321">
                <text:p>0.18321</text:p>
              </table:table-cell>
              <table:table-cell office:value-type="float" office:value="0.16607">
                <text:p>0.16607</text:p>
              </table:table-cell>
              <table:table-cell office:value-type="float" office:value="0.16825">
                <text:p>0.16825</text:p>
              </table:table-cell>
              <table:table-cell office:value-type="float" office:value="0.38484">
                <text:p>0.38484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.46825">
                <text:p>0.46825</text:p>
              </table:table-cell>
              <table:table-cell office:value-type="float" office:value="0.16751">
                <text:p>0.16751</text:p>
              </table:table-cell>
              <table:table-cell office:value-type="float" office:value="0.16721">
                <text:p>0.16721</text:p>
              </table:table-cell>
              <table:table-cell office:value-type="float" office:value="0.16912">
                <text:p>0.16912</text:p>
              </table:table-cell>
              <table:table-cell office:value-type="float" office:value="0.49369">
                <text:p>0.49369</text:p>
              </table:table-cell>
            </table:table-row>
            <table:table-row>
              <table:table-cell office:value-type="string">
                <text:p>25c</text:p>
              </table:table-cell>
              <table:table-cell office:value-type="float" office:value="0.75983">
                <text:p>0.75983</text:p>
              </table:table-cell>
              <table:table-cell office:value-type="float" office:value="0.16074">
                <text:p>0.16074</text:p>
              </table:table-cell>
              <table:table-cell office:value-type="float" office:value="0.16429">
                <text:p>0.16429</text:p>
              </table:table-cell>
              <table:table-cell office:value-type="float" office:value="0.16026">
                <text:p>0.16026</text:p>
              </table:table-cell>
              <table:table-cell office:value-type="float" office:value="0.32756">
                <text:p>0.32756</text:p>
              </table:table-cell>
            </table:table-row>
            <table:table-row>
              <table:table-cell office:value-type="string">
                <text:p>26a</text:p>
              </table:table-cell>
              <table:table-cell office:value-type="float" office:value="4.11958">
                <text:p>4.11958</text:p>
              </table:table-cell>
              <table:table-cell office:value-type="float" office:value="0.1581">
                <text:p>0.1581</text:p>
              </table:table-cell>
              <table:table-cell office:value-type="float" office:value="0.16195">
                <text:p>0.16195</text:p>
              </table:table-cell>
              <table:table-cell office:value-type="float" office:value="0.16587">
                <text:p>0.16587</text:p>
              </table:table-cell>
              <table:table-cell office:value-type="float" office:value="0.50168">
                <text:p>0.50168</text:p>
              </table:table-cell>
            </table:table-row>
            <table:table-row>
              <table:table-cell office:value-type="string">
                <text:p>26b</text:p>
              </table:table-cell>
              <table:table-cell office:value-type="float" office:value="2.94853">
                <text:p>2.94853</text:p>
              </table:table-cell>
              <table:table-cell office:value-type="float" office:value="0.16637">
                <text:p>0.16637</text:p>
              </table:table-cell>
              <table:table-cell office:value-type="float" office:value="0.16631">
                <text:p>0.16631</text:p>
              </table:table-cell>
              <table:table-cell office:value-type="float" office:value="0.17232">
                <text:p>0.17232</text:p>
              </table:table-cell>
              <table:table-cell office:value-type="float" office:value="0.49907">
                <text:p>0.49907</text:p>
              </table:table-cell>
            </table:table-row>
            <table:table-row>
              <table:table-cell office:value-type="string">
                <text:p>26c</text:p>
              </table:table-cell>
              <table:table-cell office:value-type="float" office:value="18.23245">
                <text:p>18.23245</text:p>
              </table:table-cell>
              <table:table-cell office:value-type="float" office:value="0.16126">
                <text:p>0.16126</text:p>
              </table:table-cell>
              <table:table-cell office:value-type="float" office:value="0.16376">
                <text:p>0.16376</text:p>
              </table:table-cell>
              <table:table-cell office:value-type="float" office:value="0.16544">
                <text:p>0.16544</text:p>
              </table:table-cell>
              <table:table-cell office:value-type="float" office:value="0.33759">
                <text:p>0.33759</text:p>
              </table:table-cell>
            </table:table-row>
            <table:table-row>
              <table:table-cell office:value-type="string">
                <text:p>33a</text:p>
              </table:table-cell>
              <table:table-cell office:value-type="float" office:value="10.76656">
                <text:p>10.76656</text:p>
              </table:table-cell>
              <table:table-cell office:value-type="float" office:value="0.1572">
                <text:p>0.1572</text:p>
              </table:table-cell>
              <table:table-cell office:value-type="float" office:value="0.16112">
                <text:p>0.16112</text:p>
              </table:table-cell>
              <table:table-cell office:value-type="float" office:value="0.16381">
                <text:p>0.16381</text:p>
              </table:table-cell>
              <table:table-cell office:value-type="float" office:value="0.35835">
                <text:p>0.35835</text:p>
              </table:table-cell>
            </table:table-row>
            <table:table-row>
              <table:table-cell office:value-type="string">
                <text:p>33b</text:p>
              </table:table-cell>
              <table:table-cell office:value-type="float" office:value="1.08051">
                <text:p>1.08051</text:p>
              </table:table-cell>
              <table:table-cell office:value-type="float" office:value="0.16706">
                <text:p>0.16706</text:p>
              </table:table-cell>
              <table:table-cell office:value-type="float" office:value="0.16843">
                <text:p>0.16843</text:p>
              </table:table-cell>
              <table:table-cell office:value-type="float" office:value="0.17262">
                <text:p>0.17262</text:p>
              </table:table-cell>
              <table:table-cell office:value-type="float" office:value="0.35053">
                <text:p>0.35053</text:p>
              </table:table-cell>
            </table:table-row>
            <table:table-row>
              <table:table-cell office:value-type="string">
                <text:p>33c</text:p>
              </table:table-cell>
              <table:table-cell office:value-type="float" office:value="6.62238">
                <text:p>6.62238</text:p>
              </table:table-cell>
              <table:table-cell office:value-type="float" office:value="0.1578">
                <text:p>0.1578</text:p>
              </table:table-cell>
              <table:table-cell office:value-type="float" office:value="0.16524">
                <text:p>0.16524</text:p>
              </table:table-cell>
              <table:table-cell office:value-type="float" office:value="0.16662">
                <text:p>0.16662</text:p>
              </table:table-cell>
              <table:table-cell office:value-type="float" office:value="0.34995">
                <text:p>0.34995</text:p>
              </table:table-cell>
            </table:table-row>
            <table:table-row>
              <table:table-cell office:value-type="string">
                <text:p>27a</text:p>
              </table:table-cell>
              <table:table-cell office:value-type="float" office:value="9.66198">
                <text:p>9.66198</text:p>
              </table:table-cell>
              <table:table-cell office:value-type="float" office:value="0.16205">
                <text:p>0.16205</text:p>
              </table:table-cell>
              <table:table-cell office:value-type="float" office:value="0.1647">
                <text:p>0.1647</text:p>
              </table:table-cell>
              <table:table-cell office:value-type="float" office:value="0.16644">
                <text:p>0.16644</text:p>
              </table:table-cell>
              <table:table-cell office:value-type="float" office:value="0.35813">
                <text:p>0.35813</text:p>
              </table:table-cell>
            </table:table-row>
            <table:table-row>
              <table:table-cell office:value-type="string">
                <text:p>27b</text:p>
              </table:table-cell>
              <table:table-cell office:value-type="float" office:value="3.14877">
                <text:p>3.14877</text:p>
              </table:table-cell>
              <table:table-cell office:value-type="float" office:value="0.16433">
                <text:p>0.16433</text:p>
              </table:table-cell>
              <table:table-cell office:value-type="float" office:value="0.16152">
                <text:p>0.16152</text:p>
              </table:table-cell>
              <table:table-cell office:value-type="float" office:value="0.1713">
                <text:p>0.1713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string">
                <text:p>27c</text:p>
              </table:table-cell>
              <table:table-cell office:value-type="float" office:value="9.67728">
                <text:p>9.67728</text:p>
              </table:table-cell>
              <table:table-cell office:value-type="float" office:value="0.16159">
                <text:p>0.16159</text:p>
              </table:table-cell>
              <table:table-cell office:value-type="float" office:value="0.16472">
                <text:p>0.16472</text:p>
              </table:table-cell>
              <table:table-cell office:value-type="float" office:value="0.16171">
                <text:p>0.16171</text:p>
              </table:table-cell>
              <table:table-cell office:value-type="float" office:value="0.35155">
                <text:p>0.35155</text:p>
              </table:table-cell>
            </table:table-row>
            <table:table-row>
              <table:table-cell office:value-type="string">
                <text:p>28a</text:p>
              </table:table-cell>
              <table:table-cell office:value-type="float" office:value="2651.27791">
                <text:p>2651.27791</text:p>
              </table:table-cell>
              <table:table-cell office:value-type="float" office:value="0.16132">
                <text:p>0.16132</text:p>
              </table:table-cell>
              <table:table-cell office:value-type="float" office:value="0.1565">
                <text:p>0.1565</text:p>
              </table:table-cell>
              <table:table-cell office:value-type="float" office:value="0.16415">
                <text:p>0.16415</text:p>
              </table:table-cell>
              <table:table-cell office:value-type="float" office:value="0.51722">
                <text:p>0.51722</text:p>
              </table:table-cell>
            </table:table-row>
            <table:table-row>
              <table:table-cell office:value-type="string">
                <text:p>28b</text:p>
              </table:table-cell>
              <table:table-cell office:value-type="float" office:value="882.5276">
                <text:p>882.5276</text:p>
              </table:table-cell>
              <table:table-cell office:value-type="float" office:value="0.16396">
                <text:p>0.16396</text:p>
              </table:table-cell>
              <table:table-cell office:value-type="float" office:value="0.16217">
                <text:p>0.16217</text:p>
              </table:table-cell>
              <table:table-cell office:value-type="float" office:value="0.17056">
                <text:p>0.17056</text:p>
              </table:table-cell>
              <table:table-cell office:value-type="float" office:value="0.52539">
                <text:p>0.52539</text:p>
              </table:table-cell>
            </table:table-row>
            <table:table-row>
              <table:table-cell office:value-type="string">
                <text:p>28c</text:p>
              </table:table-cell>
              <table:table-cell office:value-type="float" office:value="24.9946">
                <text:p>24.9946</text:p>
              </table:table-cell>
              <table:table-cell office:value-type="float" office:value="0.15716">
                <text:p>0.15716</text:p>
              </table:table-cell>
              <table:table-cell office:value-type="float" office:value="0.15457">
                <text:p>0.15457</text:p>
              </table:table-cell>
              <table:table-cell office:value-type="float" office:value="0.16501">
                <text:p>0.16501</text:p>
              </table:table-cell>
              <table:table-cell office:value-type="float" office:value="0.35816">
                <text:p>0.35816</text:p>
              </table:table-cell>
            </table:table-row>
            <table:table-row>
              <table:table-cell office:value-type="string">
                <text:p>30a</text:p>
              </table:table-cell>
              <table:table-cell office:value-type="float" office:value="133.51818">
                <text:p>133.51818</text:p>
              </table:table-cell>
              <table:table-cell office:value-type="float" office:value="0.16247">
                <text:p>0.16247</text:p>
              </table:table-cell>
              <table:table-cell office:value-type="float" office:value="0.15858">
                <text:p>0.15858</text:p>
              </table:table-cell>
              <table:table-cell office:value-type="float" office:value="0.16449">
                <text:p>0.16449</text:p>
              </table:table-cell>
              <table:table-cell office:value-type="float" office:value="0.52419">
                <text:p>0.52419</text:p>
              </table:table-cell>
            </table:table-row>
            <table:table-row>
              <table:table-cell office:value-type="string">
                <text:p>30b</text:p>
              </table:table-cell>
              <table:table-cell office:value-type="float" office:value="77.16089">
                <text:p>77.16089</text:p>
              </table:table-cell>
              <table:table-cell office:value-type="float" office:value="0.16577">
                <text:p>0.16577</text:p>
              </table:table-cell>
              <table:table-cell office:value-type="float" office:value="0.16329">
                <text:p>0.16329</text:p>
              </table:table-cell>
              <table:table-cell office:value-type="float" office:value="0.17165">
                <text:p>0.17165</text:p>
              </table:table-cell>
              <table:table-cell office:value-type="float" office:value="0.53839">
                <text:p>0.53839</text:p>
              </table:table-cell>
            </table:table-row>
            <table:table-row>
              <table:table-cell office:value-type="string">
                <text:p>30c</text:p>
              </table:table-cell>
              <table:table-cell office:value-type="float" office:value="325.10186">
                <text:p>325.10186</text:p>
              </table:table-cell>
              <table:table-cell office:value-type="float" office:value="0.16179">
                <text:p>0.16179</text:p>
              </table:table-cell>
              <table:table-cell office:value-type="float" office:value="0.15577">
                <text:p>0.15577</text:p>
              </table:table-cell>
              <table:table-cell office:value-type="float" office:value="0.16551">
                <text:p>0.16551</text:p>
              </table:table-cell>
              <table:table-cell office:value-type="float" office:value="0.34682">
                <text:p>0.34682</text:p>
              </table:table-cell>
            </table:table-row>
            <table:table-row>
              <table:table-cell office:value-type="string">
                <text:p>31a</text:p>
              </table:table-cell>
              <table:table-cell office:value-type="float" office:value="14.82985">
                <text:p>14.82985</text:p>
              </table:table-cell>
              <table:table-cell office:value-type="float" office:value="0.16055">
                <text:p>0.16055</text:p>
              </table:table-cell>
              <table:table-cell office:value-type="float" office:value="0.15728">
                <text:p>0.15728</text:p>
              </table:table-cell>
              <table:table-cell office:value-type="float" office:value="0.16595">
                <text:p>0.16595</text:p>
              </table:table-cell>
              <table:table-cell office:value-type="float" office:value="0.35873">
                <text:p>0.35873</text:p>
              </table:table-cell>
            </table:table-row>
            <table:table-row>
              <table:table-cell office:value-type="string">
                <text:p>31b</text:p>
              </table:table-cell>
              <table:table-cell office:value-type="float" office:value="17.10101">
                <text:p>17.10101</text:p>
              </table:table-cell>
              <table:table-cell office:value-type="float" office:value="0.16402">
                <text:p>0.16402</text:p>
              </table:table-cell>
              <table:table-cell office:value-type="float" office:value="0.16299">
                <text:p>0.16299</text:p>
              </table:table-cell>
              <table:table-cell office:value-type="float" office:value="0.17087">
                <text:p>0.17087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31c</text:p>
              </table:table-cell>
              <table:table-cell office:value-type="float" office:value="21.5369">
                <text:p>21.5369</text:p>
              </table:table-cell>
              <table:table-cell office:value-type="float" office:value="0.15872">
                <text:p>0.15872</text:p>
              </table:table-cell>
              <table:table-cell office:value-type="float" office:value="0.15629">
                <text:p>0.15629</text:p>
              </table:table-cell>
              <table:table-cell office:value-type="float" office:value="0.15917">
                <text:p>0.15917</text:p>
              </table:table-cell>
              <table:table-cell office:value-type="float" office:value="0.34431">
                <text:p>0.34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1" chart:origin="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top"/>
      <style:graphic-properties draw:stroke-dash="Dot" svg:stroke-width="0.08cm" svg:stroke-color="#bf819e" draw:fill-color="#bf819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-dash="Dash"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4cm" svg:height="8.996cm" xlink:href=".." xlink:type="simple" chart:class="chart:line" chart:style-name="ch1">
        <chart:legend chart:legend-position="end" svg:x="1.258cm" svg:y="0.293cm" style:legend-expansion="custom" svg:width="3.093cm" svg:height="2.285cm" style:legend-expansion-aspect-ratio="1.35361050328228" chart:style-name="ch2"/>
        <chart:plot-area chart:style-name="ch3" table:cell-range-address="estimate.A2:estimate.C111 estimate.I2:estimate.I5 estimate.E2:estimate.E111 estimate.I6:estimate.I6 estimate.G2:estimate.H111" chart:data-source-has-labels="both" svg:x="0.429cm" svg:y="0.174cm" svg:width="20.266cm" svg:height="8.102cm">
          <chart:coordinate-region svg:x="1.156cm" svg:y="0.174cm" svg:width="19.539cm" svg:height="7.874cm"/>
          <chart:axis chart:dimension="x" chart:name="primary-x" chart:style-name="ch4" chartooo:axis-type="auto">
            <chartooo:date-scale/>
            <chart:title svg:x="9.908cm" svg:y="8.375cm" chart:style-name="ch5">
              <text:p>join size</text:p>
            </chart:title>
            <chart:categories table:cell-range-address="estimate.A2:estimate.A111"/>
          </chart:axis>
          <chart:axis chart:dimension="y" chart:name="primary-y" chart:style-name="ch6">
            <chart:title svg:x="-0.091cm" svg:y="6.52cm" chart:style-name="ch7">
              <text:p>optimization time (ms)</text:p>
            </chart:title>
            <chart:grid chart:style-name="ch8" chart:class="major"/>
          </chart:axis>
          <chart:series chart:style-name="ch9" chart:values-cell-range-address="estimate.B2:estimate.B111" chart:label-cell-address="estimate.I2:estimate.I2" chart:class="chart:line">
            <chart:data-point chart:repeated="110"/>
          </chart:series>
          <chart:series chart:style-name="ch10" chart:values-cell-range-address="estimate.C2:estimate.C111" chart:label-cell-address="estimate.I3:estimate.I3" chart:class="chart:line">
            <chart:data-point chart:repeated="110"/>
          </chart:series>
          <chart:series chart:style-name="ch11" chart:values-cell-range-address="estimate.E2:estimate.E111" chart:label-cell-address="estimate.I4:estimate.I4" chart:class="chart:line">
            <chart:data-point chart:repeated="110"/>
          </chart:series>
          <chart:series chart:style-name="ch12" chart:values-cell-range-address="estimate.H2:estimate.H111" chart:label-cell-address="estimate.I6:estimate.I6" chart:class="chart:line">
            <chart:data-point chart:repeated="110"/>
          </chart:series>
          <chart:series chart:style-name="ch13" chart:values-cell-range-address="estimate.G2:estimate.G111" chart:label-cell-address="estimate.I5:estimate.I5" chart:class="chart:line">
            <chart:data-point chart:repeated="1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haustive</text:p>
                <draw:g>
                  <svg:desc>estimate.I2:estimate.I2</svg:desc>
                </draw:g>
              </table:table-cell>
              <table:table-cell office:value-type="string">
                <text:p>Kruskal</text:p>
                <draw:g>
                  <svg:desc>estimate.I3:estimate.I3</svg:desc>
                </draw:g>
              </table:table-cell>
              <table:table-cell office:value-type="string">
                <text:p>Prim</text:p>
                <draw:g>
                  <svg:desc>estimate.I4:estimate.I4</svg:desc>
                </draw:g>
              </table:table-cell>
              <table:table-cell office:value-type="string">
                <text:p>GOO</text:p>
                <draw:g>
                  <svg:desc>estimate.I6:estimate.I6</svg:desc>
                </draw:g>
              </table:table-cell>
              <table:table-cell office:value-type="string">
                <text:p>Ensemble</text:p>
                <draw:g>
                  <svg:desc>estimate.I5:estimate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estimate.A2:estimate.A111</svg:desc>
                </draw:g>
              </table:table-cell>
              <table:table-cell office:value-type="float" office:value="0.17842">
                <text:p>0.17842</text:p>
                <draw:g>
                  <svg:desc>estimate.B2:estimate.B111</svg:desc>
                </draw:g>
              </table:table-cell>
              <table:table-cell office:value-type="float" office:value="0.17026">
                <text:p>0.17026</text:p>
                <draw:g>
                  <svg:desc>estimate.C2:estimate.C111</svg:desc>
                </draw:g>
              </table:table-cell>
              <table:table-cell office:value-type="float" office:value="0.17683">
                <text:p>0.17683</text:p>
                <draw:g>
                  <svg:desc>estimate.E2:estimate.E111</svg:desc>
                </draw:g>
              </table:table-cell>
              <table:table-cell office:value-type="float" office:value="0.17644">
                <text:p>0.17644</text:p>
                <draw:g>
                  <svg:desc>estimate.H2:estimate.H111</svg:desc>
                </draw:g>
              </table:table-cell>
              <table:table-cell office:value-type="float" office:value="0.35178">
                <text:p>0.35178</text:p>
                <draw:g>
                  <svg:desc>estimate.G2:estimate.G1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0.17543">
                <text:p>0.17543</text:p>
              </table:table-cell>
              <table:table-cell office:value-type="float" office:value="0.17309">
                <text:p>0.17309</text:p>
              </table:table-cell>
              <table:table-cell office:value-type="float" office:value="0.1734">
                <text:p>0.1734</text:p>
              </table:table-cell>
              <table:table-cell office:value-type="float" office:value="0.16963">
                <text:p>0.16963</text:p>
              </table:table-cell>
              <table:table-cell office:value-type="float" office:value="0.3672">
                <text:p>0.3672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0.17623">
                <text:p>0.17623</text:p>
              </table:table-cell>
              <table:table-cell office:value-type="float" office:value="0.17207">
                <text:p>0.17207</text:p>
              </table:table-cell>
              <table:table-cell office:value-type="float" office:value="0.16954">
                <text:p>0.16954</text:p>
              </table:table-cell>
              <table:table-cell office:value-type="float" office:value="0.16821">
                <text:p>0.16821</text:p>
              </table:table-cell>
              <table:table-cell office:value-type="float" office:value="0.33958">
                <text:p>0.33958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0.15473">
                <text:p>0.15473</text:p>
              </table:table-cell>
              <table:table-cell office:value-type="float" office:value="0.16763">
                <text:p>0.16763</text:p>
              </table:table-cell>
              <table:table-cell office:value-type="float" office:value="0.16464">
                <text:p>0.16464</text:p>
              </table:table-cell>
              <table:table-cell office:value-type="float" office:value="0.16378">
                <text:p>0.1637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0.15405">
                <text:p>0.15405</text:p>
              </table:table-cell>
              <table:table-cell office:value-type="float" office:value="0.16685">
                <text:p>0.16685</text:p>
              </table:table-cell>
              <table:table-cell office:value-type="float" office:value="0.16436">
                <text:p>0.16436</text:p>
              </table:table-cell>
              <table:table-cell office:value-type="float" office:value="0.16109">
                <text:p>0.16109</text:p>
              </table:table-cell>
              <table:table-cell office:value-type="float" office:value="0.33116">
                <text:p>0.3311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0.16051">
                <text:p>0.16051</text:p>
              </table:table-cell>
              <table:table-cell office:value-type="float" office:value="0.17672">
                <text:p>0.17672</text:p>
              </table:table-cell>
              <table:table-cell office:value-type="float" office:value="0.18464">
                <text:p>0.18464</text:p>
              </table:table-cell>
              <table:table-cell office:value-type="float" office:value="0.1742">
                <text:p>0.1742</text:p>
              </table:table-cell>
              <table:table-cell office:value-type="float" office:value="0.34185">
                <text:p>0.34185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0.15182">
                <text:p>0.15182</text:p>
              </table:table-cell>
              <table:table-cell office:value-type="float" office:value="0.16079">
                <text:p>0.16079</text:p>
              </table:table-cell>
              <table:table-cell office:value-type="float" office:value="0.16816">
                <text:p>0.16816</text:p>
              </table:table-cell>
              <table:table-cell office:value-type="float" office:value="0.16199">
                <text:p>0.16199</text:p>
              </table:table-cell>
              <table:table-cell office:value-type="float" office:value="0.32512">
                <text:p>0.32512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0.16809">
                <text:p>0.16809</text:p>
              </table:table-cell>
              <table:table-cell office:value-type="float" office:value="0.1646">
                <text:p>0.1646</text:p>
              </table:table-cell>
              <table:table-cell office:value-type="float" office:value="0.16939">
                <text:p>0.16939</text:p>
              </table:table-cell>
              <table:table-cell office:value-type="float" office:value="0.16141">
                <text:p>0.16141</text:p>
              </table:table-cell>
              <table:table-cell office:value-type="float" office:value="0.32733">
                <text:p>0.32733</text:p>
              </table:table-cell>
            </table:table-row>
            <table:table-row>
              <table:table-cell office:value-type="string">
                <text:p>3a</text:p>
              </table:table-cell>
              <table:table-cell office:value-type="float" office:value="0.15746">
                <text:p>0.15746</text:p>
              </table:table-cell>
              <table:table-cell office:value-type="float" office:value="0.17489">
                <text:p>0.17489</text:p>
              </table:table-cell>
              <table:table-cell office:value-type="float" office:value="0.17254">
                <text:p>0.17254</text:p>
              </table:table-cell>
              <table:table-cell office:value-type="float" office:value="0.17238">
                <text:p>0.17238</text:p>
              </table:table-cell>
              <table:table-cell office:value-type="float" office:value="0.34758">
                <text:p>0.34758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0.15072">
                <text:p>0.15072</text:p>
              </table:table-cell>
              <table:table-cell office:value-type="float" office:value="0.16731">
                <text:p>0.16731</text:p>
              </table:table-cell>
              <table:table-cell office:value-type="float" office:value="0.16578">
                <text:p>0.16578</text:p>
              </table:table-cell>
              <table:table-cell office:value-type="float" office:value="0.16177">
                <text:p>0.16177</text:p>
              </table:table-cell>
              <table:table-cell office:value-type="float" office:value="0.32667">
                <text:p>0.32667</text:p>
              </table:table-cell>
            </table:table-row>
            <table:table-row>
              <table:table-cell office:value-type="string">
                <text:p>3c</text:p>
              </table:table-cell>
              <table:table-cell office:value-type="float" office:value="0.1511">
                <text:p>0.1511</text:p>
              </table:table-cell>
              <table:table-cell office:value-type="float" office:value="0.1648">
                <text:p>0.1648</text:p>
              </table:table-cell>
              <table:table-cell office:value-type="float" office:value="0.16724">
                <text:p>0.16724</text:p>
              </table:table-cell>
              <table:table-cell office:value-type="float" office:value="0.16032">
                <text:p>0.16032</text:p>
              </table:table-cell>
              <table:table-cell office:value-type="float" office:value="0.32997">
                <text:p>0.32997</text:p>
              </table:table-cell>
            </table:table-row>
            <table:table-row>
              <table:table-cell office:value-type="string">
                <text:p>4a</text:p>
              </table:table-cell>
              <table:table-cell office:value-type="float" office:value="0.15652">
                <text:p>0.15652</text:p>
              </table:table-cell>
              <table:table-cell office:value-type="float" office:value="0.18148">
                <text:p>0.18148</text:p>
              </table:table-cell>
              <table:table-cell office:value-type="float" office:value="0.17961">
                <text:p>0.17961</text:p>
              </table:table-cell>
              <table:table-cell office:value-type="float" office:value="0.17604">
                <text:p>0.17604</text:p>
              </table:table-cell>
              <table:table-cell office:value-type="float" office:value="0.34909">
                <text:p>0.34909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0.16877">
                <text:p>0.16877</text:p>
              </table:table-cell>
              <table:table-cell office:value-type="float" office:value="0.19902">
                <text:p>0.19902</text:p>
              </table:table-cell>
              <table:table-cell office:value-type="float" office:value="0.16997">
                <text:p>0.16997</text:p>
              </table:table-cell>
              <table:table-cell office:value-type="float" office:value="0.16456">
                <text:p>0.16456</text:p>
              </table:table-cell>
              <table:table-cell office:value-type="float" office:value="0.33239">
                <text:p>0.33239</text:p>
              </table:table-cell>
            </table:table-row>
            <table:table-row>
              <table:table-cell office:value-type="string">
                <text:p>4c</text:p>
              </table:table-cell>
              <table:table-cell office:value-type="float" office:value="0.15216">
                <text:p>0.15216</text:p>
              </table:table-cell>
              <table:table-cell office:value-type="float" office:value="0.1573">
                <text:p>0.1573</text:p>
              </table:table-cell>
              <table:table-cell office:value-type="float" office:value="0.17102">
                <text:p>0.17102</text:p>
              </table:table-cell>
              <table:table-cell office:value-type="float" office:value="0.16513">
                <text:p>0.16513</text:p>
              </table:table-cell>
              <table:table-cell office:value-type="float" office:value="0.33198">
                <text:p>0.33198</text:p>
              </table:table-cell>
            </table:table-row>
            <table:table-row>
              <table:table-cell office:value-type="string">
                <text:p>5a</text:p>
              </table:table-cell>
              <table:table-cell office:value-type="float" office:value="0.15542">
                <text:p>0.15542</text:p>
              </table:table-cell>
              <table:table-cell office:value-type="float" office:value="0.16592">
                <text:p>0.16592</text:p>
              </table:table-cell>
              <table:table-cell office:value-type="float" office:value="0.17512">
                <text:p>0.17512</text:p>
              </table:table-cell>
              <table:table-cell office:value-type="float" office:value="0.17027">
                <text:p>0.17027</text:p>
              </table:table-cell>
              <table:table-cell office:value-type="float" office:value="0.33384">
                <text:p>0.33384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0.14952">
                <text:p>0.14952</text:p>
              </table:table-cell>
              <table:table-cell office:value-type="float" office:value="0.15919">
                <text:p>0.15919</text:p>
              </table:table-cell>
              <table:table-cell office:value-type="float" office:value="0.16714">
                <text:p>0.16714</text:p>
              </table:table-cell>
              <table:table-cell office:value-type="float" office:value="0.16336">
                <text:p>0.16336</text:p>
              </table:table-cell>
              <table:table-cell office:value-type="float" office:value="0.32861">
                <text:p>0.32861</text:p>
              </table:table-cell>
            </table:table-row>
            <table:table-row>
              <table:table-cell office:value-type="string">
                <text:p>5c</text:p>
              </table:table-cell>
              <table:table-cell office:value-type="float" office:value="0.15496">
                <text:p>0.15496</text:p>
              </table:table-cell>
              <table:table-cell office:value-type="float" office:value="0.15599">
                <text:p>0.15599</text:p>
              </table:table-cell>
              <table:table-cell office:value-type="float" office:value="0.16883">
                <text:p>0.16883</text:p>
              </table:table-cell>
              <table:table-cell office:value-type="float" office:value="0.16661">
                <text:p>0.16661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string">
                <text:p>6a</text:p>
              </table:table-cell>
              <table:table-cell office:value-type="float" office:value="0.16853">
                <text:p>0.16853</text:p>
              </table:table-cell>
              <table:table-cell office:value-type="float" office:value="0.16571">
                <text:p>0.16571</text:p>
              </table:table-cell>
              <table:table-cell office:value-type="float" office:value="0.1726">
                <text:p>0.1726</text:p>
              </table:table-cell>
              <table:table-cell office:value-type="float" office:value="0.16951">
                <text:p>0.16951</text:p>
              </table:table-cell>
              <table:table-cell office:value-type="float" office:value="0.33959">
                <text:p>0.33959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0.15157">
                <text:p>0.15157</text:p>
              </table:table-cell>
              <table:table-cell office:value-type="float" office:value="0.15856">
                <text:p>0.15856</text:p>
              </table:table-cell>
              <table:table-cell office:value-type="float" office:value="0.16845">
                <text:p>0.16845</text:p>
              </table:table-cell>
              <table:table-cell office:value-type="float" office:value="0.16658">
                <text:p>0.16658</text:p>
              </table:table-cell>
              <table:table-cell office:value-type="float" office:value="0.33296">
                <text:p>0.33296</text:p>
              </table:table-cell>
            </table:table-row>
            <table:table-row>
              <table:table-cell office:value-type="string">
                <text:p>6c</text:p>
              </table:table-cell>
              <table:table-cell office:value-type="float" office:value="0.15103">
                <text:p>0.15103</text:p>
              </table:table-cell>
              <table:table-cell office:value-type="float" office:value="0.15922">
                <text:p>0.15922</text:p>
              </table:table-cell>
              <table:table-cell office:value-type="float" office:value="0.17008">
                <text:p>0.17008</text:p>
              </table:table-cell>
              <table:table-cell office:value-type="float" office:value="0.16666">
                <text:p>0.16666</text:p>
              </table:table-cell>
              <table:table-cell office:value-type="float" office:value="0.33167">
                <text:p>0.33167</text:p>
              </table:table-cell>
            </table:table-row>
            <table:table-row>
              <table:table-cell office:value-type="string">
                <text:p>6d</text:p>
              </table:table-cell>
              <table:table-cell office:value-type="float" office:value="0.15501">
                <text:p>0.15501</text:p>
              </table:table-cell>
              <table:table-cell office:value-type="float" office:value="0.16544">
                <text:p>0.16544</text:p>
              </table:table-cell>
              <table:table-cell office:value-type="float" office:value="0.1746">
                <text:p>0.1746</text:p>
              </table:table-cell>
              <table:table-cell office:value-type="float" office:value="0.17209">
                <text:p>0.17209</text:p>
              </table:table-cell>
              <table:table-cell office:value-type="float" office:value="0.3382">
                <text:p>0.3382</text:p>
              </table:table-cell>
            </table:table-row>
            <table:table-row>
              <table:table-cell office:value-type="string">
                <text:p>6e</text:p>
              </table:table-cell>
              <table:table-cell office:value-type="float" office:value="0.16514">
                <text:p>0.16514</text:p>
              </table:table-cell>
              <table:table-cell office:value-type="float" office:value="0.15814">
                <text:p>0.15814</text:p>
              </table:table-cell>
              <table:table-cell office:value-type="float" office:value="0.16941">
                <text:p>0.16941</text:p>
              </table:table-cell>
              <table:table-cell office:value-type="float" office:value="0.16436">
                <text:p>0.16436</text:p>
              </table:table-cell>
              <table:table-cell office:value-type="float" office:value="0.3292">
                <text:p>0.3292</text:p>
              </table:table-cell>
            </table:table-row>
            <table:table-row>
              <table:table-cell office:value-type="string">
                <text:p>6f</text:p>
              </table:table-cell>
              <table:table-cell office:value-type="float" office:value="0.15768">
                <text:p>0.15768</text:p>
              </table:table-cell>
              <table:table-cell office:value-type="float" office:value="0.15986">
                <text:p>0.15986</text:p>
              </table:table-cell>
              <table:table-cell office:value-type="float" office:value="0.17213">
                <text:p>0.17213</text:p>
              </table:table-cell>
              <table:table-cell office:value-type="float" office:value="0.16497">
                <text:p>0.16497</text:p>
              </table:table-cell>
              <table:table-cell office:value-type="float" office:value="0.32766">
                <text:p>0.32766</text:p>
              </table:table-cell>
            </table:table-row>
            <table:table-row>
              <table:table-cell office:value-type="string">
                <text:p>8a</text:p>
              </table:table-cell>
              <table:table-cell office:value-type="float" office:value="0.16251">
                <text:p>0.16251</text:p>
              </table:table-cell>
              <table:table-cell office:value-type="float" office:value="0.16635">
                <text:p>0.16635</text:p>
              </table:table-cell>
              <table:table-cell office:value-type="float" office:value="0.21173">
                <text:p>0.21173</text:p>
              </table:table-cell>
              <table:table-cell office:value-type="float" office:value="0.20201">
                <text:p>0.20201</text:p>
              </table:table-cell>
              <table:table-cell office:value-type="float" office:value="0.6163">
                <text:p>0.6163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0.15933">
                <text:p>0.15933</text:p>
              </table:table-cell>
              <table:table-cell office:value-type="float" office:value="0.16231">
                <text:p>0.16231</text:p>
              </table:table-cell>
              <table:table-cell office:value-type="float" office:value="0.16173">
                <text:p>0.16173</text:p>
              </table:table-cell>
              <table:table-cell office:value-type="float" office:value="0.16806">
                <text:p>0.16806</text:p>
              </table:table-cell>
              <table:table-cell office:value-type="float" office:value="0.33413">
                <text:p>0.33413</text:p>
              </table:table-cell>
            </table:table-row>
            <table:table-row>
              <table:table-cell office:value-type="string">
                <text:p>8c</text:p>
              </table:table-cell>
              <table:table-cell office:value-type="float" office:value="0.1912">
                <text:p>0.1912</text:p>
              </table:table-cell>
              <table:table-cell office:value-type="float" office:value="0.15867">
                <text:p>0.15867</text:p>
              </table:table-cell>
              <table:table-cell office:value-type="float" office:value="0.15838">
                <text:p>0.15838</text:p>
              </table:table-cell>
              <table:table-cell office:value-type="float" office:value="0.17429">
                <text:p>0.17429</text:p>
              </table:table-cell>
              <table:table-cell office:value-type="float" office:value="0.37095">
                <text:p>0.37095</text:p>
              </table:table-cell>
            </table:table-row>
            <table:table-row>
              <table:table-cell office:value-type="string">
                <text:p>8d</text:p>
              </table:table-cell>
              <table:table-cell office:value-type="float" office:value="0.18148">
                <text:p>0.18148</text:p>
              </table:table-cell>
              <table:table-cell office:value-type="float" office:value="0.16565">
                <text:p>0.16565</text:p>
              </table:table-cell>
              <table:table-cell office:value-type="float" office:value="0.16533">
                <text:p>0.16533</text:p>
              </table:table-cell>
              <table:table-cell office:value-type="float" office:value="0.18472">
                <text:p>0.18472</text:p>
              </table:table-cell>
              <table:table-cell office:value-type="float" office:value="0.36226">
                <text:p>0.36226</text:p>
              </table:table-cell>
            </table:table-row>
            <table:table-row>
              <table:table-cell office:value-type="string">
                <text:p>9a</text:p>
              </table:table-cell>
              <table:table-cell office:value-type="float" office:value="0.18367">
                <text:p>0.18367</text:p>
              </table:table-cell>
              <table:table-cell office:value-type="float" office:value="0.15938">
                <text:p>0.15938</text:p>
              </table:table-cell>
              <table:table-cell office:value-type="float" office:value="0.16163">
                <text:p>0.16163</text:p>
              </table:table-cell>
              <table:table-cell office:value-type="float" office:value="0.15968">
                <text:p>0.15968</text:p>
              </table:table-cell>
              <table:table-cell office:value-type="float" office:value="0.49207">
                <text:p>0.49207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0.18017">
                <text:p>0.18017</text:p>
              </table:table-cell>
              <table:table-cell office:value-type="float" office:value="0.15421">
                <text:p>0.15421</text:p>
              </table:table-cell>
              <table:table-cell office:value-type="float" office:value="0.15963">
                <text:p>0.15963</text:p>
              </table:table-cell>
              <table:table-cell office:value-type="float" office:value="0.15811">
                <text:p>0.15811</text:p>
              </table:table-cell>
              <table:table-cell office:value-type="float" office:value="0.51834">
                <text:p>0.51834</text:p>
              </table:table-cell>
            </table:table-row>
            <table:table-row>
              <table:table-cell office:value-type="string">
                <text:p>9c</text:p>
              </table:table-cell>
              <table:table-cell office:value-type="float" office:value="0.17318">
                <text:p>0.17318</text:p>
              </table:table-cell>
              <table:table-cell office:value-type="float" office:value="0.1622">
                <text:p>0.1622</text:p>
              </table:table-cell>
              <table:table-cell office:value-type="float" office:value="0.16576">
                <text:p>0.16576</text:p>
              </table:table-cell>
              <table:table-cell office:value-type="float" office:value="0.16758">
                <text:p>0.16758</text:p>
              </table:table-cell>
              <table:table-cell office:value-type="float" office:value="0.33777">
                <text:p>0.33777</text:p>
              </table:table-cell>
            </table:table-row>
            <table:table-row>
              <table:table-cell office:value-type="string">
                <text:p>9d</text:p>
              </table:table-cell>
              <table:table-cell office:value-type="float" office:value="0.17535">
                <text:p>0.17535</text:p>
              </table:table-cell>
              <table:table-cell office:value-type="float" office:value="0.15635">
                <text:p>0.15635</text:p>
              </table:table-cell>
              <table:table-cell office:value-type="float" office:value="0.16097">
                <text:p>0.16097</text:p>
              </table:table-cell>
              <table:table-cell office:value-type="float" office:value="0.15681">
                <text:p>0.15681</text:p>
              </table:table-cell>
              <table:table-cell office:value-type="float" office:value="0.33198">
                <text:p>0.33198</text:p>
              </table:table-cell>
            </table:table-row>
            <table:table-row>
              <table:table-cell office:value-type="string">
                <text:p>10a</text:p>
              </table:table-cell>
              <table:table-cell office:value-type="float" office:value="0.16647">
                <text:p>0.16647</text:p>
              </table:table-cell>
              <table:table-cell office:value-type="float" office:value="0.15565">
                <text:p>0.15565</text:p>
              </table:table-cell>
              <table:table-cell office:value-type="float" office:value="0.15542">
                <text:p>0.15542</text:p>
              </table:table-cell>
              <table:table-cell office:value-type="float" office:value="0.15819">
                <text:p>0.15819</text:p>
              </table:table-cell>
              <table:table-cell office:value-type="float" office:value="0.3288">
                <text:p>0.3288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0.15977">
                <text:p>0.15977</text:p>
              </table:table-cell>
              <table:table-cell office:value-type="float" office:value="0.1649">
                <text:p>0.1649</text:p>
              </table:table-cell>
              <table:table-cell office:value-type="float" office:value="0.16475">
                <text:p>0.16475</text:p>
              </table:table-cell>
              <table:table-cell office:value-type="float" office:value="0.16543">
                <text:p>0.16543</text:p>
              </table:table-cell>
              <table:table-cell office:value-type="float" office:value="0.3395">
                <text:p>0.3395</text:p>
              </table:table-cell>
            </table:table-row>
            <table:table-row>
              <table:table-cell office:value-type="string">
                <text:p>10c</text:p>
              </table:table-cell>
              <table:table-cell office:value-type="float" office:value="0.15531">
                <text:p>0.15531</text:p>
              </table:table-cell>
              <table:table-cell office:value-type="float" office:value="0.1579">
                <text:p>0.1579</text:p>
              </table:table-cell>
              <table:table-cell office:value-type="float" office:value="0.1592">
                <text:p>0.1592</text:p>
              </table:table-cell>
              <table:table-cell office:value-type="float" office:value="0.15679">
                <text:p>0.15679</text:p>
              </table:table-cell>
              <table:table-cell office:value-type="float" office:value="0.34474">
                <text:p>0.34474</text:p>
              </table:table-cell>
            </table:table-row>
            <table:table-row>
              <table:table-cell office:value-type="string">
                <text:p>17a</text:p>
              </table:table-cell>
              <table:table-cell office:value-type="float" office:value="0.17052">
                <text:p>0.17052</text:p>
              </table:table-cell>
              <table:table-cell office:value-type="float" office:value="0.15519">
                <text:p>0.15519</text:p>
              </table:table-cell>
              <table:table-cell office:value-type="float" office:value="0.16133">
                <text:p>0.16133</text:p>
              </table:table-cell>
              <table:table-cell office:value-type="float" office:value="0.15901">
                <text:p>0.15901</text:p>
              </table:table-cell>
              <table:table-cell office:value-type="float" office:value="0.33441">
                <text:p>0.33441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0.16755">
                <text:p>0.16755</text:p>
              </table:table-cell>
              <table:table-cell office:value-type="float" office:value="0.1696">
                <text:p>0.1696</text:p>
              </table:table-cell>
              <table:table-cell office:value-type="float" office:value="0.16636">
                <text:p>0.16636</text:p>
              </table:table-cell>
              <table:table-cell office:value-type="float" office:value="0.16125">
                <text:p>0.16125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17c</text:p>
              </table:table-cell>
              <table:table-cell office:value-type="float" office:value="0.16242">
                <text:p>0.16242</text:p>
              </table:table-cell>
              <table:table-cell office:value-type="float" office:value="0.15911">
                <text:p>0.15911</text:p>
              </table:table-cell>
              <table:table-cell office:value-type="float" office:value="0.16265">
                <text:p>0.16265</text:p>
              </table:table-cell>
              <table:table-cell office:value-type="float" office:value="0.16059">
                <text:p>0.16059</text:p>
              </table:table-cell>
              <table:table-cell office:value-type="float" office:value="0.33173">
                <text:p>0.33173</text:p>
              </table:table-cell>
            </table:table-row>
            <table:table-row>
              <table:table-cell office:value-type="string">
                <text:p>17d</text:p>
              </table:table-cell>
              <table:table-cell office:value-type="float" office:value="0.1702">
                <text:p>0.1702</text:p>
              </table:table-cell>
              <table:table-cell office:value-type="float" office:value="0.16044">
                <text:p>0.16044</text:p>
              </table:table-cell>
              <table:table-cell office:value-type="float" office:value="0.15685">
                <text:p>0.15685</text:p>
              </table:table-cell>
              <table:table-cell office:value-type="float" office:value="0.15873">
                <text:p>0.15873</text:p>
              </table:table-cell>
              <table:table-cell office:value-type="float" office:value="0.33649">
                <text:p>0.33649</text:p>
              </table:table-cell>
            </table:table-row>
            <table:table-row>
              <table:table-cell office:value-type="string">
                <text:p>17e</text:p>
              </table:table-cell>
              <table:table-cell office:value-type="float" office:value="0.16851">
                <text:p>0.16851</text:p>
              </table:table-cell>
              <table:table-cell office:value-type="float" office:value="0.16349">
                <text:p>0.16349</text:p>
              </table:table-cell>
              <table:table-cell office:value-type="float" office:value="0.16895">
                <text:p>0.16895</text:p>
              </table:table-cell>
              <table:table-cell office:value-type="float" office:value="0.1666">
                <text:p>0.1666</text:p>
              </table:table-cell>
              <table:table-cell office:value-type="float" office:value="0.33999">
                <text:p>0.33999</text:p>
              </table:table-cell>
            </table:table-row>
            <table:table-row>
              <table:table-cell office:value-type="string">
                <text:p>17f</text:p>
              </table:table-cell>
              <table:table-cell office:value-type="float" office:value="0.17133">
                <text:p>0.17133</text:p>
              </table:table-cell>
              <table:table-cell office:value-type="float" office:value="0.15829">
                <text:p>0.15829</text:p>
              </table:table-cell>
              <table:table-cell office:value-type="float" office:value="0.16184">
                <text:p>0.16184</text:p>
              </table:table-cell>
              <table:table-cell office:value-type="float" office:value="0.15578">
                <text:p>0.15578</text:p>
              </table:table-cell>
              <table:table-cell office:value-type="float" office:value="0.33456">
                <text:p>0.33456</text:p>
              </table:table-cell>
            </table:table-row>
            <table:table-row>
              <table:table-cell office:value-type="string">
                <text:p>18a</text:p>
              </table:table-cell>
              <table:table-cell office:value-type="float" office:value="0.16808">
                <text:p>0.16808</text:p>
              </table:table-cell>
              <table:table-cell office:value-type="float" office:value="0.15818">
                <text:p>0.15818</text:p>
              </table:table-cell>
              <table:table-cell office:value-type="float" office:value="0.15679">
                <text:p>0.15679</text:p>
              </table:table-cell>
              <table:table-cell office:value-type="float" office:value="0.15836">
                <text:p>0.15836</text:p>
              </table:table-cell>
              <table:table-cell office:value-type="float" office:value="0.33313">
                <text:p>0.33313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0.18018">
                <text:p>0.18018</text:p>
              </table:table-cell>
              <table:table-cell office:value-type="float" office:value="0.16597">
                <text:p>0.16597</text:p>
              </table:table-cell>
              <table:table-cell office:value-type="float" office:value="0.16652">
                <text:p>0.16652</text:p>
              </table:table-cell>
              <table:table-cell office:value-type="float" office:value="0.16227">
                <text:p>0.16227</text:p>
              </table:table-cell>
              <table:table-cell office:value-type="float" office:value="0.51157">
                <text:p>0.51157</text:p>
              </table:table-cell>
            </table:table-row>
            <table:table-row>
              <table:table-cell office:value-type="string">
                <text:p>18c</text:p>
              </table:table-cell>
              <table:table-cell office:value-type="float" office:value="0.16729">
                <text:p>0.16729</text:p>
              </table:table-cell>
              <table:table-cell office:value-type="float" office:value="0.15628">
                <text:p>0.15628</text:p>
              </table:table-cell>
              <table:table-cell office:value-type="float" office:value="0.16098">
                <text:p>0.16098</text:p>
              </table:table-cell>
              <table:table-cell office:value-type="float" office:value="0.15848">
                <text:p>0.15848</text:p>
              </table:table-cell>
              <table:table-cell office:value-type="float" office:value="0.33826">
                <text:p>0.33826</text:p>
              </table:table-cell>
            </table:table-row>
            <table:table-row>
              <table:table-cell office:value-type="string">
                <text:p>32a</text:p>
              </table:table-cell>
              <table:table-cell office:value-type="float" office:value="0.16709">
                <text:p>0.16709</text:p>
              </table:table-cell>
              <table:table-cell office:value-type="float" office:value="0.15928">
                <text:p>0.15928</text:p>
              </table:table-cell>
              <table:table-cell office:value-type="float" office:value="0.16071">
                <text:p>0.16071</text:p>
              </table:table-cell>
              <table:table-cell office:value-type="float" office:value="0.15752">
                <text:p>0.15752</text:p>
              </table:table-cell>
              <table:table-cell office:value-type="float" office:value="0.33187">
                <text:p>0.33187</text:p>
              </table:table-cell>
            </table:table-row>
            <table:table-row>
              <table:table-cell office:value-type="string">
                <text:p>32b</text:p>
              </table:table-cell>
              <table:table-cell office:value-type="float" office:value="0.16279">
                <text:p>0.16279</text:p>
              </table:table-cell>
              <table:table-cell office:value-type="float" office:value="0.16631">
                <text:p>0.16631</text:p>
              </table:table-cell>
              <table:table-cell office:value-type="float" office:value="0.16407">
                <text:p>0.16407</text:p>
              </table:table-cell>
              <table:table-cell office:value-type="float" office:value="0.16325">
                <text:p>0.16325</text:p>
              </table:table-cell>
              <table:table-cell office:value-type="float" office:value="0.34679">
                <text:p>0.34679</text:p>
              </table:table-cell>
            </table:table-row>
            <table:table-row>
              <table:table-cell office:value-type="string">
                <text:p>7a</text:p>
              </table:table-cell>
              <table:table-cell office:value-type="float" office:value="0.17885">
                <text:p>0.17885</text:p>
              </table:table-cell>
              <table:table-cell office:value-type="float" office:value="0.15812">
                <text:p>0.15812</text:p>
              </table:table-cell>
              <table:table-cell office:value-type="float" office:value="0.16192">
                <text:p>0.16192</text:p>
              </table:table-cell>
              <table:table-cell office:value-type="float" office:value="0.15839">
                <text:p>0.15839</text:p>
              </table:table-cell>
              <table:table-cell office:value-type="float" office:value="0.33634">
                <text:p>0.33634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0.16993">
                <text:p>0.16993</text:p>
              </table:table-cell>
              <table:table-cell office:value-type="float" office:value="0.16051">
                <text:p>0.16051</text:p>
              </table:table-cell>
              <table:table-cell office:value-type="float" office:value="0.15763">
                <text:p>0.15763</text:p>
              </table:table-cell>
              <table:table-cell office:value-type="float" office:value="0.15918">
                <text:p>0.15918</text:p>
              </table:table-cell>
              <table:table-cell office:value-type="float" office:value="0.33454">
                <text:p>0.33454</text:p>
              </table:table-cell>
            </table:table-row>
            <table:table-row>
              <table:table-cell office:value-type="string">
                <text:p>7c</text:p>
              </table:table-cell>
              <table:table-cell office:value-type="float" office:value="0.18432">
                <text:p>0.18432</text:p>
              </table:table-cell>
              <table:table-cell office:value-type="float" office:value="0.17869">
                <text:p>0.17869</text:p>
              </table:table-cell>
              <table:table-cell office:value-type="float" office:value="0.16943">
                <text:p>0.16943</text:p>
              </table:table-cell>
              <table:table-cell office:value-type="float" office:value="0.16652">
                <text:p>0.16652</text:p>
              </table:table-cell>
              <table:table-cell office:value-type="float" office:value="0.35911">
                <text:p>0.35911</text:p>
              </table:table-cell>
            </table:table-row>
            <table:table-row>
              <table:table-cell office:value-type="string">
                <text:p>11a</text:p>
              </table:table-cell>
              <table:table-cell office:value-type="float" office:value="0.16577">
                <text:p>0.16577</text:p>
              </table:table-cell>
              <table:table-cell office:value-type="float" office:value="0.18285">
                <text:p>0.18285</text:p>
              </table:table-cell>
              <table:table-cell office:value-type="float" office:value="0.15671">
                <text:p>0.15671</text:p>
              </table:table-cell>
              <table:table-cell office:value-type="float" office:value="0.1647">
                <text:p>0.1647</text:p>
              </table:table-cell>
              <table:table-cell office:value-type="float" office:value="0.33897">
                <text:p>0.33897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0.16469">
                <text:p>0.16469</text:p>
              </table:table-cell>
              <table:table-cell office:value-type="float" office:value="0.15695">
                <text:p>0.15695</text:p>
              </table:table-cell>
              <table:table-cell office:value-type="float" office:value="0.16109">
                <text:p>0.16109</text:p>
              </table:table-cell>
              <table:table-cell office:value-type="float" office:value="0.15786">
                <text:p>0.15786</text:p>
              </table:table-cell>
              <table:table-cell office:value-type="float" office:value="0.3408">
                <text:p>0.3408</text:p>
              </table:table-cell>
            </table:table-row>
            <table:table-row>
              <table:table-cell office:value-type="string">
                <text:p>11c</text:p>
              </table:table-cell>
              <table:table-cell office:value-type="float" office:value="0.17801">
                <text:p>0.17801</text:p>
              </table:table-cell>
              <table:table-cell office:value-type="float" office:value="0.1644">
                <text:p>0.1644</text:p>
              </table:table-cell>
              <table:table-cell office:value-type="float" office:value="0.16893">
                <text:p>0.16893</text:p>
              </table:table-cell>
              <table:table-cell office:value-type="float" office:value="0.16527">
                <text:p>0.16527</text:p>
              </table:table-cell>
              <table:table-cell office:value-type="float" office:value="0.3614">
                <text:p>0.3614</text:p>
              </table:table-cell>
            </table:table-row>
            <table:table-row>
              <table:table-cell office:value-type="string">
                <text:p>11d</text:p>
              </table:table-cell>
              <table:table-cell office:value-type="float" office:value="0.17024">
                <text:p>0.17024</text:p>
              </table:table-cell>
              <table:table-cell office:value-type="float" office:value="0.1553">
                <text:p>0.1553</text:p>
              </table:table-cell>
              <table:table-cell office:value-type="float" office:value="0.16265">
                <text:p>0.16265</text:p>
              </table:table-cell>
              <table:table-cell office:value-type="float" office:value="0.15792">
                <text:p>0.15792</text:p>
              </table:table-cell>
              <table:table-cell office:value-type="float" office:value="0.34014">
                <text:p>0.34014</text:p>
              </table:table-cell>
            </table:table-row>
            <table:table-row>
              <table:table-cell office:value-type="string">
                <text:p>12a</text:p>
              </table:table-cell>
              <table:table-cell office:value-type="float" office:value="0.17283">
                <text:p>0.17283</text:p>
              </table:table-cell>
              <table:table-cell office:value-type="float" office:value="0.1657">
                <text:p>0.1657</text:p>
              </table:table-cell>
              <table:table-cell office:value-type="float" office:value="0.16424">
                <text:p>0.16424</text:p>
              </table:table-cell>
              <table:table-cell office:value-type="float" office:value="0.15692">
                <text:p>0.15692</text:p>
              </table:table-cell>
              <table:table-cell office:value-type="float" office:value="0.36916">
                <text:p>0.36916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0.1657">
                <text:p>0.1657</text:p>
              </table:table-cell>
              <table:table-cell office:value-type="float" office:value="0.168">
                <text:p>0.168</text:p>
              </table:table-cell>
              <table:table-cell office:value-type="float" office:value="0.16477">
                <text:p>0.16477</text:p>
              </table:table-cell>
              <table:table-cell office:value-type="float" office:value="0.15628">
                <text:p>0.15628</text:p>
              </table:table-cell>
              <table:table-cell office:value-type="float" office:value="0.3389">
                <text:p>0.3389</text:p>
              </table:table-cell>
            </table:table-row>
            <table:table-row>
              <table:table-cell office:value-type="string">
                <text:p>12c</text:p>
              </table:table-cell>
              <table:table-cell office:value-type="float" office:value="0.17779">
                <text:p>0.17779</text:p>
              </table:table-cell>
              <table:table-cell office:value-type="float" office:value="0.19089">
                <text:p>0.19089</text:p>
              </table:table-cell>
              <table:table-cell office:value-type="float" office:value="0.16561">
                <text:p>0.16561</text:p>
              </table:table-cell>
              <table:table-cell office:value-type="float" office:value="0.16611">
                <text:p>0.16611</text:p>
              </table:table-cell>
              <table:table-cell office:value-type="float" office:value="0.33623">
                <text:p>0.33623</text:p>
              </table:table-cell>
            </table:table-row>
            <table:table-row>
              <table:table-cell office:value-type="string">
                <text:p>13a</text:p>
              </table:table-cell>
              <table:table-cell office:value-type="float" office:value="0.16869">
                <text:p>0.16869</text:p>
              </table:table-cell>
              <table:table-cell office:value-type="float" office:value="0.18476">
                <text:p>0.18476</text:p>
              </table:table-cell>
              <table:table-cell office:value-type="float" office:value="0.1614">
                <text:p>0.1614</text:p>
              </table:table-cell>
              <table:table-cell office:value-type="float" office:value="0.15956">
                <text:p>0.15956</text:p>
              </table:table-cell>
              <table:table-cell office:value-type="float" office:value="0.32706">
                <text:p>0.32706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0.18247">
                <text:p>0.18247</text:p>
              </table:table-cell>
              <table:table-cell office:value-type="float" office:value="0.19119">
                <text:p>0.19119</text:p>
              </table:table-cell>
              <table:table-cell office:value-type="float" office:value="0.16275">
                <text:p>0.16275</text:p>
              </table:table-cell>
              <table:table-cell office:value-type="float" office:value="0.15958">
                <text:p>0.15958</text:p>
              </table:table-cell>
              <table:table-cell office:value-type="float" office:value="0.33823">
                <text:p>0.33823</text:p>
              </table:table-cell>
            </table:table-row>
            <table:table-row>
              <table:table-cell office:value-type="string">
                <text:p>13c</text:p>
              </table:table-cell>
              <table:table-cell office:value-type="float" office:value="0.18569">
                <text:p>0.18569</text:p>
              </table:table-cell>
              <table:table-cell office:value-type="float" office:value="0.18639">
                <text:p>0.18639</text:p>
              </table:table-cell>
              <table:table-cell office:value-type="float" office:value="0.16219">
                <text:p>0.16219</text:p>
              </table:table-cell>
              <table:table-cell office:value-type="float" office:value="0.16642">
                <text:p>0.16642</text:p>
              </table:table-cell>
              <table:table-cell office:value-type="float" office:value="0.33955">
                <text:p>0.33955</text:p>
              </table:table-cell>
            </table:table-row>
            <table:table-row>
              <table:table-cell office:value-type="string">
                <text:p>13d</text:p>
              </table:table-cell>
              <table:table-cell office:value-type="float" office:value="0.19252">
                <text:p>0.19252</text:p>
              </table:table-cell>
              <table:table-cell office:value-type="float" office:value="0.16734">
                <text:p>0.16734</text:p>
              </table:table-cell>
              <table:table-cell office:value-type="float" office:value="0.16311">
                <text:p>0.16311</text:p>
              </table:table-cell>
              <table:table-cell office:value-type="float" office:value="0.15665">
                <text:p>0.15665</text:p>
              </table:table-cell>
              <table:table-cell office:value-type="float" office:value="0.33755">
                <text:p>0.33755</text:p>
              </table:table-cell>
            </table:table-row>
            <table:table-row>
              <table:table-cell office:value-type="string">
                <text:p>14a</text:p>
              </table:table-cell>
              <table:table-cell office:value-type="float" office:value="0.17269">
                <text:p>0.17269</text:p>
              </table:table-cell>
              <table:table-cell office:value-type="float" office:value="0.16767">
                <text:p>0.16767</text:p>
              </table:table-cell>
              <table:table-cell office:value-type="float" office:value="0.16376">
                <text:p>0.16376</text:p>
              </table:table-cell>
              <table:table-cell office:value-type="float" office:value="0.15693">
                <text:p>0.15693</text:p>
              </table:table-cell>
              <table:table-cell office:value-type="float" office:value="0.33888">
                <text:p>0.33888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0.1828">
                <text:p>0.1828</text:p>
              </table:table-cell>
              <table:table-cell office:value-type="float" office:value="0.16621">
                <text:p>0.16621</text:p>
              </table:table-cell>
              <table:table-cell office:value-type="float" office:value="0.20352">
                <text:p>0.20352</text:p>
              </table:table-cell>
              <table:table-cell office:value-type="float" office:value="0.16423">
                <text:p>0.16423</text:p>
              </table:table-cell>
              <table:table-cell office:value-type="float" office:value="0.34251">
                <text:p>0.34251</text:p>
              </table:table-cell>
            </table:table-row>
            <table:table-row>
              <table:table-cell office:value-type="string">
                <text:p>14c</text:p>
              </table:table-cell>
              <table:table-cell office:value-type="float" office:value="0.19065">
                <text:p>0.19065</text:p>
              </table:table-cell>
              <table:table-cell office:value-type="float" office:value="0.15964">
                <text:p>0.15964</text:p>
              </table:table-cell>
              <table:table-cell office:value-type="float" office:value="0.16409">
                <text:p>0.16409</text:p>
              </table:table-cell>
              <table:table-cell office:value-type="float" office:value="0.15884">
                <text:p>0.15884</text:p>
              </table:table-cell>
              <table:table-cell office:value-type="float" office:value="0.35406">
                <text:p>0.35406</text:p>
              </table:table-cell>
            </table:table-row>
            <table:table-row>
              <table:table-cell office:value-type="string">
                <text:p>15a</text:p>
              </table:table-cell>
              <table:table-cell office:value-type="float" office:value="0.39796">
                <text:p>0.39796</text:p>
              </table:table-cell>
              <table:table-cell office:value-type="float" office:value="0.16364">
                <text:p>0.16364</text:p>
              </table:table-cell>
              <table:table-cell office:value-type="float" office:value="0.15801">
                <text:p>0.15801</text:p>
              </table:table-cell>
              <table:table-cell office:value-type="float" office:value="0.16189">
                <text:p>0.16189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0.46057">
                <text:p>0.46057</text:p>
              </table:table-cell>
              <table:table-cell office:value-type="float" office:value="0.16652">
                <text:p>0.16652</text:p>
              </table:table-cell>
              <table:table-cell office:value-type="float" office:value="0.16494">
                <text:p>0.16494</text:p>
              </table:table-cell>
              <table:table-cell office:value-type="float" office:value="0.18505">
                <text:p>0.18505</text:p>
              </table:table-cell>
              <table:table-cell office:value-type="float" office:value="0.52555">
                <text:p>0.52555</text:p>
              </table:table-cell>
            </table:table-row>
            <table:table-row>
              <table:table-cell office:value-type="string">
                <text:p>15c</text:p>
              </table:table-cell>
              <table:table-cell office:value-type="float" office:value="0.20828">
                <text:p>0.20828</text:p>
              </table:table-cell>
              <table:table-cell office:value-type="float" office:value="0.16686">
                <text:p>0.16686</text:p>
              </table:table-cell>
              <table:table-cell office:value-type="float" office:value="0.15688">
                <text:p>0.15688</text:p>
              </table:table-cell>
              <table:table-cell office:value-type="float" office:value="0.18656">
                <text:p>0.18656</text:p>
              </table:table-cell>
              <table:table-cell office:value-type="float" office:value="0.33931">
                <text:p>0.33931</text:p>
              </table:table-cell>
            </table:table-row>
            <table:table-row>
              <table:table-cell office:value-type="string">
                <text:p>15d</text:p>
              </table:table-cell>
              <table:table-cell office:value-type="float" office:value="0.22079">
                <text:p>0.22079</text:p>
              </table:table-cell>
              <table:table-cell office:value-type="float" office:value="0.16161">
                <text:p>0.16161</text:p>
              </table:table-cell>
              <table:table-cell office:value-type="float" office:value="0.15818">
                <text:p>0.15818</text:p>
              </table:table-cell>
              <table:table-cell office:value-type="float" office:value="0.15715">
                <text:p>0.15715</text:p>
              </table:table-cell>
              <table:table-cell office:value-type="float" office:value="0.34367">
                <text:p>0.34367</text:p>
              </table:table-cell>
            </table:table-row>
            <table:table-row>
              <table:table-cell office:value-type="string">
                <text:p>16a</text:p>
              </table:table-cell>
              <table:table-cell office:value-type="float" office:value="0.17176">
                <text:p>0.17176</text:p>
              </table:table-cell>
              <table:table-cell office:value-type="float" office:value="0.16038">
                <text:p>0.16038</text:p>
              </table:table-cell>
              <table:table-cell office:value-type="float" office:value="0.16401">
                <text:p>0.16401</text:p>
              </table:table-cell>
              <table:table-cell office:value-type="float" office:value="0.16017">
                <text:p>0.16017</text:p>
              </table:table-cell>
              <table:table-cell office:value-type="float" office:value="0.34693">
                <text:p>0.34693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0.17445">
                <text:p>0.17445</text:p>
              </table:table-cell>
              <table:table-cell office:value-type="float" office:value="0.16563">
                <text:p>0.16563</text:p>
              </table:table-cell>
              <table:table-cell office:value-type="float" office:value="0.15863">
                <text:p>0.15863</text:p>
              </table:table-cell>
              <table:table-cell office:value-type="float" office:value="0.1555">
                <text:p>0.1555</text:p>
              </table:table-cell>
              <table:table-cell office:value-type="float" office:value="0.33786">
                <text:p>0.33786</text:p>
              </table:table-cell>
            </table:table-row>
            <table:table-row>
              <table:table-cell office:value-type="string">
                <text:p>16c</text:p>
              </table:table-cell>
              <table:table-cell office:value-type="float" office:value="0.1696">
                <text:p>0.1696</text:p>
              </table:table-cell>
              <table:table-cell office:value-type="float" office:value="0.1637">
                <text:p>0.1637</text:p>
              </table:table-cell>
              <table:table-cell office:value-type="float" office:value="0.16132">
                <text:p>0.16132</text:p>
              </table:table-cell>
              <table:table-cell office:value-type="float" office:value="0.15941">
                <text:p>0.15941</text:p>
              </table:table-cell>
              <table:table-cell office:value-type="float" office:value="0.33978">
                <text:p>0.33978</text:p>
              </table:table-cell>
            </table:table-row>
            <table:table-row>
              <table:table-cell office:value-type="string">
                <text:p>16d</text:p>
              </table:table-cell>
              <table:table-cell office:value-type="float" office:value="0.17834">
                <text:p>0.17834</text:p>
              </table:table-cell>
              <table:table-cell office:value-type="float" office:value="0.17113">
                <text:p>0.17113</text:p>
              </table:table-cell>
              <table:table-cell office:value-type="float" office:value="0.16497">
                <text:p>0.16497</text:p>
              </table:table-cell>
              <table:table-cell office:value-type="float" office:value="0.16191">
                <text:p>0.16191</text:p>
              </table:table-cell>
              <table:table-cell office:value-type="float" office:value="0.34703">
                <text:p>0.34703</text:p>
              </table:table-cell>
            </table:table-row>
            <table:table-row>
              <table:table-cell office:value-type="string">
                <text:p>19a</text:p>
              </table:table-cell>
              <table:table-cell office:value-type="float" office:value="0.2459">
                <text:p>0.2459</text:p>
              </table:table-cell>
              <table:table-cell office:value-type="float" office:value="0.15717">
                <text:p>0.15717</text:p>
              </table:table-cell>
              <table:table-cell office:value-type="float" office:value="0.16008">
                <text:p>0.16008</text:p>
              </table:table-cell>
              <table:table-cell office:value-type="float" office:value="0.15361">
                <text:p>0.15361</text:p>
              </table:table-cell>
              <table:table-cell office:value-type="float" office:value="0.50224">
                <text:p>0.50224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3.3084">
                <text:p>3.3084</text:p>
              </table:table-cell>
              <table:table-cell office:value-type="float" office:value="0.16329">
                <text:p>0.16329</text:p>
              </table:table-cell>
              <table:table-cell office:value-type="float" office:value="0.15881">
                <text:p>0.15881</text:p>
              </table:table-cell>
              <table:table-cell office:value-type="float" office:value="0.15563">
                <text:p>0.15563</text:p>
              </table:table-cell>
              <table:table-cell office:value-type="float" office:value="0.51286">
                <text:p>0.51286</text:p>
              </table:table-cell>
            </table:table-row>
            <table:table-row>
              <table:table-cell office:value-type="string">
                <text:p>19c</text:p>
              </table:table-cell>
              <table:table-cell office:value-type="float" office:value="0.24189">
                <text:p>0.24189</text:p>
              </table:table-cell>
              <table:table-cell office:value-type="float" office:value="0.17203">
                <text:p>0.17203</text:p>
              </table:table-cell>
              <table:table-cell office:value-type="float" office:value="0.1622">
                <text:p>0.1622</text:p>
              </table:table-cell>
              <table:table-cell office:value-type="float" office:value="0.1647">
                <text:p>0.1647</text:p>
              </table:table-cell>
              <table:table-cell office:value-type="float" office:value="0.35167">
                <text:p>0.35167</text:p>
              </table:table-cell>
            </table:table-row>
            <table:table-row>
              <table:table-cell office:value-type="string">
                <text:p>19d</text:p>
              </table:table-cell>
              <table:table-cell office:value-type="float" office:value="0.30512">
                <text:p>0.30512</text:p>
              </table:table-cell>
              <table:table-cell office:value-type="float" office:value="0.16548">
                <text:p>0.16548</text:p>
              </table:table-cell>
              <table:table-cell office:value-type="float" office:value="0.16298">
                <text:p>0.16298</text:p>
              </table:table-cell>
              <table:table-cell office:value-type="float" office:value="0.16053">
                <text:p>0.16053</text:p>
              </table:table-cell>
              <table:table-cell office:value-type="float" office:value="0.33414">
                <text:p>0.33414</text:p>
              </table:table-cell>
            </table:table-row>
            <table:table-row>
              <table:table-cell office:value-type="string">
                <text:p>20a</text:p>
              </table:table-cell>
              <table:table-cell office:value-type="float" office:value="0.19489">
                <text:p>0.19489</text:p>
              </table:table-cell>
              <table:table-cell office:value-type="float" office:value="0.16536">
                <text:p>0.16536</text:p>
              </table:table-cell>
              <table:table-cell office:value-type="float" office:value="0.16129">
                <text:p>0.16129</text:p>
              </table:table-cell>
              <table:table-cell office:value-type="float" office:value="0.16328">
                <text:p>0.16328</text:p>
              </table:table-cell>
              <table:table-cell office:value-type="float" office:value="0.34471">
                <text:p>0.34471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0.21467">
                <text:p>0.21467</text:p>
              </table:table-cell>
              <table:table-cell office:value-type="float" office:value="0.16882">
                <text:p>0.16882</text:p>
              </table:table-cell>
              <table:table-cell office:value-type="float" office:value="0.16632">
                <text:p>0.16632</text:p>
              </table:table-cell>
              <table:table-cell office:value-type="float" office:value="0.162">
                <text:p>0.162</text:p>
              </table:table-cell>
              <table:table-cell office:value-type="float" office:value="0.34024">
                <text:p>0.34024</text:p>
              </table:table-cell>
            </table:table-row>
            <table:table-row>
              <table:table-cell office:value-type="string">
                <text:p>20c</text:p>
              </table:table-cell>
              <table:table-cell office:value-type="float" office:value="0.20494">
                <text:p>0.20494</text:p>
              </table:table-cell>
              <table:table-cell office:value-type="float" office:value="0.16301">
                <text:p>0.16301</text:p>
              </table:table-cell>
              <table:table-cell office:value-type="float" office:value="0.15805">
                <text:p>0.15805</text:p>
              </table:table-cell>
              <table:table-cell office:value-type="float" office:value="0.15629">
                <text:p>0.15629</text:p>
              </table:table-cell>
              <table:table-cell office:value-type="float" office:value="0.33645">
                <text:p>0.33645</text:p>
              </table:table-cell>
            </table:table-row>
            <table:table-row>
              <table:table-cell office:value-type="string">
                <text:p>21a</text:p>
              </table:table-cell>
              <table:table-cell office:value-type="float" office:value="0.17212">
                <text:p>0.17212</text:p>
              </table:table-cell>
              <table:table-cell office:value-type="float" office:value="0.15745">
                <text:p>0.15745</text:p>
              </table:table-cell>
              <table:table-cell office:value-type="float" office:value="0.16249">
                <text:p>0.16249</text:p>
              </table:table-cell>
              <table:table-cell office:value-type="float" office:value="0.16073">
                <text:p>0.16073</text:p>
              </table:table-cell>
              <table:table-cell office:value-type="float" office:value="0.34605">
                <text:p>0.34605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0.18454">
                <text:p>0.18454</text:p>
              </table:table-cell>
              <table:table-cell office:value-type="float" office:value="0.1685">
                <text:p>0.1685</text:p>
              </table:table-cell>
              <table:table-cell office:value-type="float" office:value="0.16763">
                <text:p>0.16763</text:p>
              </table:table-cell>
              <table:table-cell office:value-type="float" office:value="0.1654">
                <text:p>0.1654</text:p>
              </table:table-cell>
              <table:table-cell office:value-type="float" office:value="0.34316">
                <text:p>0.34316</text:p>
              </table:table-cell>
            </table:table-row>
            <table:table-row>
              <table:table-cell office:value-type="string">
                <text:p>21c</text:p>
              </table:table-cell>
              <table:table-cell office:value-type="float" office:value="0.19596">
                <text:p>0.19596</text:p>
              </table:table-cell>
              <table:table-cell office:value-type="float" office:value="0.16669">
                <text:p>0.16669</text:p>
              </table:table-cell>
              <table:table-cell office:value-type="float" office:value="0.1646">
                <text:p>0.1646</text:p>
              </table:table-cell>
              <table:table-cell office:value-type="float" office:value="0.17279">
                <text:p>0.17279</text:p>
              </table:table-cell>
              <table:table-cell office:value-type="float" office:value="0.33985">
                <text:p>0.33985</text:p>
              </table:table-cell>
            </table:table-row>
            <table:table-row>
              <table:table-cell office:value-type="string">
                <text:p>22a</text:p>
              </table:table-cell>
              <table:table-cell office:value-type="float" office:value="0.47946">
                <text:p>0.47946</text:p>
              </table:table-cell>
              <table:table-cell office:value-type="float" office:value="0.16157">
                <text:p>0.16157</text:p>
              </table:table-cell>
              <table:table-cell office:value-type="float" office:value="0.15782">
                <text:p>0.15782</text:p>
              </table:table-cell>
              <table:table-cell office:value-type="float" office:value="0.15175">
                <text:p>0.15175</text:p>
              </table:table-cell>
              <table:table-cell office:value-type="float" office:value="0.35016">
                <text:p>0.35016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0.52237">
                <text:p>0.52237</text:p>
              </table:table-cell>
              <table:table-cell office:value-type="float" office:value="0.17019">
                <text:p>0.17019</text:p>
              </table:table-cell>
              <table:table-cell office:value-type="float" office:value="0.16759">
                <text:p>0.16759</text:p>
              </table:table-cell>
              <table:table-cell office:value-type="float" office:value="0.16416">
                <text:p>0.16416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22c</text:p>
              </table:table-cell>
              <table:table-cell office:value-type="float" office:value="8.81909">
                <text:p>8.81909</text:p>
              </table:table-cell>
              <table:table-cell office:value-type="float" office:value="0.16673">
                <text:p>0.16673</text:p>
              </table:table-cell>
              <table:table-cell office:value-type="float" office:value="0.15895">
                <text:p>0.15895</text:p>
              </table:table-cell>
              <table:table-cell office:value-type="float" office:value="0.15644">
                <text:p>0.15644</text:p>
              </table:table-cell>
              <table:table-cell office:value-type="float" office:value="0.34599">
                <text:p>0.34599</text:p>
              </table:table-cell>
            </table:table-row>
            <table:table-row>
              <table:table-cell office:value-type="string">
                <text:p>22d</text:p>
              </table:table-cell>
              <table:table-cell office:value-type="float" office:value="4.85212">
                <text:p>4.85212</text:p>
              </table:table-cell>
              <table:table-cell office:value-type="float" office:value="0.16439">
                <text:p>0.16439</text:p>
              </table:table-cell>
              <table:table-cell office:value-type="float" office:value="0.16187">
                <text:p>0.16187</text:p>
              </table:table-cell>
              <table:table-cell office:value-type="float" office:value="0.16043">
                <text:p>0.16043</text:p>
              </table:table-cell>
              <table:table-cell office:value-type="float" office:value="0.35096">
                <text:p>0.35096</text:p>
              </table:table-cell>
            </table:table-row>
            <table:table-row>
              <table:table-cell office:value-type="string">
                <text:p>23a</text:p>
              </table:table-cell>
              <table:table-cell office:value-type="float" office:value="1.1805">
                <text:p>1.1805</text:p>
              </table:table-cell>
              <table:table-cell office:value-type="float" office:value="0.20468">
                <text:p>0.20468</text:p>
              </table:table-cell>
              <table:table-cell office:value-type="float" office:value="0.16688">
                <text:p>0.16688</text:p>
              </table:table-cell>
              <table:table-cell office:value-type="float" office:value="0.15861">
                <text:p>0.15861</text:p>
              </table:table-cell>
              <table:table-cell office:value-type="float" office:value="0.34991">
                <text:p>0.34991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1.35129">
                <text:p>1.35129</text:p>
              </table:table-cell>
              <table:table-cell office:value-type="float" office:value="0.17468">
                <text:p>0.17468</text:p>
              </table:table-cell>
              <table:table-cell office:value-type="float" office:value="0.16097">
                <text:p>0.16097</text:p>
              </table:table-cell>
              <table:table-cell office:value-type="float" office:value="0.15531">
                <text:p>0.15531</text:p>
              </table:table-cell>
              <table:table-cell office:value-type="float" office:value="0.34215">
                <text:p>0.34215</text:p>
              </table:table-cell>
            </table:table-row>
            <table:table-row>
              <table:table-cell office:value-type="string">
                <text:p>23c</text:p>
              </table:table-cell>
              <table:table-cell office:value-type="float" office:value="1.28031">
                <text:p>1.28031</text:p>
              </table:table-cell>
              <table:table-cell office:value-type="float" office:value="0.16012">
                <text:p>0.16012</text:p>
              </table:table-cell>
              <table:table-cell office:value-type="float" office:value="0.16198">
                <text:p>0.16198</text:p>
              </table:table-cell>
              <table:table-cell office:value-type="float" office:value="0.15713">
                <text:p>0.15713</text:p>
              </table:table-cell>
              <table:table-cell office:value-type="float" office:value="0.34678">
                <text:p>0.34678</text:p>
              </table:table-cell>
            </table:table-row>
            <table:table-row>
              <table:table-cell office:value-type="string">
                <text:p>24a</text:p>
              </table:table-cell>
              <table:table-cell office:value-type="float" office:value="7.83259">
                <text:p>7.83259</text:p>
              </table:table-cell>
              <table:table-cell office:value-type="float" office:value="0.16594">
                <text:p>0.16594</text:p>
              </table:table-cell>
              <table:table-cell office:value-type="float" office:value="0.16647">
                <text:p>0.16647</text:p>
              </table:table-cell>
              <table:table-cell office:value-type="float" office:value="0.16328">
                <text:p>0.16328</text:p>
              </table:table-cell>
              <table:table-cell office:value-type="float" office:value="0.53383">
                <text:p>0.53383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135.93358">
                <text:p>135.93358</text:p>
              </table:table-cell>
              <table:table-cell office:value-type="float" office:value="0.16055">
                <text:p>0.16055</text:p>
              </table:table-cell>
              <table:table-cell office:value-type="float" office:value="0.16067">
                <text:p>0.16067</text:p>
              </table:table-cell>
              <table:table-cell office:value-type="float" office:value="0.16194">
                <text:p>0.16194</text:p>
              </table:table-cell>
              <table:table-cell office:value-type="float" office:value="0.35388">
                <text:p>0.35388</text:p>
              </table:table-cell>
            </table:table-row>
            <table:table-row>
              <table:table-cell office:value-type="string">
                <text:p>25a</text:p>
              </table:table-cell>
              <table:table-cell office:value-type="float" office:value="0.23709">
                <text:p>0.23709</text:p>
              </table:table-cell>
              <table:table-cell office:value-type="float" office:value="0.16433">
                <text:p>0.16433</text:p>
              </table:table-cell>
              <table:table-cell office:value-type="float" office:value="0.16256">
                <text:p>0.16256</text:p>
              </table:table-cell>
              <table:table-cell office:value-type="float" office:value="0.15722">
                <text:p>0.15722</text:p>
              </table:table-cell>
              <table:table-cell office:value-type="float" office:value="0.3445">
                <text:p>0.3445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.5361">
                <text:p>0.5361</text:p>
              </table:table-cell>
              <table:table-cell office:value-type="float" office:value="0.16387">
                <text:p>0.16387</text:p>
              </table:table-cell>
              <table:table-cell office:value-type="float" office:value="0.16901">
                <text:p>0.16901</text:p>
              </table:table-cell>
              <table:table-cell office:value-type="float" office:value="0.16123">
                <text:p>0.16123</text:p>
              </table:table-cell>
              <table:table-cell office:value-type="float" office:value="0.51604">
                <text:p>0.51604</text:p>
              </table:table-cell>
            </table:table-row>
            <table:table-row>
              <table:table-cell office:value-type="string">
                <text:p>25c</text:p>
              </table:table-cell>
              <table:table-cell office:value-type="float" office:value="0.23249">
                <text:p>0.23249</text:p>
              </table:table-cell>
              <table:table-cell office:value-type="float" office:value="0.15708">
                <text:p>0.15708</text:p>
              </table:table-cell>
              <table:table-cell office:value-type="float" office:value="0.17033">
                <text:p>0.17033</text:p>
              </table:table-cell>
              <table:table-cell office:value-type="float" office:value="0.1558">
                <text:p>0.1558</text:p>
              </table:table-cell>
              <table:table-cell office:value-type="float" office:value="0.33604">
                <text:p>0.33604</text:p>
              </table:table-cell>
            </table:table-row>
            <table:table-row>
              <table:table-cell office:value-type="string">
                <text:p>26a</text:p>
              </table:table-cell>
              <table:table-cell office:value-type="float" office:value="2.43444">
                <text:p>2.43444</text:p>
              </table:table-cell>
              <table:table-cell office:value-type="float" office:value="0.16482">
                <text:p>0.16482</text:p>
              </table:table-cell>
              <table:table-cell office:value-type="float" office:value="0.16202">
                <text:p>0.16202</text:p>
              </table:table-cell>
              <table:table-cell office:value-type="float" office:value="0.15736">
                <text:p>0.15736</text:p>
              </table:table-cell>
              <table:table-cell office:value-type="float" office:value="0.3814">
                <text:p>0.3814</text:p>
              </table:table-cell>
            </table:table-row>
            <table:table-row>
              <table:table-cell office:value-type="string">
                <text:p>26b</text:p>
              </table:table-cell>
              <table:table-cell office:value-type="float" office:value="3.30901">
                <text:p>3.30901</text:p>
              </table:table-cell>
              <table:table-cell office:value-type="float" office:value="0.16921">
                <text:p>0.16921</text:p>
              </table:table-cell>
              <table:table-cell office:value-type="float" office:value="0.1645">
                <text:p>0.1645</text:p>
              </table:table-cell>
              <table:table-cell office:value-type="float" office:value="0.16932">
                <text:p>0.16932</text:p>
              </table:table-cell>
              <table:table-cell office:value-type="float" office:value="0.34923">
                <text:p>0.34923</text:p>
              </table:table-cell>
            </table:table-row>
            <table:table-row>
              <table:table-cell office:value-type="string">
                <text:p>26c</text:p>
              </table:table-cell>
              <table:table-cell office:value-type="float" office:value="0.63466">
                <text:p>0.63466</text:p>
              </table:table-cell>
              <table:table-cell office:value-type="float" office:value="0.16386">
                <text:p>0.16386</text:p>
              </table:table-cell>
              <table:table-cell office:value-type="float" office:value="0.16085">
                <text:p>0.16085</text:p>
              </table:table-cell>
              <table:table-cell office:value-type="float" office:value="0.16589">
                <text:p>0.16589</text:p>
              </table:table-cell>
              <table:table-cell office:value-type="float" office:value="0.33304">
                <text:p>0.33304</text:p>
              </table:table-cell>
            </table:table-row>
            <table:table-row>
              <table:table-cell office:value-type="string">
                <text:p>33a</text:p>
              </table:table-cell>
              <table:table-cell office:value-type="float" office:value="0.80756">
                <text:p>0.80756</text:p>
              </table:table-cell>
              <table:table-cell office:value-type="float" office:value="0.15896">
                <text:p>0.15896</text:p>
              </table:table-cell>
              <table:table-cell office:value-type="float" office:value="0.16138">
                <text:p>0.16138</text:p>
              </table:table-cell>
              <table:table-cell office:value-type="float" office:value="0.15864">
                <text:p>0.15864</text:p>
              </table:table-cell>
              <table:table-cell office:value-type="float" office:value="0.52724">
                <text:p>0.52724</text:p>
              </table:table-cell>
            </table:table-row>
            <table:table-row>
              <table:table-cell office:value-type="string">
                <text:p>33b</text:p>
              </table:table-cell>
              <table:table-cell office:value-type="float" office:value="4.09534">
                <text:p>4.09534</text:p>
              </table:table-cell>
              <table:table-cell office:value-type="float" office:value="0.177">
                <text:p>0.177</text:p>
              </table:table-cell>
              <table:table-cell office:value-type="float" office:value="0.17151">
                <text:p>0.17151</text:p>
              </table:table-cell>
              <table:table-cell office:value-type="float" office:value="0.16403">
                <text:p>0.16403</text:p>
              </table:table-cell>
              <table:table-cell office:value-type="float" office:value="0.55298">
                <text:p>0.55298</text:p>
              </table:table-cell>
            </table:table-row>
            <table:table-row>
              <table:table-cell office:value-type="string">
                <text:p>33c</text:p>
              </table:table-cell>
              <table:table-cell office:value-type="float" office:value="0.44231">
                <text:p>0.44231</text:p>
              </table:table-cell>
              <table:table-cell office:value-type="float" office:value="0.16507">
                <text:p>0.16507</text:p>
              </table:table-cell>
              <table:table-cell office:value-type="float" office:value="0.19537">
                <text:p>0.19537</text:p>
              </table:table-cell>
              <table:table-cell office:value-type="float" office:value="0.15615">
                <text:p>0.15615</text:p>
              </table:table-cell>
              <table:table-cell office:value-type="float" office:value="0.53992">
                <text:p>0.53992</text:p>
              </table:table-cell>
            </table:table-row>
            <table:table-row>
              <table:table-cell office:value-type="string">
                <text:p>27a</text:p>
              </table:table-cell>
              <table:table-cell office:value-type="float" office:value="1.9298">
                <text:p>1.9298</text:p>
              </table:table-cell>
              <table:table-cell office:value-type="float" office:value="0.16604">
                <text:p>0.16604</text:p>
              </table:table-cell>
              <table:table-cell office:value-type="float" office:value="0.17782">
                <text:p>0.17782</text:p>
              </table:table-cell>
              <table:table-cell office:value-type="float" office:value="0.15497">
                <text:p>0.15497</text:p>
              </table:table-cell>
              <table:table-cell office:value-type="float" office:value="0.43288">
                <text:p>0.43288</text:p>
              </table:table-cell>
            </table:table-row>
            <table:table-row>
              <table:table-cell office:value-type="string">
                <text:p>27b</text:p>
              </table:table-cell>
              <table:table-cell office:value-type="float" office:value="1.66034">
                <text:p>1.66034</text:p>
              </table:table-cell>
              <table:table-cell office:value-type="float" office:value="0.16871">
                <text:p>0.16871</text:p>
              </table:table-cell>
              <table:table-cell office:value-type="float" office:value="0.16628">
                <text:p>0.16628</text:p>
              </table:table-cell>
              <table:table-cell office:value-type="float" office:value="0.16116">
                <text:p>0.16116</text:p>
              </table:table-cell>
              <table:table-cell office:value-type="float" office:value="0.52082">
                <text:p>0.52082</text:p>
              </table:table-cell>
            </table:table-row>
            <table:table-row>
              <table:table-cell office:value-type="string">
                <text:p>27c</text:p>
              </table:table-cell>
              <table:table-cell office:value-type="float" office:value="1.81178">
                <text:p>1.81178</text:p>
              </table:table-cell>
              <table:table-cell office:value-type="float" office:value="0.15248">
                <text:p>0.15248</text:p>
              </table:table-cell>
              <table:table-cell office:value-type="float" office:value="0.16063">
                <text:p>0.16063</text:p>
              </table:table-cell>
              <table:table-cell office:value-type="float" office:value="0.15744">
                <text:p>0.15744</text:p>
              </table:table-cell>
              <table:table-cell office:value-type="float" office:value="0.34841">
                <text:p>0.34841</text:p>
              </table:table-cell>
            </table:table-row>
            <table:table-row>
              <table:table-cell office:value-type="string">
                <text:p>28a</text:p>
              </table:table-cell>
              <table:table-cell office:value-type="float" office:value="5509.73913">
                <text:p>5509.73913</text:p>
              </table:table-cell>
              <table:table-cell office:value-type="float" office:value="0.16845">
                <text:p>0.16845</text:p>
              </table:table-cell>
              <table:table-cell office:value-type="float" office:value="0.15941">
                <text:p>0.15941</text:p>
              </table:table-cell>
              <table:table-cell office:value-type="float" office:value="0.17925">
                <text:p>0.17925</text:p>
              </table:table-cell>
              <table:table-cell office:value-type="float" office:value="0.36828">
                <text:p>0.36828</text:p>
              </table:table-cell>
            </table:table-row>
            <table:table-row>
              <table:table-cell office:value-type="string">
                <text:p>28b</text:p>
              </table:table-cell>
              <table:table-cell office:value-type="float" office:value="1550.27421">
                <text:p>1550.27421</text:p>
              </table:table-cell>
              <table:table-cell office:value-type="float" office:value="0.1682">
                <text:p>0.1682</text:p>
              </table:table-cell>
              <table:table-cell office:value-type="float" office:value="0.16575">
                <text:p>0.16575</text:p>
              </table:table-cell>
              <table:table-cell office:value-type="float" office:value="0.17943">
                <text:p>0.17943</text:p>
              </table:table-cell>
              <table:table-cell office:value-type="float" office:value="0.36656">
                <text:p>0.36656</text:p>
              </table:table-cell>
            </table:table-row>
            <table:table-row>
              <table:table-cell office:value-type="string">
                <text:p>28c</text:p>
              </table:table-cell>
              <table:table-cell office:value-type="float" office:value="16930.06084">
                <text:p>16930.06084</text:p>
              </table:table-cell>
              <table:table-cell office:value-type="float" office:value="0.16319">
                <text:p>0.16319</text:p>
              </table:table-cell>
              <table:table-cell office:value-type="float" office:value="0.16039">
                <text:p>0.16039</text:p>
              </table:table-cell>
              <table:table-cell office:value-type="float" office:value="0.15606">
                <text:p>0.15606</text:p>
              </table:table-cell>
              <table:table-cell office:value-type="float" office:value="0.43535">
                <text:p>0.43535</text:p>
              </table:table-cell>
            </table:table-row>
            <table:table-row>
              <table:table-cell office:value-type="string">
                <text:p>30a</text:p>
              </table:table-cell>
              <table:table-cell office:value-type="float" office:value="4.72133">
                <text:p>4.72133</text:p>
              </table:table-cell>
              <table:table-cell office:value-type="float" office:value="0.16385">
                <text:p>0.16385</text:p>
              </table:table-cell>
              <table:table-cell office:value-type="float" office:value="0.15687">
                <text:p>0.15687</text:p>
              </table:table-cell>
              <table:table-cell office:value-type="float" office:value="0.15544">
                <text:p>0.15544</text:p>
              </table:table-cell>
              <table:table-cell office:value-type="float" office:value="0.34928">
                <text:p>0.34928</text:p>
              </table:table-cell>
            </table:table-row>
            <table:table-row>
              <table:table-cell office:value-type="string">
                <text:p>30b</text:p>
              </table:table-cell>
              <table:table-cell office:value-type="float" office:value="231.63785">
                <text:p>231.63785</text:p>
              </table:table-cell>
              <table:table-cell office:value-type="float" office:value="0.16275">
                <text:p>0.16275</text:p>
              </table:table-cell>
              <table:table-cell office:value-type="float" office:value="0.16553">
                <text:p>0.16553</text:p>
              </table:table-cell>
              <table:table-cell office:value-type="float" office:value="0.16428">
                <text:p>0.16428</text:p>
              </table:table-cell>
              <table:table-cell office:value-type="float" office:value="0.51494">
                <text:p>0.51494</text:p>
              </table:table-cell>
            </table:table-row>
            <table:table-row>
              <table:table-cell office:value-type="string">
                <text:p>30c</text:p>
              </table:table-cell>
              <table:table-cell office:value-type="float" office:value="3.26669">
                <text:p>3.26669</text:p>
              </table:table-cell>
              <table:table-cell office:value-type="float" office:value="0.16058">
                <text:p>0.16058</text:p>
              </table:table-cell>
              <table:table-cell office:value-type="float" office:value="0.16176">
                <text:p>0.16176</text:p>
              </table:table-cell>
              <table:table-cell office:value-type="float" office:value="0.16102">
                <text:p>0.16102</text:p>
              </table:table-cell>
              <table:table-cell office:value-type="float" office:value="0.34417">
                <text:p>0.34417</text:p>
              </table:table-cell>
            </table:table-row>
            <table:table-row>
              <table:table-cell office:value-type="string">
                <text:p>31a</text:p>
              </table:table-cell>
              <table:table-cell office:value-type="float" office:value="0.81495">
                <text:p>0.81495</text:p>
              </table:table-cell>
              <table:table-cell office:value-type="float" office:value="0.16314">
                <text:p>0.16314</text:p>
              </table:table-cell>
              <table:table-cell office:value-type="float" office:value="0.15698">
                <text:p>0.15698</text:p>
              </table:table-cell>
              <table:table-cell office:value-type="float" office:value="0.15887">
                <text:p>0.15887</text:p>
              </table:table-cell>
              <table:table-cell office:value-type="float" office:value="0.34622">
                <text:p>0.34622</text:p>
              </table:table-cell>
            </table:table-row>
            <table:table-row>
              <table:table-cell office:value-type="string">
                <text:p>31b</text:p>
              </table:table-cell>
              <table:table-cell office:value-type="float" office:value="90.46114">
                <text:p>90.46114</text:p>
              </table:table-cell>
              <table:table-cell office:value-type="float" office:value="0.16876">
                <text:p>0.16876</text:p>
              </table:table-cell>
              <table:table-cell office:value-type="float" office:value="0.1689">
                <text:p>0.1689</text:p>
              </table:table-cell>
              <table:table-cell office:value-type="float" office:value="0.16546">
                <text:p>0.16546</text:p>
              </table:table-cell>
              <table:table-cell office:value-type="float" office:value="0.34879">
                <text:p>0.34879</text:p>
              </table:table-cell>
            </table:table-row>
            <table:table-row>
              <table:table-cell office:value-type="string">
                <text:p>31c</text:p>
              </table:table-cell>
              <table:table-cell office:value-type="float" office:value="0.98846">
                <text:p>0.98846</text:p>
              </table:table-cell>
              <table:table-cell office:value-type="float" office:value="0.1688">
                <text:p>0.1688</text:p>
              </table:table-cell>
              <table:table-cell office:value-type="float" office:value="0.1583">
                <text:p>0.1583</text:p>
              </table:table-cell>
              <table:table-cell office:value-type="float" office:value="0.15684">
                <text:p>0.15684</text:p>
              </table:table-cell>
              <table:table-cell office:value-type="float" office:value="0.33962">
                <text:p>0.33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</office:styles>
</office:document-styles>
</file>